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61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5134in"/>
    </style:style>
    <style:style style:name="co7" style:family="table-column">
      <style:table-column-properties fo:break-before="auto" style:column-width="1.6236in"/>
    </style:style>
    <style:style style:name="co8" style:family="table-column">
      <style:table-column-properties fo:break-before="auto" style:column-width="1.7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in"/>
    </style:style>
    <style:style style:name="ce3" style:family="table-cell" style:parent-style-name="Default" style:data-style-name="N125">
      <style:table-cell-properties style:text-align-source="fix" style:repeat-content="false" style:rotation-align="none"/>
      <style:paragraph-properties fo:text-align="start" fo:margin-left="0in"/>
    </style:style>
    <style:style style:name="ce4" style:family="table-cell" style:parent-style-name="Default" style:data-style-name="N125">
      <style:table-cell-properties style:text-align-source="fix" style:repeat-content="false" fo:background-color="transparent" style:rotation-align="none"/>
      <style:paragraph-properties fo:text-align="start" fo:margin-left="0in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 style:data-style-name="N1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61">
      <style:table-cell-properties fo:background-color="transparent" style:rotation-align="none"/>
    </style:style>
    <style:style style:name="ce8" style:family="table-cell" style:parent-style-name="Default" style:data-style-name="N61">
      <style:table-cell-properties style:text-align-source="fix" style:repeat-content="false" style:rotation-align="none"/>
      <style:paragraph-properties fo:text-align="start" fo:margin-left="0in"/>
    </style:style>
    <style:style style:name="ce9" style:family="table-cell" style:parent-style-name="Default" style:data-style-name="N61">
      <style:table-cell-properties style:text-align-source="fix" style:repeat-content="false" fo:background-color="transparent" style:rotation-align="none"/>
      <style:paragraph-properties fo:text-align="start" fo:margin-left="0in"/>
    </style:style>
    <style:style style:name="ce10" style:family="table-cell" style:parent-style-name="Default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61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2"/>
        <table:table-column table:style-name="co1" table:default-cell-style-name="ce2"/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ce9"/>
        <table:table-column table:style-name="co1" table:default-cell-style-name="ce12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BNL DQW <text:s/>crab cavities kicks in vertical (Higher Rs)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From edms document</text:p>
          </table:table-cell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Rearranged HOMs</text:p>
          </table:table-cell>
          <table:table-cell table:style-name="ce1"/>
          <table:table-cell table:style-name="Default" table:number-columns-repeated="7"/>
          <table:table-cell/>
          <table:table-cell table:style-name="ce1" office:value-type="string" calcext:value-type="string">
            <text:p>sum (H+V)/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freq [GHz]</text:p>
          </table:table-cell>
          <table:table-cell table:style-name="ce2" office:value-type="string" calcext:value-type="string">
            <text:p>Qext</text:p>
          </table:table-cell>
          <table:table-cell table:style-name="ce2" office:value-type="string" calcext:value-type="string">
            <text:p>Vert [ohm/m]</text:p>
          </table:table-cell>
          <table:table-cell table:style-name="ce2" office:value-type="string" calcext:value-type="string">
            <text:p>Hori [ohm/m]</text:p>
          </table:table-cell>
          <table:table-cell table:style-name="ce2" office:value-type="string" calcext:value-type="string">
            <text:p>Longi [ohm]</text:p>
          </table:table-cell>
          <table:table-cell table:number-columns-repeated="2"/>
          <table:table-cell table:style-name="ce12" office:value-type="string" calcext:value-type="string">
            <text:p>Rl</text:p>
          </table:table-cell>
          <table:table-cell table:style-name="ce12"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table:style-name="ce12" office:value-type="string" calcext:value-type="string">
            <text:p>Rxd</text:p>
          </table:table-cell>
          <table:table-cell table:style-name="ce12"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table:style-name="ce12" office:value-type="string" calcext:value-type="string">
            <text:p>Ryd</text:p>
          </table:table-cell>
          <table:table-cell table:style-name="ce12"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/>
          <table:table-cell table:style-name="ce12" office:value-type="string" calcext:value-type="string">
            <text:p>Rl</text:p>
          </table:table-cell>
          <table:table-cell table:style-name="ce12" office:value-type="string" calcext:value-type="string">
            <text:p>Ql</text:p>
          </table:table-cell>
          <table:table-cell table:style-name="ce12" office:value-type="string" calcext:value-type="string">
            <text:p>fl</text:p>
          </table:table-cell>
          <table:table-cell table:style-name="ce12" office:value-type="string" calcext:value-type="string">
            <text:p>Rxd</text:p>
          </table:table-cell>
          <table:table-cell table:style-name="ce12" office:value-type="string" calcext:value-type="string">
            <text:p>Qxd</text:p>
          </table:table-cell>
          <table:table-cell table:style-name="ce12" office:value-type="string" calcext:value-type="string">
            <text:p>fxd</text:p>
          </table:table-cell>
          <table:table-cell table:style-name="ce12" office:value-type="string" calcext:value-type="string">
            <text:p>Ryd</text:p>
          </table:table-cell>
          <table:table-cell table:style-name="ce12" office:value-type="string" calcext:value-type="string">
            <text:p>Qyd</text:p>
          </table:table-cell>
          <table:table-cell table:style-name="ce12" office:value-type="string" calcext:value-type="string">
            <text:p>fyd</text:p>
          </table:table-cell>
        </table:table-row>
        <table:table-row table:style-name="ro1">
          <table:table-cell table:number-columns-repeated="4"/>
          <table:table-cell table:style-name="ce3" office:value-type="float" office:value="0.40047497012709" calcext:value-type="float">
            <text:p>0.400475</text:p>
          </table:table-cell>
          <table:table-cell table:style-name="ce8" office:value-type="float" office:value="6664760323.55492" calcext:value-type="float">
            <text:p>6.66E+09</text:p>
          </table:table-cell>
          <table:table-cell table:style-name="ce8" office:value-type="float" office:value="11953927276194.7" calcext:value-type="float">
            <text:p>1.20E+13</text:p>
          </table:table-cell>
          <table:table-cell table:style-name="ce8" office:value-type="float" office:value="21968813.8543554" calcext:value-type="float">
            <text:p>2.20E+07</text:p>
          </table:table-cell>
          <table:table-cell table:style-name="ce8" office:value-type="float" office:value="29831041.0680528" calcext:value-type="float">
            <text:p>2.98E+07</text:p>
          </table:table-cell>
          <table:table-cell table:number-columns-repeated="2"/>
          <table:table-cell table:style-name="ce8" office:value-type="float" office:value="29831041.0680528" calcext:value-type="float">
            <text:p>2.98E+07</text:p>
          </table:table-cell>
          <table:table-cell table:style-name="ce8" office:value-type="float" office:value="6664760323.55492" calcext:value-type="float">
            <text:p>6.66E+09</text:p>
          </table:table-cell>
          <table:table-cell table:style-name="ce3" office:value-type="float" office:value="0.40047497012709" calcext:value-type="float">
            <text:p>0.400475</text:p>
          </table:table-cell>
          <table:table-cell table:style-name="ce8" office:value-type="float" office:value="21968813.8543554" calcext:value-type="float">
            <text:p>2.20E+07</text:p>
          </table:table-cell>
          <table:table-cell table:style-name="ce8" office:value-type="float" office:value="6664760323.55492" calcext:value-type="float">
            <text:p>6.66E+09</text:p>
          </table:table-cell>
          <table:table-cell table:style-name="ce3" office:value-type="float" office:value="0.40047497012709" calcext:value-type="float">
            <text:p>0.400475</text:p>
          </table:table-cell>
          <table:table-cell table:style-name="ce8" office:value-type="float" office:value="11953927276194.7" calcext:value-type="float">
            <text:p>1.20E+13</text:p>
          </table:table-cell>
          <table:table-cell table:style-name="ce8" office:value-type="float" office:value="6664760323.55492" calcext:value-type="float">
            <text:p>6.66E+09</text:p>
          </table:table-cell>
          <table:table-cell table:style-name="ce3" office:value-type="float" office:value="0.40047497012709" calcext:value-type="float">
            <text:p>0.400475</text:p>
          </table:table-cell>
          <table:table-cell/>
          <table:table-cell table:style-name="ce8" office:value-type="float" office:value="29831041.0680528" calcext:value-type="float">
            <text:p>2.98E+07</text:p>
          </table:table-cell>
          <table:table-cell table:style-name="ce8" office:value-type="float" office:value="6664760323.55492" calcext:value-type="float">
            <text:p>6.66E+09</text:p>
          </table:table-cell>
          <table:table-cell table:style-name="ce3" table:formula="of:=[.N10]*1000000000" office:value-type="float" office:value="400474970.12709" calcext:value-type="float">
            <text:p>400474970.127090</text:p>
          </table:table-cell>
          <table:table-cell table:style-name="ce8" table:formula="of:=([.O10]+[.R10])/2" office:value-type="float" office:value="5976974622504.28" calcext:value-type="float">
            <text:p>5.98E+12</text:p>
          </table:table-cell>
          <table:table-cell table:style-name="ce8" office:value-type="float" office:value="6664760323.55492" calcext:value-type="float">
            <text:p>6.66E+09</text:p>
          </table:table-cell>
          <table:table-cell table:style-name="ce3" table:formula="of:=[.Q10]*1000000000" office:value-type="float" office:value="400474970.12709" calcext:value-type="float">
            <text:p>400474970.127090</text:p>
          </table:table-cell>
          <table:table-cell table:style-name="ce8" table:formula="of:=([.O10]+[.R10])/2" office:value-type="float" office:value="5976974622504.28" calcext:value-type="float">
            <text:p>5.98E+12</text:p>
          </table:table-cell>
          <table:table-cell table:style-name="ce8" office:value-type="float" office:value="6664760323.55492" calcext:value-type="float">
            <text:p>6.66E+09</text:p>
          </table:table-cell>
          <table:table-cell table:style-name="ce3" table:formula="of:=[.T10]*1000000000" office:value-type="float" office:value="400474970.12709" calcext:value-type="float">
            <text:p>400474970.127090</text:p>
          </table:table-cell>
        </table:table-row>
        <table:table-row table:style-name="ro1">
          <table:table-cell table:number-columns-repeated="4"/>
          <table:table-cell table:style-name="ce4" office:value-type="float" office:value="0.57384624482834" calcext:value-type="float">
            <text:p>0.573846</text:p>
          </table:table-cell>
          <table:table-cell table:style-name="ce2" office:value-type="float" office:value="4636.8111199182" calcext:value-type="float">
            <text:p>4636.8111199182</text:p>
          </table:table-cell>
          <table:table-cell table:style-name="ce9" office:value-type="float" office:value="4378.72966974" calcext:value-type="float">
            <text:p>4.38E+03</text:p>
          </table:table-cell>
          <table:table-cell table:style-name="ce9" office:value-type="float" office:value="320.59688516359" calcext:value-type="float">
            <text:p>3.21E+02</text:p>
          </table:table-cell>
          <table:table-cell table:style-name="ce9" office:value-type="float" office:value="169718.73495268" calcext:value-type="float">
            <text:p>1.70E+05</text:p>
          </table:table-cell>
          <table:table-cell table:number-columns-repeated="2"/>
          <table:table-cell table:style-name="ce9" office:value-type="float" office:value="169718.73495268" calcext:value-type="float">
            <text:p>1.70E+05</text:p>
          </table:table-cell>
          <table:table-cell table:style-name="ce2" office:value-type="float" office:value="4636.8111199182" calcext:value-type="float">
            <text:p>4636.8111199182</text:p>
          </table:table-cell>
          <table:table-cell table:style-name="ce4" office:value-type="float" office:value="0.57384624482834" calcext:value-type="float">
            <text:p>0.573846</text:p>
          </table:table-cell>
          <table:table-cell table:style-name="ce9" office:value-type="float" office:value="320.59688516359" calcext:value-type="float">
            <text:p>3.21E+02</text:p>
          </table:table-cell>
          <table:table-cell table:style-name="ce2" office:value-type="float" office:value="4636.8111199182" calcext:value-type="float">
            <text:p>4636.8111199182</text:p>
          </table:table-cell>
          <table:table-cell table:style-name="ce4" office:value-type="float" office:value="0.57384624482834" calcext:value-type="float">
            <text:p>0.573846</text:p>
          </table:table-cell>
          <table:table-cell office:value-type="float" office:value="4378.72966974" calcext:value-type="float">
            <text:p>4.38E+03</text:p>
          </table:table-cell>
          <table:table-cell table:style-name="ce2" office:value-type="float" office:value="4636.8111199182" calcext:value-type="float">
            <text:p>4636.8111199182</text:p>
          </table:table-cell>
          <table:table-cell table:style-name="ce4" office:value-type="float" office:value="0.57384624482834" calcext:value-type="float">
            <text:p>0.573846</text:p>
          </table:table-cell>
          <table:table-cell/>
          <table:table-cell table:style-name="ce9" office:value-type="float" office:value="169718.73495268" calcext:value-type="float">
            <text:p>1.70E+05</text:p>
          </table:table-cell>
          <table:table-cell table:style-name="ce2" office:value-type="float" office:value="4636.8111199182" calcext:value-type="float">
            <text:p>4636.8111199182</text:p>
          </table:table-cell>
          <table:table-cell table:style-name="ce3" table:formula="of:=[.N11]*1000000000" office:value-type="float" office:value="573846244.82834" calcext:value-type="float">
            <text:p>573846244.828340</text:p>
          </table:table-cell>
          <table:table-cell table:style-name="ce8" table:formula="of:=([.O11]+[.R11])/2" office:value-type="float" office:value="2349.66327745179" calcext:value-type="float">
            <text:p>2.35E+03</text:p>
          </table:table-cell>
          <table:table-cell table:style-name="ce2" office:value-type="float" office:value="4636.8111199182" calcext:value-type="float">
            <text:p>4636.8111199182</text:p>
          </table:table-cell>
          <table:table-cell table:style-name="ce3" table:formula="of:=[.Q11]*1000000000" office:value-type="float" office:value="573846244.82834" calcext:value-type="float">
            <text:p>573846244.828340</text:p>
          </table:table-cell>
          <table:table-cell table:style-name="ce8" table:formula="of:=([.O11]+[.R11])/2" office:value-type="float" office:value="2349.66327745179" calcext:value-type="float">
            <text:p>2.35E+03</text:p>
          </table:table-cell>
          <table:table-cell table:style-name="ce2" office:value-type="float" office:value="4636.8111199182" calcext:value-type="float">
            <text:p>4636.8111199182</text:p>
          </table:table-cell>
          <table:table-cell table:style-name="ce3" table:formula="of:=[.T11]*1000000000" office:value-type="float" office:value="573846244.82834" calcext:value-type="float">
            <text:p>573846244.828340</text:p>
          </table:table-cell>
        </table:table-row>
        <table:table-row table:style-name="ro1">
          <table:table-cell table:number-columns-repeated="4"/>
          <table:table-cell table:style-name="ce4" office:value-type="float" office:value="0.58679971159849" calcext:value-type="float">
            <text:p>0.586800</text:p>
          </table:table-cell>
          <table:table-cell table:style-name="ce9" office:value-type="float" office:value="1094.7016271428" calcext:value-type="float">
            <text:p>1.09E+03</text:p>
          </table:table-cell>
          <table:table-cell table:style-name="ce2" office:value-type="float" office:value="13.593521645646" calcext:value-type="float">
            <text:p>13.5935216456</text:p>
          </table:table-cell>
          <table:table-cell table:style-name="ce2" office:value-type="float" office:value="1825.6840370564" calcext:value-type="float">
            <text:p>1825.6840370564</text:p>
          </table:table-cell>
          <table:table-cell table:style-name="ce2" office:value-type="float" office:value="19.605816185665" calcext:value-type="float">
            <text:p>19.6058161857</text:p>
          </table:table-cell>
          <table:table-cell table:number-columns-repeated="2"/>
          <table:table-cell office:value-type="float" office:value="19.605816185665" calcext:value-type="float">
            <text:p>19.6058161857</text:p>
          </table:table-cell>
          <table:table-cell office:value-type="float" office:value="1094.7016271428" calcext:value-type="float">
            <text:p>1.09E+03</text:p>
          </table:table-cell>
          <table:table-cell table:style-name="ce4" office:value-type="float" office:value="0.58679971159849" calcext:value-type="float">
            <text:p>0.586800</text:p>
          </table:table-cell>
          <table:table-cell office:value-type="float" office:value="1825.6840370564" calcext:value-type="float">
            <text:p>1825.6840370564</text:p>
          </table:table-cell>
          <table:table-cell office:value-type="float" office:value="1094.7016271428" calcext:value-type="float">
            <text:p>1.09E+03</text:p>
          </table:table-cell>
          <table:table-cell table:style-name="ce4" office:value-type="float" office:value="0.58679971159849" calcext:value-type="float">
            <text:p>0.586800</text:p>
          </table:table-cell>
          <table:table-cell table:style-name="ce2" office:value-type="float" office:value="13.593521645646" calcext:value-type="float">
            <text:p>13.5935216456</text:p>
          </table:table-cell>
          <table:table-cell office:value-type="float" office:value="1094.7016271428" calcext:value-type="float">
            <text:p>1.09E+03</text:p>
          </table:table-cell>
          <table:table-cell table:style-name="ce4" office:value-type="float" office:value="0.58679971159849" calcext:value-type="float">
            <text:p>0.586800</text:p>
          </table:table-cell>
          <table:table-cell/>
          <table:table-cell table:style-name="ce2" office:value-type="float" office:value="19.605816185665" calcext:value-type="float">
            <text:p>19.6058161857</text:p>
          </table:table-cell>
          <table:table-cell table:style-name="ce9" office:value-type="float" office:value="1094.7016271428" calcext:value-type="float">
            <text:p>1.09E+03</text:p>
          </table:table-cell>
          <table:table-cell table:style-name="ce3" table:formula="of:=[.N12]*1000000000" office:value-type="float" office:value="586799711.59849" calcext:value-type="float">
            <text:p>586799711.598490</text:p>
          </table:table-cell>
          <table:table-cell table:style-name="ce8" table:formula="of:=([.O12]+[.R12])/2" office:value-type="float" office:value="919.638779351023" calcext:value-type="float">
            <text:p>9.20E+02</text:p>
          </table:table-cell>
          <table:table-cell table:style-name="ce9" office:value-type="float" office:value="1094.7016271428" calcext:value-type="float">
            <text:p>1.09E+03</text:p>
          </table:table-cell>
          <table:table-cell table:style-name="ce3" table:formula="of:=[.Q12]*1000000000" office:value-type="float" office:value="586799711.59849" calcext:value-type="float">
            <text:p>586799711.598490</text:p>
          </table:table-cell>
          <table:table-cell table:style-name="ce8" table:formula="of:=([.O12]+[.R12])/2" office:value-type="float" office:value="919.638779351023" calcext:value-type="float">
            <text:p>9.20E+02</text:p>
          </table:table-cell>
          <table:table-cell table:style-name="ce9" office:value-type="float" office:value="1094.7016271428" calcext:value-type="float">
            <text:p>1.09E+03</text:p>
          </table:table-cell>
          <table:table-cell table:style-name="ce3" table:formula="of:=[.T12]*1000000000" office:value-type="float" office:value="586799711.59849" calcext:value-type="float">
            <text:p>586799711.598490</text:p>
          </table:table-cell>
        </table:table-row>
        <table:table-row table:style-name="ro1">
          <table:table-cell table:number-columns-repeated="4"/>
          <table:table-cell table:style-name="ce4" office:value-type="float" office:value="0.58768541811532" calcext:value-type="float">
            <text:p>0.587685</text:p>
          </table:table-cell>
          <table:table-cell table:style-name="ce9" office:value-type="float" office:value="1062.7530522828" calcext:value-type="float">
            <text:p>1.06E+03</text:p>
          </table:table-cell>
          <table:table-cell table:style-name="ce9" office:value-type="float" office:value="13.714771145826" calcext:value-type="float">
            <text:p>1.37E+01</text:p>
          </table:table-cell>
          <table:table-cell table:style-name="ce9" office:value-type="float" office:value="2445.7852450573" calcext:value-type="float">
            <text:p>2.45E+03</text:p>
          </table:table-cell>
          <table:table-cell table:style-name="ce9" office:value-type="float" office:value="366.45503385645" calcext:value-type="float">
            <text:p>3.66E+02</text:p>
          </table:table-cell>
          <table:table-cell table:number-columns-repeated="2"/>
          <table:table-cell table:style-name="ce9" office:value-type="float" office:value="366.45503385645" calcext:value-type="float">
            <text:p>3.66E+02</text:p>
          </table:table-cell>
          <table:table-cell office:value-type="float" office:value="1062.7530522828" calcext:value-type="float">
            <text:p>1.06E+03</text:p>
          </table:table-cell>
          <table:table-cell table:style-name="ce4" office:value-type="float" office:value="0.58768541811532" calcext:value-type="float">
            <text:p>0.587685</text:p>
          </table:table-cell>
          <table:table-cell table:style-name="ce9" office:value-type="float" office:value="2445.7852450573" calcext:value-type="float">
            <text:p>2.45E+03</text:p>
          </table:table-cell>
          <table:table-cell office:value-type="float" office:value="1062.7530522828" calcext:value-type="float">
            <text:p>1.06E+03</text:p>
          </table:table-cell>
          <table:table-cell table:style-name="ce4" office:value-type="float" office:value="0.58768541811532" calcext:value-type="float">
            <text:p>0.587685</text:p>
          </table:table-cell>
          <table:table-cell office:value-type="float" office:value="13.714771145826" calcext:value-type="float">
            <text:p>1.37E+01</text:p>
          </table:table-cell>
          <table:table-cell office:value-type="float" office:value="1062.7530522828" calcext:value-type="float">
            <text:p>1.06E+03</text:p>
          </table:table-cell>
          <table:table-cell table:style-name="ce4" office:value-type="float" office:value="0.58768541811532" calcext:value-type="float">
            <text:p>0.587685</text:p>
          </table:table-cell>
          <table:table-cell/>
          <table:table-cell table:style-name="ce9" office:value-type="float" office:value="366.45503385645" calcext:value-type="float">
            <text:p>3.66E+02</text:p>
          </table:table-cell>
          <table:table-cell table:style-name="ce9" office:value-type="float" office:value="1062.7530522828" calcext:value-type="float">
            <text:p>1.06E+03</text:p>
          </table:table-cell>
          <table:table-cell table:style-name="ce3" table:formula="of:=[.N13]*1000000000" office:value-type="float" office:value="587685418.11532" calcext:value-type="float">
            <text:p>587685418.115320</text:p>
          </table:table-cell>
          <table:table-cell table:style-name="ce8" table:formula="of:=([.O13]+[.R13])/2" office:value-type="float" office:value="1229.75000810156" calcext:value-type="float">
            <text:p>1.23E+03</text:p>
          </table:table-cell>
          <table:table-cell table:style-name="ce9" office:value-type="float" office:value="1062.7530522828" calcext:value-type="float">
            <text:p>1.06E+03</text:p>
          </table:table-cell>
          <table:table-cell table:style-name="ce3" table:formula="of:=[.Q13]*1000000000" office:value-type="float" office:value="587685418.11532" calcext:value-type="float">
            <text:p>587685418.115320</text:p>
          </table:table-cell>
          <table:table-cell table:style-name="ce8" table:formula="of:=([.O13]+[.R13])/2" office:value-type="float" office:value="1229.75000810156" calcext:value-type="float">
            <text:p>1.23E+03</text:p>
          </table:table-cell>
          <table:table-cell table:style-name="ce9" office:value-type="float" office:value="1062.7530522828" calcext:value-type="float">
            <text:p>1.06E+03</text:p>
          </table:table-cell>
          <table:table-cell table:style-name="ce3" table:formula="of:=[.T13]*1000000000" office:value-type="float" office:value="587685418.11532" calcext:value-type="float">
            <text:p>587685418.115320</text:p>
          </table:table-cell>
        </table:table-row>
        <table:table-row table:style-name="ro1">
          <table:table-cell table:number-columns-repeated="4"/>
          <table:table-cell table:style-name="ce4" office:value-type="float" office:value="0.59490621349741" calcext:value-type="float">
            <text:p>0.594906</text:p>
          </table:table-cell>
          <table:table-cell table:style-name="ce9" office:value-type="float" office:value="1270.6935746785" calcext:value-type="float">
            <text:p>1.27E+03</text:p>
          </table:table-cell>
          <table:table-cell table:style-name="ce9" office:value-type="float" office:value="32.86790959061" calcext:value-type="float">
            <text:p>3.29E+01</text:p>
          </table:table-cell>
          <table:table-cell table:style-name="ce9" office:value-type="float" office:value="39.133490334377" calcext:value-type="float">
            <text:p>3.91E+01</text:p>
          </table:table-cell>
          <table:table-cell table:style-name="ce9" office:value-type="float" office:value="25821.8743256093" calcext:value-type="float">
            <text:p>2.58E+04</text:p>
          </table:table-cell>
          <table:table-cell table:number-columns-repeated="2"/>
          <table:table-cell table:style-name="ce9" office:value-type="float" office:value="25821.8743256093" calcext:value-type="float">
            <text:p>2.58E+04</text:p>
          </table:table-cell>
          <table:table-cell office:value-type="float" office:value="1270.6935746785" calcext:value-type="float">
            <text:p>1.27E+03</text:p>
          </table:table-cell>
          <table:table-cell table:style-name="ce4" office:value-type="float" office:value="0.59490621349741" calcext:value-type="float">
            <text:p>0.594906</text:p>
          </table:table-cell>
          <table:table-cell table:style-name="ce9" office:value-type="float" office:value="39.133490334377" calcext:value-type="float">
            <text:p>3.91E+01</text:p>
          </table:table-cell>
          <table:table-cell office:value-type="float" office:value="1270.6935746785" calcext:value-type="float">
            <text:p>1.27E+03</text:p>
          </table:table-cell>
          <table:table-cell table:style-name="ce4" office:value-type="float" office:value="0.59490621349741" calcext:value-type="float">
            <text:p>0.594906</text:p>
          </table:table-cell>
          <table:table-cell office:value-type="float" office:value="32.86790959061" calcext:value-type="float">
            <text:p>3.29E+01</text:p>
          </table:table-cell>
          <table:table-cell office:value-type="float" office:value="1270.6935746785" calcext:value-type="float">
            <text:p>1.27E+03</text:p>
          </table:table-cell>
          <table:table-cell table:style-name="ce4" office:value-type="float" office:value="0.59490621349741" calcext:value-type="float">
            <text:p>0.594906</text:p>
          </table:table-cell>
          <table:table-cell/>
          <table:table-cell table:style-name="ce9" office:value-type="float" office:value="25821.8743256093" calcext:value-type="float">
            <text:p>2.58E+04</text:p>
          </table:table-cell>
          <table:table-cell table:style-name="ce9" office:value-type="float" office:value="1270.6935746785" calcext:value-type="float">
            <text:p>1.27E+03</text:p>
          </table:table-cell>
          <table:table-cell table:style-name="ce3" table:formula="of:=[.N14]*1000000000" office:value-type="float" office:value="594906213.49741" calcext:value-type="float">
            <text:p>594906213.497410</text:p>
          </table:table-cell>
          <table:table-cell table:style-name="ce8" table:formula="of:=([.O14]+[.R14])/2" office:value-type="float" office:value="36.0006999624935" calcext:value-type="float">
            <text:p>3.60E+01</text:p>
          </table:table-cell>
          <table:table-cell table:style-name="ce9" office:value-type="float" office:value="1270.6935746785" calcext:value-type="float">
            <text:p>1.27E+03</text:p>
          </table:table-cell>
          <table:table-cell table:style-name="ce3" table:formula="of:=[.Q14]*1000000000" office:value-type="float" office:value="594906213.49741" calcext:value-type="float">
            <text:p>594906213.497410</text:p>
          </table:table-cell>
          <table:table-cell table:style-name="ce8" table:formula="of:=([.O14]+[.R14])/2" office:value-type="float" office:value="36.0006999624935" calcext:value-type="float">
            <text:p>3.60E+01</text:p>
          </table:table-cell>
          <table:table-cell table:style-name="ce9" office:value-type="float" office:value="1270.6935746785" calcext:value-type="float">
            <text:p>1.27E+03</text:p>
          </table:table-cell>
          <table:table-cell table:style-name="ce3" table:formula="of:=[.T14]*1000000000" office:value-type="float" office:value="594906213.49741" calcext:value-type="float">
            <text:p>594906213.497410</text:p>
          </table:table-cell>
        </table:table-row>
        <table:table-row table:style-name="ro1">
          <table:table-cell table:number-columns-repeated="4"/>
          <table:table-cell table:style-name="ce4" office:value-type="float" office:value="0.68517618960162" calcext:value-type="float">
            <text:p>0.685176</text:p>
          </table:table-cell>
          <table:table-cell table:style-name="ce9" office:value-type="float" office:value="1875.983552617" calcext:value-type="float">
            <text:p>1.88E+03</text:p>
          </table:table-cell>
          <table:table-cell table:style-name="ce9" office:value-type="float" office:value="0.43600655300994" calcext:value-type="float">
            <text:p>4.36E-01</text:p>
          </table:table-cell>
          <table:table-cell table:style-name="ce9" office:value-type="float" office:value="933561.019161974" calcext:value-type="float">
            <text:p>9.34E+05</text:p>
          </table:table-cell>
          <table:table-cell table:style-name="ce9" office:value-type="float" office:value="0.0043546996701994" calcext:value-type="float">
            <text:p>4.35E-03</text:p>
          </table:table-cell>
          <table:table-cell table:number-columns-repeated="2"/>
          <table:table-cell table:style-name="ce9" office:value-type="float" office:value="0.0043546996701994" calcext:value-type="float">
            <text:p>4.35E-03</text:p>
          </table:table-cell>
          <table:table-cell office:value-type="float" office:value="1875.983552617" calcext:value-type="float">
            <text:p>1.88E+03</text:p>
          </table:table-cell>
          <table:table-cell table:style-name="ce4" office:value-type="float" office:value="0.68517618960162" calcext:value-type="float">
            <text:p>0.685176</text:p>
          </table:table-cell>
          <table:table-cell table:style-name="ce9" office:value-type="float" office:value="933561.019161974" calcext:value-type="float">
            <text:p>9.34E+05</text:p>
          </table:table-cell>
          <table:table-cell office:value-type="float" office:value="1875.983552617" calcext:value-type="float">
            <text:p>1.88E+03</text:p>
          </table:table-cell>
          <table:table-cell table:style-name="ce4" office:value-type="float" office:value="0.68517618960162" calcext:value-type="float">
            <text:p>0.685176</text:p>
          </table:table-cell>
          <table:table-cell office:value-type="float" office:value="0.43600655300994" calcext:value-type="float">
            <text:p>4.36E-01</text:p>
          </table:table-cell>
          <table:table-cell office:value-type="float" office:value="1875.983552617" calcext:value-type="float">
            <text:p>1.88E+03</text:p>
          </table:table-cell>
          <table:table-cell table:style-name="ce4" office:value-type="float" office:value="0.68517618960162" calcext:value-type="float">
            <text:p>0.685176</text:p>
          </table:table-cell>
          <table:table-cell/>
          <table:table-cell table:style-name="ce9" office:value-type="float" office:value="0.0043546996701994" calcext:value-type="float">
            <text:p>4.35E-03</text:p>
          </table:table-cell>
          <table:table-cell table:style-name="ce9" office:value-type="float" office:value="1875.983552617" calcext:value-type="float">
            <text:p>1.88E+03</text:p>
          </table:table-cell>
          <table:table-cell table:style-name="ce3" table:formula="of:=[.N15]*1000000000" office:value-type="float" office:value="685176189.60162" calcext:value-type="float">
            <text:p>685176189.601620</text:p>
          </table:table-cell>
          <table:table-cell table:style-name="ce8" table:formula="of:=([.O15]+[.R15])/2" office:value-type="float" office:value="466780.727584264" calcext:value-type="float">
            <text:p>4.67E+05</text:p>
          </table:table-cell>
          <table:table-cell table:style-name="ce9" office:value-type="float" office:value="1875.983552617" calcext:value-type="float">
            <text:p>1.88E+03</text:p>
          </table:table-cell>
          <table:table-cell table:style-name="ce3" table:formula="of:=[.Q15]*1000000000" office:value-type="float" office:value="685176189.60162" calcext:value-type="float">
            <text:p>685176189.601620</text:p>
          </table:table-cell>
          <table:table-cell table:style-name="ce8" table:formula="of:=([.O15]+[.R15])/2" office:value-type="float" office:value="466780.727584264" calcext:value-type="float">
            <text:p>4.67E+05</text:p>
          </table:table-cell>
          <table:table-cell table:style-name="ce9" office:value-type="float" office:value="1875.983552617" calcext:value-type="float">
            <text:p>1.88E+03</text:p>
          </table:table-cell>
          <table:table-cell table:style-name="ce3" table:formula="of:=[.T15]*1000000000" office:value-type="float" office:value="685176189.60162" calcext:value-type="float">
            <text:p>685176189.601620</text:p>
          </table:table-cell>
        </table:table-row>
        <table:table-row table:style-name="ro1">
          <table:table-cell table:number-columns-repeated="4"/>
          <table:table-cell table:style-name="ce4" office:value-type="float" office:value="0.70120732556895" calcext:value-type="float">
            <text:p>0.701207</text:p>
          </table:table-cell>
          <table:table-cell table:style-name="ce9" office:value-type="float" office:value="682.73067192233" calcext:value-type="float">
            <text:p>6.83E+02</text:p>
          </table:table-cell>
          <table:table-cell table:style-name="ce9" office:value-type="float" office:value="1034.4329155458" calcext:value-type="float">
            <text:p>1.03E+03</text:p>
          </table:table-cell>
          <table:table-cell table:style-name="ce9" office:value-type="float" office:value="1073.2464720567" calcext:value-type="float">
            <text:p>1.07E+03</text:p>
          </table:table-cell>
          <table:table-cell table:style-name="ce9" office:value-type="float" office:value="4261.2080186058" calcext:value-type="float">
            <text:p>4.26E+03</text:p>
          </table:table-cell>
          <table:table-cell table:number-columns-repeated="2"/>
          <table:table-cell table:style-name="ce9" office:value-type="float" office:value="4261.2080186058" calcext:value-type="float">
            <text:p>4.26E+03</text:p>
          </table:table-cell>
          <table:table-cell office:value-type="float" office:value="682.73067192233" calcext:value-type="float">
            <text:p>6.83E+02</text:p>
          </table:table-cell>
          <table:table-cell table:style-name="ce4" office:value-type="float" office:value="0.70120732556895" calcext:value-type="float">
            <text:p>0.701207</text:p>
          </table:table-cell>
          <table:table-cell table:style-name="ce9" office:value-type="float" office:value="1073.2464720567" calcext:value-type="float">
            <text:p>1.07E+03</text:p>
          </table:table-cell>
          <table:table-cell office:value-type="float" office:value="682.73067192233" calcext:value-type="float">
            <text:p>6.83E+02</text:p>
          </table:table-cell>
          <table:table-cell table:style-name="ce4" office:value-type="float" office:value="0.70120732556895" calcext:value-type="float">
            <text:p>0.701207</text:p>
          </table:table-cell>
          <table:table-cell office:value-type="float" office:value="1034.4329155458" calcext:value-type="float">
            <text:p>1.03E+03</text:p>
          </table:table-cell>
          <table:table-cell office:value-type="float" office:value="682.73067192233" calcext:value-type="float">
            <text:p>6.83E+02</text:p>
          </table:table-cell>
          <table:table-cell table:style-name="ce4" office:value-type="float" office:value="0.70120732556895" calcext:value-type="float">
            <text:p>0.701207</text:p>
          </table:table-cell>
          <table:table-cell/>
          <table:table-cell table:style-name="ce9" office:value-type="float" office:value="4261.2080186058" calcext:value-type="float">
            <text:p>4.26E+03</text:p>
          </table:table-cell>
          <table:table-cell table:style-name="ce9" office:value-type="float" office:value="682.73067192233" calcext:value-type="float">
            <text:p>6.83E+02</text:p>
          </table:table-cell>
          <table:table-cell table:style-name="ce3" table:formula="of:=[.N16]*1000000000" office:value-type="float" office:value="701207325.56895" calcext:value-type="float">
            <text:p>701207325.568950</text:p>
          </table:table-cell>
          <table:table-cell table:style-name="ce8" table:formula="of:=([.O16]+[.R16])/2" office:value-type="float" office:value="1053.83969380125" calcext:value-type="float">
            <text:p>1.05E+03</text:p>
          </table:table-cell>
          <table:table-cell table:style-name="ce9" office:value-type="float" office:value="682.73067192233" calcext:value-type="float">
            <text:p>6.83E+02</text:p>
          </table:table-cell>
          <table:table-cell table:style-name="ce3" table:formula="of:=[.Q16]*1000000000" office:value-type="float" office:value="701207325.56895" calcext:value-type="float">
            <text:p>701207325.568950</text:p>
          </table:table-cell>
          <table:table-cell table:style-name="ce8" table:formula="of:=([.O16]+[.R16])/2" office:value-type="float" office:value="1053.83969380125" calcext:value-type="float">
            <text:p>1.05E+03</text:p>
          </table:table-cell>
          <table:table-cell table:style-name="ce9" office:value-type="float" office:value="682.73067192233" calcext:value-type="float">
            <text:p>6.83E+02</text:p>
          </table:table-cell>
          <table:table-cell table:style-name="ce3" table:formula="of:=[.T16]*1000000000" office:value-type="float" office:value="701207325.56895" calcext:value-type="float">
            <text:p>701207325.568950</text:p>
          </table:table-cell>
        </table:table-row>
        <table:table-row table:style-name="ro1">
          <table:table-cell table:number-columns-repeated="4"/>
          <table:table-cell table:style-name="ce4" office:value-type="float" office:value="0.73039019663414" calcext:value-type="float">
            <text:p>0.730390</text:p>
          </table:table-cell>
          <table:table-cell table:style-name="ce9" office:value-type="float" office:value="3837.6068163044" calcext:value-type="float">
            <text:p>3.84E+03</text:p>
          </table:table-cell>
          <table:table-cell table:style-name="ce9" office:value-type="float" office:value="36578.2960449628" calcext:value-type="float">
            <text:p>3.66E+04</text:p>
          </table:table-cell>
          <table:table-cell table:style-name="ce9" office:value-type="float" office:value="25.835718981514" calcext:value-type="float">
            <text:p>2.58E+01</text:p>
          </table:table-cell>
          <table:table-cell table:style-name="ce9" office:value-type="float" office:value="73.443224804392" calcext:value-type="float">
            <text:p>7.34E+01</text:p>
          </table:table-cell>
          <table:table-cell table:number-columns-repeated="2"/>
          <table:table-cell table:style-name="ce9" office:value-type="float" office:value="73.443224804392" calcext:value-type="float">
            <text:p>7.34E+01</text:p>
          </table:table-cell>
          <table:table-cell office:value-type="float" office:value="3837.6068163044" calcext:value-type="float">
            <text:p>3.84E+03</text:p>
          </table:table-cell>
          <table:table-cell table:style-name="ce4" office:value-type="float" office:value="0.73039019663414" calcext:value-type="float">
            <text:p>0.730390</text:p>
          </table:table-cell>
          <table:table-cell table:style-name="ce9" office:value-type="float" office:value="25.835718981514" calcext:value-type="float">
            <text:p>2.58E+01</text:p>
          </table:table-cell>
          <table:table-cell office:value-type="float" office:value="3837.6068163044" calcext:value-type="float">
            <text:p>3.84E+03</text:p>
          </table:table-cell>
          <table:table-cell table:style-name="ce4" office:value-type="float" office:value="0.73039019663414" calcext:value-type="float">
            <text:p>0.730390</text:p>
          </table:table-cell>
          <table:table-cell office:value-type="float" office:value="36578.2960449628" calcext:value-type="float">
            <text:p>3.66E+04</text:p>
          </table:table-cell>
          <table:table-cell office:value-type="float" office:value="3837.6068163044" calcext:value-type="float">
            <text:p>3.84E+03</text:p>
          </table:table-cell>
          <table:table-cell table:style-name="ce4" office:value-type="float" office:value="0.73039019663414" calcext:value-type="float">
            <text:p>0.730390</text:p>
          </table:table-cell>
          <table:table-cell/>
          <table:table-cell table:style-name="ce9" office:value-type="float" office:value="73.443224804392" calcext:value-type="float">
            <text:p>7.34E+01</text:p>
          </table:table-cell>
          <table:table-cell table:style-name="ce9" office:value-type="float" office:value="3837.6068163044" calcext:value-type="float">
            <text:p>3.84E+03</text:p>
          </table:table-cell>
          <table:table-cell table:style-name="ce3" table:formula="of:=[.N17]*1000000000" office:value-type="float" office:value="730390196.63414" calcext:value-type="float">
            <text:p>730390196.634140</text:p>
          </table:table-cell>
          <table:table-cell table:style-name="ce8" table:formula="of:=([.O17]+[.R17])/2" office:value-type="float" office:value="18302.0658819722" calcext:value-type="float">
            <text:p>1.83E+04</text:p>
          </table:table-cell>
          <table:table-cell table:style-name="ce9" office:value-type="float" office:value="3837.6068163044" calcext:value-type="float">
            <text:p>3.84E+03</text:p>
          </table:table-cell>
          <table:table-cell table:style-name="ce3" table:formula="of:=[.Q17]*1000000000" office:value-type="float" office:value="730390196.63414" calcext:value-type="float">
            <text:p>730390196.634140</text:p>
          </table:table-cell>
          <table:table-cell table:style-name="ce8" table:formula="of:=([.O17]+[.R17])/2" office:value-type="float" office:value="18302.0658819722" calcext:value-type="float">
            <text:p>1.83E+04</text:p>
          </table:table-cell>
          <table:table-cell table:style-name="ce9" office:value-type="float" office:value="3837.6068163044" calcext:value-type="float">
            <text:p>3.84E+03</text:p>
          </table:table-cell>
          <table:table-cell table:style-name="ce3" table:formula="of:=[.T17]*1000000000" office:value-type="float" office:value="730390196.63414" calcext:value-type="float">
            <text:p>730390196.634140</text:p>
          </table:table-cell>
        </table:table-row>
        <table:table-row table:style-name="ro1">
          <table:table-cell table:number-columns-repeated="4"/>
          <table:table-cell table:style-name="ce4" office:value-type="float" office:value="0.73084681062773" calcext:value-type="float">
            <text:p>0.730847</text:p>
          </table:table-cell>
          <table:table-cell table:style-name="ce9" office:value-type="float" office:value="14.785451449265" calcext:value-type="float">
            <text:p>1.48E+01</text:p>
          </table:table-cell>
          <table:table-cell table:style-name="ce9" office:value-type="float" office:value="0.82890103912518" calcext:value-type="float">
            <text:p>8.29E-01</text:p>
          </table:table-cell>
          <table:table-cell table:style-name="ce9" office:value-type="float" office:value="16.985240867491" calcext:value-type="float">
            <text:p>1.70E+01</text:p>
          </table:table-cell>
          <table:table-cell table:style-name="ce9" office:value-type="float" office:value="0.00097163270628902" calcext:value-type="float">
            <text:p>9.72E-04</text:p>
          </table:table-cell>
          <table:table-cell table:number-columns-repeated="2"/>
          <table:table-cell table:style-name="ce9" office:value-type="float" office:value="0.00097163270628902" calcext:value-type="float">
            <text:p>9.72E-04</text:p>
          </table:table-cell>
          <table:table-cell office:value-type="float" office:value="14.785451449265" calcext:value-type="float">
            <text:p>1.48E+01</text:p>
          </table:table-cell>
          <table:table-cell table:style-name="ce4" office:value-type="float" office:value="0.73084681062773" calcext:value-type="float">
            <text:p>0.730847</text:p>
          </table:table-cell>
          <table:table-cell table:style-name="ce9" office:value-type="float" office:value="16.985240867491" calcext:value-type="float">
            <text:p>1.70E+01</text:p>
          </table:table-cell>
          <table:table-cell office:value-type="float" office:value="14.785451449265" calcext:value-type="float">
            <text:p>1.48E+01</text:p>
          </table:table-cell>
          <table:table-cell table:style-name="ce4" office:value-type="float" office:value="0.73084681062773" calcext:value-type="float">
            <text:p>0.730847</text:p>
          </table:table-cell>
          <table:table-cell office:value-type="float" office:value="0.82890103912518" calcext:value-type="float">
            <text:p>8.29E-01</text:p>
          </table:table-cell>
          <table:table-cell office:value-type="float" office:value="14.785451449265" calcext:value-type="float">
            <text:p>1.48E+01</text:p>
          </table:table-cell>
          <table:table-cell table:style-name="ce4" office:value-type="float" office:value="0.73084681062773" calcext:value-type="float">
            <text:p>0.730847</text:p>
          </table:table-cell>
          <table:table-cell/>
          <table:table-cell table:style-name="ce9" office:value-type="float" office:value="0.00097163270628902" calcext:value-type="float">
            <text:p>9.72E-04</text:p>
          </table:table-cell>
          <table:table-cell table:style-name="ce9" office:value-type="float" office:value="14.785451449265" calcext:value-type="float">
            <text:p>1.48E+01</text:p>
          </table:table-cell>
          <table:table-cell table:style-name="ce3" table:formula="of:=[.N18]*1000000000" office:value-type="float" office:value="730846810.62773" calcext:value-type="float">
            <text:p>730846810.627730</text:p>
          </table:table-cell>
          <table:table-cell table:style-name="ce8" table:formula="of:=([.O18]+[.R18])/2" office:value-type="float" office:value="8.90707095330809" calcext:value-type="float">
            <text:p>8.91E+00</text:p>
          </table:table-cell>
          <table:table-cell table:style-name="ce9" office:value-type="float" office:value="14.785451449265" calcext:value-type="float">
            <text:p>1.48E+01</text:p>
          </table:table-cell>
          <table:table-cell table:style-name="ce3" table:formula="of:=[.Q18]*1000000000" office:value-type="float" office:value="730846810.62773" calcext:value-type="float">
            <text:p>730846810.627730</text:p>
          </table:table-cell>
          <table:table-cell table:style-name="ce8" table:formula="of:=([.O18]+[.R18])/2" office:value-type="float" office:value="8.90707095330809" calcext:value-type="float">
            <text:p>8.91E+00</text:p>
          </table:table-cell>
          <table:table-cell table:style-name="ce9" office:value-type="float" office:value="14.785451449265" calcext:value-type="float">
            <text:p>1.48E+01</text:p>
          </table:table-cell>
          <table:table-cell table:style-name="ce3" table:formula="of:=[.T18]*1000000000" office:value-type="float" office:value="730846810.62773" calcext:value-type="float">
            <text:p>730846810.627730</text:p>
          </table:table-cell>
        </table:table-row>
        <table:table-row table:style-name="ro1">
          <table:table-cell table:number-columns-repeated="4"/>
          <table:table-cell table:style-name="ce4" office:value-type="float" office:value="0.73165571984401" calcext:value-type="float">
            <text:p>0.731656</text:p>
          </table:table-cell>
          <table:table-cell table:style-name="ce2" office:value-type="float" office:value="14.470403394691" calcext:value-type="float">
            <text:p>14.4704033947</text:p>
          </table:table-cell>
          <table:table-cell table:style-name="ce9" office:value-type="float" office:value="2.9635425740776" calcext:value-type="float">
            <text:p>2.96E+00</text:p>
          </table:table-cell>
          <table:table-cell table:style-name="ce9" office:value-type="float" office:value="0.32381777312042" calcext:value-type="float">
            <text:p>3.24E-01</text:p>
          </table:table-cell>
          <table:table-cell table:style-name="ce9" office:value-type="float" office:value="1.9794277243655" calcext:value-type="float">
            <text:p>1.98E+00</text:p>
          </table:table-cell>
          <table:table-cell table:number-columns-repeated="2"/>
          <table:table-cell table:style-name="ce9" office:value-type="float" office:value="1.9794277243655" calcext:value-type="float">
            <text:p>1.98E+00</text:p>
          </table:table-cell>
          <table:table-cell table:style-name="ce2" office:value-type="float" office:value="14.470403394691" calcext:value-type="float">
            <text:p>14.4704033947</text:p>
          </table:table-cell>
          <table:table-cell table:style-name="ce4" office:value-type="float" office:value="0.73165571984401" calcext:value-type="float">
            <text:p>0.731656</text:p>
          </table:table-cell>
          <table:table-cell table:style-name="ce9" office:value-type="float" office:value="0.32381777312042" calcext:value-type="float">
            <text:p>3.24E-01</text:p>
          </table:table-cell>
          <table:table-cell table:style-name="ce2" office:value-type="float" office:value="14.470403394691" calcext:value-type="float">
            <text:p>14.4704033947</text:p>
          </table:table-cell>
          <table:table-cell table:style-name="ce4" office:value-type="float" office:value="0.73165571984401" calcext:value-type="float">
            <text:p>0.731656</text:p>
          </table:table-cell>
          <table:table-cell office:value-type="float" office:value="2.9635425740776" calcext:value-type="float">
            <text:p>2.96E+00</text:p>
          </table:table-cell>
          <table:table-cell table:style-name="ce2" office:value-type="float" office:value="14.470403394691" calcext:value-type="float">
            <text:p>14.4704033947</text:p>
          </table:table-cell>
          <table:table-cell table:style-name="ce4" office:value-type="float" office:value="0.73165571984401" calcext:value-type="float">
            <text:p>0.731656</text:p>
          </table:table-cell>
          <table:table-cell/>
          <table:table-cell table:style-name="ce9" office:value-type="float" office:value="1.9794277243655" calcext:value-type="float">
            <text:p>1.98E+00</text:p>
          </table:table-cell>
          <table:table-cell table:style-name="ce2" office:value-type="float" office:value="14.470403394691" calcext:value-type="float">
            <text:p>14.4704033947</text:p>
          </table:table-cell>
          <table:table-cell table:style-name="ce3" table:formula="of:=[.N19]*1000000000" office:value-type="float" office:value="731655719.84401" calcext:value-type="float">
            <text:p>731655719.844010</text:p>
          </table:table-cell>
          <table:table-cell table:style-name="ce8" table:formula="of:=([.O19]+[.R19])/2" office:value-type="float" office:value="1.64368017359901" calcext:value-type="float">
            <text:p>1.64E+00</text:p>
          </table:table-cell>
          <table:table-cell table:style-name="ce2" office:value-type="float" office:value="14.470403394691" calcext:value-type="float">
            <text:p>14.4704033947</text:p>
          </table:table-cell>
          <table:table-cell table:style-name="ce3" table:formula="of:=[.Q19]*1000000000" office:value-type="float" office:value="731655719.84401" calcext:value-type="float">
            <text:p>731655719.844010</text:p>
          </table:table-cell>
          <table:table-cell table:style-name="ce8" table:formula="of:=([.O19]+[.R19])/2" office:value-type="float" office:value="1.64368017359901" calcext:value-type="float">
            <text:p>1.64E+00</text:p>
          </table:table-cell>
          <table:table-cell table:style-name="ce2" office:value-type="float" office:value="14.470403394691" calcext:value-type="float">
            <text:p>14.4704033947</text:p>
          </table:table-cell>
          <table:table-cell table:style-name="ce3" table:formula="of:=[.T19]*1000000000" office:value-type="float" office:value="731655719.84401" calcext:value-type="float">
            <text:p>731655719.844010</text:p>
          </table:table-cell>
        </table:table-row>
        <table:table-row table:style-name="ro1">
          <table:table-cell table:number-columns-repeated="4"/>
          <table:table-cell table:style-name="ce4" office:value-type="float" office:value="0.74722970732923" calcext:value-type="float">
            <text:p>0.747230</text:p>
          </table:table-cell>
          <table:table-cell table:style-name="ce9" office:value-type="float" office:value="14.430016425986" calcext:value-type="float">
            <text:p>1.44E+01</text:p>
          </table:table-cell>
          <table:table-cell table:style-name="ce2" office:value-type="float" office:value="4298.4246037774" calcext:value-type="float">
            <text:p>4298.4246037774</text:p>
          </table:table-cell>
          <table:table-cell table:style-name="ce2" office:value-type="float" office:value="0.088416673812823" calcext:value-type="float">
            <text:p>0.0884166738</text:p>
          </table:table-cell>
          <table:table-cell table:style-name="ce2" office:value-type="float" office:value="0.99453742819916" calcext:value-type="float">
            <text:p>0.9945374282</text:p>
          </table:table-cell>
          <table:table-cell table:number-columns-repeated="2"/>
          <table:table-cell office:value-type="float" office:value="0.99453742819916" calcext:value-type="float">
            <text:p>0.9945374282</text:p>
          </table:table-cell>
          <table:table-cell office:value-type="float" office:value="14.430016425986" calcext:value-type="float">
            <text:p>1.44E+01</text:p>
          </table:table-cell>
          <table:table-cell table:style-name="ce4" office:value-type="float" office:value="0.74722970732923" calcext:value-type="float">
            <text:p>0.747230</text:p>
          </table:table-cell>
          <table:table-cell office:value-type="float" office:value="0.088416673812823" calcext:value-type="float">
            <text:p>0.0884166738</text:p>
          </table:table-cell>
          <table:table-cell office:value-type="float" office:value="14.430016425986" calcext:value-type="float">
            <text:p>1.44E+01</text:p>
          </table:table-cell>
          <table:table-cell table:style-name="ce4" office:value-type="float" office:value="0.74722970732923" calcext:value-type="float">
            <text:p>0.747230</text:p>
          </table:table-cell>
          <table:table-cell table:style-name="ce2" office:value-type="float" office:value="4298.4246037774" calcext:value-type="float">
            <text:p>4298.4246037774</text:p>
          </table:table-cell>
          <table:table-cell office:value-type="float" office:value="14.430016425986" calcext:value-type="float">
            <text:p>1.44E+01</text:p>
          </table:table-cell>
          <table:table-cell table:style-name="ce4" office:value-type="float" office:value="0.74722970732923" calcext:value-type="float">
            <text:p>0.747230</text:p>
          </table:table-cell>
          <table:table-cell/>
          <table:table-cell table:style-name="ce2" office:value-type="float" office:value="0.99453742819916" calcext:value-type="float">
            <text:p>0.9945374282</text:p>
          </table:table-cell>
          <table:table-cell table:style-name="ce9" office:value-type="float" office:value="14.430016425986" calcext:value-type="float">
            <text:p>1.44E+01</text:p>
          </table:table-cell>
          <table:table-cell table:style-name="ce3" table:formula="of:=[.N20]*1000000000" office:value-type="float" office:value="747229707.32923" calcext:value-type="float">
            <text:p>747229707.329230</text:p>
          </table:table-cell>
          <table:table-cell table:style-name="ce8" table:formula="of:=([.O20]+[.R20])/2" office:value-type="float" office:value="2149.25651022561" calcext:value-type="float">
            <text:p>2.15E+03</text:p>
          </table:table-cell>
          <table:table-cell table:style-name="ce9" office:value-type="float" office:value="14.430016425986" calcext:value-type="float">
            <text:p>1.44E+01</text:p>
          </table:table-cell>
          <table:table-cell table:style-name="ce3" table:formula="of:=[.Q20]*1000000000" office:value-type="float" office:value="747229707.32923" calcext:value-type="float">
            <text:p>747229707.329230</text:p>
          </table:table-cell>
          <table:table-cell table:style-name="ce8" table:formula="of:=([.O20]+[.R20])/2" office:value-type="float" office:value="2149.25651022561" calcext:value-type="float">
            <text:p>2.15E+03</text:p>
          </table:table-cell>
          <table:table-cell table:style-name="ce9" office:value-type="float" office:value="14.430016425986" calcext:value-type="float">
            <text:p>1.44E+01</text:p>
          </table:table-cell>
          <table:table-cell table:style-name="ce3" table:formula="of:=[.T20]*1000000000" office:value-type="float" office:value="747229707.32923" calcext:value-type="float">
            <text:p>747229707.329230</text:p>
          </table:table-cell>
        </table:table-row>
        <table:table-row table:style-name="ro1">
          <table:table-cell table:number-columns-repeated="4"/>
          <table:table-cell table:style-name="ce4" office:value-type="float" office:value="0.85470314306446" calcext:value-type="float">
            <text:p>0.854703</text:p>
          </table:table-cell>
          <table:table-cell table:style-name="ce9" office:value-type="float" office:value="19314.7694382028" calcext:value-type="float">
            <text:p>1.93E+04</text:p>
          </table:table-cell>
          <table:table-cell table:style-name="ce9" office:value-type="float" office:value="15.548056730086" calcext:value-type="float">
            <text:p>1.55E+01</text:p>
          </table:table-cell>
          <table:table-cell table:style-name="ce9" office:value-type="float" office:value="19171.7700892808" calcext:value-type="float">
            <text:p>1.92E+04</text:p>
          </table:table-cell>
          <table:table-cell table:style-name="ce9" office:value-type="float" office:value="0.0039391684084418" calcext:value-type="float">
            <text:p>3.94E-03</text:p>
          </table:table-cell>
          <table:table-cell table:number-columns-repeated="2"/>
          <table:table-cell table:style-name="ce9" office:value-type="float" office:value="0.0039391684084418" calcext:value-type="float">
            <text:p>3.94E-03</text:p>
          </table:table-cell>
          <table:table-cell office:value-type="float" office:value="19314.7694382028" calcext:value-type="float">
            <text:p>1.93E+04</text:p>
          </table:table-cell>
          <table:table-cell table:style-name="ce4" office:value-type="float" office:value="0.85470314306446" calcext:value-type="float">
            <text:p>0.854703</text:p>
          </table:table-cell>
          <table:table-cell table:style-name="ce9" office:value-type="float" office:value="19171.7700892808" calcext:value-type="float">
            <text:p>1.92E+04</text:p>
          </table:table-cell>
          <table:table-cell office:value-type="float" office:value="19314.7694382028" calcext:value-type="float">
            <text:p>1.93E+04</text:p>
          </table:table-cell>
          <table:table-cell table:style-name="ce4" office:value-type="float" office:value="0.85470314306446" calcext:value-type="float">
            <text:p>0.854703</text:p>
          </table:table-cell>
          <table:table-cell office:value-type="float" office:value="15.548056730086" calcext:value-type="float">
            <text:p>1.55E+01</text:p>
          </table:table-cell>
          <table:table-cell office:value-type="float" office:value="19314.7694382028" calcext:value-type="float">
            <text:p>1.93E+04</text:p>
          </table:table-cell>
          <table:table-cell table:style-name="ce4" office:value-type="float" office:value="0.85470314306446" calcext:value-type="float">
            <text:p>0.854703</text:p>
          </table:table-cell>
          <table:table-cell/>
          <table:table-cell table:style-name="ce9" office:value-type="float" office:value="0.0039391684084418" calcext:value-type="float">
            <text:p>3.94E-03</text:p>
          </table:table-cell>
          <table:table-cell table:style-name="ce9" office:value-type="float" office:value="19314.7694382028" calcext:value-type="float">
            <text:p>1.93E+04</text:p>
          </table:table-cell>
          <table:table-cell table:style-name="ce3" table:formula="of:=[.N21]*1000000000" office:value-type="float" office:value="854703143.06446" calcext:value-type="float">
            <text:p>854703143.064460</text:p>
          </table:table-cell>
          <table:table-cell table:style-name="ce8" table:formula="of:=([.O21]+[.R21])/2" office:value-type="float" office:value="9593.65907300544" calcext:value-type="float">
            <text:p>9.59E+03</text:p>
          </table:table-cell>
          <table:table-cell table:style-name="ce9" office:value-type="float" office:value="19314.7694382028" calcext:value-type="float">
            <text:p>1.93E+04</text:p>
          </table:table-cell>
          <table:table-cell table:style-name="ce3" table:formula="of:=[.Q21]*1000000000" office:value-type="float" office:value="854703143.06446" calcext:value-type="float">
            <text:p>854703143.064460</text:p>
          </table:table-cell>
          <table:table-cell table:style-name="ce8" table:formula="of:=([.O21]+[.R21])/2" office:value-type="float" office:value="9593.65907300544" calcext:value-type="float">
            <text:p>9.59E+03</text:p>
          </table:table-cell>
          <table:table-cell table:style-name="ce9" office:value-type="float" office:value="19314.7694382028" calcext:value-type="float">
            <text:p>1.93E+04</text:p>
          </table:table-cell>
          <table:table-cell table:style-name="ce3" table:formula="of:=[.T21]*1000000000" office:value-type="float" office:value="854703143.06446" calcext:value-type="float">
            <text:p>854703143.064460</text:p>
          </table:table-cell>
        </table:table-row>
        <table:table-row table:style-name="ro1">
          <table:table-cell table:number-columns-repeated="4"/>
          <table:table-cell table:style-name="ce4" office:value-type="float" office:value="0.92695112187965" calcext:value-type="float">
            <text:p>0.926951</text:p>
          </table:table-cell>
          <table:table-cell table:style-name="ce2" office:value-type="float" office:value="8602.1130686759" calcext:value-type="float">
            <text:p>8602.1130686759</text:p>
          </table:table-cell>
          <table:table-cell table:style-name="ce9" office:value-type="float" office:value="9.1502657297041" calcext:value-type="float">
            <text:p>9.15E+00</text:p>
          </table:table-cell>
          <table:table-cell table:style-name="ce9" office:value-type="float" office:value="2750411.34722739" calcext:value-type="float">
            <text:p>2.75E+06</text:p>
          </table:table-cell>
          <table:table-cell table:style-name="ce9" office:value-type="float" office:value="0.10821859996278" calcext:value-type="float">
            <text:p>1.08E-01</text:p>
          </table:table-cell>
          <table:table-cell table:number-columns-repeated="2"/>
          <table:table-cell table:style-name="ce9" office:value-type="float" office:value="0.10821859996278" calcext:value-type="float">
            <text:p>1.08E-01</text:p>
          </table:table-cell>
          <table:table-cell table:style-name="ce2" office:value-type="float" office:value="8602.1130686759" calcext:value-type="float">
            <text:p>8602.1130686759</text:p>
          </table:table-cell>
          <table:table-cell table:style-name="ce4" office:value-type="float" office:value="0.92695112187965" calcext:value-type="float">
            <text:p>0.926951</text:p>
          </table:table-cell>
          <table:table-cell table:style-name="ce9" office:value-type="float" office:value="2750411.34722739" calcext:value-type="float">
            <text:p>2.75E+06</text:p>
          </table:table-cell>
          <table:table-cell table:style-name="ce2" office:value-type="float" office:value="8602.1130686759" calcext:value-type="float">
            <text:p>8602.1130686759</text:p>
          </table:table-cell>
          <table:table-cell table:style-name="ce4" office:value-type="float" office:value="0.92695112187965" calcext:value-type="float">
            <text:p>0.926951</text:p>
          </table:table-cell>
          <table:table-cell office:value-type="float" office:value="9.1502657297041" calcext:value-type="float">
            <text:p>9.15E+00</text:p>
          </table:table-cell>
          <table:table-cell table:style-name="ce2" office:value-type="float" office:value="8602.1130686759" calcext:value-type="float">
            <text:p>8602.1130686759</text:p>
          </table:table-cell>
          <table:table-cell table:style-name="ce4" office:value-type="float" office:value="0.92695112187965" calcext:value-type="float">
            <text:p>0.926951</text:p>
          </table:table-cell>
          <table:table-cell/>
          <table:table-cell table:style-name="ce9" office:value-type="float" office:value="0.10821859996278" calcext:value-type="float">
            <text:p>1.08E-01</text:p>
          </table:table-cell>
          <table:table-cell table:style-name="ce2" office:value-type="float" office:value="8602.1130686759" calcext:value-type="float">
            <text:p>8602.1130686759</text:p>
          </table:table-cell>
          <table:table-cell table:style-name="ce3" table:formula="of:=[.N22]*1000000000" office:value-type="float" office:value="926951121.87965" calcext:value-type="float">
            <text:p>926951121.879650</text:p>
          </table:table-cell>
          <table:table-cell table:style-name="ce8" table:formula="of:=([.O22]+[.R22])/2" office:value-type="float" office:value="1375210.24874656" calcext:value-type="float">
            <text:p>1.38E+06</text:p>
          </table:table-cell>
          <table:table-cell table:style-name="ce2" office:value-type="float" office:value="8602.1130686759" calcext:value-type="float">
            <text:p>8602.1130686759</text:p>
          </table:table-cell>
          <table:table-cell table:style-name="ce3" table:formula="of:=[.Q22]*1000000000" office:value-type="float" office:value="926951121.87965" calcext:value-type="float">
            <text:p>926951121.879650</text:p>
          </table:table-cell>
          <table:table-cell table:style-name="ce8" table:formula="of:=([.O22]+[.R22])/2" office:value-type="float" office:value="1375210.24874656" calcext:value-type="float">
            <text:p>1.38E+06</text:p>
          </table:table-cell>
          <table:table-cell table:style-name="ce2" office:value-type="float" office:value="8602.1130686759" calcext:value-type="float">
            <text:p>8602.1130686759</text:p>
          </table:table-cell>
          <table:table-cell table:style-name="ce3" table:formula="of:=[.T22]*1000000000" office:value-type="float" office:value="926951121.87965" calcext:value-type="float">
            <text:p>926951121.879650</text:p>
          </table:table-cell>
        </table:table-row>
        <table:table-row table:style-name="ro1">
          <table:table-cell table:number-columns-repeated="4"/>
          <table:table-cell table:style-name="ce4" office:value-type="float" office:value="0.95907760781599" calcext:value-type="float">
            <text:p>0.959078</text:p>
          </table:table-cell>
          <table:table-cell table:style-name="ce9" office:value-type="float" office:value="7198.3705065202" calcext:value-type="float">
            <text:p>7.20E+03</text:p>
          </table:table-cell>
          <table:table-cell table:style-name="ce9" office:value-type="float" office:value="10298.5701372154" calcext:value-type="float">
            <text:p>1.03E+04</text:p>
          </table:table-cell>
          <table:table-cell table:style-name="ce9" office:value-type="float" office:value="297.03328593974" calcext:value-type="float">
            <text:p>2.97E+02</text:p>
          </table:table-cell>
          <table:table-cell table:style-name="ce9" office:value-type="float" office:value="70096.8193377187" calcext:value-type="float">
            <text:p>7.01E+04</text:p>
          </table:table-cell>
          <table:table-cell table:number-columns-repeated="2"/>
          <table:table-cell table:style-name="ce9" office:value-type="float" office:value="70096.8193377187" calcext:value-type="float">
            <text:p>7.01E+04</text:p>
          </table:table-cell>
          <table:table-cell office:value-type="float" office:value="7198.3705065202" calcext:value-type="float">
            <text:p>7.20E+03</text:p>
          </table:table-cell>
          <table:table-cell table:style-name="ce4" office:value-type="float" office:value="0.95907760781599" calcext:value-type="float">
            <text:p>0.959078</text:p>
          </table:table-cell>
          <table:table-cell table:style-name="ce9" office:value-type="float" office:value="297.03328593974" calcext:value-type="float">
            <text:p>2.97E+02</text:p>
          </table:table-cell>
          <table:table-cell office:value-type="float" office:value="7198.3705065202" calcext:value-type="float">
            <text:p>7.20E+03</text:p>
          </table:table-cell>
          <table:table-cell table:style-name="ce4" office:value-type="float" office:value="0.95907760781599" calcext:value-type="float">
            <text:p>0.959078</text:p>
          </table:table-cell>
          <table:table-cell office:value-type="float" office:value="10298.5701372154" calcext:value-type="float">
            <text:p>1.03E+04</text:p>
          </table:table-cell>
          <table:table-cell office:value-type="float" office:value="7198.3705065202" calcext:value-type="float">
            <text:p>7.20E+03</text:p>
          </table:table-cell>
          <table:table-cell table:style-name="ce4" office:value-type="float" office:value="0.95907760781599" calcext:value-type="float">
            <text:p>0.959078</text:p>
          </table:table-cell>
          <table:table-cell/>
          <table:table-cell table:style-name="ce9" office:value-type="float" office:value="70096.8193377187" calcext:value-type="float">
            <text:p>7.01E+04</text:p>
          </table:table-cell>
          <table:table-cell table:style-name="ce9" office:value-type="float" office:value="7198.3705065202" calcext:value-type="float">
            <text:p>7.20E+03</text:p>
          </table:table-cell>
          <table:table-cell table:style-name="ce3" table:formula="of:=[.N23]*1000000000" office:value-type="float" office:value="959077607.81599" calcext:value-type="float">
            <text:p>959077607.815990</text:p>
          </table:table-cell>
          <table:table-cell table:style-name="ce8" table:formula="of:=([.O23]+[.R23])/2" office:value-type="float" office:value="5297.80171157757" calcext:value-type="float">
            <text:p>5.30E+03</text:p>
          </table:table-cell>
          <table:table-cell table:style-name="ce9" office:value-type="float" office:value="7198.3705065202" calcext:value-type="float">
            <text:p>7.20E+03</text:p>
          </table:table-cell>
          <table:table-cell table:style-name="ce3" table:formula="of:=[.Q23]*1000000000" office:value-type="float" office:value="959077607.81599" calcext:value-type="float">
            <text:p>959077607.815990</text:p>
          </table:table-cell>
          <table:table-cell table:style-name="ce8" table:formula="of:=([.O23]+[.R23])/2" office:value-type="float" office:value="5297.80171157757" calcext:value-type="float">
            <text:p>5.30E+03</text:p>
          </table:table-cell>
          <table:table-cell table:style-name="ce9" office:value-type="float" office:value="7198.3705065202" calcext:value-type="float">
            <text:p>7.20E+03</text:p>
          </table:table-cell>
          <table:table-cell table:style-name="ce3" table:formula="of:=[.T23]*1000000000" office:value-type="float" office:value="959077607.81599" calcext:value-type="float">
            <text:p>959077607.815990</text:p>
          </table:table-cell>
        </table:table-row>
        <table:table-row table:style-name="ro1">
          <table:table-cell table:number-columns-repeated="4"/>
          <table:table-cell table:style-name="ce4" office:value-type="float" office:value="1.0390604317359" calcext:value-type="float">
            <text:p>1.039060</text:p>
          </table:table-cell>
          <table:table-cell table:style-name="ce9" office:value-type="float" office:value="14197.3002661642" calcext:value-type="float">
            <text:p>1.42E+04</text:p>
          </table:table-cell>
          <table:table-cell table:style-name="ce9" office:value-type="float" office:value="6418.5916620198" calcext:value-type="float">
            <text:p>6.42E+03</text:p>
          </table:table-cell>
          <table:table-cell table:style-name="ce9" office:value-type="float" office:value="7.3550837680044" calcext:value-type="float">
            <text:p>7.36E+00</text:p>
          </table:table-cell>
          <table:table-cell table:style-name="ce9" office:value-type="float" office:value="180.28813004314" calcext:value-type="float">
            <text:p>1.80E+02</text:p>
          </table:table-cell>
          <table:table-cell table:number-columns-repeated="2"/>
          <table:table-cell table:style-name="ce9" office:value-type="float" office:value="180.28813004314" calcext:value-type="float">
            <text:p>1.80E+02</text:p>
          </table:table-cell>
          <table:table-cell office:value-type="float" office:value="14197.3002661642" calcext:value-type="float">
            <text:p>1.42E+04</text:p>
          </table:table-cell>
          <table:table-cell table:style-name="ce4" office:value-type="float" office:value="1.0390604317359" calcext:value-type="float">
            <text:p>1.039060</text:p>
          </table:table-cell>
          <table:table-cell table:style-name="ce9" office:value-type="float" office:value="7.3550837680044" calcext:value-type="float">
            <text:p>7.36E+00</text:p>
          </table:table-cell>
          <table:table-cell office:value-type="float" office:value="14197.3002661642" calcext:value-type="float">
            <text:p>1.42E+04</text:p>
          </table:table-cell>
          <table:table-cell table:style-name="ce4" office:value-type="float" office:value="1.0390604317359" calcext:value-type="float">
            <text:p>1.039060</text:p>
          </table:table-cell>
          <table:table-cell office:value-type="float" office:value="6418.5916620198" calcext:value-type="float">
            <text:p>6.42E+03</text:p>
          </table:table-cell>
          <table:table-cell office:value-type="float" office:value="14197.3002661642" calcext:value-type="float">
            <text:p>1.42E+04</text:p>
          </table:table-cell>
          <table:table-cell table:style-name="ce4" office:value-type="float" office:value="1.0390604317359" calcext:value-type="float">
            <text:p>1.039060</text:p>
          </table:table-cell>
          <table:table-cell/>
          <table:table-cell table:style-name="ce9" office:value-type="float" office:value="180.28813004314" calcext:value-type="float">
            <text:p>1.80E+02</text:p>
          </table:table-cell>
          <table:table-cell table:style-name="ce9" office:value-type="float" office:value="14197.3002661642" calcext:value-type="float">
            <text:p>1.42E+04</text:p>
          </table:table-cell>
          <table:table-cell table:style-name="ce3" table:formula="of:=[.N24]*1000000000" office:value-type="float" office:value="1039060431.7359" calcext:value-type="float">
            <text:p>1039060431.735900</text:p>
          </table:table-cell>
          <table:table-cell table:style-name="ce8" table:formula="of:=([.O24]+[.R24])/2" office:value-type="float" office:value="3212.9733728939" calcext:value-type="float">
            <text:p>3.21E+03</text:p>
          </table:table-cell>
          <table:table-cell table:style-name="ce9" office:value-type="float" office:value="14197.3002661642" calcext:value-type="float">
            <text:p>1.42E+04</text:p>
          </table:table-cell>
          <table:table-cell table:style-name="ce3" table:formula="of:=[.Q24]*1000000000" office:value-type="float" office:value="1039060431.7359" calcext:value-type="float">
            <text:p>1039060431.735900</text:p>
          </table:table-cell>
          <table:table-cell table:style-name="ce8" table:formula="of:=([.O24]+[.R24])/2" office:value-type="float" office:value="3212.9733728939" calcext:value-type="float">
            <text:p>3.21E+03</text:p>
          </table:table-cell>
          <table:table-cell table:style-name="ce9" office:value-type="float" office:value="14197.3002661642" calcext:value-type="float">
            <text:p>1.42E+04</text:p>
          </table:table-cell>
          <table:table-cell table:style-name="ce3" table:formula="of:=[.T24]*1000000000" office:value-type="float" office:value="1039060431.7359" calcext:value-type="float">
            <text:p>1039060431.735900</text:p>
          </table:table-cell>
        </table:table-row>
        <table:table-row table:style-name="ro1">
          <table:table-cell table:number-columns-repeated="4"/>
          <table:table-cell table:style-name="ce4" office:value-type="float" office:value="1.0493553827359" calcext:value-type="float">
            <text:p>1.049355</text:p>
          </table:table-cell>
          <table:table-cell table:style-name="ce9" office:value-type="float" office:value="133.52933770508" calcext:value-type="float">
            <text:p>1.34E+02</text:p>
          </table:table-cell>
          <table:table-cell table:style-name="ce9" office:value-type="float" office:value="1289.9105073894" calcext:value-type="float">
            <text:p>1.29E+03</text:p>
          </table:table-cell>
          <table:table-cell table:style-name="ce9" office:value-type="float" office:value="0.85215036613286" calcext:value-type="float">
            <text:p>8.52E-01</text:p>
          </table:table-cell>
          <table:table-cell table:style-name="ce9" office:value-type="float" office:value="16.059427514463" calcext:value-type="float">
            <text:p>1.61E+01</text:p>
          </table:table-cell>
          <table:table-cell table:number-columns-repeated="2"/>
          <table:table-cell table:style-name="ce9" office:value-type="float" office:value="16.059427514463" calcext:value-type="float">
            <text:p>1.61E+01</text:p>
          </table:table-cell>
          <table:table-cell office:value-type="float" office:value="133.52933770508" calcext:value-type="float">
            <text:p>1.34E+02</text:p>
          </table:table-cell>
          <table:table-cell table:style-name="ce4" office:value-type="float" office:value="1.0493553827359" calcext:value-type="float">
            <text:p>1.049355</text:p>
          </table:table-cell>
          <table:table-cell table:style-name="ce9" office:value-type="float" office:value="0.85215036613286" calcext:value-type="float">
            <text:p>8.52E-01</text:p>
          </table:table-cell>
          <table:table-cell office:value-type="float" office:value="133.52933770508" calcext:value-type="float">
            <text:p>1.34E+02</text:p>
          </table:table-cell>
          <table:table-cell table:style-name="ce4" office:value-type="float" office:value="1.0493553827359" calcext:value-type="float">
            <text:p>1.049355</text:p>
          </table:table-cell>
          <table:table-cell office:value-type="float" office:value="1289.9105073894" calcext:value-type="float">
            <text:p>1.29E+03</text:p>
          </table:table-cell>
          <table:table-cell office:value-type="float" office:value="133.52933770508" calcext:value-type="float">
            <text:p>1.34E+02</text:p>
          </table:table-cell>
          <table:table-cell table:style-name="ce4" office:value-type="float" office:value="1.0493553827359" calcext:value-type="float">
            <text:p>1.049355</text:p>
          </table:table-cell>
          <table:table-cell/>
          <table:table-cell table:style-name="ce9" office:value-type="float" office:value="16.059427514463" calcext:value-type="float">
            <text:p>1.61E+01</text:p>
          </table:table-cell>
          <table:table-cell table:style-name="ce9" office:value-type="float" office:value="133.52933770508" calcext:value-type="float">
            <text:p>1.34E+02</text:p>
          </table:table-cell>
          <table:table-cell table:style-name="ce3" table:formula="of:=[.N25]*1000000000" office:value-type="float" office:value="1049355382.7359" calcext:value-type="float">
            <text:p>1049355382.735900</text:p>
          </table:table-cell>
          <table:table-cell table:style-name="ce8" table:formula="of:=([.O25]+[.R25])/2" office:value-type="float" office:value="645.381328877766" calcext:value-type="float">
            <text:p>6.45E+02</text:p>
          </table:table-cell>
          <table:table-cell table:style-name="ce9" office:value-type="float" office:value="133.52933770508" calcext:value-type="float">
            <text:p>1.34E+02</text:p>
          </table:table-cell>
          <table:table-cell table:style-name="ce3" table:formula="of:=[.Q25]*1000000000" office:value-type="float" office:value="1049355382.7359" calcext:value-type="float">
            <text:p>1049355382.735900</text:p>
          </table:table-cell>
          <table:table-cell table:style-name="ce8" table:formula="of:=([.O25]+[.R25])/2" office:value-type="float" office:value="645.381328877766" calcext:value-type="float">
            <text:p>6.45E+02</text:p>
          </table:table-cell>
          <table:table-cell table:style-name="ce9" office:value-type="float" office:value="133.52933770508" calcext:value-type="float">
            <text:p>1.34E+02</text:p>
          </table:table-cell>
          <table:table-cell table:style-name="ce3" table:formula="of:=[.T25]*1000000000" office:value-type="float" office:value="1049355382.7359" calcext:value-type="float">
            <text:p>1049355382.735900</text:p>
          </table:table-cell>
        </table:table-row>
        <table:table-row table:style-name="ro1">
          <table:table-cell table:number-columns-repeated="4"/>
          <table:table-cell table:style-name="ce4" office:value-type="float" office:value="1.0607345628131" calcext:value-type="float">
            <text:p>1.060735</text:p>
          </table:table-cell>
          <table:table-cell table:style-name="ce9" office:value-type="float" office:value="89.207869759057" calcext:value-type="float">
            <text:p>8.92E+01</text:p>
          </table:table-cell>
          <table:table-cell table:style-name="ce9" office:value-type="float" office:value="1.0777536949344" calcext:value-type="float">
            <text:p>1.08E+00</text:p>
          </table:table-cell>
          <table:table-cell table:style-name="ce9" office:value-type="float" office:value="575.71245274733" calcext:value-type="float">
            <text:p>5.76E+02</text:p>
          </table:table-cell>
          <table:table-cell table:style-name="ce9" office:value-type="float" office:value="0.11642842212789" calcext:value-type="float">
            <text:p>1.16E-01</text:p>
          </table:table-cell>
          <table:table-cell table:number-columns-repeated="2"/>
          <table:table-cell table:style-name="ce9" office:value-type="float" office:value="0.11642842212789" calcext:value-type="float">
            <text:p>1.16E-01</text:p>
          </table:table-cell>
          <table:table-cell office:value-type="float" office:value="89.207869759057" calcext:value-type="float">
            <text:p>8.92E+01</text:p>
          </table:table-cell>
          <table:table-cell table:style-name="ce4" office:value-type="float" office:value="1.0607345628131" calcext:value-type="float">
            <text:p>1.060735</text:p>
          </table:table-cell>
          <table:table-cell table:style-name="ce9" office:value-type="float" office:value="575.71245274733" calcext:value-type="float">
            <text:p>5.76E+02</text:p>
          </table:table-cell>
          <table:table-cell office:value-type="float" office:value="89.207869759057" calcext:value-type="float">
            <text:p>8.92E+01</text:p>
          </table:table-cell>
          <table:table-cell table:style-name="ce4" office:value-type="float" office:value="1.0607345628131" calcext:value-type="float">
            <text:p>1.060735</text:p>
          </table:table-cell>
          <table:table-cell office:value-type="float" office:value="1.0777536949344" calcext:value-type="float">
            <text:p>1.08E+00</text:p>
          </table:table-cell>
          <table:table-cell office:value-type="float" office:value="89.207869759057" calcext:value-type="float">
            <text:p>8.92E+01</text:p>
          </table:table-cell>
          <table:table-cell table:style-name="ce4" office:value-type="float" office:value="1.0607345628131" calcext:value-type="float">
            <text:p>1.060735</text:p>
          </table:table-cell>
          <table:table-cell/>
          <table:table-cell table:style-name="ce9" office:value-type="float" office:value="0.11642842212789" calcext:value-type="float">
            <text:p>1.16E-01</text:p>
          </table:table-cell>
          <table:table-cell table:style-name="ce9" office:value-type="float" office:value="89.207869759057" calcext:value-type="float">
            <text:p>8.92E+01</text:p>
          </table:table-cell>
          <table:table-cell table:style-name="ce3" table:formula="of:=[.N26]*1000000000" office:value-type="float" office:value="1060734562.8131" calcext:value-type="float">
            <text:p>1060734562.813100</text:p>
          </table:table-cell>
          <table:table-cell table:style-name="ce8" table:formula="of:=([.O26]+[.R26])/2" office:value-type="float" office:value="288.395103221132" calcext:value-type="float">
            <text:p>2.88E+02</text:p>
          </table:table-cell>
          <table:table-cell table:style-name="ce9" office:value-type="float" office:value="89.207869759057" calcext:value-type="float">
            <text:p>8.92E+01</text:p>
          </table:table-cell>
          <table:table-cell table:style-name="ce3" table:formula="of:=[.Q26]*1000000000" office:value-type="float" office:value="1060734562.8131" calcext:value-type="float">
            <text:p>1060734562.813100</text:p>
          </table:table-cell>
          <table:table-cell table:style-name="ce8" table:formula="of:=([.O26]+[.R26])/2" office:value-type="float" office:value="288.395103221132" calcext:value-type="float">
            <text:p>2.88E+02</text:p>
          </table:table-cell>
          <table:table-cell table:style-name="ce9" office:value-type="float" office:value="89.207869759057" calcext:value-type="float">
            <text:p>8.92E+01</text:p>
          </table:table-cell>
          <table:table-cell table:style-name="ce3" table:formula="of:=[.T26]*1000000000" office:value-type="float" office:value="1060734562.8131" calcext:value-type="float">
            <text:p>1060734562.813100</text:p>
          </table:table-cell>
        </table:table-row>
        <table:table-row table:style-name="ro1">
          <table:table-cell table:number-columns-repeated="4"/>
          <table:table-cell table:style-name="ce4" office:value-type="float" office:value="1.0637642254663" calcext:value-type="float">
            <text:p>1.063764</text:p>
          </table:table-cell>
          <table:table-cell table:style-name="ce9" office:value-type="float" office:value="93.006701158092" calcext:value-type="float">
            <text:p>9.30E+01</text:p>
          </table:table-cell>
          <table:table-cell table:style-name="ce9" office:value-type="float" office:value="87.71681651745" calcext:value-type="float">
            <text:p>8.77E+01</text:p>
          </table:table-cell>
          <table:table-cell table:style-name="ce9" office:value-type="float" office:value="5.322152794272" calcext:value-type="float">
            <text:p>5.32E+00</text:p>
          </table:table-cell>
          <table:table-cell table:style-name="ce9" office:value-type="float" office:value="19.153220876994" calcext:value-type="float">
            <text:p>1.92E+01</text:p>
          </table:table-cell>
          <table:table-cell table:number-columns-repeated="2"/>
          <table:table-cell table:style-name="ce9" office:value-type="float" office:value="19.153220876994" calcext:value-type="float">
            <text:p>1.92E+01</text:p>
          </table:table-cell>
          <table:table-cell office:value-type="float" office:value="93.006701158092" calcext:value-type="float">
            <text:p>9.30E+01</text:p>
          </table:table-cell>
          <table:table-cell table:style-name="ce4" office:value-type="float" office:value="1.0637642254663" calcext:value-type="float">
            <text:p>1.063764</text:p>
          </table:table-cell>
          <table:table-cell table:style-name="ce9" office:value-type="float" office:value="5.322152794272" calcext:value-type="float">
            <text:p>5.32E+00</text:p>
          </table:table-cell>
          <table:table-cell office:value-type="float" office:value="93.006701158092" calcext:value-type="float">
            <text:p>9.30E+01</text:p>
          </table:table-cell>
          <table:table-cell table:style-name="ce4" office:value-type="float" office:value="1.0637642254663" calcext:value-type="float">
            <text:p>1.063764</text:p>
          </table:table-cell>
          <table:table-cell office:value-type="float" office:value="87.71681651745" calcext:value-type="float">
            <text:p>8.77E+01</text:p>
          </table:table-cell>
          <table:table-cell office:value-type="float" office:value="93.006701158092" calcext:value-type="float">
            <text:p>9.30E+01</text:p>
          </table:table-cell>
          <table:table-cell table:style-name="ce4" office:value-type="float" office:value="1.0637642254663" calcext:value-type="float">
            <text:p>1.063764</text:p>
          </table:table-cell>
          <table:table-cell/>
          <table:table-cell table:style-name="ce9" office:value-type="float" office:value="19.153220876994" calcext:value-type="float">
            <text:p>1.92E+01</text:p>
          </table:table-cell>
          <table:table-cell table:style-name="ce9" office:value-type="float" office:value="93.006701158092" calcext:value-type="float">
            <text:p>9.30E+01</text:p>
          </table:table-cell>
          <table:table-cell table:style-name="ce3" table:formula="of:=[.N27]*1000000000" office:value-type="float" office:value="1063764225.4663" calcext:value-type="float">
            <text:p>1063764225.466300</text:p>
          </table:table-cell>
          <table:table-cell table:style-name="ce8" table:formula="of:=([.O27]+[.R27])/2" office:value-type="float" office:value="46.519484655861" calcext:value-type="float">
            <text:p>4.65E+01</text:p>
          </table:table-cell>
          <table:table-cell table:style-name="ce9" office:value-type="float" office:value="93.006701158092" calcext:value-type="float">
            <text:p>9.30E+01</text:p>
          </table:table-cell>
          <table:table-cell table:style-name="ce3" table:formula="of:=[.Q27]*1000000000" office:value-type="float" office:value="1063764225.4663" calcext:value-type="float">
            <text:p>1063764225.466300</text:p>
          </table:table-cell>
          <table:table-cell table:style-name="ce8" table:formula="of:=([.O27]+[.R27])/2" office:value-type="float" office:value="46.519484655861" calcext:value-type="float">
            <text:p>4.65E+01</text:p>
          </table:table-cell>
          <table:table-cell table:style-name="ce9" office:value-type="float" office:value="93.006701158092" calcext:value-type="float">
            <text:p>9.30E+01</text:p>
          </table:table-cell>
          <table:table-cell table:style-name="ce3" table:formula="of:=[.T27]*1000000000" office:value-type="float" office:value="1063764225.4663" calcext:value-type="float">
            <text:p>1063764225.466300</text:p>
          </table:table-cell>
        </table:table-row>
        <table:table-row table:style-name="ro1">
          <table:table-cell table:number-columns-repeated="4"/>
          <table:table-cell table:style-name="ce4" office:value-type="float" office:value="1.0863888603714" calcext:value-type="float">
            <text:p>1.086389</text:p>
          </table:table-cell>
          <table:table-cell table:style-name="ce9" office:value-type="float" office:value="269.97517222156" calcext:value-type="float">
            <text:p>2.70E+02</text:p>
          </table:table-cell>
          <table:table-cell table:style-name="ce9" office:value-type="float" office:value="1466.1921802977" calcext:value-type="float">
            <text:p>1.47E+03</text:p>
          </table:table-cell>
          <table:table-cell table:style-name="ce9" office:value-type="float" office:value="0.6265427923893" calcext:value-type="float">
            <text:p>6.27E-01</text:p>
          </table:table-cell>
          <table:table-cell table:style-name="ce9" office:value-type="float" office:value="0.9669343340789" calcext:value-type="float">
            <text:p>9.67E-01</text:p>
          </table:table-cell>
          <table:table-cell table:number-columns-repeated="2"/>
          <table:table-cell table:style-name="ce9" office:value-type="float" office:value="0.9669343340789" calcext:value-type="float">
            <text:p>9.67E-01</text:p>
          </table:table-cell>
          <table:table-cell office:value-type="float" office:value="269.97517222156" calcext:value-type="float">
            <text:p>2.70E+02</text:p>
          </table:table-cell>
          <table:table-cell table:style-name="ce4" office:value-type="float" office:value="1.0863888603714" calcext:value-type="float">
            <text:p>1.086389</text:p>
          </table:table-cell>
          <table:table-cell table:style-name="ce9" office:value-type="float" office:value="0.6265427923893" calcext:value-type="float">
            <text:p>6.27E-01</text:p>
          </table:table-cell>
          <table:table-cell office:value-type="float" office:value="269.97517222156" calcext:value-type="float">
            <text:p>2.70E+02</text:p>
          </table:table-cell>
          <table:table-cell table:style-name="ce4" office:value-type="float" office:value="1.0863888603714" calcext:value-type="float">
            <text:p>1.086389</text:p>
          </table:table-cell>
          <table:table-cell office:value-type="float" office:value="1466.1921802977" calcext:value-type="float">
            <text:p>1.47E+03</text:p>
          </table:table-cell>
          <table:table-cell office:value-type="float" office:value="269.97517222156" calcext:value-type="float">
            <text:p>2.70E+02</text:p>
          </table:table-cell>
          <table:table-cell table:style-name="ce4" office:value-type="float" office:value="1.0863888603714" calcext:value-type="float">
            <text:p>1.086389</text:p>
          </table:table-cell>
          <table:table-cell/>
          <table:table-cell table:style-name="ce9" office:value-type="float" office:value="0.9669343340789" calcext:value-type="float">
            <text:p>9.67E-01</text:p>
          </table:table-cell>
          <table:table-cell table:style-name="ce9" office:value-type="float" office:value="269.97517222156" calcext:value-type="float">
            <text:p>2.70E+02</text:p>
          </table:table-cell>
          <table:table-cell table:style-name="ce3" table:formula="of:=[.N28]*1000000000" office:value-type="float" office:value="1086388860.3714" calcext:value-type="float">
            <text:p>1086388860.371400</text:p>
          </table:table-cell>
          <table:table-cell table:style-name="ce8" table:formula="of:=([.O28]+[.R28])/2" office:value-type="float" office:value="733.409361545045" calcext:value-type="float">
            <text:p>7.33E+02</text:p>
          </table:table-cell>
          <table:table-cell table:style-name="ce9" office:value-type="float" office:value="269.97517222156" calcext:value-type="float">
            <text:p>2.70E+02</text:p>
          </table:table-cell>
          <table:table-cell table:style-name="ce3" table:formula="of:=[.Q28]*1000000000" office:value-type="float" office:value="1086388860.3714" calcext:value-type="float">
            <text:p>1086388860.371400</text:p>
          </table:table-cell>
          <table:table-cell table:style-name="ce8" table:formula="of:=([.O28]+[.R28])/2" office:value-type="float" office:value="733.409361545045" calcext:value-type="float">
            <text:p>7.33E+02</text:p>
          </table:table-cell>
          <table:table-cell table:style-name="ce9" office:value-type="float" office:value="269.97517222156" calcext:value-type="float">
            <text:p>2.70E+02</text:p>
          </table:table-cell>
          <table:table-cell table:style-name="ce3" table:formula="of:=[.T28]*1000000000" office:value-type="float" office:value="1086388860.3714" calcext:value-type="float">
            <text:p>1086388860.371400</text:p>
          </table:table-cell>
        </table:table-row>
        <table:table-row table:style-name="ro1">
          <table:table-cell table:number-columns-repeated="4"/>
          <table:table-cell table:style-name="ce4" office:value-type="float" office:value="1.1423311744445" calcext:value-type="float">
            <text:p>1.142331</text:p>
          </table:table-cell>
          <table:table-cell table:style-name="ce9" office:value-type="float" office:value="1642.8551992122" calcext:value-type="float">
            <text:p>1.64E+03</text:p>
          </table:table-cell>
          <table:table-cell table:style-name="ce9" office:value-type="float" office:value="2.4638158631604" calcext:value-type="float">
            <text:p>2.46E+00</text:p>
          </table:table-cell>
          <table:table-cell table:style-name="ce9" office:value-type="float" office:value="552.0820281769" calcext:value-type="float">
            <text:p>5.52E+02</text:p>
          </table:table-cell>
          <table:table-cell table:style-name="ce9" office:value-type="float" office:value="0.00017277831577326" calcext:value-type="float">
            <text:p>1.73E-04</text:p>
          </table:table-cell>
          <table:table-cell table:number-columns-repeated="2"/>
          <table:table-cell table:style-name="ce9" office:value-type="float" office:value="0.00017277831577326" calcext:value-type="float">
            <text:p>1.73E-04</text:p>
          </table:table-cell>
          <table:table-cell office:value-type="float" office:value="1642.8551992122" calcext:value-type="float">
            <text:p>1.64E+03</text:p>
          </table:table-cell>
          <table:table-cell table:style-name="ce4" office:value-type="float" office:value="1.1423311744445" calcext:value-type="float">
            <text:p>1.142331</text:p>
          </table:table-cell>
          <table:table-cell table:style-name="ce9" office:value-type="float" office:value="552.0820281769" calcext:value-type="float">
            <text:p>5.52E+02</text:p>
          </table:table-cell>
          <table:table-cell office:value-type="float" office:value="1642.8551992122" calcext:value-type="float">
            <text:p>1.64E+03</text:p>
          </table:table-cell>
          <table:table-cell table:style-name="ce4" office:value-type="float" office:value="1.1423311744445" calcext:value-type="float">
            <text:p>1.142331</text:p>
          </table:table-cell>
          <table:table-cell office:value-type="float" office:value="2.4638158631604" calcext:value-type="float">
            <text:p>2.46E+00</text:p>
          </table:table-cell>
          <table:table-cell office:value-type="float" office:value="1642.8551992122" calcext:value-type="float">
            <text:p>1.64E+03</text:p>
          </table:table-cell>
          <table:table-cell table:style-name="ce4" office:value-type="float" office:value="1.1423311744445" calcext:value-type="float">
            <text:p>1.142331</text:p>
          </table:table-cell>
          <table:table-cell/>
          <table:table-cell table:style-name="ce9" office:value-type="float" office:value="0.00017277831577326" calcext:value-type="float">
            <text:p>1.73E-04</text:p>
          </table:table-cell>
          <table:table-cell table:style-name="ce9" office:value-type="float" office:value="1642.8551992122" calcext:value-type="float">
            <text:p>1.64E+03</text:p>
          </table:table-cell>
          <table:table-cell table:style-name="ce3" table:formula="of:=[.N29]*1000000000" office:value-type="float" office:value="1142331174.4445" calcext:value-type="float">
            <text:p>1142331174.444500</text:p>
          </table:table-cell>
          <table:table-cell table:style-name="ce8" table:formula="of:=([.O29]+[.R29])/2" office:value-type="float" office:value="277.27292202003" calcext:value-type="float">
            <text:p>2.77E+02</text:p>
          </table:table-cell>
          <table:table-cell table:style-name="ce9" office:value-type="float" office:value="1642.8551992122" calcext:value-type="float">
            <text:p>1.64E+03</text:p>
          </table:table-cell>
          <table:table-cell table:style-name="ce3" table:formula="of:=[.Q29]*1000000000" office:value-type="float" office:value="1142331174.4445" calcext:value-type="float">
            <text:p>1142331174.444500</text:p>
          </table:table-cell>
          <table:table-cell table:style-name="ce8" table:formula="of:=([.O29]+[.R29])/2" office:value-type="float" office:value="277.27292202003" calcext:value-type="float">
            <text:p>2.77E+02</text:p>
          </table:table-cell>
          <table:table-cell table:style-name="ce9" office:value-type="float" office:value="1642.8551992122" calcext:value-type="float">
            <text:p>1.64E+03</text:p>
          </table:table-cell>
          <table:table-cell table:style-name="ce3" table:formula="of:=[.T29]*1000000000" office:value-type="float" office:value="1142331174.4445" calcext:value-type="float">
            <text:p>1142331174.444500</text:p>
          </table:table-cell>
        </table:table-row>
        <table:table-row table:style-name="ro1">
          <table:table-cell table:number-columns-repeated="4"/>
          <table:table-cell table:style-name="ce4" office:value-type="float" office:value="1.1725265535005" calcext:value-type="float">
            <text:p>1.172527</text:p>
          </table:table-cell>
          <table:table-cell table:style-name="ce9" office:value-type="float" office:value="8154.6195986209" calcext:value-type="float">
            <text:p>8.15E+03</text:p>
          </table:table-cell>
          <table:table-cell table:style-name="ce9" office:value-type="float" office:value="13188.7952648201" calcext:value-type="float">
            <text:p>1.32E+04</text:p>
          </table:table-cell>
          <table:table-cell table:style-name="ce9" office:value-type="float" office:value="7.2835903155546" calcext:value-type="float">
            <text:p>7.28E+00</text:p>
          </table:table-cell>
          <table:table-cell table:style-name="ce9" office:value-type="float" office:value="234.52174871782" calcext:value-type="float">
            <text:p>2.35E+02</text:p>
          </table:table-cell>
          <table:table-cell table:number-columns-repeated="2"/>
          <table:table-cell table:style-name="ce9" office:value-type="float" office:value="234.52174871782" calcext:value-type="float">
            <text:p>2.35E+02</text:p>
          </table:table-cell>
          <table:table-cell office:value-type="float" office:value="8154.6195986209" calcext:value-type="float">
            <text:p>8.15E+03</text:p>
          </table:table-cell>
          <table:table-cell table:style-name="ce4" office:value-type="float" office:value="1.1725265535005" calcext:value-type="float">
            <text:p>1.172527</text:p>
          </table:table-cell>
          <table:table-cell table:style-name="ce9" office:value-type="float" office:value="7.2835903155546" calcext:value-type="float">
            <text:p>7.28E+00</text:p>
          </table:table-cell>
          <table:table-cell office:value-type="float" office:value="8154.6195986209" calcext:value-type="float">
            <text:p>8.15E+03</text:p>
          </table:table-cell>
          <table:table-cell table:style-name="ce4" office:value-type="float" office:value="1.1725265535005" calcext:value-type="float">
            <text:p>1.172527</text:p>
          </table:table-cell>
          <table:table-cell office:value-type="float" office:value="13188.7952648201" calcext:value-type="float">
            <text:p>1.32E+04</text:p>
          </table:table-cell>
          <table:table-cell office:value-type="float" office:value="8154.6195986209" calcext:value-type="float">
            <text:p>8.15E+03</text:p>
          </table:table-cell>
          <table:table-cell table:style-name="ce4" office:value-type="float" office:value="1.1725265535005" calcext:value-type="float">
            <text:p>1.172527</text:p>
          </table:table-cell>
          <table:table-cell/>
          <table:table-cell table:style-name="ce9" office:value-type="float" office:value="234.52174871782" calcext:value-type="float">
            <text:p>2.35E+02</text:p>
          </table:table-cell>
          <table:table-cell table:style-name="ce9" office:value-type="float" office:value="8154.6195986209" calcext:value-type="float">
            <text:p>8.15E+03</text:p>
          </table:table-cell>
          <table:table-cell table:style-name="ce3" table:formula="of:=[.N30]*1000000000" office:value-type="float" office:value="1172526553.5005" calcext:value-type="float">
            <text:p>1172526553.500500</text:p>
          </table:table-cell>
          <table:table-cell table:style-name="ce8" table:formula="of:=([.O30]+[.R30])/2" office:value-type="float" office:value="6598.03942756783" calcext:value-type="float">
            <text:p>6.60E+03</text:p>
          </table:table-cell>
          <table:table-cell table:style-name="ce9" office:value-type="float" office:value="8154.6195986209" calcext:value-type="float">
            <text:p>8.15E+03</text:p>
          </table:table-cell>
          <table:table-cell table:style-name="ce3" table:formula="of:=[.Q30]*1000000000" office:value-type="float" office:value="1172526553.5005" calcext:value-type="float">
            <text:p>1172526553.500500</text:p>
          </table:table-cell>
          <table:table-cell table:style-name="ce8" table:formula="of:=([.O30]+[.R30])/2" office:value-type="float" office:value="6598.03942756783" calcext:value-type="float">
            <text:p>6.60E+03</text:p>
          </table:table-cell>
          <table:table-cell table:style-name="ce9" office:value-type="float" office:value="8154.6195986209" calcext:value-type="float">
            <text:p>8.15E+03</text:p>
          </table:table-cell>
          <table:table-cell table:style-name="ce3" table:formula="of:=[.T30]*1000000000" office:value-type="float" office:value="1172526553.5005" calcext:value-type="float">
            <text:p>1172526553.500500</text:p>
          </table:table-cell>
        </table:table-row>
        <table:table-row table:style-name="ro1">
          <table:table-cell table:number-columns-repeated="4"/>
          <table:table-cell table:style-name="ce4" office:value-type="float" office:value="1.2162780437032" calcext:value-type="float">
            <text:p>1.216278</text:p>
          </table:table-cell>
          <table:table-cell table:style-name="ce9" office:value-type="float" office:value="15649.9123374939" calcext:value-type="float">
            <text:p>1.56E+04</text:p>
          </table:table-cell>
          <table:table-cell table:style-name="ce9" office:value-type="float" office:value="7.0555432813492" calcext:value-type="float">
            <text:p>7.06E+00</text:p>
          </table:table-cell>
          <table:table-cell table:style-name="ce9" office:value-type="float" office:value="168580.915248375" calcext:value-type="float">
            <text:p>1.69E+05</text:p>
          </table:table-cell>
          <table:table-cell table:style-name="ce9" office:value-type="float" office:value="0.54230935104939" calcext:value-type="float">
            <text:p>5.42E-01</text:p>
          </table:table-cell>
          <table:table-cell table:number-columns-repeated="2"/>
          <table:table-cell table:style-name="ce9" office:value-type="float" office:value="0.54230935104939" calcext:value-type="float">
            <text:p>5.42E-01</text:p>
          </table:table-cell>
          <table:table-cell office:value-type="float" office:value="15649.9123374939" calcext:value-type="float">
            <text:p>1.56E+04</text:p>
          </table:table-cell>
          <table:table-cell table:style-name="ce4" office:value-type="float" office:value="1.2162780437032" calcext:value-type="float">
            <text:p>1.216278</text:p>
          </table:table-cell>
          <table:table-cell table:style-name="ce9" office:value-type="float" office:value="168580.915248375" calcext:value-type="float">
            <text:p>1.69E+05</text:p>
          </table:table-cell>
          <table:table-cell office:value-type="float" office:value="15649.9123374939" calcext:value-type="float">
            <text:p>1.56E+04</text:p>
          </table:table-cell>
          <table:table-cell table:style-name="ce4" office:value-type="float" office:value="1.2162780437032" calcext:value-type="float">
            <text:p>1.216278</text:p>
          </table:table-cell>
          <table:table-cell office:value-type="float" office:value="7.0555432813492" calcext:value-type="float">
            <text:p>7.06E+00</text:p>
          </table:table-cell>
          <table:table-cell office:value-type="float" office:value="15649.9123374939" calcext:value-type="float">
            <text:p>1.56E+04</text:p>
          </table:table-cell>
          <table:table-cell table:style-name="ce4" office:value-type="float" office:value="1.2162780437032" calcext:value-type="float">
            <text:p>1.216278</text:p>
          </table:table-cell>
          <table:table-cell/>
          <table:table-cell table:style-name="ce9" office:value-type="float" office:value="0.54230935104939" calcext:value-type="float">
            <text:p>5.42E-01</text:p>
          </table:table-cell>
          <table:table-cell table:style-name="ce9" office:value-type="float" office:value="15649.9123374939" calcext:value-type="float">
            <text:p>1.56E+04</text:p>
          </table:table-cell>
          <table:table-cell table:style-name="ce3" table:formula="of:=[.N31]*1000000000" office:value-type="float" office:value="1216278043.7032" calcext:value-type="float">
            <text:p>1216278043.703200</text:p>
          </table:table-cell>
          <table:table-cell table:style-name="ce8" table:formula="of:=([.O31]+[.R31])/2" office:value-type="float" office:value="84293.9853958282" calcext:value-type="float">
            <text:p>8.43E+04</text:p>
          </table:table-cell>
          <table:table-cell table:style-name="ce9" office:value-type="float" office:value="15649.9123374939" calcext:value-type="float">
            <text:p>1.56E+04</text:p>
          </table:table-cell>
          <table:table-cell table:style-name="ce3" table:formula="of:=[.Q31]*1000000000" office:value-type="float" office:value="1216278043.7032" calcext:value-type="float">
            <text:p>1216278043.703200</text:p>
          </table:table-cell>
          <table:table-cell table:style-name="ce8" table:formula="of:=([.O31]+[.R31])/2" office:value-type="float" office:value="84293.9853958282" calcext:value-type="float">
            <text:p>8.43E+04</text:p>
          </table:table-cell>
          <table:table-cell table:style-name="ce9" office:value-type="float" office:value="15649.9123374939" calcext:value-type="float">
            <text:p>1.56E+04</text:p>
          </table:table-cell>
          <table:table-cell table:style-name="ce3" table:formula="of:=[.T31]*1000000000" office:value-type="float" office:value="1216278043.7032" calcext:value-type="float">
            <text:p>1216278043.703200</text:p>
          </table:table-cell>
        </table:table-row>
        <table:table-row table:style-name="ro1">
          <table:table-cell table:number-columns-repeated="4"/>
          <table:table-cell table:style-name="ce4" office:value-type="float" office:value="1.2607918902508" calcext:value-type="float">
            <text:p>1.260792</text:p>
          </table:table-cell>
          <table:table-cell table:style-name="ce9" office:value-type="float" office:value="4062.743014297" calcext:value-type="float">
            <text:p>4.06E+03</text:p>
          </table:table-cell>
          <table:table-cell table:style-name="ce9" office:value-type="float" office:value="92195.4145240098" calcext:value-type="float">
            <text:p>9.22E+04</text:p>
          </table:table-cell>
          <table:table-cell table:style-name="ce9" office:value-type="float" office:value="943.39732551581" calcext:value-type="float">
            <text:p>9.43E+02</text:p>
          </table:table-cell>
          <table:table-cell table:style-name="ce9" office:value-type="float" office:value="52670.4384648142" calcext:value-type="float">
            <text:p>5.27E+04</text:p>
          </table:table-cell>
          <table:table-cell table:number-columns-repeated="2"/>
          <table:table-cell table:style-name="ce9" office:value-type="float" office:value="52670.4384648142" calcext:value-type="float">
            <text:p>5.27E+04</text:p>
          </table:table-cell>
          <table:table-cell office:value-type="float" office:value="4062.743014297" calcext:value-type="float">
            <text:p>4.06E+03</text:p>
          </table:table-cell>
          <table:table-cell table:style-name="ce4" office:value-type="float" office:value="1.2607918902508" calcext:value-type="float">
            <text:p>1.260792</text:p>
          </table:table-cell>
          <table:table-cell table:style-name="ce9" office:value-type="float" office:value="943.39732551581" calcext:value-type="float">
            <text:p>9.43E+02</text:p>
          </table:table-cell>
          <table:table-cell office:value-type="float" office:value="4062.743014297" calcext:value-type="float">
            <text:p>4.06E+03</text:p>
          </table:table-cell>
          <table:table-cell table:style-name="ce4" office:value-type="float" office:value="1.2607918902508" calcext:value-type="float">
            <text:p>1.260792</text:p>
          </table:table-cell>
          <table:table-cell office:value-type="float" office:value="92195.4145240098" calcext:value-type="float">
            <text:p>9.22E+04</text:p>
          </table:table-cell>
          <table:table-cell office:value-type="float" office:value="4062.743014297" calcext:value-type="float">
            <text:p>4.06E+03</text:p>
          </table:table-cell>
          <table:table-cell table:style-name="ce4" office:value-type="float" office:value="1.2607918902508" calcext:value-type="float">
            <text:p>1.260792</text:p>
          </table:table-cell>
          <table:table-cell/>
          <table:table-cell table:style-name="ce9" office:value-type="float" office:value="52670.4384648142" calcext:value-type="float">
            <text:p>5.27E+04</text:p>
          </table:table-cell>
          <table:table-cell table:style-name="ce9" office:value-type="float" office:value="4062.743014297" calcext:value-type="float">
            <text:p>4.06E+03</text:p>
          </table:table-cell>
          <table:table-cell table:style-name="ce3" table:formula="of:=[.N32]*1000000000" office:value-type="float" office:value="1260791890.2508" calcext:value-type="float">
            <text:p>1260791890.250800</text:p>
          </table:table-cell>
          <table:table-cell table:style-name="ce8" table:formula="of:=([.O32]+[.R32])/2" office:value-type="float" office:value="46569.4059247628" calcext:value-type="float">
            <text:p>4.66E+04</text:p>
          </table:table-cell>
          <table:table-cell table:style-name="ce9" office:value-type="float" office:value="4062.743014297" calcext:value-type="float">
            <text:p>4.06E+03</text:p>
          </table:table-cell>
          <table:table-cell table:style-name="ce3" table:formula="of:=[.Q32]*1000000000" office:value-type="float" office:value="1260791890.2508" calcext:value-type="float">
            <text:p>1260791890.250800</text:p>
          </table:table-cell>
          <table:table-cell table:style-name="ce8" table:formula="of:=([.O32]+[.R32])/2" office:value-type="float" office:value="46569.4059247628" calcext:value-type="float">
            <text:p>4.66E+04</text:p>
          </table:table-cell>
          <table:table-cell table:style-name="ce9" office:value-type="float" office:value="4062.743014297" calcext:value-type="float">
            <text:p>4.06E+03</text:p>
          </table:table-cell>
          <table:table-cell table:style-name="ce3" table:formula="of:=[.T32]*1000000000" office:value-type="float" office:value="1260791890.2508" calcext:value-type="float">
            <text:p>1260791890.250800</text:p>
          </table:table-cell>
        </table:table-row>
        <table:table-row table:style-name="ro1">
          <table:table-cell table:number-columns-repeated="4"/>
          <table:table-cell table:style-name="ce4" office:value-type="float" office:value="1.2955947427303" calcext:value-type="float">
            <text:p>1.295595</text:p>
          </table:table-cell>
          <table:table-cell table:style-name="ce9" office:value-type="float" office:value="6535.3463128826" calcext:value-type="float">
            <text:p>6.54E+03</text:p>
          </table:table-cell>
          <table:table-cell table:style-name="ce9" office:value-type="float" office:value="746400.392421433" calcext:value-type="float">
            <text:p>7.46E+05</text:p>
          </table:table-cell>
          <table:table-cell table:style-name="ce9" office:value-type="float" office:value="178.48318429385" calcext:value-type="float">
            <text:p>1.78E+02</text:p>
          </table:table-cell>
          <table:table-cell table:style-name="ce9" office:value-type="float" office:value="20054.9168259944" calcext:value-type="float">
            <text:p>2.01E+04</text:p>
          </table:table-cell>
          <table:table-cell table:number-columns-repeated="2"/>
          <table:table-cell table:style-name="ce9" office:value-type="float" office:value="20054.9168259944" calcext:value-type="float">
            <text:p>2.01E+04</text:p>
          </table:table-cell>
          <table:table-cell office:value-type="float" office:value="6535.3463128826" calcext:value-type="float">
            <text:p>6.54E+03</text:p>
          </table:table-cell>
          <table:table-cell table:style-name="ce4" office:value-type="float" office:value="1.2955947427303" calcext:value-type="float">
            <text:p>1.295595</text:p>
          </table:table-cell>
          <table:table-cell table:style-name="ce9" office:value-type="float" office:value="178.48318429385" calcext:value-type="float">
            <text:p>1.78E+02</text:p>
          </table:table-cell>
          <table:table-cell office:value-type="float" office:value="6535.3463128826" calcext:value-type="float">
            <text:p>6.54E+03</text:p>
          </table:table-cell>
          <table:table-cell table:style-name="ce4" office:value-type="float" office:value="1.2955947427303" calcext:value-type="float">
            <text:p>1.295595</text:p>
          </table:table-cell>
          <table:table-cell office:value-type="float" office:value="746400.392421433" calcext:value-type="float">
            <text:p>7.46E+05</text:p>
          </table:table-cell>
          <table:table-cell office:value-type="float" office:value="6535.3463128826" calcext:value-type="float">
            <text:p>6.54E+03</text:p>
          </table:table-cell>
          <table:table-cell table:style-name="ce4" office:value-type="float" office:value="1.2955947427303" calcext:value-type="float">
            <text:p>1.295595</text:p>
          </table:table-cell>
          <table:table-cell/>
          <table:table-cell table:style-name="ce9" office:value-type="float" office:value="20054.9168259944" calcext:value-type="float">
            <text:p>2.01E+04</text:p>
          </table:table-cell>
          <table:table-cell table:style-name="ce9" office:value-type="float" office:value="6535.3463128826" calcext:value-type="float">
            <text:p>6.54E+03</text:p>
          </table:table-cell>
          <table:table-cell table:style-name="ce3" table:formula="of:=[.N33]*1000000000" office:value-type="float" office:value="1295594742.7303" calcext:value-type="float">
            <text:p>1295594742.730300</text:p>
          </table:table-cell>
          <table:table-cell table:style-name="ce8" table:formula="of:=([.O33]+[.R33])/2" office:value-type="float" office:value="373289.437802863" calcext:value-type="float">
            <text:p>3.73E+05</text:p>
          </table:table-cell>
          <table:table-cell table:style-name="ce9" office:value-type="float" office:value="6535.3463128826" calcext:value-type="float">
            <text:p>6.54E+03</text:p>
          </table:table-cell>
          <table:table-cell table:style-name="ce3" table:formula="of:=[.Q33]*1000000000" office:value-type="float" office:value="1295594742.7303" calcext:value-type="float">
            <text:p>1295594742.730300</text:p>
          </table:table-cell>
          <table:table-cell table:style-name="ce8" table:formula="of:=([.O33]+[.R33])/2" office:value-type="float" office:value="373289.437802863" calcext:value-type="float">
            <text:p>3.73E+05</text:p>
          </table:table-cell>
          <table:table-cell table:style-name="ce9" office:value-type="float" office:value="6535.3463128826" calcext:value-type="float">
            <text:p>6.54E+03</text:p>
          </table:table-cell>
          <table:table-cell table:style-name="ce3" table:formula="of:=[.T33]*1000000000" office:value-type="float" office:value="1295594742.7303" calcext:value-type="float">
            <text:p>1295594742.730300</text:p>
          </table:table-cell>
        </table:table-row>
        <table:table-row table:style-name="ro1">
          <table:table-cell table:number-columns-repeated="4"/>
          <table:table-cell table:style-name="ce4" office:value-type="float" office:value="1.38442853007" calcext:value-type="float">
            <text:p>1.384429</text:p>
          </table:table-cell>
          <table:table-cell table:style-name="ce9" office:value-type="float" office:value="2253.6952485745" calcext:value-type="float">
            <text:p>2.25E+03</text:p>
          </table:table-cell>
          <table:table-cell table:style-name="ce9" office:value-type="float" office:value="1.1394869011112" calcext:value-type="float">
            <text:p>1.14E+00</text:p>
          </table:table-cell>
          <table:table-cell table:style-name="ce9" office:value-type="float" office:value="2460.630687994" calcext:value-type="float">
            <text:p>2.46E+03</text:p>
          </table:table-cell>
          <table:table-cell table:style-name="ce9" office:value-type="float" office:value="0.0017848420612847" calcext:value-type="float">
            <text:p>1.78E-03</text:p>
          </table:table-cell>
          <table:table-cell table:number-columns-repeated="2"/>
          <table:table-cell table:style-name="ce9" office:value-type="float" office:value="0.0017848420612847" calcext:value-type="float">
            <text:p>1.78E-03</text:p>
          </table:table-cell>
          <table:table-cell office:value-type="float" office:value="2253.6952485745" calcext:value-type="float">
            <text:p>2.25E+03</text:p>
          </table:table-cell>
          <table:table-cell table:style-name="ce4" office:value-type="float" office:value="1.38442853007" calcext:value-type="float">
            <text:p>1.384429</text:p>
          </table:table-cell>
          <table:table-cell table:style-name="ce9" office:value-type="float" office:value="2460.630687994" calcext:value-type="float">
            <text:p>2.46E+03</text:p>
          </table:table-cell>
          <table:table-cell office:value-type="float" office:value="2253.6952485745" calcext:value-type="float">
            <text:p>2.25E+03</text:p>
          </table:table-cell>
          <table:table-cell table:style-name="ce4" office:value-type="float" office:value="1.38442853007" calcext:value-type="float">
            <text:p>1.384429</text:p>
          </table:table-cell>
          <table:table-cell office:value-type="float" office:value="1.1394869011112" calcext:value-type="float">
            <text:p>1.14E+00</text:p>
          </table:table-cell>
          <table:table-cell office:value-type="float" office:value="2253.6952485745" calcext:value-type="float">
            <text:p>2.25E+03</text:p>
          </table:table-cell>
          <table:table-cell table:style-name="ce4" office:value-type="float" office:value="1.38442853007" calcext:value-type="float">
            <text:p>1.384429</text:p>
          </table:table-cell>
          <table:table-cell/>
          <table:table-cell table:style-name="ce9" office:value-type="float" office:value="0.0017848420612847" calcext:value-type="float">
            <text:p>1.78E-03</text:p>
          </table:table-cell>
          <table:table-cell table:style-name="ce9" office:value-type="float" office:value="2253.6952485745" calcext:value-type="float">
            <text:p>2.25E+03</text:p>
          </table:table-cell>
          <table:table-cell table:style-name="ce3" table:formula="of:=[.N34]*1000000000" office:value-type="float" office:value="1384428530.07" calcext:value-type="float">
            <text:p>1384428530.070000</text:p>
          </table:table-cell>
          <table:table-cell table:style-name="ce8" table:formula="of:=([.O34]+[.R34])/2" office:value-type="float" office:value="1230.88508744756" calcext:value-type="float">
            <text:p>1.23E+03</text:p>
          </table:table-cell>
          <table:table-cell table:style-name="ce9" office:value-type="float" office:value="2253.6952485745" calcext:value-type="float">
            <text:p>2.25E+03</text:p>
          </table:table-cell>
          <table:table-cell table:style-name="ce3" table:formula="of:=[.Q34]*1000000000" office:value-type="float" office:value="1384428530.07" calcext:value-type="float">
            <text:p>1384428530.070000</text:p>
          </table:table-cell>
          <table:table-cell table:style-name="ce8" table:formula="of:=([.O34]+[.R34])/2" office:value-type="float" office:value="1230.88508744756" calcext:value-type="float">
            <text:p>1.23E+03</text:p>
          </table:table-cell>
          <table:table-cell table:style-name="ce9" office:value-type="float" office:value="2253.6952485745" calcext:value-type="float">
            <text:p>2.25E+03</text:p>
          </table:table-cell>
          <table:table-cell table:style-name="ce3" table:formula="of:=[.T34]*1000000000" office:value-type="float" office:value="1384428530.07" calcext:value-type="float">
            <text:p>1384428530.070000</text:p>
          </table:table-cell>
        </table:table-row>
        <table:table-row table:style-name="ro1">
          <table:table-cell table:number-columns-repeated="4"/>
          <table:table-cell table:style-name="ce4" office:value-type="float" office:value="1.4378583950737" calcext:value-type="float">
            <text:p>1.437858</text:p>
          </table:table-cell>
          <table:table-cell table:style-name="ce9" office:value-type="float" office:value="944.03205475066" calcext:value-type="float">
            <text:p>9.44E+02</text:p>
          </table:table-cell>
          <table:table-cell table:style-name="ce9" office:value-type="float" office:value="74727.182986637" calcext:value-type="float">
            <text:p>7.47E+04</text:p>
          </table:table-cell>
          <table:table-cell table:style-name="ce9" office:value-type="float" office:value="5.0801940764977" calcext:value-type="float">
            <text:p>5.08E+00</text:p>
          </table:table-cell>
          <table:table-cell table:style-name="ce9" office:value-type="float" office:value="240.51327504374" calcext:value-type="float">
            <text:p>2.41E+02</text:p>
          </table:table-cell>
          <table:table-cell table:number-columns-repeated="2"/>
          <table:table-cell table:style-name="ce9" office:value-type="float" office:value="240.51327504374" calcext:value-type="float">
            <text:p>2.41E+02</text:p>
          </table:table-cell>
          <table:table-cell office:value-type="float" office:value="944.03205475066" calcext:value-type="float">
            <text:p>9.44E+02</text:p>
          </table:table-cell>
          <table:table-cell table:style-name="ce4" office:value-type="float" office:value="1.4378583950737" calcext:value-type="float">
            <text:p>1.437858</text:p>
          </table:table-cell>
          <table:table-cell table:style-name="ce9" office:value-type="float" office:value="5.0801940764977" calcext:value-type="float">
            <text:p>5.08E+00</text:p>
          </table:table-cell>
          <table:table-cell office:value-type="float" office:value="944.03205475066" calcext:value-type="float">
            <text:p>9.44E+02</text:p>
          </table:table-cell>
          <table:table-cell table:style-name="ce4" office:value-type="float" office:value="1.4378583950737" calcext:value-type="float">
            <text:p>1.437858</text:p>
          </table:table-cell>
          <table:table-cell office:value-type="float" office:value="74727.182986637" calcext:value-type="float">
            <text:p>7.47E+04</text:p>
          </table:table-cell>
          <table:table-cell office:value-type="float" office:value="944.03205475066" calcext:value-type="float">
            <text:p>9.44E+02</text:p>
          </table:table-cell>
          <table:table-cell table:style-name="ce4" office:value-type="float" office:value="1.4378583950737" calcext:value-type="float">
            <text:p>1.437858</text:p>
          </table:table-cell>
          <table:table-cell/>
          <table:table-cell table:style-name="ce9" office:value-type="float" office:value="240.51327504374" calcext:value-type="float">
            <text:p>2.41E+02</text:p>
          </table:table-cell>
          <table:table-cell table:style-name="ce9" office:value-type="float" office:value="944.03205475066" calcext:value-type="float">
            <text:p>9.44E+02</text:p>
          </table:table-cell>
          <table:table-cell table:style-name="ce3" table:formula="of:=[.N35]*1000000000" office:value-type="float" office:value="1437858395.0737" calcext:value-type="float">
            <text:p>1437858395.073700</text:p>
          </table:table-cell>
          <table:table-cell table:style-name="ce8" table:formula="of:=([.O35]+[.R35])/2" office:value-type="float" office:value="37366.1315903567" calcext:value-type="float">
            <text:p>3.74E+04</text:p>
          </table:table-cell>
          <table:table-cell table:style-name="ce9" office:value-type="float" office:value="944.03205475066" calcext:value-type="float">
            <text:p>9.44E+02</text:p>
          </table:table-cell>
          <table:table-cell table:style-name="ce3" table:formula="of:=[.Q35]*1000000000" office:value-type="float" office:value="1437858395.0737" calcext:value-type="float">
            <text:p>1437858395.073700</text:p>
          </table:table-cell>
          <table:table-cell table:style-name="ce8" table:formula="of:=([.O35]+[.R35])/2" office:value-type="float" office:value="37366.1315903567" calcext:value-type="float">
            <text:p>3.74E+04</text:p>
          </table:table-cell>
          <table:table-cell table:style-name="ce9" office:value-type="float" office:value="944.03205475066" calcext:value-type="float">
            <text:p>9.44E+02</text:p>
          </table:table-cell>
          <table:table-cell table:style-name="ce3" table:formula="of:=[.T35]*1000000000" office:value-type="float" office:value="1437858395.0737" calcext:value-type="float">
            <text:p>1437858395.073700</text:p>
          </table:table-cell>
        </table:table-row>
        <table:table-row table:style-name="ro1">
          <table:table-cell table:number-columns-repeated="4"/>
          <table:table-cell table:style-name="ce4" office:value-type="float" office:value="1.4547145476053" calcext:value-type="float">
            <text:p>1.454715</text:p>
          </table:table-cell>
          <table:table-cell table:style-name="ce9" office:value-type="float" office:value="4799.3350589287" calcext:value-type="float">
            <text:p>4.80E+03</text:p>
          </table:table-cell>
          <table:table-cell table:style-name="ce9" office:value-type="float" office:value="2.787481752386" calcext:value-type="float">
            <text:p>2.79E+00</text:p>
          </table:table-cell>
          <table:table-cell table:style-name="ce9" office:value-type="float" office:value="1074.4135338288" calcext:value-type="float">
            <text:p>1.07E+03</text:p>
          </table:table-cell>
          <table:table-cell table:style-name="ce9" office:value-type="float" office:value="0.0000073006336627183" calcext:value-type="float">
            <text:p>7.30E-06</text:p>
          </table:table-cell>
          <table:table-cell table:number-columns-repeated="2"/>
          <table:table-cell table:style-name="ce9" office:value-type="float" office:value="0.0000073006336627183" calcext:value-type="float">
            <text:p>7.30E-06</text:p>
          </table:table-cell>
          <table:table-cell office:value-type="float" office:value="4799.3350589287" calcext:value-type="float">
            <text:p>4.80E+03</text:p>
          </table:table-cell>
          <table:table-cell table:style-name="ce4" office:value-type="float" office:value="1.4547145476053" calcext:value-type="float">
            <text:p>1.454715</text:p>
          </table:table-cell>
          <table:table-cell table:style-name="ce9" office:value-type="float" office:value="1074.4135338288" calcext:value-type="float">
            <text:p>1.07E+03</text:p>
          </table:table-cell>
          <table:table-cell office:value-type="float" office:value="4799.3350589287" calcext:value-type="float">
            <text:p>4.80E+03</text:p>
          </table:table-cell>
          <table:table-cell table:style-name="ce4" office:value-type="float" office:value="1.4547145476053" calcext:value-type="float">
            <text:p>1.454715</text:p>
          </table:table-cell>
          <table:table-cell office:value-type="float" office:value="2.787481752386" calcext:value-type="float">
            <text:p>2.79E+00</text:p>
          </table:table-cell>
          <table:table-cell office:value-type="float" office:value="4799.3350589287" calcext:value-type="float">
            <text:p>4.80E+03</text:p>
          </table:table-cell>
          <table:table-cell table:style-name="ce4" office:value-type="float" office:value="1.4547145476053" calcext:value-type="float">
            <text:p>1.454715</text:p>
          </table:table-cell>
          <table:table-cell/>
          <table:table-cell table:style-name="ce9" office:value-type="float" office:value="0.0000073006336627183" calcext:value-type="float">
            <text:p>7.30E-06</text:p>
          </table:table-cell>
          <table:table-cell table:style-name="ce9" office:value-type="float" office:value="4799.3350589287" calcext:value-type="float">
            <text:p>4.80E+03</text:p>
          </table:table-cell>
          <table:table-cell table:style-name="ce3" table:formula="of:=[.N36]*1000000000" office:value-type="float" office:value="1454714547.6053" calcext:value-type="float">
            <text:p>1454714547.605300</text:p>
          </table:table-cell>
          <table:table-cell table:style-name="ce8" table:formula="of:=([.O36]+[.R36])/2" office:value-type="float" office:value="538.600507790593" calcext:value-type="float">
            <text:p>5.39E+02</text:p>
          </table:table-cell>
          <table:table-cell table:style-name="ce9" office:value-type="float" office:value="4799.3350589287" calcext:value-type="float">
            <text:p>4.80E+03</text:p>
          </table:table-cell>
          <table:table-cell table:style-name="ce3" table:formula="of:=[.Q36]*1000000000" office:value-type="float" office:value="1454714547.6053" calcext:value-type="float">
            <text:p>1454714547.605300</text:p>
          </table:table-cell>
          <table:table-cell table:style-name="ce8" table:formula="of:=([.O36]+[.R36])/2" office:value-type="float" office:value="538.600507790593" calcext:value-type="float">
            <text:p>5.39E+02</text:p>
          </table:table-cell>
          <table:table-cell table:style-name="ce9" office:value-type="float" office:value="4799.3350589287" calcext:value-type="float">
            <text:p>4.80E+03</text:p>
          </table:table-cell>
          <table:table-cell table:style-name="ce3" table:formula="of:=[.T36]*1000000000" office:value-type="float" office:value="1454714547.6053" calcext:value-type="float">
            <text:p>1454714547.605300</text:p>
          </table:table-cell>
        </table:table-row>
        <table:table-row table:style-name="ro1">
          <table:table-cell table:number-columns-repeated="4"/>
          <table:table-cell table:style-name="ce4" office:value-type="float" office:value="1.4999322059033" calcext:value-type="float">
            <text:p>1.499932</text:p>
          </table:table-cell>
          <table:table-cell table:style-name="ce9" office:value-type="float" office:value="10783.2798723879" calcext:value-type="float">
            <text:p>1.08E+04</text:p>
          </table:table-cell>
          <table:table-cell table:style-name="ce9" office:value-type="float" office:value="8.2650052039663" calcext:value-type="float">
            <text:p>8.27E+00</text:p>
          </table:table-cell>
          <table:table-cell table:style-name="ce9" office:value-type="float" office:value="534978.232610051" calcext:value-type="float">
            <text:p>5.35E+05</text:p>
          </table:table-cell>
          <table:table-cell table:style-name="ce9" office:value-type="float" office:value="1.35084560679" calcext:value-type="float">
            <text:p>1.35E+00</text:p>
          </table:table-cell>
          <table:table-cell table:number-columns-repeated="2"/>
          <table:table-cell table:style-name="ce9" office:value-type="float" office:value="1.35084560679" calcext:value-type="float">
            <text:p>1.35E+00</text:p>
          </table:table-cell>
          <table:table-cell office:value-type="float" office:value="10783.2798723879" calcext:value-type="float">
            <text:p>1.08E+04</text:p>
          </table:table-cell>
          <table:table-cell table:style-name="ce4" office:value-type="float" office:value="1.4999322059033" calcext:value-type="float">
            <text:p>1.499932</text:p>
          </table:table-cell>
          <table:table-cell table:style-name="ce9" office:value-type="float" office:value="534978.232610051" calcext:value-type="float">
            <text:p>5.35E+05</text:p>
          </table:table-cell>
          <table:table-cell office:value-type="float" office:value="10783.2798723879" calcext:value-type="float">
            <text:p>1.08E+04</text:p>
          </table:table-cell>
          <table:table-cell table:style-name="ce4" office:value-type="float" office:value="1.4999322059033" calcext:value-type="float">
            <text:p>1.499932</text:p>
          </table:table-cell>
          <table:table-cell office:value-type="float" office:value="8.2650052039663" calcext:value-type="float">
            <text:p>8.27E+00</text:p>
          </table:table-cell>
          <table:table-cell office:value-type="float" office:value="10783.2798723879" calcext:value-type="float">
            <text:p>1.08E+04</text:p>
          </table:table-cell>
          <table:table-cell table:style-name="ce4" office:value-type="float" office:value="1.4999322059033" calcext:value-type="float">
            <text:p>1.499932</text:p>
          </table:table-cell>
          <table:table-cell/>
          <table:table-cell table:style-name="ce9" office:value-type="float" office:value="1.35084560679" calcext:value-type="float">
            <text:p>1.35E+00</text:p>
          </table:table-cell>
          <table:table-cell table:style-name="ce9" office:value-type="float" office:value="10783.2798723879" calcext:value-type="float">
            <text:p>1.08E+04</text:p>
          </table:table-cell>
          <table:table-cell table:style-name="ce3" table:formula="of:=[.N37]*1000000000" office:value-type="float" office:value="1499932205.9033" calcext:value-type="float">
            <text:p>1499932205.903300</text:p>
          </table:table-cell>
          <table:table-cell table:style-name="ce8" table:formula="of:=([.O37]+[.R37])/2" office:value-type="float" office:value="267493.248807628" calcext:value-type="float">
            <text:p>2.67E+05</text:p>
          </table:table-cell>
          <table:table-cell table:style-name="ce9" office:value-type="float" office:value="10783.2798723879" calcext:value-type="float">
            <text:p>1.08E+04</text:p>
          </table:table-cell>
          <table:table-cell table:style-name="ce3" table:formula="of:=[.Q37]*1000000000" office:value-type="float" office:value="1499932205.9033" calcext:value-type="float">
            <text:p>1499932205.903300</text:p>
          </table:table-cell>
          <table:table-cell table:style-name="ce8" table:formula="of:=([.O37]+[.R37])/2" office:value-type="float" office:value="267493.248807628" calcext:value-type="float">
            <text:p>2.67E+05</text:p>
          </table:table-cell>
          <table:table-cell table:style-name="ce9" office:value-type="float" office:value="10783.2798723879" calcext:value-type="float">
            <text:p>1.08E+04</text:p>
          </table:table-cell>
          <table:table-cell table:style-name="ce3" table:formula="of:=[.T37]*1000000000" office:value-type="float" office:value="1499932205.9033" calcext:value-type="float">
            <text:p>1499932205.903300</text:p>
          </table:table-cell>
        </table:table-row>
        <table:table-row table:style-name="ro1">
          <table:table-cell table:number-columns-repeated="4"/>
          <table:table-cell table:style-name="ce4" office:value-type="float" office:value="1.5024167721721" calcext:value-type="float">
            <text:p>1.502417</text:p>
          </table:table-cell>
          <table:table-cell table:style-name="ce9" office:value-type="float" office:value="1.226602939378" calcext:value-type="float">
            <text:p>1.23E+00</text:p>
          </table:table-cell>
          <table:table-cell table:style-name="ce9" office:value-type="float" office:value="23.419117261405" calcext:value-type="float">
            <text:p>2.34E+01</text:p>
          </table:table-cell>
          <table:table-cell table:style-name="ce9" office:value-type="float" office:value="0.025507053107298" calcext:value-type="float">
            <text:p>2.55E-02</text:p>
          </table:table-cell>
          <table:table-cell table:style-name="ce9" office:value-type="float" office:value="0.098673066558952" calcext:value-type="float">
            <text:p>9.87E-02</text:p>
          </table:table-cell>
          <table:table-cell table:number-columns-repeated="2"/>
          <table:table-cell table:style-name="ce9" office:value-type="float" office:value="0.098673066558952" calcext:value-type="float">
            <text:p>9.87E-02</text:p>
          </table:table-cell>
          <table:table-cell office:value-type="float" office:value="1.226602939378" calcext:value-type="float">
            <text:p>1.23E+00</text:p>
          </table:table-cell>
          <table:table-cell table:style-name="ce4" office:value-type="float" office:value="1.5024167721721" calcext:value-type="float">
            <text:p>1.502417</text:p>
          </table:table-cell>
          <table:table-cell table:style-name="ce9" office:value-type="float" office:value="0.025507053107298" calcext:value-type="float">
            <text:p>2.55E-02</text:p>
          </table:table-cell>
          <table:table-cell office:value-type="float" office:value="1.226602939378" calcext:value-type="float">
            <text:p>1.23E+00</text:p>
          </table:table-cell>
          <table:table-cell table:style-name="ce4" office:value-type="float" office:value="1.5024167721721" calcext:value-type="float">
            <text:p>1.502417</text:p>
          </table:table-cell>
          <table:table-cell office:value-type="float" office:value="23.419117261405" calcext:value-type="float">
            <text:p>2.34E+01</text:p>
          </table:table-cell>
          <table:table-cell office:value-type="float" office:value="1.226602939378" calcext:value-type="float">
            <text:p>1.23E+00</text:p>
          </table:table-cell>
          <table:table-cell table:style-name="ce4" office:value-type="float" office:value="1.5024167721721" calcext:value-type="float">
            <text:p>1.502417</text:p>
          </table:table-cell>
          <table:table-cell/>
          <table:table-cell table:style-name="ce9" office:value-type="float" office:value="0.098673066558952" calcext:value-type="float">
            <text:p>9.87E-02</text:p>
          </table:table-cell>
          <table:table-cell table:style-name="ce9" office:value-type="float" office:value="1.226602939378" calcext:value-type="float">
            <text:p>1.23E+00</text:p>
          </table:table-cell>
          <table:table-cell table:style-name="ce3" table:formula="of:=[.N38]*1000000000" office:value-type="float" office:value="1502416772.1721" calcext:value-type="float">
            <text:p>1502416772.172100</text:p>
          </table:table-cell>
          <table:table-cell table:style-name="ce8" table:formula="of:=([.O38]+[.R38])/2" office:value-type="float" office:value="11.7223121572561" calcext:value-type="float">
            <text:p>1.17E+01</text:p>
          </table:table-cell>
          <table:table-cell table:style-name="ce9" office:value-type="float" office:value="1.226602939378" calcext:value-type="float">
            <text:p>1.23E+00</text:p>
          </table:table-cell>
          <table:table-cell table:style-name="ce3" table:formula="of:=[.Q38]*1000000000" office:value-type="float" office:value="1502416772.1721" calcext:value-type="float">
            <text:p>1502416772.172100</text:p>
          </table:table-cell>
          <table:table-cell table:style-name="ce8" table:formula="of:=([.O38]+[.R38])/2" office:value-type="float" office:value="11.7223121572561" calcext:value-type="float">
            <text:p>1.17E+01</text:p>
          </table:table-cell>
          <table:table-cell table:style-name="ce9" office:value-type="float" office:value="1.226602939378" calcext:value-type="float">
            <text:p>1.23E+00</text:p>
          </table:table-cell>
          <table:table-cell table:style-name="ce3" table:formula="of:=[.T38]*1000000000" office:value-type="float" office:value="1502416772.1721" calcext:value-type="float">
            <text:p>1502416772.172100</text:p>
          </table:table-cell>
        </table:table-row>
        <table:table-row table:style-name="ro1">
          <table:table-cell table:number-columns-repeated="4"/>
          <table:table-cell table:style-name="ce4" office:value-type="float" office:value="1.5127134842899" calcext:value-type="float">
            <text:p>1.512713</text:p>
          </table:table-cell>
          <table:table-cell table:style-name="ce9" office:value-type="float" office:value="119.66468701516" calcext:value-type="float">
            <text:p>1.20E+02</text:p>
          </table:table-cell>
          <table:table-cell table:style-name="ce9" office:value-type="float" office:value="420.88051868801" calcext:value-type="float">
            <text:p>4.21E+02</text:p>
          </table:table-cell>
          <table:table-cell table:style-name="ce9" office:value-type="float" office:value="4.3434106582629" calcext:value-type="float">
            <text:p>4.34E+00</text:p>
          </table:table-cell>
          <table:table-cell table:style-name="ce9" office:value-type="float" office:value="75.031162094952" calcext:value-type="float">
            <text:p>7.50E+01</text:p>
          </table:table-cell>
          <table:table-cell table:number-columns-repeated="2"/>
          <table:table-cell table:style-name="ce9" office:value-type="float" office:value="75.031162094952" calcext:value-type="float">
            <text:p>7.50E+01</text:p>
          </table:table-cell>
          <table:table-cell office:value-type="float" office:value="119.66468701516" calcext:value-type="float">
            <text:p>1.20E+02</text:p>
          </table:table-cell>
          <table:table-cell table:style-name="ce4" office:value-type="float" office:value="1.5127134842899" calcext:value-type="float">
            <text:p>1.512713</text:p>
          </table:table-cell>
          <table:table-cell table:style-name="ce9" office:value-type="float" office:value="4.3434106582629" calcext:value-type="float">
            <text:p>4.34E+00</text:p>
          </table:table-cell>
          <table:table-cell office:value-type="float" office:value="119.66468701516" calcext:value-type="float">
            <text:p>1.20E+02</text:p>
          </table:table-cell>
          <table:table-cell table:style-name="ce4" office:value-type="float" office:value="1.5127134842899" calcext:value-type="float">
            <text:p>1.512713</text:p>
          </table:table-cell>
          <table:table-cell office:value-type="float" office:value="420.88051868801" calcext:value-type="float">
            <text:p>4.21E+02</text:p>
          </table:table-cell>
          <table:table-cell office:value-type="float" office:value="119.66468701516" calcext:value-type="float">
            <text:p>1.20E+02</text:p>
          </table:table-cell>
          <table:table-cell table:style-name="ce4" office:value-type="float" office:value="1.5127134842899" calcext:value-type="float">
            <text:p>1.512713</text:p>
          </table:table-cell>
          <table:table-cell/>
          <table:table-cell table:style-name="ce9" office:value-type="float" office:value="75.031162094952" calcext:value-type="float">
            <text:p>7.50E+01</text:p>
          </table:table-cell>
          <table:table-cell table:style-name="ce9" office:value-type="float" office:value="119.66468701516" calcext:value-type="float">
            <text:p>1.20E+02</text:p>
          </table:table-cell>
          <table:table-cell table:style-name="ce3" table:formula="of:=[.N39]*1000000000" office:value-type="float" office:value="1512713484.2899" calcext:value-type="float">
            <text:p>1512713484.289900</text:p>
          </table:table-cell>
          <table:table-cell table:style-name="ce8" table:formula="of:=([.O39]+[.R39])/2" office:value-type="float" office:value="212.611964673136" calcext:value-type="float">
            <text:p>2.13E+02</text:p>
          </table:table-cell>
          <table:table-cell table:style-name="ce9" office:value-type="float" office:value="119.66468701516" calcext:value-type="float">
            <text:p>1.20E+02</text:p>
          </table:table-cell>
          <table:table-cell table:style-name="ce3" table:formula="of:=[.Q39]*1000000000" office:value-type="float" office:value="1512713484.2899" calcext:value-type="float">
            <text:p>1512713484.289900</text:p>
          </table:table-cell>
          <table:table-cell table:style-name="ce8" table:formula="of:=([.O39]+[.R39])/2" office:value-type="float" office:value="212.611964673136" calcext:value-type="float">
            <text:p>2.13E+02</text:p>
          </table:table-cell>
          <table:table-cell table:style-name="ce9" office:value-type="float" office:value="119.66468701516" calcext:value-type="float">
            <text:p>1.20E+02</text:p>
          </table:table-cell>
          <table:table-cell table:style-name="ce3" table:formula="of:=[.T39]*1000000000" office:value-type="float" office:value="1512713484.2899" calcext:value-type="float">
            <text:p>1512713484.289900</text:p>
          </table:table-cell>
        </table:table-row>
        <table:table-row table:style-name="ro1">
          <table:table-cell table:number-columns-repeated="4"/>
          <table:table-cell table:style-name="ce4" office:value-type="float" office:value="1.5159411691258" calcext:value-type="float">
            <text:p>1.515941</text:p>
          </table:table-cell>
          <table:table-cell table:style-name="ce9" office:value-type="float" office:value="111.93360875452" calcext:value-type="float">
            <text:p>1.12E+02</text:p>
          </table:table-cell>
          <table:table-cell table:style-name="ce9" office:value-type="float" office:value="3.126877966207" calcext:value-type="float">
            <text:p>3.13E+00</text:p>
          </table:table-cell>
          <table:table-cell table:style-name="ce9" office:value-type="float" office:value="526.72735123702" calcext:value-type="float">
            <text:p>5.27E+02</text:p>
          </table:table-cell>
          <table:table-cell table:style-name="ce9" office:value-type="float" office:value="0.63216745069615" calcext:value-type="float">
            <text:p>6.32E-01</text:p>
          </table:table-cell>
          <table:table-cell table:number-columns-repeated="2"/>
          <table:table-cell table:style-name="ce9" office:value-type="float" office:value="0.63216745069615" calcext:value-type="float">
            <text:p>6.32E-01</text:p>
          </table:table-cell>
          <table:table-cell office:value-type="float" office:value="111.93360875452" calcext:value-type="float">
            <text:p>1.12E+02</text:p>
          </table:table-cell>
          <table:table-cell table:style-name="ce4" office:value-type="float" office:value="1.5159411691258" calcext:value-type="float">
            <text:p>1.515941</text:p>
          </table:table-cell>
          <table:table-cell table:style-name="ce9" office:value-type="float" office:value="526.72735123702" calcext:value-type="float">
            <text:p>5.27E+02</text:p>
          </table:table-cell>
          <table:table-cell office:value-type="float" office:value="111.93360875452" calcext:value-type="float">
            <text:p>1.12E+02</text:p>
          </table:table-cell>
          <table:table-cell table:style-name="ce4" office:value-type="float" office:value="1.5159411691258" calcext:value-type="float">
            <text:p>1.515941</text:p>
          </table:table-cell>
          <table:table-cell office:value-type="float" office:value="3.126877966207" calcext:value-type="float">
            <text:p>3.13E+00</text:p>
          </table:table-cell>
          <table:table-cell office:value-type="float" office:value="111.93360875452" calcext:value-type="float">
            <text:p>1.12E+02</text:p>
          </table:table-cell>
          <table:table-cell table:style-name="ce4" office:value-type="float" office:value="1.5159411691258" calcext:value-type="float">
            <text:p>1.515941</text:p>
          </table:table-cell>
          <table:table-cell/>
          <table:table-cell table:style-name="ce9" office:value-type="float" office:value="0.63216745069615" calcext:value-type="float">
            <text:p>6.32E-01</text:p>
          </table:table-cell>
          <table:table-cell table:style-name="ce9" office:value-type="float" office:value="111.93360875452" calcext:value-type="float">
            <text:p>1.12E+02</text:p>
          </table:table-cell>
          <table:table-cell table:style-name="ce3" table:formula="of:=[.N40]*1000000000" office:value-type="float" office:value="1515941169.1258" calcext:value-type="float">
            <text:p>1515941169.125800</text:p>
          </table:table-cell>
          <table:table-cell table:style-name="ce8" table:formula="of:=([.O40]+[.R40])/2" office:value-type="float" office:value="264.927114601613" calcext:value-type="float">
            <text:p>2.65E+02</text:p>
          </table:table-cell>
          <table:table-cell table:style-name="ce9" office:value-type="float" office:value="111.93360875452" calcext:value-type="float">
            <text:p>1.12E+02</text:p>
          </table:table-cell>
          <table:table-cell table:style-name="ce3" table:formula="of:=[.Q40]*1000000000" office:value-type="float" office:value="1515941169.1258" calcext:value-type="float">
            <text:p>1515941169.125800</text:p>
          </table:table-cell>
          <table:table-cell table:style-name="ce8" table:formula="of:=([.O40]+[.R40])/2" office:value-type="float" office:value="264.927114601613" calcext:value-type="float">
            <text:p>2.65E+02</text:p>
          </table:table-cell>
          <table:table-cell table:style-name="ce9" office:value-type="float" office:value="111.93360875452" calcext:value-type="float">
            <text:p>1.12E+02</text:p>
          </table:table-cell>
          <table:table-cell table:style-name="ce3" table:formula="of:=[.T40]*1000000000" office:value-type="float" office:value="1515941169.1258" calcext:value-type="float">
            <text:p>1515941169.125800</text:p>
          </table:table-cell>
        </table:table-row>
        <table:table-row table:style-name="ro1">
          <table:table-cell table:number-columns-repeated="4"/>
          <table:table-cell table:style-name="ce4" office:value-type="float" office:value="1.5528041168379" calcext:value-type="float">
            <text:p>1.552804</text:p>
          </table:table-cell>
          <table:table-cell table:style-name="ce9" office:value-type="float" office:value="286.68431655125" calcext:value-type="float">
            <text:p>2.87E+02</text:p>
          </table:table-cell>
          <table:table-cell table:style-name="ce9" office:value-type="float" office:value="21068.2911796371" calcext:value-type="float">
            <text:p>2.11E+04</text:p>
          </table:table-cell>
          <table:table-cell table:style-name="ce9" office:value-type="float" office:value="0.59070343256668" calcext:value-type="float">
            <text:p>5.91E-01</text:p>
          </table:table-cell>
          <table:table-cell table:style-name="ce9" office:value-type="float" office:value="18.268764938387" calcext:value-type="float">
            <text:p>1.83E+01</text:p>
          </table:table-cell>
          <table:table-cell table:number-columns-repeated="2"/>
          <table:table-cell table:style-name="ce9" office:value-type="float" office:value="18.268764938387" calcext:value-type="float">
            <text:p>1.83E+01</text:p>
          </table:table-cell>
          <table:table-cell office:value-type="float" office:value="286.68431655125" calcext:value-type="float">
            <text:p>2.87E+02</text:p>
          </table:table-cell>
          <table:table-cell table:style-name="ce4" office:value-type="float" office:value="1.5528041168379" calcext:value-type="float">
            <text:p>1.552804</text:p>
          </table:table-cell>
          <table:table-cell table:style-name="ce9" office:value-type="float" office:value="0.59070343256668" calcext:value-type="float">
            <text:p>5.91E-01</text:p>
          </table:table-cell>
          <table:table-cell office:value-type="float" office:value="286.68431655125" calcext:value-type="float">
            <text:p>2.87E+02</text:p>
          </table:table-cell>
          <table:table-cell table:style-name="ce4" office:value-type="float" office:value="1.5528041168379" calcext:value-type="float">
            <text:p>1.552804</text:p>
          </table:table-cell>
          <table:table-cell office:value-type="float" office:value="21068.2911796371" calcext:value-type="float">
            <text:p>2.11E+04</text:p>
          </table:table-cell>
          <table:table-cell office:value-type="float" office:value="286.68431655125" calcext:value-type="float">
            <text:p>2.87E+02</text:p>
          </table:table-cell>
          <table:table-cell table:style-name="ce4" office:value-type="float" office:value="1.5528041168379" calcext:value-type="float">
            <text:p>1.552804</text:p>
          </table:table-cell>
          <table:table-cell/>
          <table:table-cell table:style-name="ce9" office:value-type="float" office:value="18.268764938387" calcext:value-type="float">
            <text:p>1.83E+01</text:p>
          </table:table-cell>
          <table:table-cell table:style-name="ce9" office:value-type="float" office:value="286.68431655125" calcext:value-type="float">
            <text:p>2.87E+02</text:p>
          </table:table-cell>
          <table:table-cell table:style-name="ce3" table:formula="of:=[.N41]*1000000000" office:value-type="float" office:value="1552804116.8379" calcext:value-type="float">
            <text:p>1552804116.837900</text:p>
          </table:table-cell>
          <table:table-cell table:style-name="ce8" table:formula="of:=([.O41]+[.R41])/2" office:value-type="float" office:value="10534.4409415348" calcext:value-type="float">
            <text:p>1.05E+04</text:p>
          </table:table-cell>
          <table:table-cell table:style-name="ce9" office:value-type="float" office:value="286.68431655125" calcext:value-type="float">
            <text:p>2.87E+02</text:p>
          </table:table-cell>
          <table:table-cell table:style-name="ce3" table:formula="of:=[.Q41]*1000000000" office:value-type="float" office:value="1552804116.8379" calcext:value-type="float">
            <text:p>1552804116.837900</text:p>
          </table:table-cell>
          <table:table-cell table:style-name="ce8" table:formula="of:=([.O41]+[.R41])/2" office:value-type="float" office:value="10534.4409415348" calcext:value-type="float">
            <text:p>1.05E+04</text:p>
          </table:table-cell>
          <table:table-cell table:style-name="ce9" office:value-type="float" office:value="286.68431655125" calcext:value-type="float">
            <text:p>2.87E+02</text:p>
          </table:table-cell>
          <table:table-cell table:style-name="ce3" table:formula="of:=[.T41]*1000000000" office:value-type="float" office:value="1552804116.8379" calcext:value-type="float">
            <text:p>1552804116.837900</text:p>
          </table:table-cell>
        </table:table-row>
        <table:table-row table:style-name="ro1">
          <table:table-cell table:number-columns-repeated="4"/>
          <table:table-cell table:style-name="ce4" office:value-type="float" office:value="1.5851975538611" calcext:value-type="float">
            <text:p>1.585198</text:p>
          </table:table-cell>
          <table:table-cell table:style-name="ce9" office:value-type="float" office:value="2729.7486655005" calcext:value-type="float">
            <text:p>2.73E+03</text:p>
          </table:table-cell>
          <table:table-cell table:style-name="ce9" office:value-type="float" office:value="24925.304775276" calcext:value-type="float">
            <text:p>2.49E+04</text:p>
          </table:table-cell>
          <table:table-cell table:style-name="ce9" office:value-type="float" office:value="1247.9023439261" calcext:value-type="float">
            <text:p>1.25E+03</text:p>
          </table:table-cell>
          <table:table-cell table:style-name="ce9" office:value-type="float" office:value="21175.8818208592" calcext:value-type="float">
            <text:p>2.12E+04</text:p>
          </table:table-cell>
          <table:table-cell table:number-columns-repeated="2"/>
          <table:table-cell table:style-name="ce9" office:value-type="float" office:value="21175.8818208592" calcext:value-type="float">
            <text:p>2.12E+04</text:p>
          </table:table-cell>
          <table:table-cell office:value-type="float" office:value="2729.7486655005" calcext:value-type="float">
            <text:p>2.73E+03</text:p>
          </table:table-cell>
          <table:table-cell table:style-name="ce4" office:value-type="float" office:value="1.5851975538611" calcext:value-type="float">
            <text:p>1.585198</text:p>
          </table:table-cell>
          <table:table-cell table:style-name="ce9" office:value-type="float" office:value="1247.9023439261" calcext:value-type="float">
            <text:p>1.25E+03</text:p>
          </table:table-cell>
          <table:table-cell office:value-type="float" office:value="2729.7486655005" calcext:value-type="float">
            <text:p>2.73E+03</text:p>
          </table:table-cell>
          <table:table-cell table:style-name="ce4" office:value-type="float" office:value="1.5851975538611" calcext:value-type="float">
            <text:p>1.585198</text:p>
          </table:table-cell>
          <table:table-cell office:value-type="float" office:value="24925.304775276" calcext:value-type="float">
            <text:p>2.49E+04</text:p>
          </table:table-cell>
          <table:table-cell office:value-type="float" office:value="2729.7486655005" calcext:value-type="float">
            <text:p>2.73E+03</text:p>
          </table:table-cell>
          <table:table-cell table:style-name="ce4" office:value-type="float" office:value="1.5851975538611" calcext:value-type="float">
            <text:p>1.585198</text:p>
          </table:table-cell>
          <table:table-cell/>
          <table:table-cell table:style-name="ce9" office:value-type="float" office:value="21175.8818208592" calcext:value-type="float">
            <text:p>2.12E+04</text:p>
          </table:table-cell>
          <table:table-cell table:style-name="ce9" office:value-type="float" office:value="2729.7486655005" calcext:value-type="float">
            <text:p>2.73E+03</text:p>
          </table:table-cell>
          <table:table-cell table:style-name="ce3" table:formula="of:=[.N42]*1000000000" office:value-type="float" office:value="1585197553.8611" calcext:value-type="float">
            <text:p>1585197553.861100</text:p>
          </table:table-cell>
          <table:table-cell table:style-name="ce8" table:formula="of:=([.O42]+[.R42])/2" office:value-type="float" office:value="13086.603559601" calcext:value-type="float">
            <text:p>1.31E+04</text:p>
          </table:table-cell>
          <table:table-cell table:style-name="ce9" office:value-type="float" office:value="2729.7486655005" calcext:value-type="float">
            <text:p>2.73E+03</text:p>
          </table:table-cell>
          <table:table-cell table:style-name="ce3" table:formula="of:=[.Q42]*1000000000" office:value-type="float" office:value="1585197553.8611" calcext:value-type="float">
            <text:p>1585197553.861100</text:p>
          </table:table-cell>
          <table:table-cell table:style-name="ce8" table:formula="of:=([.O42]+[.R42])/2" office:value-type="float" office:value="13086.603559601" calcext:value-type="float">
            <text:p>1.31E+04</text:p>
          </table:table-cell>
          <table:table-cell table:style-name="ce9" office:value-type="float" office:value="2729.7486655005" calcext:value-type="float">
            <text:p>2.73E+03</text:p>
          </table:table-cell>
          <table:table-cell table:style-name="ce3" table:formula="of:=[.T42]*1000000000" office:value-type="float" office:value="1585197553.8611" calcext:value-type="float">
            <text:p>1585197553.861100</text:p>
          </table:table-cell>
        </table:table-row>
        <table:table-row table:style-name="ro1">
          <table:table-cell table:number-columns-repeated="4"/>
          <table:table-cell table:style-name="ce4" office:value-type="float" office:value="1.6186041899254" calcext:value-type="float">
            <text:p>1.618604</text:p>
          </table:table-cell>
          <table:table-cell table:style-name="ce9" office:value-type="float" office:value="1635.9063106326" calcext:value-type="float">
            <text:p>1.64E+03</text:p>
          </table:table-cell>
          <table:table-cell table:style-name="ce9" office:value-type="float" office:value="1498.031846107" calcext:value-type="float">
            <text:p>1.50E+03</text:p>
          </table:table-cell>
          <table:table-cell table:style-name="ce9" office:value-type="float" office:value="20.112379330855" calcext:value-type="float">
            <text:p>2.01E+01</text:p>
          </table:table-cell>
          <table:table-cell table:style-name="ce9" office:value-type="float" office:value="1440.1268805538" calcext:value-type="float">
            <text:p>1.44E+03</text:p>
          </table:table-cell>
          <table:table-cell table:number-columns-repeated="2"/>
          <table:table-cell table:style-name="ce9" office:value-type="float" office:value="1440.1268805538" calcext:value-type="float">
            <text:p>1.44E+03</text:p>
          </table:table-cell>
          <table:table-cell office:value-type="float" office:value="1635.9063106326" calcext:value-type="float">
            <text:p>1.64E+03</text:p>
          </table:table-cell>
          <table:table-cell table:style-name="ce4" office:value-type="float" office:value="1.6186041899254" calcext:value-type="float">
            <text:p>1.618604</text:p>
          </table:table-cell>
          <table:table-cell table:style-name="ce9" office:value-type="float" office:value="20.112379330855" calcext:value-type="float">
            <text:p>2.01E+01</text:p>
          </table:table-cell>
          <table:table-cell office:value-type="float" office:value="1635.9063106326" calcext:value-type="float">
            <text:p>1.64E+03</text:p>
          </table:table-cell>
          <table:table-cell table:style-name="ce4" office:value-type="float" office:value="1.6186041899254" calcext:value-type="float">
            <text:p>1.618604</text:p>
          </table:table-cell>
          <table:table-cell office:value-type="float" office:value="1498.031846107" calcext:value-type="float">
            <text:p>1.50E+03</text:p>
          </table:table-cell>
          <table:table-cell office:value-type="float" office:value="1635.9063106326" calcext:value-type="float">
            <text:p>1.64E+03</text:p>
          </table:table-cell>
          <table:table-cell table:style-name="ce4" office:value-type="float" office:value="1.6186041899254" calcext:value-type="float">
            <text:p>1.618604</text:p>
          </table:table-cell>
          <table:table-cell/>
          <table:table-cell table:style-name="ce9" office:value-type="float" office:value="1440.1268805538" calcext:value-type="float">
            <text:p>1.44E+03</text:p>
          </table:table-cell>
          <table:table-cell table:style-name="ce9" office:value-type="float" office:value="1635.9063106326" calcext:value-type="float">
            <text:p>1.64E+03</text:p>
          </table:table-cell>
          <table:table-cell table:style-name="ce3" table:formula="of:=[.N43]*1000000000" office:value-type="float" office:value="1618604189.9254" calcext:value-type="float">
            <text:p>1618604189.925400</text:p>
          </table:table-cell>
          <table:table-cell table:style-name="ce8" table:formula="of:=([.O43]+[.R43])/2" office:value-type="float" office:value="759.072112718928" calcext:value-type="float">
            <text:p>7.59E+02</text:p>
          </table:table-cell>
          <table:table-cell table:style-name="ce9" office:value-type="float" office:value="1635.9063106326" calcext:value-type="float">
            <text:p>1.64E+03</text:p>
          </table:table-cell>
          <table:table-cell table:style-name="ce3" table:formula="of:=[.Q43]*1000000000" office:value-type="float" office:value="1618604189.9254" calcext:value-type="float">
            <text:p>1618604189.925400</text:p>
          </table:table-cell>
          <table:table-cell table:style-name="ce8" table:formula="of:=([.O43]+[.R43])/2" office:value-type="float" office:value="759.072112718928" calcext:value-type="float">
            <text:p>7.59E+02</text:p>
          </table:table-cell>
          <table:table-cell table:style-name="ce9" office:value-type="float" office:value="1635.9063106326" calcext:value-type="float">
            <text:p>1.64E+03</text:p>
          </table:table-cell>
          <table:table-cell table:style-name="ce3" table:formula="of:=[.T43]*1000000000" office:value-type="float" office:value="1618604189.9254" calcext:value-type="float">
            <text:p>1618604189.925400</text:p>
          </table:table-cell>
        </table:table-row>
        <table:table-row table:style-name="ro1">
          <table:table-cell table:number-columns-repeated="4"/>
          <table:table-cell table:style-name="ce4" office:value-type="float" office:value="1.6205588427023" calcext:value-type="float">
            <text:p>1.620559</text:p>
          </table:table-cell>
          <table:table-cell table:style-name="ce9" office:value-type="float" office:value="2255.3909400566" calcext:value-type="float">
            <text:p>2.26E+03</text:p>
          </table:table-cell>
          <table:table-cell table:style-name="ce9" office:value-type="float" office:value="1.3470411604239" calcext:value-type="float">
            <text:p>1.35E+00</text:p>
          </table:table-cell>
          <table:table-cell table:style-name="ce9" office:value-type="float" office:value="28858.5750280872" calcext:value-type="float">
            <text:p>2.89E+04</text:p>
          </table:table-cell>
          <table:table-cell table:style-name="ce9" office:value-type="float" office:value="0.76605051573456" calcext:value-type="float">
            <text:p>7.66E-01</text:p>
          </table:table-cell>
          <table:table-cell table:number-columns-repeated="2"/>
          <table:table-cell table:style-name="ce9" office:value-type="float" office:value="0.76605051573456" calcext:value-type="float">
            <text:p>7.66E-01</text:p>
          </table:table-cell>
          <table:table-cell office:value-type="float" office:value="2255.3909400566" calcext:value-type="float">
            <text:p>2.26E+03</text:p>
          </table:table-cell>
          <table:table-cell table:style-name="ce4" office:value-type="float" office:value="1.6205588427023" calcext:value-type="float">
            <text:p>1.620559</text:p>
          </table:table-cell>
          <table:table-cell table:style-name="ce9" office:value-type="float" office:value="28858.5750280872" calcext:value-type="float">
            <text:p>2.89E+04</text:p>
          </table:table-cell>
          <table:table-cell office:value-type="float" office:value="2255.3909400566" calcext:value-type="float">
            <text:p>2.26E+03</text:p>
          </table:table-cell>
          <table:table-cell table:style-name="ce4" office:value-type="float" office:value="1.6205588427023" calcext:value-type="float">
            <text:p>1.620559</text:p>
          </table:table-cell>
          <table:table-cell office:value-type="float" office:value="1.3470411604239" calcext:value-type="float">
            <text:p>1.35E+00</text:p>
          </table:table-cell>
          <table:table-cell office:value-type="float" office:value="2255.3909400566" calcext:value-type="float">
            <text:p>2.26E+03</text:p>
          </table:table-cell>
          <table:table-cell table:style-name="ce4" office:value-type="float" office:value="1.6205588427023" calcext:value-type="float">
            <text:p>1.620559</text:p>
          </table:table-cell>
          <table:table-cell/>
          <table:table-cell table:style-name="ce9" office:value-type="float" office:value="0.76605051573456" calcext:value-type="float">
            <text:p>7.66E-01</text:p>
          </table:table-cell>
          <table:table-cell table:style-name="ce9" office:value-type="float" office:value="2255.3909400566" calcext:value-type="float">
            <text:p>2.26E+03</text:p>
          </table:table-cell>
          <table:table-cell table:style-name="ce3" table:formula="of:=[.N44]*1000000000" office:value-type="float" office:value="1620558842.7023" calcext:value-type="float">
            <text:p>1620558842.702300</text:p>
          </table:table-cell>
          <table:table-cell table:style-name="ce8" table:formula="of:=([.O44]+[.R44])/2" office:value-type="float" office:value="14429.9610346238" calcext:value-type="float">
            <text:p>1.44E+04</text:p>
          </table:table-cell>
          <table:table-cell table:style-name="ce9" office:value-type="float" office:value="2255.3909400566" calcext:value-type="float">
            <text:p>2.26E+03</text:p>
          </table:table-cell>
          <table:table-cell table:style-name="ce3" table:formula="of:=[.Q44]*1000000000" office:value-type="float" office:value="1620558842.7023" calcext:value-type="float">
            <text:p>1620558842.702300</text:p>
          </table:table-cell>
          <table:table-cell table:style-name="ce8" table:formula="of:=([.O44]+[.R44])/2" office:value-type="float" office:value="14429.9610346238" calcext:value-type="float">
            <text:p>1.44E+04</text:p>
          </table:table-cell>
          <table:table-cell table:style-name="ce9" office:value-type="float" office:value="2255.3909400566" calcext:value-type="float">
            <text:p>2.26E+03</text:p>
          </table:table-cell>
          <table:table-cell table:style-name="ce3" table:formula="of:=[.T44]*1000000000" office:value-type="float" office:value="1620558842.7023" calcext:value-type="float">
            <text:p>1620558842.702300</text:p>
          </table:table-cell>
        </table:table-row>
        <table:table-row table:style-name="ro1">
          <table:table-cell table:number-columns-repeated="4"/>
          <table:table-cell table:style-name="ce4" office:value-type="float" office:value="1.6405053373942" calcext:value-type="float">
            <text:p>1.640505</text:p>
          </table:table-cell>
          <table:table-cell table:style-name="ce9" office:value-type="float" office:value="36907.3783005175" calcext:value-type="float">
            <text:p>3.69E+04</text:p>
          </table:table-cell>
          <table:table-cell table:style-name="ce9" office:value-type="float" office:value="139168.708872722" calcext:value-type="float">
            <text:p>1.39E+05</text:p>
          </table:table-cell>
          <table:table-cell table:style-name="ce9" office:value-type="float" office:value="424.39899173678" calcext:value-type="float">
            <text:p>4.24E+02</text:p>
          </table:table-cell>
          <table:table-cell table:style-name="ce9" office:value-type="float" office:value="6654.7468198122" calcext:value-type="float">
            <text:p>6.65E+03</text:p>
          </table:table-cell>
          <table:table-cell table:number-columns-repeated="2"/>
          <table:table-cell table:style-name="ce9" office:value-type="float" office:value="6654.7468198122" calcext:value-type="float">
            <text:p>6.65E+03</text:p>
          </table:table-cell>
          <table:table-cell office:value-type="float" office:value="36907.3783005175" calcext:value-type="float">
            <text:p>3.69E+04</text:p>
          </table:table-cell>
          <table:table-cell table:style-name="ce4" office:value-type="float" office:value="1.6405053373942" calcext:value-type="float">
            <text:p>1.640505</text:p>
          </table:table-cell>
          <table:table-cell table:style-name="ce9" office:value-type="float" office:value="424.39899173678" calcext:value-type="float">
            <text:p>4.24E+02</text:p>
          </table:table-cell>
          <table:table-cell office:value-type="float" office:value="36907.3783005175" calcext:value-type="float">
            <text:p>3.69E+04</text:p>
          </table:table-cell>
          <table:table-cell table:style-name="ce4" office:value-type="float" office:value="1.6405053373942" calcext:value-type="float">
            <text:p>1.640505</text:p>
          </table:table-cell>
          <table:table-cell office:value-type="float" office:value="139168.708872722" calcext:value-type="float">
            <text:p>1.39E+05</text:p>
          </table:table-cell>
          <table:table-cell office:value-type="float" office:value="36907.3783005175" calcext:value-type="float">
            <text:p>3.69E+04</text:p>
          </table:table-cell>
          <table:table-cell table:style-name="ce4" office:value-type="float" office:value="1.6405053373942" calcext:value-type="float">
            <text:p>1.640505</text:p>
          </table:table-cell>
          <table:table-cell/>
          <table:table-cell table:style-name="ce9" office:value-type="float" office:value="6654.7468198122" calcext:value-type="float">
            <text:p>6.65E+03</text:p>
          </table:table-cell>
          <table:table-cell table:style-name="ce9" office:value-type="float" office:value="36907.3783005175" calcext:value-type="float">
            <text:p>3.69E+04</text:p>
          </table:table-cell>
          <table:table-cell table:style-name="ce3" table:formula="of:=[.N45]*1000000000" office:value-type="float" office:value="1640505337.3942" calcext:value-type="float">
            <text:p>1640505337.394200</text:p>
          </table:table-cell>
          <table:table-cell table:style-name="ce8" table:formula="of:=([.O45]+[.R45])/2" office:value-type="float" office:value="69796.5539322294" calcext:value-type="float">
            <text:p>6.98E+04</text:p>
          </table:table-cell>
          <table:table-cell table:style-name="ce9" office:value-type="float" office:value="36907.3783005175" calcext:value-type="float">
            <text:p>3.69E+04</text:p>
          </table:table-cell>
          <table:table-cell table:style-name="ce3" table:formula="of:=[.Q45]*1000000000" office:value-type="float" office:value="1640505337.3942" calcext:value-type="float">
            <text:p>1640505337.394200</text:p>
          </table:table-cell>
          <table:table-cell table:style-name="ce8" table:formula="of:=([.O45]+[.R45])/2" office:value-type="float" office:value="69796.5539322294" calcext:value-type="float">
            <text:p>6.98E+04</text:p>
          </table:table-cell>
          <table:table-cell table:style-name="ce9" office:value-type="float" office:value="36907.3783005175" calcext:value-type="float">
            <text:p>3.69E+04</text:p>
          </table:table-cell>
          <table:table-cell table:style-name="ce3" table:formula="of:=[.T45]*1000000000" office:value-type="float" office:value="1640505337.3942" calcext:value-type="float">
            <text:p>1640505337.394200</text:p>
          </table:table-cell>
        </table:table-row>
        <table:table-row table:style-name="ro1">
          <table:table-cell table:number-columns-repeated="4"/>
          <table:table-cell table:style-name="ce4" office:value-type="float" office:value="1.6599807307561" calcext:value-type="float">
            <text:p>1.659981</text:p>
          </table:table-cell>
          <table:table-cell table:style-name="ce9" office:value-type="float" office:value="24167.8304225747" calcext:value-type="float">
            <text:p>2.42E+04</text:p>
          </table:table-cell>
          <table:table-cell table:style-name="ce9" office:value-type="float" office:value="26.434657900508" calcext:value-type="float">
            <text:p>2.64E+01</text:p>
          </table:table-cell>
          <table:table-cell table:style-name="ce9" office:value-type="float" office:value="628175.348450941" calcext:value-type="float">
            <text:p>6.28E+05</text:p>
          </table:table-cell>
          <table:table-cell table:style-name="ce9" office:value-type="float" office:value="0.45442437496938" calcext:value-type="float">
            <text:p>4.54E-01</text:p>
          </table:table-cell>
          <table:table-cell table:number-columns-repeated="2"/>
          <table:table-cell table:style-name="ce9" office:value-type="float" office:value="0.45442437496938" calcext:value-type="float">
            <text:p>4.54E-01</text:p>
          </table:table-cell>
          <table:table-cell office:value-type="float" office:value="24167.8304225747" calcext:value-type="float">
            <text:p>2.42E+04</text:p>
          </table:table-cell>
          <table:table-cell table:style-name="ce4" office:value-type="float" office:value="1.6599807307561" calcext:value-type="float">
            <text:p>1.659981</text:p>
          </table:table-cell>
          <table:table-cell table:style-name="ce9" office:value-type="float" office:value="628175.348450941" calcext:value-type="float">
            <text:p>6.28E+05</text:p>
          </table:table-cell>
          <table:table-cell office:value-type="float" office:value="24167.8304225747" calcext:value-type="float">
            <text:p>2.42E+04</text:p>
          </table:table-cell>
          <table:table-cell table:style-name="ce4" office:value-type="float" office:value="1.6599807307561" calcext:value-type="float">
            <text:p>1.659981</text:p>
          </table:table-cell>
          <table:table-cell office:value-type="float" office:value="26.434657900508" calcext:value-type="float">
            <text:p>2.64E+01</text:p>
          </table:table-cell>
          <table:table-cell office:value-type="float" office:value="24167.8304225747" calcext:value-type="float">
            <text:p>2.42E+04</text:p>
          </table:table-cell>
          <table:table-cell table:style-name="ce4" office:value-type="float" office:value="1.6599807307561" calcext:value-type="float">
            <text:p>1.659981</text:p>
          </table:table-cell>
          <table:table-cell/>
          <table:table-cell table:style-name="ce9" office:value-type="float" office:value="0.45442437496938" calcext:value-type="float">
            <text:p>4.54E-01</text:p>
          </table:table-cell>
          <table:table-cell table:style-name="ce9" office:value-type="float" office:value="24167.8304225747" calcext:value-type="float">
            <text:p>2.42E+04</text:p>
          </table:table-cell>
          <table:table-cell table:style-name="ce3" table:formula="of:=[.N46]*1000000000" office:value-type="float" office:value="1659980730.7561" calcext:value-type="float">
            <text:p>1659980730.756100</text:p>
          </table:table-cell>
          <table:table-cell table:style-name="ce8" table:formula="of:=([.O46]+[.R46])/2" office:value-type="float" office:value="314100.891554421" calcext:value-type="float">
            <text:p>3.14E+05</text:p>
          </table:table-cell>
          <table:table-cell table:style-name="ce9" office:value-type="float" office:value="24167.8304225747" calcext:value-type="float">
            <text:p>2.42E+04</text:p>
          </table:table-cell>
          <table:table-cell table:style-name="ce3" table:formula="of:=[.Q46]*1000000000" office:value-type="float" office:value="1659980730.7561" calcext:value-type="float">
            <text:p>1659980730.756100</text:p>
          </table:table-cell>
          <table:table-cell table:style-name="ce8" table:formula="of:=([.O46]+[.R46])/2" office:value-type="float" office:value="314100.891554421" calcext:value-type="float">
            <text:p>3.14E+05</text:p>
          </table:table-cell>
          <table:table-cell table:style-name="ce9" office:value-type="float" office:value="24167.8304225747" calcext:value-type="float">
            <text:p>2.42E+04</text:p>
          </table:table-cell>
          <table:table-cell table:style-name="ce3" table:formula="of:=[.T46]*1000000000" office:value-type="float" office:value="1659980730.7561" calcext:value-type="float">
            <text:p>1659980730.756100</text:p>
          </table:table-cell>
        </table:table-row>
        <table:table-row table:style-name="ro1">
          <table:table-cell table:number-columns-repeated="4"/>
          <table:table-cell table:style-name="ce4" office:value-type="float" office:value="1.6646046180687" calcext:value-type="float">
            <text:p>1.664605</text:p>
          </table:table-cell>
          <table:table-cell table:style-name="ce9" office:value-type="float" office:value="311742.797791978" calcext:value-type="float">
            <text:p>3.12E+05</text:p>
          </table:table-cell>
          <table:table-cell table:style-name="ce9" office:value-type="float" office:value="35.501490557021" calcext:value-type="float">
            <text:p>3.55E+01</text:p>
          </table:table-cell>
          <table:table-cell table:style-name="ce9" office:value-type="float" office:value="62559.1976571514" calcext:value-type="float">
            <text:p>6.26E+04</text:p>
          </table:table-cell>
          <table:table-cell table:style-name="ce9" office:value-type="float" office:value="412.67331731545" calcext:value-type="float">
            <text:p>4.13E+02</text:p>
          </table:table-cell>
          <table:table-cell table:number-columns-repeated="2"/>
          <table:table-cell table:style-name="ce9" office:value-type="float" office:value="412.67331731545" calcext:value-type="float">
            <text:p>4.13E+02</text:p>
          </table:table-cell>
          <table:table-cell office:value-type="float" office:value="311742.797791978" calcext:value-type="float">
            <text:p>3.12E+05</text:p>
          </table:table-cell>
          <table:table-cell table:style-name="ce4" office:value-type="float" office:value="1.6646046180687" calcext:value-type="float">
            <text:p>1.664605</text:p>
          </table:table-cell>
          <table:table-cell table:style-name="ce9" office:value-type="float" office:value="62559.1976571514" calcext:value-type="float">
            <text:p>6.26E+04</text:p>
          </table:table-cell>
          <table:table-cell office:value-type="float" office:value="311742.797791978" calcext:value-type="float">
            <text:p>3.12E+05</text:p>
          </table:table-cell>
          <table:table-cell table:style-name="ce4" office:value-type="float" office:value="1.6646046180687" calcext:value-type="float">
            <text:p>1.664605</text:p>
          </table:table-cell>
          <table:table-cell office:value-type="float" office:value="35.501490557021" calcext:value-type="float">
            <text:p>3.55E+01</text:p>
          </table:table-cell>
          <table:table-cell office:value-type="float" office:value="311742.797791978" calcext:value-type="float">
            <text:p>3.12E+05</text:p>
          </table:table-cell>
          <table:table-cell table:style-name="ce4" office:value-type="float" office:value="1.6646046180687" calcext:value-type="float">
            <text:p>1.664605</text:p>
          </table:table-cell>
          <table:table-cell/>
          <table:table-cell table:style-name="ce9" office:value-type="float" office:value="412.67331731545" calcext:value-type="float">
            <text:p>4.13E+02</text:p>
          </table:table-cell>
          <table:table-cell table:style-name="ce9" office:value-type="float" office:value="311742.797791978" calcext:value-type="float">
            <text:p>3.12E+05</text:p>
          </table:table-cell>
          <table:table-cell table:style-name="ce3" table:formula="of:=[.N47]*1000000000" office:value-type="float" office:value="1664604618.0687" calcext:value-type="float">
            <text:p>1664604618.068700</text:p>
          </table:table-cell>
          <table:table-cell table:style-name="ce8" table:formula="of:=([.O47]+[.R47])/2" office:value-type="float" office:value="31297.3495738542" calcext:value-type="float">
            <text:p>3.13E+04</text:p>
          </table:table-cell>
          <table:table-cell table:style-name="ce9" office:value-type="float" office:value="311742.797791978" calcext:value-type="float">
            <text:p>3.12E+05</text:p>
          </table:table-cell>
          <table:table-cell table:style-name="ce3" table:formula="of:=[.Q47]*1000000000" office:value-type="float" office:value="1664604618.0687" calcext:value-type="float">
            <text:p>1664604618.068700</text:p>
          </table:table-cell>
          <table:table-cell table:style-name="ce8" table:formula="of:=([.O47]+[.R47])/2" office:value-type="float" office:value="31297.3495738542" calcext:value-type="float">
            <text:p>3.13E+04</text:p>
          </table:table-cell>
          <table:table-cell table:style-name="ce9" office:value-type="float" office:value="311742.797791978" calcext:value-type="float">
            <text:p>3.12E+05</text:p>
          </table:table-cell>
          <table:table-cell table:style-name="ce3" table:formula="of:=[.T47]*1000000000" office:value-type="float" office:value="1664604618.0687" calcext:value-type="float">
            <text:p>1664604618.068700</text:p>
          </table:table-cell>
        </table:table-row>
        <table:table-row table:style-name="ro1">
          <table:table-cell table:number-columns-repeated="4"/>
          <table:table-cell table:style-name="ce4" office:value-type="float" office:value="1.6647527773802" calcext:value-type="float">
            <text:p>1.664753</text:p>
          </table:table-cell>
          <table:table-cell table:style-name="ce9" office:value-type="float" office:value="35450.1517241223" calcext:value-type="float">
            <text:p>3.55E+04</text:p>
          </table:table-cell>
          <table:table-cell table:style-name="ce9" office:value-type="float" office:value="59.483032977031" calcext:value-type="float">
            <text:p>5.95E+01</text:p>
          </table:table-cell>
          <table:table-cell table:style-name="ce9" office:value-type="float" office:value="34544.7157602497" calcext:value-type="float">
            <text:p>3.45E+04</text:p>
          </table:table-cell>
          <table:table-cell table:style-name="ce9" office:value-type="float" office:value="19.569147164625" calcext:value-type="float">
            <text:p>1.96E+01</text:p>
          </table:table-cell>
          <table:table-cell table:number-columns-repeated="2"/>
          <table:table-cell table:style-name="ce9" office:value-type="float" office:value="19.569147164625" calcext:value-type="float">
            <text:p>1.96E+01</text:p>
          </table:table-cell>
          <table:table-cell office:value-type="float" office:value="35450.1517241223" calcext:value-type="float">
            <text:p>3.55E+04</text:p>
          </table:table-cell>
          <table:table-cell table:style-name="ce4" office:value-type="float" office:value="1.6647527773802" calcext:value-type="float">
            <text:p>1.664753</text:p>
          </table:table-cell>
          <table:table-cell table:style-name="ce9" office:value-type="float" office:value="34544.7157602497" calcext:value-type="float">
            <text:p>3.45E+04</text:p>
          </table:table-cell>
          <table:table-cell office:value-type="float" office:value="35450.1517241223" calcext:value-type="float">
            <text:p>3.55E+04</text:p>
          </table:table-cell>
          <table:table-cell table:style-name="ce4" office:value-type="float" office:value="1.6647527773802" calcext:value-type="float">
            <text:p>1.664753</text:p>
          </table:table-cell>
          <table:table-cell office:value-type="float" office:value="59.483032977031" calcext:value-type="float">
            <text:p>5.95E+01</text:p>
          </table:table-cell>
          <table:table-cell office:value-type="float" office:value="35450.1517241223" calcext:value-type="float">
            <text:p>3.55E+04</text:p>
          </table:table-cell>
          <table:table-cell table:style-name="ce4" office:value-type="float" office:value="1.6647527773802" calcext:value-type="float">
            <text:p>1.664753</text:p>
          </table:table-cell>
          <table:table-cell/>
          <table:table-cell table:style-name="ce9" office:value-type="float" office:value="19.569147164625" calcext:value-type="float">
            <text:p>1.96E+01</text:p>
          </table:table-cell>
          <table:table-cell table:style-name="ce9" office:value-type="float" office:value="35450.1517241223" calcext:value-type="float">
            <text:p>3.55E+04</text:p>
          </table:table-cell>
          <table:table-cell table:style-name="ce3" table:formula="of:=[.N48]*1000000000" office:value-type="float" office:value="1664752777.3802" calcext:value-type="float">
            <text:p>1664752777.380200</text:p>
          </table:table-cell>
          <table:table-cell table:style-name="ce8" table:formula="of:=([.O48]+[.R48])/2" office:value-type="float" office:value="17302.0993966134" calcext:value-type="float">
            <text:p>1.73E+04</text:p>
          </table:table-cell>
          <table:table-cell table:style-name="ce9" office:value-type="float" office:value="35450.1517241223" calcext:value-type="float">
            <text:p>3.55E+04</text:p>
          </table:table-cell>
          <table:table-cell table:style-name="ce3" table:formula="of:=[.Q48]*1000000000" office:value-type="float" office:value="1664752777.3802" calcext:value-type="float">
            <text:p>1664752777.380200</text:p>
          </table:table-cell>
          <table:table-cell table:style-name="ce8" table:formula="of:=([.O48]+[.R48])/2" office:value-type="float" office:value="17302.0993966134" calcext:value-type="float">
            <text:p>1.73E+04</text:p>
          </table:table-cell>
          <table:table-cell table:style-name="ce9" office:value-type="float" office:value="35450.1517241223" calcext:value-type="float">
            <text:p>3.55E+04</text:p>
          </table:table-cell>
          <table:table-cell table:style-name="ce3" table:formula="of:=[.T48]*1000000000" office:value-type="float" office:value="1664752777.3802" calcext:value-type="float">
            <text:p>1664752777.380200</text:p>
          </table:table-cell>
        </table:table-row>
        <table:table-row table:style-name="ro1">
          <table:table-cell table:number-columns-repeated="4"/>
          <table:table-cell table:style-name="ce4" office:value-type="float" office:value="1.6648532984613" calcext:value-type="float">
            <text:p>1.664853</text:p>
          </table:table-cell>
          <table:table-cell table:style-name="ce9" office:value-type="float" office:value="640783.29800709" calcext:value-type="float">
            <text:p>6.41E+05</text:p>
          </table:table-cell>
          <table:table-cell table:style-name="ce9" office:value-type="float" office:value="3999.7858807637" calcext:value-type="float">
            <text:p>4.00E+03</text:p>
          </table:table-cell>
          <table:table-cell table:style-name="ce9" office:value-type="float" office:value="32465.2857347471" calcext:value-type="float">
            <text:p>3.25E+04</text:p>
          </table:table-cell>
          <table:table-cell table:style-name="ce9" office:value-type="float" office:value="3306.9993642703" calcext:value-type="float">
            <text:p>3.31E+03</text:p>
          </table:table-cell>
          <table:table-cell table:number-columns-repeated="2"/>
          <table:table-cell table:style-name="ce9" office:value-type="float" office:value="3306.9993642703" calcext:value-type="float">
            <text:p>3.31E+03</text:p>
          </table:table-cell>
          <table:table-cell office:value-type="float" office:value="640783.29800709" calcext:value-type="float">
            <text:p>6.41E+05</text:p>
          </table:table-cell>
          <table:table-cell table:style-name="ce4" office:value-type="float" office:value="1.6648532984613" calcext:value-type="float">
            <text:p>1.664853</text:p>
          </table:table-cell>
          <table:table-cell table:style-name="ce9" office:value-type="float" office:value="32465.2857347471" calcext:value-type="float">
            <text:p>3.25E+04</text:p>
          </table:table-cell>
          <table:table-cell office:value-type="float" office:value="640783.29800709" calcext:value-type="float">
            <text:p>6.41E+05</text:p>
          </table:table-cell>
          <table:table-cell table:style-name="ce4" office:value-type="float" office:value="1.6648532984613" calcext:value-type="float">
            <text:p>1.664853</text:p>
          </table:table-cell>
          <table:table-cell office:value-type="float" office:value="3999.7858807637" calcext:value-type="float">
            <text:p>4.00E+03</text:p>
          </table:table-cell>
          <table:table-cell office:value-type="float" office:value="640783.29800709" calcext:value-type="float">
            <text:p>6.41E+05</text:p>
          </table:table-cell>
          <table:table-cell table:style-name="ce4" office:value-type="float" office:value="1.6648532984613" calcext:value-type="float">
            <text:p>1.664853</text:p>
          </table:table-cell>
          <table:table-cell/>
          <table:table-cell table:style-name="ce9" office:value-type="float" office:value="3306.9993642703" calcext:value-type="float">
            <text:p>3.31E+03</text:p>
          </table:table-cell>
          <table:table-cell table:style-name="ce9" office:value-type="float" office:value="640783.29800709" calcext:value-type="float">
            <text:p>6.41E+05</text:p>
          </table:table-cell>
          <table:table-cell table:style-name="ce3" table:formula="of:=[.N49]*1000000000" office:value-type="float" office:value="1664853298.4613" calcext:value-type="float">
            <text:p>1664853298.461300</text:p>
          </table:table-cell>
          <table:table-cell table:style-name="ce8" table:formula="of:=([.O49]+[.R49])/2" office:value-type="float" office:value="18232.5358077554" calcext:value-type="float">
            <text:p>1.82E+04</text:p>
          </table:table-cell>
          <table:table-cell table:style-name="ce9" office:value-type="float" office:value="640783.29800709" calcext:value-type="float">
            <text:p>6.41E+05</text:p>
          </table:table-cell>
          <table:table-cell table:style-name="ce3" table:formula="of:=[.Q49]*1000000000" office:value-type="float" office:value="1664853298.4613" calcext:value-type="float">
            <text:p>1664853298.461300</text:p>
          </table:table-cell>
          <table:table-cell table:style-name="ce8" table:formula="of:=([.O49]+[.R49])/2" office:value-type="float" office:value="18232.5358077554" calcext:value-type="float">
            <text:p>1.82E+04</text:p>
          </table:table-cell>
          <table:table-cell table:style-name="ce9" office:value-type="float" office:value="640783.29800709" calcext:value-type="float">
            <text:p>6.41E+05</text:p>
          </table:table-cell>
          <table:table-cell table:style-name="ce3" table:formula="of:=[.T49]*1000000000" office:value-type="float" office:value="1664853298.4613" calcext:value-type="float">
            <text:p>1664853298.461300</text:p>
          </table:table-cell>
        </table:table-row>
        <table:table-row table:style-name="ro1">
          <table:table-cell table:number-columns-repeated="4"/>
          <table:table-cell table:style-name="ce4" office:value-type="float" office:value="1.6662969507435" calcext:value-type="float">
            <text:p>1.666297</text:p>
          </table:table-cell>
          <table:table-cell table:style-name="ce9" office:value-type="float" office:value="2819.1659373957" calcext:value-type="float">
            <text:p>2.82E+03</text:p>
          </table:table-cell>
          <table:table-cell table:style-name="ce9" office:value-type="float" office:value="9.0681982387118" calcext:value-type="float">
            <text:p>9.07E+00</text:p>
          </table:table-cell>
          <table:table-cell table:style-name="ce9" office:value-type="float" office:value="8990.2020922103" calcext:value-type="float">
            <text:p>8.99E+03</text:p>
          </table:table-cell>
          <table:table-cell table:style-name="ce9" office:value-type="float" office:value="2.6254797199193" calcext:value-type="float">
            <text:p>2.63E+00</text:p>
          </table:table-cell>
          <table:table-cell table:number-columns-repeated="2"/>
          <table:table-cell table:style-name="ce9" office:value-type="float" office:value="2.6254797199193" calcext:value-type="float">
            <text:p>2.63E+00</text:p>
          </table:table-cell>
          <table:table-cell office:value-type="float" office:value="2819.1659373957" calcext:value-type="float">
            <text:p>2.82E+03</text:p>
          </table:table-cell>
          <table:table-cell table:style-name="ce4" office:value-type="float" office:value="1.6662969507435" calcext:value-type="float">
            <text:p>1.666297</text:p>
          </table:table-cell>
          <table:table-cell table:style-name="ce9" office:value-type="float" office:value="8990.2020922103" calcext:value-type="float">
            <text:p>8.99E+03</text:p>
          </table:table-cell>
          <table:table-cell office:value-type="float" office:value="2819.1659373957" calcext:value-type="float">
            <text:p>2.82E+03</text:p>
          </table:table-cell>
          <table:table-cell table:style-name="ce4" office:value-type="float" office:value="1.6662969507435" calcext:value-type="float">
            <text:p>1.666297</text:p>
          </table:table-cell>
          <table:table-cell office:value-type="float" office:value="9.0681982387118" calcext:value-type="float">
            <text:p>9.07E+00</text:p>
          </table:table-cell>
          <table:table-cell office:value-type="float" office:value="2819.1659373957" calcext:value-type="float">
            <text:p>2.82E+03</text:p>
          </table:table-cell>
          <table:table-cell table:style-name="ce4" office:value-type="float" office:value="1.6662969507435" calcext:value-type="float">
            <text:p>1.666297</text:p>
          </table:table-cell>
          <table:table-cell/>
          <table:table-cell table:style-name="ce9" office:value-type="float" office:value="2.6254797199193" calcext:value-type="float">
            <text:p>2.63E+00</text:p>
          </table:table-cell>
          <table:table-cell table:style-name="ce9" office:value-type="float" office:value="2819.1659373957" calcext:value-type="float">
            <text:p>2.82E+03</text:p>
          </table:table-cell>
          <table:table-cell table:style-name="ce3" table:formula="of:=[.N50]*1000000000" office:value-type="float" office:value="1666296950.7435" calcext:value-type="float">
            <text:p>1666296950.743500</text:p>
          </table:table-cell>
          <table:table-cell table:style-name="ce8" table:formula="of:=([.O50]+[.R50])/2" office:value-type="float" office:value="4499.63514522451" calcext:value-type="float">
            <text:p>4.50E+03</text:p>
          </table:table-cell>
          <table:table-cell table:style-name="ce9" office:value-type="float" office:value="2819.1659373957" calcext:value-type="float">
            <text:p>2.82E+03</text:p>
          </table:table-cell>
          <table:table-cell table:style-name="ce3" table:formula="of:=[.Q50]*1000000000" office:value-type="float" office:value="1666296950.7435" calcext:value-type="float">
            <text:p>1666296950.743500</text:p>
          </table:table-cell>
          <table:table-cell table:style-name="ce8" table:formula="of:=([.O50]+[.R50])/2" office:value-type="float" office:value="4499.63514522451" calcext:value-type="float">
            <text:p>4.50E+03</text:p>
          </table:table-cell>
          <table:table-cell table:style-name="ce9" office:value-type="float" office:value="2819.1659373957" calcext:value-type="float">
            <text:p>2.82E+03</text:p>
          </table:table-cell>
          <table:table-cell table:style-name="ce3" table:formula="of:=[.T50]*1000000000" office:value-type="float" office:value="1666296950.7435" calcext:value-type="float">
            <text:p>1666296950.743500</text:p>
          </table:table-cell>
        </table:table-row>
        <table:table-row table:style-name="ro1">
          <table:table-cell table:number-columns-repeated="4"/>
          <table:table-cell table:style-name="ce4" office:value-type="float" office:value="1.6665301530794" calcext:value-type="float">
            <text:p>1.666530</text:p>
          </table:table-cell>
          <table:table-cell table:style-name="ce9" office:value-type="float" office:value="6069.2792998907" calcext:value-type="float">
            <text:p>6.07E+03</text:p>
          </table:table-cell>
          <table:table-cell table:style-name="ce9" office:value-type="float" office:value="12662.1730158824" calcext:value-type="float">
            <text:p>1.27E+04</text:p>
          </table:table-cell>
          <table:table-cell table:style-name="ce9" office:value-type="float" office:value="43.600593311198" calcext:value-type="float">
            <text:p>4.36E+01</text:p>
          </table:table-cell>
          <table:table-cell table:style-name="ce9" office:value-type="float" office:value="21559.2565799391" calcext:value-type="float">
            <text:p>2.16E+04</text:p>
          </table:table-cell>
          <table:table-cell table:number-columns-repeated="2"/>
          <table:table-cell table:style-name="ce9" office:value-type="float" office:value="21559.2565799391" calcext:value-type="float">
            <text:p>2.16E+04</text:p>
          </table:table-cell>
          <table:table-cell office:value-type="float" office:value="6069.2792998907" calcext:value-type="float">
            <text:p>6.07E+03</text:p>
          </table:table-cell>
          <table:table-cell table:style-name="ce4" office:value-type="float" office:value="1.6665301530794" calcext:value-type="float">
            <text:p>1.666530</text:p>
          </table:table-cell>
          <table:table-cell table:style-name="ce9" office:value-type="float" office:value="43.600593311198" calcext:value-type="float">
            <text:p>4.36E+01</text:p>
          </table:table-cell>
          <table:table-cell office:value-type="float" office:value="6069.2792998907" calcext:value-type="float">
            <text:p>6.07E+03</text:p>
          </table:table-cell>
          <table:table-cell table:style-name="ce4" office:value-type="float" office:value="1.6665301530794" calcext:value-type="float">
            <text:p>1.666530</text:p>
          </table:table-cell>
          <table:table-cell office:value-type="float" office:value="12662.1730158824" calcext:value-type="float">
            <text:p>1.27E+04</text:p>
          </table:table-cell>
          <table:table-cell office:value-type="float" office:value="6069.2792998907" calcext:value-type="float">
            <text:p>6.07E+03</text:p>
          </table:table-cell>
          <table:table-cell table:style-name="ce4" office:value-type="float" office:value="1.6665301530794" calcext:value-type="float">
            <text:p>1.666530</text:p>
          </table:table-cell>
          <table:table-cell/>
          <table:table-cell table:style-name="ce9" office:value-type="float" office:value="21559.2565799391" calcext:value-type="float">
            <text:p>2.16E+04</text:p>
          </table:table-cell>
          <table:table-cell table:style-name="ce9" office:value-type="float" office:value="6069.2792998907" calcext:value-type="float">
            <text:p>6.07E+03</text:p>
          </table:table-cell>
          <table:table-cell table:style-name="ce3" table:formula="of:=[.N51]*1000000000" office:value-type="float" office:value="1666530153.0794" calcext:value-type="float">
            <text:p>1666530153.079400</text:p>
          </table:table-cell>
          <table:table-cell table:style-name="ce8" table:formula="of:=([.O51]+[.R51])/2" office:value-type="float" office:value="6352.8868045968" calcext:value-type="float">
            <text:p>6.35E+03</text:p>
          </table:table-cell>
          <table:table-cell table:style-name="ce9" office:value-type="float" office:value="6069.2792998907" calcext:value-type="float">
            <text:p>6.07E+03</text:p>
          </table:table-cell>
          <table:table-cell table:style-name="ce3" table:formula="of:=[.Q51]*1000000000" office:value-type="float" office:value="1666530153.0794" calcext:value-type="float">
            <text:p>1666530153.079400</text:p>
          </table:table-cell>
          <table:table-cell table:style-name="ce8" table:formula="of:=([.O51]+[.R51])/2" office:value-type="float" office:value="6352.8868045968" calcext:value-type="float">
            <text:p>6.35E+03</text:p>
          </table:table-cell>
          <table:table-cell table:style-name="ce9" office:value-type="float" office:value="6069.2792998907" calcext:value-type="float">
            <text:p>6.07E+03</text:p>
          </table:table-cell>
          <table:table-cell table:style-name="ce3" table:formula="of:=[.T51]*1000000000" office:value-type="float" office:value="1666530153.0794" calcext:value-type="float">
            <text:p>1666530153.079400</text:p>
          </table:table-cell>
        </table:table-row>
        <table:table-row table:style-name="ro1">
          <table:table-cell table:number-columns-repeated="4"/>
          <table:table-cell table:style-name="ce4" office:value-type="float" office:value="1.6850582979455" calcext:value-type="float">
            <text:p>1.685058</text:p>
          </table:table-cell>
          <table:table-cell table:style-name="ce9" office:value-type="float" office:value="1648.0808704624" calcext:value-type="float">
            <text:p>1.65E+03</text:p>
          </table:table-cell>
          <table:table-cell table:style-name="ce9" office:value-type="float" office:value="656.79448668098" calcext:value-type="float">
            <text:p>6.57E+02</text:p>
          </table:table-cell>
          <table:table-cell table:style-name="ce9" office:value-type="float" office:value="47.888424154247" calcext:value-type="float">
            <text:p>4.79E+01</text:p>
          </table:table-cell>
          <table:table-cell table:style-name="ce9" office:value-type="float" office:value="921.55516744236" calcext:value-type="float">
            <text:p>9.22E+02</text:p>
          </table:table-cell>
          <table:table-cell table:number-columns-repeated="2"/>
          <table:table-cell table:style-name="ce9" office:value-type="float" office:value="921.55516744236" calcext:value-type="float">
            <text:p>9.22E+02</text:p>
          </table:table-cell>
          <table:table-cell office:value-type="float" office:value="1648.0808704624" calcext:value-type="float">
            <text:p>1.65E+03</text:p>
          </table:table-cell>
          <table:table-cell table:style-name="ce4" office:value-type="float" office:value="1.6850582979455" calcext:value-type="float">
            <text:p>1.685058</text:p>
          </table:table-cell>
          <table:table-cell table:style-name="ce9" office:value-type="float" office:value="47.888424154247" calcext:value-type="float">
            <text:p>4.79E+01</text:p>
          </table:table-cell>
          <table:table-cell office:value-type="float" office:value="1648.0808704624" calcext:value-type="float">
            <text:p>1.65E+03</text:p>
          </table:table-cell>
          <table:table-cell table:style-name="ce4" office:value-type="float" office:value="1.6850582979455" calcext:value-type="float">
            <text:p>1.685058</text:p>
          </table:table-cell>
          <table:table-cell office:value-type="float" office:value="656.79448668098" calcext:value-type="float">
            <text:p>6.57E+02</text:p>
          </table:table-cell>
          <table:table-cell office:value-type="float" office:value="1648.0808704624" calcext:value-type="float">
            <text:p>1.65E+03</text:p>
          </table:table-cell>
          <table:table-cell table:style-name="ce4" office:value-type="float" office:value="1.6850582979455" calcext:value-type="float">
            <text:p>1.685058</text:p>
          </table:table-cell>
          <table:table-cell/>
          <table:table-cell table:style-name="ce9" office:value-type="float" office:value="921.55516744236" calcext:value-type="float">
            <text:p>9.22E+02</text:p>
          </table:table-cell>
          <table:table-cell table:style-name="ce9" office:value-type="float" office:value="1648.0808704624" calcext:value-type="float">
            <text:p>1.65E+03</text:p>
          </table:table-cell>
          <table:table-cell table:style-name="ce3" table:formula="of:=[.N52]*1000000000" office:value-type="float" office:value="1685058297.9455" calcext:value-type="float">
            <text:p>1685058297.945500</text:p>
          </table:table-cell>
          <table:table-cell table:style-name="ce8" table:formula="of:=([.O52]+[.R52])/2" office:value-type="float" office:value="352.341455417613" calcext:value-type="float">
            <text:p>3.52E+02</text:p>
          </table:table-cell>
          <table:table-cell table:style-name="ce9" office:value-type="float" office:value="1648.0808704624" calcext:value-type="float">
            <text:p>1.65E+03</text:p>
          </table:table-cell>
          <table:table-cell table:style-name="ce3" table:formula="of:=[.Q52]*1000000000" office:value-type="float" office:value="1685058297.9455" calcext:value-type="float">
            <text:p>1685058297.945500</text:p>
          </table:table-cell>
          <table:table-cell table:style-name="ce8" table:formula="of:=([.O52]+[.R52])/2" office:value-type="float" office:value="352.341455417613" calcext:value-type="float">
            <text:p>3.52E+02</text:p>
          </table:table-cell>
          <table:table-cell table:style-name="ce9" office:value-type="float" office:value="1648.0808704624" calcext:value-type="float">
            <text:p>1.65E+03</text:p>
          </table:table-cell>
          <table:table-cell table:style-name="ce3" table:formula="of:=[.T52]*1000000000" office:value-type="float" office:value="1685058297.9455" calcext:value-type="float">
            <text:p>1685058297.945500</text:p>
          </table:table-cell>
        </table:table-row>
        <table:table-row table:style-name="ro1">
          <table:table-cell table:number-columns-repeated="4"/>
          <table:table-cell table:style-name="ce4" office:value-type="float" office:value="1.7425167358058" calcext:value-type="float">
            <text:p>1.742517</text:p>
          </table:table-cell>
          <table:table-cell table:style-name="ce9" office:value-type="float" office:value="4939.1566205285" calcext:value-type="float">
            <text:p>4.94E+03</text:p>
          </table:table-cell>
          <table:table-cell table:style-name="ce9" office:value-type="float" office:value="1.6951213168887" calcext:value-type="float">
            <text:p>1.70E+00</text:p>
          </table:table-cell>
          <table:table-cell table:style-name="ce9" office:value-type="float" office:value="84982.7067452053" calcext:value-type="float">
            <text:p>8.50E+04</text:p>
          </table:table-cell>
          <table:table-cell table:style-name="ce9" office:value-type="float" office:value="0.1548023197401" calcext:value-type="float">
            <text:p>1.55E-01</text:p>
          </table:table-cell>
          <table:table-cell table:number-columns-repeated="2"/>
          <table:table-cell table:style-name="ce9" office:value-type="float" office:value="0.1548023197401" calcext:value-type="float">
            <text:p>1.55E-01</text:p>
          </table:table-cell>
          <table:table-cell office:value-type="float" office:value="4939.1566205285" calcext:value-type="float">
            <text:p>4.94E+03</text:p>
          </table:table-cell>
          <table:table-cell table:style-name="ce4" office:value-type="float" office:value="1.7425167358058" calcext:value-type="float">
            <text:p>1.742517</text:p>
          </table:table-cell>
          <table:table-cell table:style-name="ce9" office:value-type="float" office:value="84982.7067452053" calcext:value-type="float">
            <text:p>8.50E+04</text:p>
          </table:table-cell>
          <table:table-cell office:value-type="float" office:value="4939.1566205285" calcext:value-type="float">
            <text:p>4.94E+03</text:p>
          </table:table-cell>
          <table:table-cell table:style-name="ce4" office:value-type="float" office:value="1.7425167358058" calcext:value-type="float">
            <text:p>1.742517</text:p>
          </table:table-cell>
          <table:table-cell office:value-type="float" office:value="1.6951213168887" calcext:value-type="float">
            <text:p>1.70E+00</text:p>
          </table:table-cell>
          <table:table-cell office:value-type="float" office:value="4939.1566205285" calcext:value-type="float">
            <text:p>4.94E+03</text:p>
          </table:table-cell>
          <table:table-cell table:style-name="ce4" office:value-type="float" office:value="1.7425167358058" calcext:value-type="float">
            <text:p>1.742517</text:p>
          </table:table-cell>
          <table:table-cell/>
          <table:table-cell table:style-name="ce9" office:value-type="float" office:value="0.1548023197401" calcext:value-type="float">
            <text:p>1.55E-01</text:p>
          </table:table-cell>
          <table:table-cell table:style-name="ce9" office:value-type="float" office:value="4939.1566205285" calcext:value-type="float">
            <text:p>4.94E+03</text:p>
          </table:table-cell>
          <table:table-cell table:style-name="ce3" table:formula="of:=[.N53]*1000000000" office:value-type="float" office:value="1742516735.8058" calcext:value-type="float">
            <text:p>1742516735.805800</text:p>
          </table:table-cell>
          <table:table-cell table:style-name="ce8" table:formula="of:=([.O53]+[.R53])/2" office:value-type="float" office:value="42492.2009332611" calcext:value-type="float">
            <text:p>4.25E+04</text:p>
          </table:table-cell>
          <table:table-cell table:style-name="ce9" office:value-type="float" office:value="4939.1566205285" calcext:value-type="float">
            <text:p>4.94E+03</text:p>
          </table:table-cell>
          <table:table-cell table:style-name="ce3" table:formula="of:=[.Q53]*1000000000" office:value-type="float" office:value="1742516735.8058" calcext:value-type="float">
            <text:p>1742516735.805800</text:p>
          </table:table-cell>
          <table:table-cell table:style-name="ce8" table:formula="of:=([.O53]+[.R53])/2" office:value-type="float" office:value="42492.2009332611" calcext:value-type="float">
            <text:p>4.25E+04</text:p>
          </table:table-cell>
          <table:table-cell table:style-name="ce9" office:value-type="float" office:value="4939.1566205285" calcext:value-type="float">
            <text:p>4.94E+03</text:p>
          </table:table-cell>
          <table:table-cell table:style-name="ce3" table:formula="of:=[.T53]*1000000000" office:value-type="float" office:value="1742516735.8058" calcext:value-type="float">
            <text:p>1742516735.805800</text:p>
          </table:table-cell>
        </table:table-row>
        <table:table-row table:style-name="ro1">
          <table:table-cell table:number-columns-repeated="4"/>
          <table:table-cell table:style-name="ce4" office:value-type="float" office:value="1.7462124279898" calcext:value-type="float">
            <text:p>1.746212</text:p>
          </table:table-cell>
          <table:table-cell table:style-name="ce9" office:value-type="float" office:value="5800.4987933725" calcext:value-type="float">
            <text:p>5.80E+03</text:p>
          </table:table-cell>
          <table:table-cell table:style-name="ce9" office:value-type="float" office:value="514662.632459065" calcext:value-type="float">
            <text:p>5.15E+05</text:p>
          </table:table-cell>
          <table:table-cell table:style-name="ce9" office:value-type="float" office:value="2.4671906518571" calcext:value-type="float">
            <text:p>2.47E+00</text:p>
          </table:table-cell>
          <table:table-cell table:style-name="ce9" office:value-type="float" office:value="423.94778289043" calcext:value-type="float">
            <text:p>4.24E+02</text:p>
          </table:table-cell>
          <table:table-cell table:number-columns-repeated="2"/>
          <table:table-cell table:style-name="ce9" office:value-type="float" office:value="423.94778289043" calcext:value-type="float">
            <text:p>4.24E+02</text:p>
          </table:table-cell>
          <table:table-cell office:value-type="float" office:value="5800.4987933725" calcext:value-type="float">
            <text:p>5.80E+03</text:p>
          </table:table-cell>
          <table:table-cell table:style-name="ce4" office:value-type="float" office:value="1.7462124279898" calcext:value-type="float">
            <text:p>1.746212</text:p>
          </table:table-cell>
          <table:table-cell table:style-name="ce9" office:value-type="float" office:value="2.4671906518571" calcext:value-type="float">
            <text:p>2.47E+00</text:p>
          </table:table-cell>
          <table:table-cell office:value-type="float" office:value="5800.4987933725" calcext:value-type="float">
            <text:p>5.80E+03</text:p>
          </table:table-cell>
          <table:table-cell table:style-name="ce4" office:value-type="float" office:value="1.7462124279898" calcext:value-type="float">
            <text:p>1.746212</text:p>
          </table:table-cell>
          <table:table-cell office:value-type="float" office:value="514662.632459065" calcext:value-type="float">
            <text:p>5.15E+05</text:p>
          </table:table-cell>
          <table:table-cell office:value-type="float" office:value="5800.4987933725" calcext:value-type="float">
            <text:p>5.80E+03</text:p>
          </table:table-cell>
          <table:table-cell table:style-name="ce4" office:value-type="float" office:value="1.7462124279898" calcext:value-type="float">
            <text:p>1.746212</text:p>
          </table:table-cell>
          <table:table-cell/>
          <table:table-cell table:style-name="ce9" office:value-type="float" office:value="423.94778289043" calcext:value-type="float">
            <text:p>4.24E+02</text:p>
          </table:table-cell>
          <table:table-cell table:style-name="ce9" office:value-type="float" office:value="5800.4987933725" calcext:value-type="float">
            <text:p>5.80E+03</text:p>
          </table:table-cell>
          <table:table-cell table:style-name="ce3" table:formula="of:=[.N54]*1000000000" office:value-type="float" office:value="1746212427.9898" calcext:value-type="float">
            <text:p>1746212427.989800</text:p>
          </table:table-cell>
          <table:table-cell table:style-name="ce8" table:formula="of:=([.O54]+[.R54])/2" office:value-type="float" office:value="257332.549824858" calcext:value-type="float">
            <text:p>2.57E+05</text:p>
          </table:table-cell>
          <table:table-cell table:style-name="ce9" office:value-type="float" office:value="5800.4987933725" calcext:value-type="float">
            <text:p>5.80E+03</text:p>
          </table:table-cell>
          <table:table-cell table:style-name="ce3" table:formula="of:=[.Q54]*1000000000" office:value-type="float" office:value="1746212427.9898" calcext:value-type="float">
            <text:p>1746212427.989800</text:p>
          </table:table-cell>
          <table:table-cell table:style-name="ce8" table:formula="of:=([.O54]+[.R54])/2" office:value-type="float" office:value="257332.549824858" calcext:value-type="float">
            <text:p>2.57E+05</text:p>
          </table:table-cell>
          <table:table-cell table:style-name="ce9" office:value-type="float" office:value="5800.4987933725" calcext:value-type="float">
            <text:p>5.80E+03</text:p>
          </table:table-cell>
          <table:table-cell table:style-name="ce3" table:formula="of:=[.T54]*1000000000" office:value-type="float" office:value="1746212427.9898" calcext:value-type="float">
            <text:p>1746212427.989800</text:p>
          </table:table-cell>
        </table:table-row>
        <table:table-row table:style-name="ro1">
          <table:table-cell table:number-columns-repeated="4"/>
          <table:table-cell table:style-name="ce4" office:value-type="float" office:value="1.7497503549842" calcext:value-type="float">
            <text:p>1.749750</text:p>
          </table:table-cell>
          <table:table-cell table:style-name="ce9" office:value-type="float" office:value="27871.7945332973" calcext:value-type="float">
            <text:p>2.79E+04</text:p>
          </table:table-cell>
          <table:table-cell table:style-name="ce9" office:value-type="float" office:value="20.251914547989" calcext:value-type="float">
            <text:p>2.03E+01</text:p>
          </table:table-cell>
          <table:table-cell table:style-name="ce9" office:value-type="float" office:value="140926.44147694" calcext:value-type="float">
            <text:p>1.41E+05</text:p>
          </table:table-cell>
          <table:table-cell table:style-name="ce9" office:value-type="float" office:value="0.5907842963587" calcext:value-type="float">
            <text:p>5.91E-01</text:p>
          </table:table-cell>
          <table:table-cell table:number-columns-repeated="2"/>
          <table:table-cell table:style-name="ce9" office:value-type="float" office:value="0.5907842963587" calcext:value-type="float">
            <text:p>5.91E-01</text:p>
          </table:table-cell>
          <table:table-cell office:value-type="float" office:value="27871.7945332973" calcext:value-type="float">
            <text:p>2.79E+04</text:p>
          </table:table-cell>
          <table:table-cell table:style-name="ce4" office:value-type="float" office:value="1.7497503549842" calcext:value-type="float">
            <text:p>1.749750</text:p>
          </table:table-cell>
          <table:table-cell table:style-name="ce9" office:value-type="float" office:value="140926.44147694" calcext:value-type="float">
            <text:p>1.41E+05</text:p>
          </table:table-cell>
          <table:table-cell office:value-type="float" office:value="27871.7945332973" calcext:value-type="float">
            <text:p>2.79E+04</text:p>
          </table:table-cell>
          <table:table-cell table:style-name="ce4" office:value-type="float" office:value="1.7497503549842" calcext:value-type="float">
            <text:p>1.749750</text:p>
          </table:table-cell>
          <table:table-cell office:value-type="float" office:value="20.251914547989" calcext:value-type="float">
            <text:p>2.03E+01</text:p>
          </table:table-cell>
          <table:table-cell office:value-type="float" office:value="27871.7945332973" calcext:value-type="float">
            <text:p>2.79E+04</text:p>
          </table:table-cell>
          <table:table-cell table:style-name="ce4" office:value-type="float" office:value="1.7497503549842" calcext:value-type="float">
            <text:p>1.749750</text:p>
          </table:table-cell>
          <table:table-cell/>
          <table:table-cell table:style-name="ce9" office:value-type="float" office:value="0.5907842963587" calcext:value-type="float">
            <text:p>5.91E-01</text:p>
          </table:table-cell>
          <table:table-cell table:style-name="ce9" office:value-type="float" office:value="27871.7945332973" calcext:value-type="float">
            <text:p>2.79E+04</text:p>
          </table:table-cell>
          <table:table-cell table:style-name="ce3" table:formula="of:=[.N55]*1000000000" office:value-type="float" office:value="1749750354.9842" calcext:value-type="float">
            <text:p>1749750354.984200</text:p>
          </table:table-cell>
          <table:table-cell table:style-name="ce8" table:formula="of:=([.O55]+[.R55])/2" office:value-type="float" office:value="70473.346695744" calcext:value-type="float">
            <text:p>7.05E+04</text:p>
          </table:table-cell>
          <table:table-cell table:style-name="ce9" office:value-type="float" office:value="27871.7945332973" calcext:value-type="float">
            <text:p>2.79E+04</text:p>
          </table:table-cell>
          <table:table-cell table:style-name="ce3" table:formula="of:=[.Q55]*1000000000" office:value-type="float" office:value="1749750354.9842" calcext:value-type="float">
            <text:p>1749750354.984200</text:p>
          </table:table-cell>
          <table:table-cell table:style-name="ce8" table:formula="of:=([.O55]+[.R55])/2" office:value-type="float" office:value="70473.346695744" calcext:value-type="float">
            <text:p>7.05E+04</text:p>
          </table:table-cell>
          <table:table-cell table:style-name="ce9" office:value-type="float" office:value="27871.7945332973" calcext:value-type="float">
            <text:p>2.79E+04</text:p>
          </table:table-cell>
          <table:table-cell table:style-name="ce3" table:formula="of:=[.T55]*1000000000" office:value-type="float" office:value="1749750354.9842" calcext:value-type="float">
            <text:p>1749750354.984200</text:p>
          </table:table-cell>
        </table:table-row>
        <table:table-row table:style-name="ro1">
          <table:table-cell table:number-columns-repeated="4"/>
          <table:table-cell table:style-name="ce4" office:value-type="float" office:value="1.7543864768499" calcext:value-type="float">
            <text:p>1.754386</text:p>
          </table:table-cell>
          <table:table-cell table:style-name="ce9" office:value-type="float" office:value="4155029.57845176" calcext:value-type="float">
            <text:p>4.16E+06</text:p>
          </table:table-cell>
          <table:table-cell table:style-name="ce9" office:value-type="float" office:value="2924.8443758976" calcext:value-type="float">
            <text:p>2.92E+03</text:p>
          </table:table-cell>
          <table:table-cell table:style-name="ce9" office:value-type="float" office:value="361826910.563199" calcext:value-type="float">
            <text:p>3.62E+08</text:p>
          </table:table-cell>
          <table:table-cell table:style-name="ce9" office:value-type="float" office:value="1115.7294510748" calcext:value-type="float">
            <text:p>1.12E+03</text:p>
          </table:table-cell>
          <table:table-cell table:number-columns-repeated="2"/>
          <table:table-cell table:style-name="ce9" office:value-type="float" office:value="1115.7294510748" calcext:value-type="float">
            <text:p>1.12E+03</text:p>
          </table:table-cell>
          <table:table-cell office:value-type="float" office:value="4155029.57845176" calcext:value-type="float">
            <text:p>4.16E+06</text:p>
          </table:table-cell>
          <table:table-cell table:style-name="ce4" office:value-type="float" office:value="1.7543864768499" calcext:value-type="float">
            <text:p>1.754386</text:p>
          </table:table-cell>
          <table:table-cell table:style-name="ce9" office:value-type="float" office:value="361826910.563199" calcext:value-type="float">
            <text:p>3.62E+08</text:p>
          </table:table-cell>
          <table:table-cell office:value-type="float" office:value="4155029.57845176" calcext:value-type="float">
            <text:p>4.16E+06</text:p>
          </table:table-cell>
          <table:table-cell table:style-name="ce4" office:value-type="float" office:value="1.7543864768499" calcext:value-type="float">
            <text:p>1.754386</text:p>
          </table:table-cell>
          <table:table-cell office:value-type="float" office:value="2924.8443758976" calcext:value-type="float">
            <text:p>2.92E+03</text:p>
          </table:table-cell>
          <table:table-cell office:value-type="float" office:value="4155029.57845176" calcext:value-type="float">
            <text:p>4.16E+06</text:p>
          </table:table-cell>
          <table:table-cell table:style-name="ce4" office:value-type="float" office:value="1.7543864768499" calcext:value-type="float">
            <text:p>1.754386</text:p>
          </table:table-cell>
          <table:table-cell/>
          <table:table-cell table:style-name="ce9" office:value-type="float" office:value="1115.7294510748" calcext:value-type="float">
            <text:p>1.12E+03</text:p>
          </table:table-cell>
          <table:table-cell table:style-name="ce9" office:value-type="float" office:value="4155029.57845176" calcext:value-type="float">
            <text:p>4.16E+06</text:p>
          </table:table-cell>
          <table:table-cell table:style-name="ce3" table:formula="of:=[.N56]*1000000000" office:value-type="float" office:value="1754386476.8499" calcext:value-type="float">
            <text:p>1754386476.849900</text:p>
          </table:table-cell>
          <table:table-cell table:style-name="ce8" table:formula="of:=([.O56]+[.R56])/2" office:value-type="float" office:value="180914917.703787" calcext:value-type="float">
            <text:p>1.81E+08</text:p>
          </table:table-cell>
          <table:table-cell table:style-name="ce9" office:value-type="float" office:value="4155029.57845176" calcext:value-type="float">
            <text:p>4.16E+06</text:p>
          </table:table-cell>
          <table:table-cell table:style-name="ce3" table:formula="of:=[.Q56]*1000000000" office:value-type="float" office:value="1754386476.8499" calcext:value-type="float">
            <text:p>1754386476.849900</text:p>
          </table:table-cell>
          <table:table-cell table:style-name="ce8" table:formula="of:=([.O56]+[.R56])/2" office:value-type="float" office:value="180914917.703787" calcext:value-type="float">
            <text:p>1.81E+08</text:p>
          </table:table-cell>
          <table:table-cell table:style-name="ce9" office:value-type="float" office:value="4155029.57845176" calcext:value-type="float">
            <text:p>4.16E+06</text:p>
          </table:table-cell>
          <table:table-cell table:style-name="ce3" table:formula="of:=[.T56]*1000000000" office:value-type="float" office:value="1754386476.8499" calcext:value-type="float">
            <text:p>1754386476.849900</text:p>
          </table:table-cell>
        </table:table-row>
        <table:table-row table:style-name="ro1">
          <table:table-cell table:number-columns-repeated="4"/>
          <table:table-cell table:style-name="ce4" office:value-type="float" office:value="1.7892873719616" calcext:value-type="float">
            <text:p>1.789287</text:p>
          </table:table-cell>
          <table:table-cell table:style-name="ce9" office:value-type="float" office:value="15075.1465189643" calcext:value-type="float">
            <text:p>1.51E+04</text:p>
          </table:table-cell>
          <table:table-cell table:style-name="ce9" office:value-type="float" office:value="194799.014606376" calcext:value-type="float">
            <text:p>1.95E+05</text:p>
          </table:table-cell>
          <table:table-cell table:style-name="ce9" office:value-type="float" office:value="905.37135616838" calcext:value-type="float">
            <text:p>9.05E+02</text:p>
          </table:table-cell>
          <table:table-cell table:style-name="ce9" office:value-type="float" office:value="59836.7490546771" calcext:value-type="float">
            <text:p>5.98E+04</text:p>
          </table:table-cell>
          <table:table-cell table:number-columns-repeated="2"/>
          <table:table-cell table:style-name="ce9" office:value-type="float" office:value="59836.7490546771" calcext:value-type="float">
            <text:p>5.98E+04</text:p>
          </table:table-cell>
          <table:table-cell office:value-type="float" office:value="15075.1465189643" calcext:value-type="float">
            <text:p>1.51E+04</text:p>
          </table:table-cell>
          <table:table-cell table:style-name="ce4" office:value-type="float" office:value="1.7892873719616" calcext:value-type="float">
            <text:p>1.789287</text:p>
          </table:table-cell>
          <table:table-cell table:style-name="ce9" office:value-type="float" office:value="905.37135616838" calcext:value-type="float">
            <text:p>9.05E+02</text:p>
          </table:table-cell>
          <table:table-cell office:value-type="float" office:value="15075.1465189643" calcext:value-type="float">
            <text:p>1.51E+04</text:p>
          </table:table-cell>
          <table:table-cell table:style-name="ce4" office:value-type="float" office:value="1.7892873719616" calcext:value-type="float">
            <text:p>1.789287</text:p>
          </table:table-cell>
          <table:table-cell office:value-type="float" office:value="194799.014606376" calcext:value-type="float">
            <text:p>1.95E+05</text:p>
          </table:table-cell>
          <table:table-cell office:value-type="float" office:value="15075.1465189643" calcext:value-type="float">
            <text:p>1.51E+04</text:p>
          </table:table-cell>
          <table:table-cell table:style-name="ce4" office:value-type="float" office:value="1.7892873719616" calcext:value-type="float">
            <text:p>1.789287</text:p>
          </table:table-cell>
          <table:table-cell/>
          <table:table-cell table:style-name="ce9" office:value-type="float" office:value="59836.7490546771" calcext:value-type="float">
            <text:p>5.98E+04</text:p>
          </table:table-cell>
          <table:table-cell table:style-name="ce9" office:value-type="float" office:value="15075.1465189643" calcext:value-type="float">
            <text:p>1.51E+04</text:p>
          </table:table-cell>
          <table:table-cell table:style-name="ce3" table:formula="of:=[.N57]*1000000000" office:value-type="float" office:value="1789287371.9616" calcext:value-type="float">
            <text:p>1789287371.961600</text:p>
          </table:table-cell>
          <table:table-cell table:style-name="ce8" table:formula="of:=([.O57]+[.R57])/2" office:value-type="float" office:value="97852.1929812722" calcext:value-type="float">
            <text:p>9.79E+04</text:p>
          </table:table-cell>
          <table:table-cell table:style-name="ce9" office:value-type="float" office:value="15075.1465189643" calcext:value-type="float">
            <text:p>1.51E+04</text:p>
          </table:table-cell>
          <table:table-cell table:style-name="ce3" table:formula="of:=[.Q57]*1000000000" office:value-type="float" office:value="1789287371.9616" calcext:value-type="float">
            <text:p>1789287371.961600</text:p>
          </table:table-cell>
          <table:table-cell table:style-name="ce8" table:formula="of:=([.O57]+[.R57])/2" office:value-type="float" office:value="97852.1929812722" calcext:value-type="float">
            <text:p>9.79E+04</text:p>
          </table:table-cell>
          <table:table-cell table:style-name="ce9" office:value-type="float" office:value="15075.1465189643" calcext:value-type="float">
            <text:p>1.51E+04</text:p>
          </table:table-cell>
          <table:table-cell table:style-name="ce3" table:formula="of:=[.T57]*1000000000" office:value-type="float" office:value="1789287371.9616" calcext:value-type="float">
            <text:p>1789287371.961600</text:p>
          </table:table-cell>
        </table:table-row>
        <table:table-row table:style-name="ro1">
          <table:table-cell table:number-columns-repeated="4"/>
          <table:table-cell table:style-name="ce4" office:value-type="float" office:value="1.8325891189265" calcext:value-type="float">
            <text:p>1.832589</text:p>
          </table:table-cell>
          <table:table-cell table:style-name="ce9" office:value-type="float" office:value="67544.902777113" calcext:value-type="float">
            <text:p>6.75E+04</text:p>
          </table:table-cell>
          <table:table-cell table:style-name="ce9" office:value-type="float" office:value="51312.4050139443" calcext:value-type="float">
            <text:p>5.13E+04</text:p>
          </table:table-cell>
          <table:table-cell table:style-name="ce9" office:value-type="float" office:value="50.823521608336" calcext:value-type="float">
            <text:p>5.08E+01</text:p>
          </table:table-cell>
          <table:table-cell table:style-name="ce9" office:value-type="float" office:value="125.54296594238" calcext:value-type="float">
            <text:p>1.26E+02</text:p>
          </table:table-cell>
          <table:table-cell table:number-columns-repeated="2"/>
          <table:table-cell table:style-name="ce9" office:value-type="float" office:value="125.54296594238" calcext:value-type="float">
            <text:p>1.26E+02</text:p>
          </table:table-cell>
          <table:table-cell office:value-type="float" office:value="67544.902777113" calcext:value-type="float">
            <text:p>6.75E+04</text:p>
          </table:table-cell>
          <table:table-cell table:style-name="ce4" office:value-type="float" office:value="1.8325891189265" calcext:value-type="float">
            <text:p>1.832589</text:p>
          </table:table-cell>
          <table:table-cell table:style-name="ce9" office:value-type="float" office:value="50.823521608336" calcext:value-type="float">
            <text:p>5.08E+01</text:p>
          </table:table-cell>
          <table:table-cell office:value-type="float" office:value="67544.902777113" calcext:value-type="float">
            <text:p>6.75E+04</text:p>
          </table:table-cell>
          <table:table-cell table:style-name="ce4" office:value-type="float" office:value="1.8325891189265" calcext:value-type="float">
            <text:p>1.832589</text:p>
          </table:table-cell>
          <table:table-cell office:value-type="float" office:value="51312.4050139443" calcext:value-type="float">
            <text:p>5.13E+04</text:p>
          </table:table-cell>
          <table:table-cell office:value-type="float" office:value="67544.902777113" calcext:value-type="float">
            <text:p>6.75E+04</text:p>
          </table:table-cell>
          <table:table-cell table:style-name="ce4" office:value-type="float" office:value="1.8325891189265" calcext:value-type="float">
            <text:p>1.832589</text:p>
          </table:table-cell>
          <table:table-cell/>
          <table:table-cell table:style-name="ce9" office:value-type="float" office:value="125.54296594238" calcext:value-type="float">
            <text:p>1.26E+02</text:p>
          </table:table-cell>
          <table:table-cell table:style-name="ce9" office:value-type="float" office:value="67544.902777113" calcext:value-type="float">
            <text:p>6.75E+04</text:p>
          </table:table-cell>
          <table:table-cell table:style-name="ce3" table:formula="of:=[.N58]*1000000000" office:value-type="float" office:value="1832589118.9265" calcext:value-type="float">
            <text:p>1832589118.926500</text:p>
          </table:table-cell>
          <table:table-cell table:style-name="ce8" table:formula="of:=([.O58]+[.R58])/2" office:value-type="float" office:value="25681.6142677763" calcext:value-type="float">
            <text:p>2.57E+04</text:p>
          </table:table-cell>
          <table:table-cell table:style-name="ce9" office:value-type="float" office:value="67544.902777113" calcext:value-type="float">
            <text:p>6.75E+04</text:p>
          </table:table-cell>
          <table:table-cell table:style-name="ce3" table:formula="of:=[.Q58]*1000000000" office:value-type="float" office:value="1832589118.9265" calcext:value-type="float">
            <text:p>1832589118.926500</text:p>
          </table:table-cell>
          <table:table-cell table:style-name="ce8" table:formula="of:=([.O58]+[.R58])/2" office:value-type="float" office:value="25681.6142677763" calcext:value-type="float">
            <text:p>2.57E+04</text:p>
          </table:table-cell>
          <table:table-cell table:style-name="ce9" office:value-type="float" office:value="67544.902777113" calcext:value-type="float">
            <text:p>6.75E+04</text:p>
          </table:table-cell>
          <table:table-cell table:style-name="ce3" table:formula="of:=[.T58]*1000000000" office:value-type="float" office:value="1832589118.9265" calcext:value-type="float">
            <text:p>1832589118.926500</text:p>
          </table:table-cell>
        </table:table-row>
        <table:table-row table:style-name="ro1">
          <table:table-cell table:number-columns-repeated="4"/>
          <table:table-cell table:style-name="ce4" office:value-type="float" office:value="1.8409132396955" calcext:value-type="float">
            <text:p>1.840913</text:p>
          </table:table-cell>
          <table:table-cell table:style-name="ce9" office:value-type="float" office:value="9994.8637699555" calcext:value-type="float">
            <text:p>9.99E+03</text:p>
          </table:table-cell>
          <table:table-cell table:style-name="ce9" office:value-type="float" office:value="668462.047022809" calcext:value-type="float">
            <text:p>6.68E+05</text:p>
          </table:table-cell>
          <table:table-cell table:style-name="ce9" office:value-type="float" office:value="173.68667621632" calcext:value-type="float">
            <text:p>1.74E+02</text:p>
          </table:table-cell>
          <table:table-cell table:style-name="ce9" office:value-type="float" office:value="775.62274763494" calcext:value-type="float">
            <text:p>7.76E+02</text:p>
          </table:table-cell>
          <table:table-cell table:number-columns-repeated="2"/>
          <table:table-cell table:style-name="ce9" office:value-type="float" office:value="775.62274763494" calcext:value-type="float">
            <text:p>7.76E+02</text:p>
          </table:table-cell>
          <table:table-cell office:value-type="float" office:value="9994.8637699555" calcext:value-type="float">
            <text:p>9.99E+03</text:p>
          </table:table-cell>
          <table:table-cell table:style-name="ce4" office:value-type="float" office:value="1.8409132396955" calcext:value-type="float">
            <text:p>1.840913</text:p>
          </table:table-cell>
          <table:table-cell table:style-name="ce9" office:value-type="float" office:value="173.68667621632" calcext:value-type="float">
            <text:p>1.74E+02</text:p>
          </table:table-cell>
          <table:table-cell office:value-type="float" office:value="9994.8637699555" calcext:value-type="float">
            <text:p>9.99E+03</text:p>
          </table:table-cell>
          <table:table-cell table:style-name="ce4" office:value-type="float" office:value="1.8409132396955" calcext:value-type="float">
            <text:p>1.840913</text:p>
          </table:table-cell>
          <table:table-cell office:value-type="float" office:value="668462.047022809" calcext:value-type="float">
            <text:p>6.68E+05</text:p>
          </table:table-cell>
          <table:table-cell office:value-type="float" office:value="9994.8637699555" calcext:value-type="float">
            <text:p>9.99E+03</text:p>
          </table:table-cell>
          <table:table-cell table:style-name="ce4" office:value-type="float" office:value="1.8409132396955" calcext:value-type="float">
            <text:p>1.840913</text:p>
          </table:table-cell>
          <table:table-cell/>
          <table:table-cell table:style-name="ce9" office:value-type="float" office:value="775.62274763494" calcext:value-type="float">
            <text:p>7.76E+02</text:p>
          </table:table-cell>
          <table:table-cell table:style-name="ce9" office:value-type="float" office:value="9994.8637699555" calcext:value-type="float">
            <text:p>9.99E+03</text:p>
          </table:table-cell>
          <table:table-cell table:style-name="ce3" table:formula="of:=[.N59]*1000000000" office:value-type="float" office:value="1840913239.6955" calcext:value-type="float">
            <text:p>1840913239.695500</text:p>
          </table:table-cell>
          <table:table-cell table:style-name="ce8" table:formula="of:=([.O59]+[.R59])/2" office:value-type="float" office:value="334317.866849513" calcext:value-type="float">
            <text:p>3.34E+05</text:p>
          </table:table-cell>
          <table:table-cell table:style-name="ce9" office:value-type="float" office:value="9994.8637699555" calcext:value-type="float">
            <text:p>9.99E+03</text:p>
          </table:table-cell>
          <table:table-cell table:style-name="ce3" table:formula="of:=[.Q59]*1000000000" office:value-type="float" office:value="1840913239.6955" calcext:value-type="float">
            <text:p>1840913239.695500</text:p>
          </table:table-cell>
          <table:table-cell table:style-name="ce8" table:formula="of:=([.O59]+[.R59])/2" office:value-type="float" office:value="334317.866849513" calcext:value-type="float">
            <text:p>3.34E+05</text:p>
          </table:table-cell>
          <table:table-cell table:style-name="ce9" office:value-type="float" office:value="9994.8637699555" calcext:value-type="float">
            <text:p>9.99E+03</text:p>
          </table:table-cell>
          <table:table-cell table:style-name="ce3" table:formula="of:=[.T59]*1000000000" office:value-type="float" office:value="1840913239.6955" calcext:value-type="float">
            <text:p>1840913239.695500</text:p>
          </table:table-cell>
        </table:table-row>
        <table:table-row table:style-name="ro1">
          <table:table-cell table:number-columns-repeated="4"/>
          <table:table-cell table:style-name="ce4" office:value-type="float" office:value="1.8560923873075" calcext:value-type="float">
            <text:p>1.856092</text:p>
          </table:table-cell>
          <table:table-cell table:style-name="ce9" office:value-type="float" office:value="26416.1017733163" calcext:value-type="float">
            <text:p>2.64E+04</text:p>
          </table:table-cell>
          <table:table-cell table:style-name="ce9" office:value-type="float" office:value="42.605967323458" calcext:value-type="float">
            <text:p>4.26E+01</text:p>
          </table:table-cell>
          <table:table-cell table:style-name="ce9" office:value-type="float" office:value="834199.198931856" calcext:value-type="float">
            <text:p>8.34E+05</text:p>
          </table:table-cell>
          <table:table-cell table:style-name="ce9" office:value-type="float" office:value="2.3913463266956" calcext:value-type="float">
            <text:p>2.39E+00</text:p>
          </table:table-cell>
          <table:table-cell table:number-columns-repeated="2"/>
          <table:table-cell table:style-name="ce9" office:value-type="float" office:value="2.3913463266956" calcext:value-type="float">
            <text:p>2.39E+00</text:p>
          </table:table-cell>
          <table:table-cell office:value-type="float" office:value="26416.1017733163" calcext:value-type="float">
            <text:p>2.64E+04</text:p>
          </table:table-cell>
          <table:table-cell table:style-name="ce4" office:value-type="float" office:value="1.8560923873075" calcext:value-type="float">
            <text:p>1.856092</text:p>
          </table:table-cell>
          <table:table-cell table:style-name="ce9" office:value-type="float" office:value="834199.198931856" calcext:value-type="float">
            <text:p>8.34E+05</text:p>
          </table:table-cell>
          <table:table-cell office:value-type="float" office:value="26416.1017733163" calcext:value-type="float">
            <text:p>2.64E+04</text:p>
          </table:table-cell>
          <table:table-cell table:style-name="ce4" office:value-type="float" office:value="1.8560923873075" calcext:value-type="float">
            <text:p>1.856092</text:p>
          </table:table-cell>
          <table:table-cell office:value-type="float" office:value="42.605967323458" calcext:value-type="float">
            <text:p>4.26E+01</text:p>
          </table:table-cell>
          <table:table-cell office:value-type="float" office:value="26416.1017733163" calcext:value-type="float">
            <text:p>2.64E+04</text:p>
          </table:table-cell>
          <table:table-cell table:style-name="ce4" office:value-type="float" office:value="1.8560923873075" calcext:value-type="float">
            <text:p>1.856092</text:p>
          </table:table-cell>
          <table:table-cell/>
          <table:table-cell table:style-name="ce9" office:value-type="float" office:value="2.3913463266956" calcext:value-type="float">
            <text:p>2.39E+00</text:p>
          </table:table-cell>
          <table:table-cell table:style-name="ce9" office:value-type="float" office:value="26416.1017733163" calcext:value-type="float">
            <text:p>2.64E+04</text:p>
          </table:table-cell>
          <table:table-cell table:style-name="ce3" table:formula="of:=[.N60]*1000000000" office:value-type="float" office:value="1856092387.3075" calcext:value-type="float">
            <text:p>1856092387.307500</text:p>
          </table:table-cell>
          <table:table-cell table:style-name="ce8" table:formula="of:=([.O60]+[.R60])/2" office:value-type="float" office:value="417120.90244959" calcext:value-type="float">
            <text:p>4.17E+05</text:p>
          </table:table-cell>
          <table:table-cell table:style-name="ce9" office:value-type="float" office:value="26416.1017733163" calcext:value-type="float">
            <text:p>2.64E+04</text:p>
          </table:table-cell>
          <table:table-cell table:style-name="ce3" table:formula="of:=[.Q60]*1000000000" office:value-type="float" office:value="1856092387.3075" calcext:value-type="float">
            <text:p>1856092387.307500</text:p>
          </table:table-cell>
          <table:table-cell table:style-name="ce8" table:formula="of:=([.O60]+[.R60])/2" office:value-type="float" office:value="417120.90244959" calcext:value-type="float">
            <text:p>4.17E+05</text:p>
          </table:table-cell>
          <table:table-cell table:style-name="ce9" office:value-type="float" office:value="26416.1017733163" calcext:value-type="float">
            <text:p>2.64E+04</text:p>
          </table:table-cell>
          <table:table-cell table:style-name="ce3" table:formula="of:=[.T60]*1000000000" office:value-type="float" office:value="1856092387.3075" calcext:value-type="float">
            <text:p>1856092387.307500</text:p>
          </table:table-cell>
        </table:table-row>
        <table:table-row table:style-name="ro1">
          <table:table-cell table:number-columns-repeated="4"/>
          <table:table-cell table:style-name="ce4" office:value-type="float" office:value="1.8566708406376" calcext:value-type="float">
            <text:p>1.856671</text:p>
          </table:table-cell>
          <table:table-cell table:style-name="ce9" office:value-type="float" office:value="88247.3349873334" calcext:value-type="float">
            <text:p>8.82E+04</text:p>
          </table:table-cell>
          <table:table-cell table:style-name="ce9" office:value-type="float" office:value="3114371.98956958" calcext:value-type="float">
            <text:p>3.11E+06</text:p>
          </table:table-cell>
          <table:table-cell table:style-name="ce9" office:value-type="float" office:value="2913.0238988067" calcext:value-type="float">
            <text:p>2.91E+03</text:p>
          </table:table-cell>
          <table:table-cell table:style-name="ce9" office:value-type="float" office:value="14640.0035591425" calcext:value-type="float">
            <text:p>1.46E+04</text:p>
          </table:table-cell>
          <table:table-cell table:number-columns-repeated="2"/>
          <table:table-cell table:style-name="ce9" office:value-type="float" office:value="14640.0035591425" calcext:value-type="float">
            <text:p>1.46E+04</text:p>
          </table:table-cell>
          <table:table-cell office:value-type="float" office:value="88247.3349873334" calcext:value-type="float">
            <text:p>8.82E+04</text:p>
          </table:table-cell>
          <table:table-cell table:style-name="ce4" office:value-type="float" office:value="1.8566708406376" calcext:value-type="float">
            <text:p>1.856671</text:p>
          </table:table-cell>
          <table:table-cell table:style-name="ce9" office:value-type="float" office:value="2913.0238988067" calcext:value-type="float">
            <text:p>2.91E+03</text:p>
          </table:table-cell>
          <table:table-cell office:value-type="float" office:value="88247.3349873334" calcext:value-type="float">
            <text:p>8.82E+04</text:p>
          </table:table-cell>
          <table:table-cell table:style-name="ce4" office:value-type="float" office:value="1.8566708406376" calcext:value-type="float">
            <text:p>1.856671</text:p>
          </table:table-cell>
          <table:table-cell office:value-type="float" office:value="3114371.98956958" calcext:value-type="float">
            <text:p>3.11E+06</text:p>
          </table:table-cell>
          <table:table-cell office:value-type="float" office:value="88247.3349873334" calcext:value-type="float">
            <text:p>8.82E+04</text:p>
          </table:table-cell>
          <table:table-cell table:style-name="ce4" office:value-type="float" office:value="1.8566708406376" calcext:value-type="float">
            <text:p>1.856671</text:p>
          </table:table-cell>
          <table:table-cell/>
          <table:table-cell table:style-name="ce9" office:value-type="float" office:value="14640.0035591425" calcext:value-type="float">
            <text:p>1.46E+04</text:p>
          </table:table-cell>
          <table:table-cell table:style-name="ce9" office:value-type="float" office:value="88247.3349873334" calcext:value-type="float">
            <text:p>8.82E+04</text:p>
          </table:table-cell>
          <table:table-cell table:style-name="ce3" table:formula="of:=[.N61]*1000000000" office:value-type="float" office:value="1856670840.6376" calcext:value-type="float">
            <text:p>1856670840.637600</text:p>
          </table:table-cell>
          <table:table-cell table:style-name="ce8" table:formula="of:=([.O61]+[.R61])/2" office:value-type="float" office:value="1558642.50673419" calcext:value-type="float">
            <text:p>1.56E+06</text:p>
          </table:table-cell>
          <table:table-cell table:style-name="ce9" office:value-type="float" office:value="88247.3349873334" calcext:value-type="float">
            <text:p>8.82E+04</text:p>
          </table:table-cell>
          <table:table-cell table:style-name="ce3" table:formula="of:=[.Q61]*1000000000" office:value-type="float" office:value="1856670840.6376" calcext:value-type="float">
            <text:p>1856670840.637600</text:p>
          </table:table-cell>
          <table:table-cell table:style-name="ce8" table:formula="of:=([.O61]+[.R61])/2" office:value-type="float" office:value="1558642.50673419" calcext:value-type="float">
            <text:p>1.56E+06</text:p>
          </table:table-cell>
          <table:table-cell table:style-name="ce9" office:value-type="float" office:value="88247.3349873334" calcext:value-type="float">
            <text:p>8.82E+04</text:p>
          </table:table-cell>
          <table:table-cell table:style-name="ce3" table:formula="of:=[.T61]*1000000000" office:value-type="float" office:value="1856670840.6376" calcext:value-type="float">
            <text:p>1856670840.637600</text:p>
          </table:table-cell>
        </table:table-row>
        <table:table-row table:style-name="ro1">
          <table:table-cell table:number-columns-repeated="4"/>
          <table:table-cell table:style-name="ce4" office:value-type="float" office:value="1.8952016367024" calcext:value-type="float">
            <text:p>1.895202</text:p>
          </table:table-cell>
          <table:table-cell table:style-name="ce9" office:value-type="float" office:value="5887.4905092289" calcext:value-type="float">
            <text:p>5.89E+03</text:p>
          </table:table-cell>
          <table:table-cell table:style-name="ce9" office:value-type="float" office:value="40572.9248626316" calcext:value-type="float">
            <text:p>4.06E+04</text:p>
          </table:table-cell>
          <table:table-cell table:style-name="ce9" office:value-type="float" office:value="1527.4790529561" calcext:value-type="float">
            <text:p>1.53E+03</text:p>
          </table:table-cell>
          <table:table-cell table:style-name="ce9" office:value-type="float" office:value="15962.1528601145" calcext:value-type="float">
            <text:p>1.60E+04</text:p>
          </table:table-cell>
          <table:table-cell table:number-columns-repeated="2"/>
          <table:table-cell table:style-name="ce9" office:value-type="float" office:value="15962.1528601145" calcext:value-type="float">
            <text:p>1.60E+04</text:p>
          </table:table-cell>
          <table:table-cell office:value-type="float" office:value="5887.4905092289" calcext:value-type="float">
            <text:p>5.89E+03</text:p>
          </table:table-cell>
          <table:table-cell table:style-name="ce4" office:value-type="float" office:value="1.8952016367024" calcext:value-type="float">
            <text:p>1.895202</text:p>
          </table:table-cell>
          <table:table-cell table:style-name="ce9" office:value-type="float" office:value="1527.4790529561" calcext:value-type="float">
            <text:p>1.53E+03</text:p>
          </table:table-cell>
          <table:table-cell office:value-type="float" office:value="5887.4905092289" calcext:value-type="float">
            <text:p>5.89E+03</text:p>
          </table:table-cell>
          <table:table-cell table:style-name="ce4" office:value-type="float" office:value="1.8952016367024" calcext:value-type="float">
            <text:p>1.895202</text:p>
          </table:table-cell>
          <table:table-cell office:value-type="float" office:value="40572.9248626316" calcext:value-type="float">
            <text:p>4.06E+04</text:p>
          </table:table-cell>
          <table:table-cell office:value-type="float" office:value="5887.4905092289" calcext:value-type="float">
            <text:p>5.89E+03</text:p>
          </table:table-cell>
          <table:table-cell table:style-name="ce4" office:value-type="float" office:value="1.8952016367024" calcext:value-type="float">
            <text:p>1.895202</text:p>
          </table:table-cell>
          <table:table-cell/>
          <table:table-cell table:style-name="ce9" office:value-type="float" office:value="15962.1528601145" calcext:value-type="float">
            <text:p>1.60E+04</text:p>
          </table:table-cell>
          <table:table-cell table:style-name="ce9" office:value-type="float" office:value="5887.4905092289" calcext:value-type="float">
            <text:p>5.89E+03</text:p>
          </table:table-cell>
          <table:table-cell table:style-name="ce3" table:formula="of:=[.N62]*1000000000" office:value-type="float" office:value="1895201636.7024" calcext:value-type="float">
            <text:p>1895201636.702400</text:p>
          </table:table-cell>
          <table:table-cell table:style-name="ce8" table:formula="of:=([.O62]+[.R62])/2" office:value-type="float" office:value="21050.2019577938" calcext:value-type="float">
            <text:p>2.11E+04</text:p>
          </table:table-cell>
          <table:table-cell table:style-name="ce9" office:value-type="float" office:value="5887.4905092289" calcext:value-type="float">
            <text:p>5.89E+03</text:p>
          </table:table-cell>
          <table:table-cell table:style-name="ce3" table:formula="of:=[.Q62]*1000000000" office:value-type="float" office:value="1895201636.7024" calcext:value-type="float">
            <text:p>1895201636.702400</text:p>
          </table:table-cell>
          <table:table-cell table:style-name="ce8" table:formula="of:=([.O62]+[.R62])/2" office:value-type="float" office:value="21050.2019577938" calcext:value-type="float">
            <text:p>2.11E+04</text:p>
          </table:table-cell>
          <table:table-cell table:style-name="ce9" office:value-type="float" office:value="5887.4905092289" calcext:value-type="float">
            <text:p>5.89E+03</text:p>
          </table:table-cell>
          <table:table-cell table:style-name="ce3" table:formula="of:=[.T62]*1000000000" office:value-type="float" office:value="1895201636.7024" calcext:value-type="float">
            <text:p>1895201636.702400</text:p>
          </table:table-cell>
        </table:table-row>
        <table:table-row table:style-name="ro1">
          <table:table-cell table:number-columns-repeated="4"/>
          <table:table-cell table:style-name="ce4" office:value-type="float" office:value="1.9214636926115" calcext:value-type="float">
            <text:p>1.921464</text:p>
          </table:table-cell>
          <table:table-cell table:style-name="ce9" office:value-type="float" office:value="101622.087823827" calcext:value-type="float">
            <text:p>1.02E+05</text:p>
          </table:table-cell>
          <table:table-cell table:style-name="ce9" office:value-type="float" office:value="73.465180446041" calcext:value-type="float">
            <text:p>7.35E+01</text:p>
          </table:table-cell>
          <table:table-cell table:style-name="ce9" office:value-type="float" office:value="3709189.81854934" calcext:value-type="float">
            <text:p>3.71E+06</text:p>
          </table:table-cell>
          <table:table-cell table:style-name="ce9" office:value-type="float" office:value="1.1478738268911" calcext:value-type="float">
            <text:p>1.15E+00</text:p>
          </table:table-cell>
          <table:table-cell table:number-columns-repeated="2"/>
          <table:table-cell table:style-name="ce9" office:value-type="float" office:value="1.1478738268911" calcext:value-type="float">
            <text:p>1.15E+00</text:p>
          </table:table-cell>
          <table:table-cell office:value-type="float" office:value="101622.087823827" calcext:value-type="float">
            <text:p>1.02E+05</text:p>
          </table:table-cell>
          <table:table-cell table:style-name="ce4" office:value-type="float" office:value="1.9214636926115" calcext:value-type="float">
            <text:p>1.921464</text:p>
          </table:table-cell>
          <table:table-cell table:style-name="ce9" office:value-type="float" office:value="3709189.81854934" calcext:value-type="float">
            <text:p>3.71E+06</text:p>
          </table:table-cell>
          <table:table-cell office:value-type="float" office:value="101622.087823827" calcext:value-type="float">
            <text:p>1.02E+05</text:p>
          </table:table-cell>
          <table:table-cell table:style-name="ce4" office:value-type="float" office:value="1.9214636926115" calcext:value-type="float">
            <text:p>1.921464</text:p>
          </table:table-cell>
          <table:table-cell office:value-type="float" office:value="73.465180446041" calcext:value-type="float">
            <text:p>7.35E+01</text:p>
          </table:table-cell>
          <table:table-cell office:value-type="float" office:value="101622.087823827" calcext:value-type="float">
            <text:p>1.02E+05</text:p>
          </table:table-cell>
          <table:table-cell table:style-name="ce4" office:value-type="float" office:value="1.9214636926115" calcext:value-type="float">
            <text:p>1.921464</text:p>
          </table:table-cell>
          <table:table-cell/>
          <table:table-cell table:style-name="ce9" office:value-type="float" office:value="1.1478738268911" calcext:value-type="float">
            <text:p>1.15E+00</text:p>
          </table:table-cell>
          <table:table-cell table:style-name="ce9" office:value-type="float" office:value="101622.087823827" calcext:value-type="float">
            <text:p>1.02E+05</text:p>
          </table:table-cell>
          <table:table-cell table:style-name="ce3" table:formula="of:=[.N63]*1000000000" office:value-type="float" office:value="1921463692.6115" calcext:value-type="float">
            <text:p>1921463692.611500</text:p>
          </table:table-cell>
          <table:table-cell table:style-name="ce8" table:formula="of:=([.O63]+[.R63])/2" office:value-type="float" office:value="1854631.64186489" calcext:value-type="float">
            <text:p>1.85E+06</text:p>
          </table:table-cell>
          <table:table-cell table:style-name="ce9" office:value-type="float" office:value="101622.087823827" calcext:value-type="float">
            <text:p>1.02E+05</text:p>
          </table:table-cell>
          <table:table-cell table:style-name="ce3" table:formula="of:=[.Q63]*1000000000" office:value-type="float" office:value="1921463692.6115" calcext:value-type="float">
            <text:p>1921463692.611500</text:p>
          </table:table-cell>
          <table:table-cell table:style-name="ce8" table:formula="of:=([.O63]+[.R63])/2" office:value-type="float" office:value="1854631.64186489" calcext:value-type="float">
            <text:p>1.85E+06</text:p>
          </table:table-cell>
          <table:table-cell table:style-name="ce9" office:value-type="float" office:value="101622.087823827" calcext:value-type="float">
            <text:p>1.02E+05</text:p>
          </table:table-cell>
          <table:table-cell table:style-name="ce3" table:formula="of:=[.T63]*1000000000" office:value-type="float" office:value="1921463692.6115" calcext:value-type="float">
            <text:p>1921463692.611500</text:p>
          </table:table-cell>
        </table:table-row>
        <table:table-row table:style-name="ro1">
          <table:table-cell table:number-columns-repeated="4"/>
          <table:table-cell table:style-name="ce4" office:value-type="float" office:value="1.9491893929258" calcext:value-type="float">
            <text:p>1.949189</text:p>
          </table:table-cell>
          <table:table-cell table:style-name="ce9" office:value-type="float" office:value="4534.9499405697" calcext:value-type="float">
            <text:p>4.53E+03</text:p>
          </table:table-cell>
          <table:table-cell table:style-name="ce9" office:value-type="float" office:value="14.171121498708" calcext:value-type="float">
            <text:p>1.42E+01</text:p>
          </table:table-cell>
          <table:table-cell table:style-name="ce9" office:value-type="float" office:value="171825.467711283" calcext:value-type="float">
            <text:p>1.72E+05</text:p>
          </table:table-cell>
          <table:table-cell table:style-name="ce9" office:value-type="float" office:value="0.039855966907929" calcext:value-type="float">
            <text:p>3.99E-02</text:p>
          </table:table-cell>
          <table:table-cell table:number-columns-repeated="2"/>
          <table:table-cell table:style-name="ce9" office:value-type="float" office:value="0.039855966907929" calcext:value-type="float">
            <text:p>3.99E-02</text:p>
          </table:table-cell>
          <table:table-cell office:value-type="float" office:value="4534.9499405697" calcext:value-type="float">
            <text:p>4.53E+03</text:p>
          </table:table-cell>
          <table:table-cell table:style-name="ce4" office:value-type="float" office:value="1.9491893929258" calcext:value-type="float">
            <text:p>1.949189</text:p>
          </table:table-cell>
          <table:table-cell table:style-name="ce9" office:value-type="float" office:value="171825.467711283" calcext:value-type="float">
            <text:p>1.72E+05</text:p>
          </table:table-cell>
          <table:table-cell office:value-type="float" office:value="4534.9499405697" calcext:value-type="float">
            <text:p>4.53E+03</text:p>
          </table:table-cell>
          <table:table-cell table:style-name="ce4" office:value-type="float" office:value="1.9491893929258" calcext:value-type="float">
            <text:p>1.949189</text:p>
          </table:table-cell>
          <table:table-cell office:value-type="float" office:value="14.171121498708" calcext:value-type="float">
            <text:p>1.42E+01</text:p>
          </table:table-cell>
          <table:table-cell office:value-type="float" office:value="4534.9499405697" calcext:value-type="float">
            <text:p>4.53E+03</text:p>
          </table:table-cell>
          <table:table-cell table:style-name="ce4" office:value-type="float" office:value="1.9491893929258" calcext:value-type="float">
            <text:p>1.949189</text:p>
          </table:table-cell>
          <table:table-cell/>
          <table:table-cell table:style-name="ce9" office:value-type="float" office:value="0.039855966907929" calcext:value-type="float">
            <text:p>3.99E-02</text:p>
          </table:table-cell>
          <table:table-cell table:style-name="ce9" office:value-type="float" office:value="4534.9499405697" calcext:value-type="float">
            <text:p>4.53E+03</text:p>
          </table:table-cell>
          <table:table-cell table:style-name="ce3" table:formula="of:=[.N64]*1000000000" office:value-type="float" office:value="1949189392.9258" calcext:value-type="float">
            <text:p>1949189392.925800</text:p>
          </table:table-cell>
          <table:table-cell table:style-name="ce8" table:formula="of:=([.O64]+[.R64])/2" office:value-type="float" office:value="85919.8194163909" calcext:value-type="float">
            <text:p>8.59E+04</text:p>
          </table:table-cell>
          <table:table-cell table:style-name="ce9" office:value-type="float" office:value="4534.9499405697" calcext:value-type="float">
            <text:p>4.53E+03</text:p>
          </table:table-cell>
          <table:table-cell table:style-name="ce3" table:formula="of:=[.Q64]*1000000000" office:value-type="float" office:value="1949189392.9258" calcext:value-type="float">
            <text:p>1949189392.925800</text:p>
          </table:table-cell>
          <table:table-cell table:style-name="ce8" table:formula="of:=([.O64]+[.R64])/2" office:value-type="float" office:value="85919.8194163909" calcext:value-type="float">
            <text:p>8.59E+04</text:p>
          </table:table-cell>
          <table:table-cell table:style-name="ce9" office:value-type="float" office:value="4534.9499405697" calcext:value-type="float">
            <text:p>4.53E+03</text:p>
          </table:table-cell>
          <table:table-cell table:style-name="ce3" table:formula="of:=[.T64]*1000000000" office:value-type="float" office:value="1949189392.9258" calcext:value-type="float">
            <text:p>1949189392.925800</text:p>
          </table:table-cell>
        </table:table-row>
        <table:table-row table:style-name="ro1">
          <table:table-cell table:number-columns-repeated="4"/>
          <table:table-cell table:style-name="ce4" office:value-type="float" office:value="1.9547958787536" calcext:value-type="float">
            <text:p>1.954796</text:p>
          </table:table-cell>
          <table:table-cell table:style-name="ce9" office:value-type="float" office:value="7887.9158545626" calcext:value-type="float">
            <text:p>7.89E+03</text:p>
          </table:table-cell>
          <table:table-cell table:style-name="ce9" office:value-type="float" office:value="68791.1898805484" calcext:value-type="float">
            <text:p>6.88E+04</text:p>
          </table:table-cell>
          <table:table-cell table:style-name="ce9" office:value-type="float" office:value="900.60474864112" calcext:value-type="float">
            <text:p>9.01E+02</text:p>
          </table:table-cell>
          <table:table-cell table:style-name="ce9" office:value-type="float" office:value="31665.2280739652" calcext:value-type="float">
            <text:p>3.17E+04</text:p>
          </table:table-cell>
          <table:table-cell table:number-columns-repeated="2"/>
          <table:table-cell table:style-name="ce9" office:value-type="float" office:value="31665.2280739652" calcext:value-type="float">
            <text:p>3.17E+04</text:p>
          </table:table-cell>
          <table:table-cell office:value-type="float" office:value="7887.9158545626" calcext:value-type="float">
            <text:p>7.89E+03</text:p>
          </table:table-cell>
          <table:table-cell table:style-name="ce4" office:value-type="float" office:value="1.9547958787536" calcext:value-type="float">
            <text:p>1.954796</text:p>
          </table:table-cell>
          <table:table-cell table:style-name="ce9" office:value-type="float" office:value="900.60474864112" calcext:value-type="float">
            <text:p>9.01E+02</text:p>
          </table:table-cell>
          <table:table-cell office:value-type="float" office:value="7887.9158545626" calcext:value-type="float">
            <text:p>7.89E+03</text:p>
          </table:table-cell>
          <table:table-cell table:style-name="ce4" office:value-type="float" office:value="1.9547958787536" calcext:value-type="float">
            <text:p>1.954796</text:p>
          </table:table-cell>
          <table:table-cell office:value-type="float" office:value="68791.1898805484" calcext:value-type="float">
            <text:p>6.88E+04</text:p>
          </table:table-cell>
          <table:table-cell office:value-type="float" office:value="7887.9158545626" calcext:value-type="float">
            <text:p>7.89E+03</text:p>
          </table:table-cell>
          <table:table-cell table:style-name="ce4" office:value-type="float" office:value="1.9547958787536" calcext:value-type="float">
            <text:p>1.954796</text:p>
          </table:table-cell>
          <table:table-cell/>
          <table:table-cell table:style-name="ce9" office:value-type="float" office:value="31665.2280739652" calcext:value-type="float">
            <text:p>3.17E+04</text:p>
          </table:table-cell>
          <table:table-cell table:style-name="ce9" office:value-type="float" office:value="7887.9158545626" calcext:value-type="float">
            <text:p>7.89E+03</text:p>
          </table:table-cell>
          <table:table-cell table:style-name="ce3" table:formula="of:=[.N65]*1000000000" office:value-type="float" office:value="1954795878.7536" calcext:value-type="float">
            <text:p>1954795878.753600</text:p>
          </table:table-cell>
          <table:table-cell table:style-name="ce8" table:formula="of:=([.O65]+[.R65])/2" office:value-type="float" office:value="34845.8973145948" calcext:value-type="float">
            <text:p>3.48E+04</text:p>
          </table:table-cell>
          <table:table-cell table:style-name="ce9" office:value-type="float" office:value="7887.9158545626" calcext:value-type="float">
            <text:p>7.89E+03</text:p>
          </table:table-cell>
          <table:table-cell table:style-name="ce3" table:formula="of:=[.Q65]*1000000000" office:value-type="float" office:value="1954795878.7536" calcext:value-type="float">
            <text:p>1954795878.753600</text:p>
          </table:table-cell>
          <table:table-cell table:style-name="ce8" table:formula="of:=([.O65]+[.R65])/2" office:value-type="float" office:value="34845.8973145948" calcext:value-type="float">
            <text:p>3.48E+04</text:p>
          </table:table-cell>
          <table:table-cell table:style-name="ce9" office:value-type="float" office:value="7887.9158545626" calcext:value-type="float">
            <text:p>7.89E+03</text:p>
          </table:table-cell>
          <table:table-cell table:style-name="ce3" table:formula="of:=[.T65]*1000000000" office:value-type="float" office:value="1954795878.7536" calcext:value-type="float">
            <text:p>1954795878.753600</text:p>
          </table:table-cell>
        </table:table-row>
        <table:table-row table:style-name="ro1">
          <table:table-cell table:number-columns-repeated="4"/>
          <table:table-cell table:style-name="ce4" office:value-type="float" office:value="1.9622517639479" calcext:value-type="float">
            <text:p>1.962252</text:p>
          </table:table-cell>
          <table:table-cell table:style-name="ce9" office:value-type="float" office:value="54352.2111958959" calcext:value-type="float">
            <text:p>5.44E+04</text:p>
          </table:table-cell>
          <table:table-cell table:style-name="ce9" office:value-type="float" office:value="317.49124714645" calcext:value-type="float">
            <text:p>3.17E+02</text:p>
          </table:table-cell>
          <table:table-cell table:style-name="ce9" office:value-type="float" office:value="230459.936316479" calcext:value-type="float">
            <text:p>2.30E+05</text:p>
          </table:table-cell>
          <table:table-cell table:style-name="ce9" office:value-type="float" office:value="3.4320648414998" calcext:value-type="float">
            <text:p>3.43E+00</text:p>
          </table:table-cell>
          <table:table-cell table:number-columns-repeated="2"/>
          <table:table-cell table:style-name="ce9" office:value-type="float" office:value="3.4320648414998" calcext:value-type="float">
            <text:p>3.43E+00</text:p>
          </table:table-cell>
          <table:table-cell office:value-type="float" office:value="54352.2111958959" calcext:value-type="float">
            <text:p>5.44E+04</text:p>
          </table:table-cell>
          <table:table-cell table:style-name="ce4" office:value-type="float" office:value="1.9622517639479" calcext:value-type="float">
            <text:p>1.962252</text:p>
          </table:table-cell>
          <table:table-cell table:style-name="ce9" office:value-type="float" office:value="230459.936316479" calcext:value-type="float">
            <text:p>2.30E+05</text:p>
          </table:table-cell>
          <table:table-cell office:value-type="float" office:value="54352.2111958959" calcext:value-type="float">
            <text:p>5.44E+04</text:p>
          </table:table-cell>
          <table:table-cell table:style-name="ce4" office:value-type="float" office:value="1.9622517639479" calcext:value-type="float">
            <text:p>1.962252</text:p>
          </table:table-cell>
          <table:table-cell office:value-type="float" office:value="317.49124714645" calcext:value-type="float">
            <text:p>3.17E+02</text:p>
          </table:table-cell>
          <table:table-cell office:value-type="float" office:value="54352.2111958959" calcext:value-type="float">
            <text:p>5.44E+04</text:p>
          </table:table-cell>
          <table:table-cell table:style-name="ce4" office:value-type="float" office:value="1.9622517639479" calcext:value-type="float">
            <text:p>1.962252</text:p>
          </table:table-cell>
          <table:table-cell/>
          <table:table-cell table:style-name="ce9" office:value-type="float" office:value="3.4320648414998" calcext:value-type="float">
            <text:p>3.43E+00</text:p>
          </table:table-cell>
          <table:table-cell table:style-name="ce9" office:value-type="float" office:value="54352.2111958959" calcext:value-type="float">
            <text:p>5.44E+04</text:p>
          </table:table-cell>
          <table:table-cell table:style-name="ce3" table:formula="of:=[.N66]*1000000000" office:value-type="float" office:value="1962251763.9479" calcext:value-type="float">
            <text:p>1962251763.947900</text:p>
          </table:table-cell>
          <table:table-cell table:style-name="ce8" table:formula="of:=([.O66]+[.R66])/2" office:value-type="float" office:value="115388.713781813" calcext:value-type="float">
            <text:p>1.15E+05</text:p>
          </table:table-cell>
          <table:table-cell table:style-name="ce9" office:value-type="float" office:value="54352.2111958959" calcext:value-type="float">
            <text:p>5.44E+04</text:p>
          </table:table-cell>
          <table:table-cell table:style-name="ce3" table:formula="of:=[.Q66]*1000000000" office:value-type="float" office:value="1962251763.9479" calcext:value-type="float">
            <text:p>1962251763.947900</text:p>
          </table:table-cell>
          <table:table-cell table:style-name="ce8" table:formula="of:=([.O66]+[.R66])/2" office:value-type="float" office:value="115388.713781813" calcext:value-type="float">
            <text:p>1.15E+05</text:p>
          </table:table-cell>
          <table:table-cell table:style-name="ce9" office:value-type="float" office:value="54352.2111958959" calcext:value-type="float">
            <text:p>5.44E+04</text:p>
          </table:table-cell>
          <table:table-cell table:style-name="ce3" table:formula="of:=[.T66]*1000000000" office:value-type="float" office:value="1962251763.9479" calcext:value-type="float">
            <text:p>1962251763.947900</text:p>
          </table:table-cell>
        </table:table-row>
        <table:table-row table:style-name="ro1" table:number-rows-repeated="8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Default" office:value-type="string" calcext:value-type="string">
            <text:p>Raw table from Rama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Raw table from Rama</text:p>
          </table:table-cell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req [GHz]</text:p>
          </table:table-cell>
          <table:table-cell table:style-name="ce5" office:value-type="string" calcext:value-type="string">
            <text:p>Qext</text:p>
          </table:table-cell>
          <table:table-cell office:value-type="string" calcext:value-type="string">
            <text:p>Vert [ohm/m]</text:p>
          </table:table-cell>
          <table:table-cell office:value-type="string" calcext:value-type="string">
            <text:p>Hori [ohm/m]</text:p>
          </table:table-cell>
          <table:table-cell office:value-type="string" calcext:value-type="string">
            <text:p>Longi [ohm]</text:p>
          </table:table-cell>
          <table:table-cell table:number-columns-repeated="2"/>
          <table:table-cell table:style-name="ce12" office:value-type="string" calcext:value-type="string">
            <text:p>Rl</text:p>
          </table:table-cell>
          <table:table-cell table:style-name="ce12"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table:style-name="ce12" office:value-type="string" calcext:value-type="string">
            <text:p>Rxd</text:p>
          </table:table-cell>
          <table:table-cell table:style-name="ce12"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table:style-name="ce12" office:value-type="string" calcext:value-type="string">
            <text:p>Ryd</text:p>
          </table:table-cell>
          <table:table-cell table:style-name="ce12"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40047011017895" calcext:value-type="float">
            <text:p>0.4004701102</text:p>
          </table:table-cell>
          <table:table-cell office:value-type="float" office:value="79057512853.0183" calcext:value-type="float">
            <text:p>7.91E+10</text:p>
          </table:table-cell>
          <table:table-cell table:style-name="ce7" office:value-type="float" office:value="141767489228528" calcext:value-type="float">
            <text:p>1.42E+14</text:p>
          </table:table-cell>
          <table:table-cell table:style-name="ce7" office:value-type="float" office:value="187824158.022771" calcext:value-type="float">
            <text:p>1.88E+08</text:p>
          </table:table-cell>
          <table:table-cell table:style-name="ce7" office:value-type="float" office:value="344240178.830465" calcext:value-type="float">
            <text:p>3.44E+08</text:p>
          </table:table-cell>
          <table:table-cell table:number-columns-repeated="2"/>
          <table:table-cell table:style-name="ce9" office:value-type="float" office:value="344240178.830465" calcext:value-type="float">
            <text:p>3.44E+08</text:p>
          </table:table-cell>
          <table:table-cell office:value-type="float" office:value="79057512853.0183" calcext:value-type="float">
            <text:p>7.91E+10</text:p>
          </table:table-cell>
          <table:table-cell table:formula="of:=[.E78]*1000000000" office:value-type="float" office:value="400470110.17895" calcext:value-type="float">
            <text:p>400470110.17895</text:p>
          </table:table-cell>
          <table:table-cell table:style-name="ce9" office:value-type="float" office:value="187824158.022771" calcext:value-type="float">
            <text:p>1.88E+08</text:p>
          </table:table-cell>
          <table:table-cell office:value-type="float" office:value="79057512853.0183" calcext:value-type="float">
            <text:p>7.91E+10</text:p>
          </table:table-cell>
          <table:table-cell office:value-type="float" office:value="400470110.17895" calcext:value-type="float">
            <text:p>400470110.17895</text:p>
          </table:table-cell>
          <table:table-cell office:value-type="float" office:value="141767489228528" calcext:value-type="float">
            <text:p>1.42E+14</text:p>
          </table:table-cell>
          <table:table-cell office:value-type="float" office:value="79057512853.0183" calcext:value-type="float">
            <text:p>7.91E+10</text:p>
          </table:table-cell>
          <table:table-cell office:value-type="float" office:value="400470110.17895" calcext:value-type="float">
            <text:p>400470110.1789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57023373650831" calcext:value-type="float">
            <text:p>0.5702</text:p>
          </table:table-cell>
          <table:table-cell office:value-type="float" office:value="3067.713364362" calcext:value-type="float">
            <text:p>3.07E+03</text:p>
          </table:table-cell>
          <table:table-cell office:value-type="float" office:value="2810.0306964542" calcext:value-type="float">
            <text:p>2810.0306964542</text:p>
          </table:table-cell>
          <table:table-cell office:value-type="float" office:value="129.40607783291" calcext:value-type="float">
            <text:p>129.4060778329</text:p>
          </table:table-cell>
          <table:table-cell table:style-name="ce7" office:value-type="float" office:value="76183.2955253794" calcext:value-type="float">
            <text:p>7.62E+04</text:p>
          </table:table-cell>
          <table:table-cell table:number-columns-repeated="2"/>
          <table:table-cell table:style-name="ce9" office:value-type="float" office:value="76183.2955253794" calcext:value-type="float">
            <text:p>7.62E+04</text:p>
          </table:table-cell>
          <table:table-cell office:value-type="float" office:value="3067.713364362" calcext:value-type="float">
            <text:p>3.07E+03</text:p>
          </table:table-cell>
          <table:table-cell table:formula="of:=[.E79]*1000000000" office:value-type="float" office:value="570233736.50831" calcext:value-type="float">
            <text:p>570233736.50831</text:p>
          </table:table-cell>
          <table:table-cell office:value-type="float" office:value="129.40607783291" calcext:value-type="float">
            <text:p>129.4060778329</text:p>
          </table:table-cell>
          <table:table-cell office:value-type="float" office:value="3067.713364362" calcext:value-type="float">
            <text:p>3.07E+03</text:p>
          </table:table-cell>
          <table:table-cell office:value-type="float" office:value="570233736.50831" calcext:value-type="float">
            <text:p>570233736.50831</text:p>
          </table:table-cell>
          <table:table-cell table:style-name="ce2" office:value-type="float" office:value="2810.0306964542" calcext:value-type="float">
            <text:p>2810.0306964542</text:p>
          </table:table-cell>
          <table:table-cell office:value-type="float" office:value="3067.713364362" calcext:value-type="float">
            <text:p>3.07E+03</text:p>
          </table:table-cell>
          <table:table-cell office:value-type="float" office:value="570233736.50831" calcext:value-type="float">
            <text:p>570233736.5083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57837045881206" calcext:value-type="float">
            <text:p>0.5784</text:p>
          </table:table-cell>
          <table:table-cell office:value-type="float" office:value="1298.0838939127" calcext:value-type="float">
            <text:p>1.30E+03</text:p>
          </table:table-cell>
          <table:table-cell office:value-type="float" office:value="12.135140579854" calcext:value-type="float">
            <text:p>12.1351405799</text:p>
          </table:table-cell>
          <table:table-cell office:value-type="float" office:value="1971.871885812" calcext:value-type="float">
            <text:p>1971.871885812</text:p>
          </table:table-cell>
          <table:table-cell office:value-type="float" office:value="71.314754172946" calcext:value-type="float">
            <text:p>71.3147541729</text:p>
          </table:table-cell>
          <table:table-cell table:number-columns-repeated="2"/>
          <table:table-cell office:value-type="float" office:value="71.314754172946" calcext:value-type="float">
            <text:p>71.3147541729</text:p>
          </table:table-cell>
          <table:table-cell office:value-type="float" office:value="1298.0838939127" calcext:value-type="float">
            <text:p>1.30E+03</text:p>
          </table:table-cell>
          <table:table-cell table:formula="of:=[.E80]*1000000000" office:value-type="float" office:value="578370458.81206" calcext:value-type="float">
            <text:p>578370458.81206</text:p>
          </table:table-cell>
          <table:table-cell office:value-type="float" office:value="1971.871885812" calcext:value-type="float">
            <text:p>1971.871885812</text:p>
          </table:table-cell>
          <table:table-cell office:value-type="float" office:value="1298.0838939127" calcext:value-type="float">
            <text:p>1.30E+03</text:p>
          </table:table-cell>
          <table:table-cell office:value-type="float" office:value="578370458.81206" calcext:value-type="float">
            <text:p>578370458.81206</text:p>
          </table:table-cell>
          <table:table-cell table:style-name="ce2" office:value-type="float" office:value="12.135140579854" calcext:value-type="float">
            <text:p>12.1351405799</text:p>
          </table:table-cell>
          <table:table-cell office:value-type="float" office:value="1298.0838939127" calcext:value-type="float">
            <text:p>1.30E+03</text:p>
          </table:table-cell>
          <table:table-cell office:value-type="float" office:value="578370458.81206" calcext:value-type="float">
            <text:p>578370458.8120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57931399588803" calcext:value-type="float">
            <text:p>0.5793</text:p>
          </table:table-cell>
          <table:table-cell office:value-type="float" office:value="1276.8482591606" calcext:value-type="float">
            <text:p>1.28E+03</text:p>
          </table:table-cell>
          <table:table-cell office:value-type="float" office:value="32.533722655631" calcext:value-type="float">
            <text:p>32.5337226556</text:p>
          </table:table-cell>
          <table:table-cell office:value-type="float" office:value="2178.4101702551" calcext:value-type="float">
            <text:p>2178.4101702551</text:p>
          </table:table-cell>
          <table:table-cell office:value-type="float" office:value="356.32740173687" calcext:value-type="float">
            <text:p>356.3274017369</text:p>
          </table:table-cell>
          <table:table-cell table:number-columns-repeated="2"/>
          <table:table-cell office:value-type="float" office:value="356.32740173687" calcext:value-type="float">
            <text:p>356.3274017369</text:p>
          </table:table-cell>
          <table:table-cell office:value-type="float" office:value="1276.8482591606" calcext:value-type="float">
            <text:p>1.28E+03</text:p>
          </table:table-cell>
          <table:table-cell table:formula="of:=[.E81]*1000000000" office:value-type="float" office:value="579313995.88803" calcext:value-type="float">
            <text:p>579313995.88803</text:p>
          </table:table-cell>
          <table:table-cell office:value-type="float" office:value="2178.4101702551" calcext:value-type="float">
            <text:p>2178.4101702551</text:p>
          </table:table-cell>
          <table:table-cell office:value-type="float" office:value="1276.8482591606" calcext:value-type="float">
            <text:p>1.28E+03</text:p>
          </table:table-cell>
          <table:table-cell office:value-type="float" office:value="579313995.88803" calcext:value-type="float">
            <text:p>579313995.88803</text:p>
          </table:table-cell>
          <table:table-cell table:style-name="ce2" office:value-type="float" office:value="32.533722655631" calcext:value-type="float">
            <text:p>32.5337226556</text:p>
          </table:table-cell>
          <table:table-cell office:value-type="float" office:value="1276.8482591606" calcext:value-type="float">
            <text:p>1.28E+03</text:p>
          </table:table-cell>
          <table:table-cell office:value-type="float" office:value="579313995.88803" calcext:value-type="float">
            <text:p>579313995.8880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58998565713763" calcext:value-type="float">
            <text:p>0.5900</text:p>
          </table:table-cell>
          <table:table-cell office:value-type="float" office:value="1963.3486195388" calcext:value-type="float">
            <text:p>1.96E+03</text:p>
          </table:table-cell>
          <table:table-cell office:value-type="float" office:value="40.291476707199" calcext:value-type="float">
            <text:p>40.2914767072</text:p>
          </table:table-cell>
          <table:table-cell office:value-type="float" office:value="29.820425837054" calcext:value-type="float">
            <text:p>29.8204258371</text:p>
          </table:table-cell>
          <table:table-cell table:style-name="ce7" office:value-type="float" office:value="62995.1657929867" calcext:value-type="float">
            <text:p>6.30E+04</text:p>
          </table:table-cell>
          <table:table-cell table:number-columns-repeated="2"/>
          <table:table-cell table:style-name="ce9" office:value-type="float" office:value="62995.1657929867" calcext:value-type="float">
            <text:p>6.30E+04</text:p>
          </table:table-cell>
          <table:table-cell office:value-type="float" office:value="1963.3486195388" calcext:value-type="float">
            <text:p>1.96E+03</text:p>
          </table:table-cell>
          <table:table-cell table:formula="of:=[.E82]*1000000000" office:value-type="float" office:value="589985657.13763" calcext:value-type="float">
            <text:p>589985657.13763</text:p>
          </table:table-cell>
          <table:table-cell office:value-type="float" office:value="29.820425837054" calcext:value-type="float">
            <text:p>29.8204258371</text:p>
          </table:table-cell>
          <table:table-cell office:value-type="float" office:value="1963.3486195388" calcext:value-type="float">
            <text:p>1.96E+03</text:p>
          </table:table-cell>
          <table:table-cell office:value-type="float" office:value="589985657.13763" calcext:value-type="float">
            <text:p>589985657.13763</text:p>
          </table:table-cell>
          <table:table-cell table:style-name="ce2" office:value-type="float" office:value="40.291476707199" calcext:value-type="float">
            <text:p>40.2914767072</text:p>
          </table:table-cell>
          <table:table-cell office:value-type="float" office:value="1963.3486195388" calcext:value-type="float">
            <text:p>1.96E+03</text:p>
          </table:table-cell>
          <table:table-cell office:value-type="float" office:value="589985657.13763" calcext:value-type="float">
            <text:p>589985657.1376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68100339128663" calcext:value-type="float">
            <text:p>0.6810</text:p>
          </table:table-cell>
          <table:table-cell office:value-type="float" office:value="1094.1575662843" calcext:value-type="float">
            <text:p>1.09E+03</text:p>
          </table:table-cell>
          <table:table-cell office:value-type="float" office:value="0.8533438512839" calcext:value-type="float">
            <text:p>0.8533438513</text:p>
          </table:table-cell>
          <table:table-cell table:style-name="ce7" office:value-type="float" office:value="127178.41353007" calcext:value-type="float">
            <text:p>1.27E+05</text:p>
          </table:table-cell>
          <table:table-cell office:value-type="float" office:value="5.8865016876639" calcext:value-type="float">
            <text:p>5.8865016877</text:p>
          </table:table-cell>
          <table:table-cell table:number-columns-repeated="2"/>
          <table:table-cell office:value-type="float" office:value="5.8865016876639" calcext:value-type="float">
            <text:p>5.8865016877</text:p>
          </table:table-cell>
          <table:table-cell office:value-type="float" office:value="1094.1575662843" calcext:value-type="float">
            <text:p>1.09E+03</text:p>
          </table:table-cell>
          <table:table-cell table:formula="of:=[.E83]*1000000000" office:value-type="float" office:value="681003391.28663" calcext:value-type="float">
            <text:p>681003391.28663</text:p>
          </table:table-cell>
          <table:table-cell table:style-name="ce9" office:value-type="float" office:value="127178.41353007" calcext:value-type="float">
            <text:p>1.27E+05</text:p>
          </table:table-cell>
          <table:table-cell office:value-type="float" office:value="1094.1575662843" calcext:value-type="float">
            <text:p>1.09E+03</text:p>
          </table:table-cell>
          <table:table-cell office:value-type="float" office:value="681003391.28663" calcext:value-type="float">
            <text:p>681003391.28663</text:p>
          </table:table-cell>
          <table:table-cell table:style-name="ce2" office:value-type="float" office:value="0.8533438512839" calcext:value-type="float">
            <text:p>0.8533438513</text:p>
          </table:table-cell>
          <table:table-cell office:value-type="float" office:value="1094.1575662843" calcext:value-type="float">
            <text:p>1.09E+03</text:p>
          </table:table-cell>
          <table:table-cell office:value-type="float" office:value="681003391.28663" calcext:value-type="float">
            <text:p>681003391.2866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68127761525963" calcext:value-type="float">
            <text:p>0.6813</text:p>
          </table:table-cell>
          <table:table-cell office:value-type="float" office:value="21.096408675505" calcext:value-type="float">
            <text:p>2.11E+01</text:p>
          </table:table-cell>
          <table:table-cell office:value-type="float" office:value="5.3261065273551" calcext:value-type="float">
            <text:p>5.3261065274</text:p>
          </table:table-cell>
          <table:table-cell office:value-type="float" office:value="35.83591228844" calcext:value-type="float">
            <text:p>35.8359122884</text:p>
          </table:table-cell>
          <table:table-cell office:value-type="float" office:value="2.0945959110737" calcext:value-type="float">
            <text:p>2.0945959111</text:p>
          </table:table-cell>
          <table:table-cell table:number-columns-repeated="2"/>
          <table:table-cell office:value-type="float" office:value="2.0945959110737" calcext:value-type="float">
            <text:p>2.0945959111</text:p>
          </table:table-cell>
          <table:table-cell office:value-type="float" office:value="21.096408675505" calcext:value-type="float">
            <text:p>2.11E+01</text:p>
          </table:table-cell>
          <table:table-cell table:formula="of:=[.E84]*1000000000" office:value-type="float" office:value="681277615.25963" calcext:value-type="float">
            <text:p>681277615.25963</text:p>
          </table:table-cell>
          <table:table-cell office:value-type="float" office:value="35.83591228844" calcext:value-type="float">
            <text:p>35.8359122884</text:p>
          </table:table-cell>
          <table:table-cell office:value-type="float" office:value="21.096408675505" calcext:value-type="float">
            <text:p>2.11E+01</text:p>
          </table:table-cell>
          <table:table-cell office:value-type="float" office:value="681277615.25963" calcext:value-type="float">
            <text:p>681277615.25963</text:p>
          </table:table-cell>
          <table:table-cell table:style-name="ce2" office:value-type="float" office:value="5.3261065273551" calcext:value-type="float">
            <text:p>5.3261065274</text:p>
          </table:table-cell>
          <table:table-cell office:value-type="float" office:value="21.096408675505" calcext:value-type="float">
            <text:p>2.11E+01</text:p>
          </table:table-cell>
          <table:table-cell office:value-type="float" office:value="681277615.25963" calcext:value-type="float">
            <text:p>681277615.2596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68216501287907" calcext:value-type="float">
            <text:p>0.6822</text:p>
          </table:table-cell>
          <table:table-cell office:value-type="float" office:value="21.064781976711" calcext:value-type="float">
            <text:p>2.11E+01</text:p>
          </table:table-cell>
          <table:table-cell table:style-name="ce7" office:value-type="float" office:value="3.0092158685268" calcext:value-type="float">
            <text:p>3.01E+00</text:p>
          </table:table-cell>
          <table:table-cell office:value-type="float" office:value="88.839348742188" calcext:value-type="float">
            <text:p>88.8393487422</text:p>
          </table:table-cell>
          <table:table-cell office:value-type="float" office:value="1.6535463233397" calcext:value-type="float">
            <text:p>1.6535463233</text:p>
          </table:table-cell>
          <table:table-cell table:number-columns-repeated="2"/>
          <table:table-cell office:value-type="float" office:value="1.6535463233397" calcext:value-type="float">
            <text:p>1.6535463233</text:p>
          </table:table-cell>
          <table:table-cell office:value-type="float" office:value="21.064781976711" calcext:value-type="float">
            <text:p>2.11E+01</text:p>
          </table:table-cell>
          <table:table-cell table:formula="of:=[.E85]*1000000000" office:value-type="float" office:value="682165012.87907" calcext:value-type="float">
            <text:p>682165012.87907</text:p>
          </table:table-cell>
          <table:table-cell office:value-type="float" office:value="88.839348742188" calcext:value-type="float">
            <text:p>88.8393487422</text:p>
          </table:table-cell>
          <table:table-cell office:value-type="float" office:value="21.064781976711" calcext:value-type="float">
            <text:p>2.11E+01</text:p>
          </table:table-cell>
          <table:table-cell office:value-type="float" office:value="682165012.87907" calcext:value-type="float">
            <text:p>682165012.87907</text:p>
          </table:table-cell>
          <table:table-cell office:value-type="float" office:value="3.0092158685268" calcext:value-type="float">
            <text:p>3.01E+00</text:p>
          </table:table-cell>
          <table:table-cell office:value-type="float" office:value="21.064781976711" calcext:value-type="float">
            <text:p>2.11E+01</text:p>
          </table:table-cell>
          <table:table-cell office:value-type="float" office:value="682165012.87907" calcext:value-type="float">
            <text:p>682165012.8790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6865237436343" calcext:value-type="float">
            <text:p>0.6865</text:p>
          </table:table-cell>
          <table:table-cell office:value-type="float" office:value="21.231639423201" calcext:value-type="float">
            <text:p>2.12E+01</text:p>
          </table:table-cell>
          <table:table-cell table:style-name="ce7" office:value-type="float" office:value="0.0064461393562528" calcext:value-type="float">
            <text:p>6.45E-03</text:p>
          </table:table-cell>
          <table:table-cell office:value-type="float" office:value="8010.7241730717" calcext:value-type="float">
            <text:p>8010.7241730717</text:p>
          </table:table-cell>
          <table:table-cell office:value-type="float" office:value="0.0029761244054454" calcext:value-type="float">
            <text:p>0.0029761244</text:p>
          </table:table-cell>
          <table:table-cell table:number-columns-repeated="2"/>
          <table:table-cell office:value-type="float" office:value="0.0029761244054454" calcext:value-type="float">
            <text:p>0.0029761244</text:p>
          </table:table-cell>
          <table:table-cell office:value-type="float" office:value="21.231639423201" calcext:value-type="float">
            <text:p>2.12E+01</text:p>
          </table:table-cell>
          <table:table-cell table:formula="of:=[.E86]*1000000000" office:value-type="float" office:value="686523743.6343" calcext:value-type="float">
            <text:p>686523743.6343</text:p>
          </table:table-cell>
          <table:table-cell office:value-type="float" office:value="8010.7241730717" calcext:value-type="float">
            <text:p>8010.7241730717</text:p>
          </table:table-cell>
          <table:table-cell office:value-type="float" office:value="21.231639423201" calcext:value-type="float">
            <text:p>2.12E+01</text:p>
          </table:table-cell>
          <table:table-cell office:value-type="float" office:value="686523743.6343" calcext:value-type="float">
            <text:p>686523743.6343</text:p>
          </table:table-cell>
          <table:table-cell office:value-type="float" office:value="0.0064461393562528" calcext:value-type="float">
            <text:p>6.45E-03</text:p>
          </table:table-cell>
          <table:table-cell office:value-type="float" office:value="21.231639423201" calcext:value-type="float">
            <text:p>2.12E+01</text:p>
          </table:table-cell>
          <table:table-cell office:value-type="float" office:value="686523743.6343" calcext:value-type="float">
            <text:p>686523743.634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70203660274708" calcext:value-type="float">
            <text:p>0.7020</text:p>
          </table:table-cell>
          <table:table-cell office:value-type="float" office:value="666.87354240444" calcext:value-type="float">
            <text:p>6.67E+02</text:p>
          </table:table-cell>
          <table:table-cell office:value-type="float" office:value="1136.9277430154" calcext:value-type="float">
            <text:p>1136.9277430154</text:p>
          </table:table-cell>
          <table:table-cell office:value-type="float" office:value="942.06187793042" calcext:value-type="float">
            <text:p>942.0618779304</text:p>
          </table:table-cell>
          <table:table-cell office:value-type="float" office:value="4150.4559934674" calcext:value-type="float">
            <text:p>4150.4559934674</text:p>
          </table:table-cell>
          <table:table-cell table:number-columns-repeated="2"/>
          <table:table-cell office:value-type="float" office:value="4150.4559934674" calcext:value-type="float">
            <text:p>4150.4559934674</text:p>
          </table:table-cell>
          <table:table-cell office:value-type="float" office:value="666.87354240444" calcext:value-type="float">
            <text:p>6.67E+02</text:p>
          </table:table-cell>
          <table:table-cell table:formula="of:=[.E87]*1000000000" office:value-type="float" office:value="702036602.74708" calcext:value-type="float">
            <text:p>702036602.74708</text:p>
          </table:table-cell>
          <table:table-cell office:value-type="float" office:value="942.06187793042" calcext:value-type="float">
            <text:p>942.0618779304</text:p>
          </table:table-cell>
          <table:table-cell office:value-type="float" office:value="666.87354240444" calcext:value-type="float">
            <text:p>6.67E+02</text:p>
          </table:table-cell>
          <table:table-cell office:value-type="float" office:value="702036602.74708" calcext:value-type="float">
            <text:p>702036602.74708</text:p>
          </table:table-cell>
          <table:table-cell table:style-name="ce2" office:value-type="float" office:value="1136.9277430154" calcext:value-type="float">
            <text:p>1136.9277430154</text:p>
          </table:table-cell>
          <table:table-cell office:value-type="float" office:value="666.87354240444" calcext:value-type="float">
            <text:p>6.67E+02</text:p>
          </table:table-cell>
          <table:table-cell office:value-type="float" office:value="702036602.74708" calcext:value-type="float">
            <text:p>702036602.7470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74666991480019" calcext:value-type="float">
            <text:p>0.7467</text:p>
          </table:table-cell>
          <table:table-cell office:value-type="float" office:value="6523.5043828499" calcext:value-type="float">
            <text:p>6.52E+03</text:p>
          </table:table-cell>
          <table:table-cell table:style-name="ce7" office:value-type="float" office:value="2006231.59690193" calcext:value-type="float">
            <text:p>2.01E+06</text:p>
          </table:table-cell>
          <table:table-cell office:value-type="float" office:value="29.843313525109" calcext:value-type="float">
            <text:p>29.8433135251</text:p>
          </table:table-cell>
          <table:table-cell office:value-type="float" office:value="472.26916818801" calcext:value-type="float">
            <text:p>472.269168188</text:p>
          </table:table-cell>
          <table:table-cell table:number-columns-repeated="2"/>
          <table:table-cell office:value-type="float" office:value="472.26916818801" calcext:value-type="float">
            <text:p>472.269168188</text:p>
          </table:table-cell>
          <table:table-cell office:value-type="float" office:value="6523.5043828499" calcext:value-type="float">
            <text:p>6.52E+03</text:p>
          </table:table-cell>
          <table:table-cell table:formula="of:=[.E88]*1000000000" office:value-type="float" office:value="746669914.80019" calcext:value-type="float">
            <text:p>746669914.80019</text:p>
          </table:table-cell>
          <table:table-cell office:value-type="float" office:value="29.843313525109" calcext:value-type="float">
            <text:p>29.8433135251</text:p>
          </table:table-cell>
          <table:table-cell office:value-type="float" office:value="6523.5043828499" calcext:value-type="float">
            <text:p>6.52E+03</text:p>
          </table:table-cell>
          <table:table-cell office:value-type="float" office:value="746669914.80019" calcext:value-type="float">
            <text:p>746669914.80019</text:p>
          </table:table-cell>
          <table:table-cell office:value-type="float" office:value="2006231.59690193" calcext:value-type="float">
            <text:p>2.01E+06</text:p>
          </table:table-cell>
          <table:table-cell office:value-type="float" office:value="6523.5043828499" calcext:value-type="float">
            <text:p>6.52E+03</text:p>
          </table:table-cell>
          <table:table-cell office:value-type="float" office:value="746669914.80019" calcext:value-type="float">
            <text:p>746669914.8001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85462907742403" calcext:value-type="float">
            <text:p>0.8546</text:p>
          </table:table-cell>
          <table:table-cell office:value-type="float" office:value="30020.9741767213" calcext:value-type="float">
            <text:p>3.00E+04</text:p>
          </table:table-cell>
          <table:table-cell office:value-type="float" office:value="94.135971208794" calcext:value-type="float">
            <text:p>94.1359712088</text:p>
          </table:table-cell>
          <table:table-cell table:style-name="ce7" office:value-type="float" office:value="31575.2386842316" calcext:value-type="float">
            <text:p>3.16E+04</text:p>
          </table:table-cell>
          <table:table-cell office:value-type="float" office:value="0.022993755414979" calcext:value-type="float">
            <text:p>0.0229937554</text:p>
          </table:table-cell>
          <table:table-cell table:number-columns-repeated="2"/>
          <table:table-cell office:value-type="float" office:value="0.022993755414979" calcext:value-type="float">
            <text:p>0.0229937554</text:p>
          </table:table-cell>
          <table:table-cell office:value-type="float" office:value="30020.9741767213" calcext:value-type="float">
            <text:p>3.00E+04</text:p>
          </table:table-cell>
          <table:table-cell table:formula="of:=[.E89]*1000000000" office:value-type="float" office:value="854629077.42403" calcext:value-type="float">
            <text:p>854629077.42403</text:p>
          </table:table-cell>
          <table:table-cell table:style-name="ce9" office:value-type="float" office:value="31575.2386842316" calcext:value-type="float">
            <text:p>3.16E+04</text:p>
          </table:table-cell>
          <table:table-cell office:value-type="float" office:value="30020.9741767213" calcext:value-type="float">
            <text:p>3.00E+04</text:p>
          </table:table-cell>
          <table:table-cell office:value-type="float" office:value="854629077.42403" calcext:value-type="float">
            <text:p>854629077.42403</text:p>
          </table:table-cell>
          <table:table-cell table:style-name="ce2" office:value-type="float" office:value="94.135971208794" calcext:value-type="float">
            <text:p>94.1359712088</text:p>
          </table:table-cell>
          <table:table-cell office:value-type="float" office:value="30020.9741767213" calcext:value-type="float">
            <text:p>3.00E+04</text:p>
          </table:table-cell>
          <table:table-cell office:value-type="float" office:value="854629077.42403" calcext:value-type="float">
            <text:p>854629077.4240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92680670028946" calcext:value-type="float">
            <text:p>0.9268</text:p>
          </table:table-cell>
          <table:table-cell office:value-type="float" office:value="12922.6529584687" calcext:value-type="float">
            <text:p>1.29E+04</text:p>
          </table:table-cell>
          <table:table-cell office:value-type="float" office:value="14.38817030133" calcext:value-type="float">
            <text:p>14.3881703013</text:p>
          </table:table-cell>
          <table:table-cell table:style-name="ce7" office:value-type="float" office:value="4120209.68014672" calcext:value-type="float">
            <text:p>4.12E+06</text:p>
          </table:table-cell>
          <table:table-cell office:value-type="float" office:value="0.16092553256781" calcext:value-type="float">
            <text:p>0.1609255326</text:p>
          </table:table-cell>
          <table:table-cell table:number-columns-repeated="2"/>
          <table:table-cell office:value-type="float" office:value="0.16092553256781" calcext:value-type="float">
            <text:p>0.1609255326</text:p>
          </table:table-cell>
          <table:table-cell office:value-type="float" office:value="12922.6529584687" calcext:value-type="float">
            <text:p>1.29E+04</text:p>
          </table:table-cell>
          <table:table-cell table:formula="of:=[.E90]*1000000000" office:value-type="float" office:value="926806700.28946" calcext:value-type="float">
            <text:p>926806700.28946</text:p>
          </table:table-cell>
          <table:table-cell table:style-name="ce9" office:value-type="float" office:value="4120209.68014672" calcext:value-type="float">
            <text:p>4.12E+06</text:p>
          </table:table-cell>
          <table:table-cell office:value-type="float" office:value="12922.6529584687" calcext:value-type="float">
            <text:p>1.29E+04</text:p>
          </table:table-cell>
          <table:table-cell office:value-type="float" office:value="926806700.28946" calcext:value-type="float">
            <text:p>926806700.28946</text:p>
          </table:table-cell>
          <table:table-cell table:style-name="ce2" office:value-type="float" office:value="14.38817030133" calcext:value-type="float">
            <text:p>14.3881703013</text:p>
          </table:table-cell>
          <table:table-cell office:value-type="float" office:value="12922.6529584687" calcext:value-type="float">
            <text:p>1.29E+04</text:p>
          </table:table-cell>
          <table:table-cell office:value-type="float" office:value="926806700.28946" calcext:value-type="float">
            <text:p>926806700.2894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95888015768076" calcext:value-type="float">
            <text:p>0.9589</text:p>
          </table:table-cell>
          <table:table-cell office:value-type="float" office:value="10450.4142399171" calcext:value-type="float">
            <text:p>1.05E+04</text:p>
          </table:table-cell>
          <table:table-cell table:style-name="ce7" office:value-type="float" office:value="14675.478652641" calcext:value-type="float">
            <text:p>1.47E+04</text:p>
          </table:table-cell>
          <table:table-cell office:value-type="float" office:value="317.63262723202" calcext:value-type="float">
            <text:p>317.632627232</text:p>
          </table:table-cell>
          <table:table-cell table:style-name="ce7" office:value-type="float" office:value="101372.432318397" calcext:value-type="float">
            <text:p>1.01E+05</text:p>
          </table:table-cell>
          <table:table-cell table:number-columns-repeated="2"/>
          <table:table-cell table:style-name="ce9" office:value-type="float" office:value="101372.432318397" calcext:value-type="float">
            <text:p>1.01E+05</text:p>
          </table:table-cell>
          <table:table-cell office:value-type="float" office:value="10450.4142399171" calcext:value-type="float">
            <text:p>1.05E+04</text:p>
          </table:table-cell>
          <table:table-cell table:formula="of:=[.E91]*1000000000" office:value-type="float" office:value="958880157.68076" calcext:value-type="float">
            <text:p>958880157.68076</text:p>
          </table:table-cell>
          <table:table-cell office:value-type="float" office:value="317.63262723202" calcext:value-type="float">
            <text:p>317.632627232</text:p>
          </table:table-cell>
          <table:table-cell office:value-type="float" office:value="10450.4142399171" calcext:value-type="float">
            <text:p>1.05E+04</text:p>
          </table:table-cell>
          <table:table-cell office:value-type="float" office:value="958880157.68076" calcext:value-type="float">
            <text:p>958880157.68076</text:p>
          </table:table-cell>
          <table:table-cell office:value-type="float" office:value="14675.478652641" calcext:value-type="float">
            <text:p>1.47E+04</text:p>
          </table:table-cell>
          <table:table-cell office:value-type="float" office:value="10450.4142399171" calcext:value-type="float">
            <text:p>1.05E+04</text:p>
          </table:table-cell>
          <table:table-cell office:value-type="float" office:value="958880157.68076" calcext:value-type="float">
            <text:p>958880157.6807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0271045694486" calcext:value-type="float">
            <text:p>1.0271</text:p>
          </table:table-cell>
          <table:table-cell office:value-type="float" office:value="16702.3241829226" calcext:value-type="float">
            <text:p>1.67E+04</text:p>
          </table:table-cell>
          <table:table-cell table:style-name="ce7" office:value-type="float" office:value="63388.7228822181" calcext:value-type="float">
            <text:p>6.34E+04</text:p>
          </table:table-cell>
          <table:table-cell office:value-type="float" office:value="441.9519276806" calcext:value-type="float">
            <text:p>441.9519276806</text:p>
          </table:table-cell>
          <table:table-cell office:value-type="float" office:value="1401.0920471812" calcext:value-type="float">
            <text:p>1401.0920471812</text:p>
          </table:table-cell>
          <table:table-cell table:number-columns-repeated="2"/>
          <table:table-cell office:value-type="float" office:value="1401.0920471812" calcext:value-type="float">
            <text:p>1401.0920471812</text:p>
          </table:table-cell>
          <table:table-cell office:value-type="float" office:value="16702.3241829226" calcext:value-type="float">
            <text:p>1.67E+04</text:p>
          </table:table-cell>
          <table:table-cell table:formula="of:=[.E92]*1000000000" office:value-type="float" office:value="1027104569.4486" calcext:value-type="float">
            <text:p>1027104569.4486</text:p>
          </table:table-cell>
          <table:table-cell office:value-type="float" office:value="441.9519276806" calcext:value-type="float">
            <text:p>441.9519276806</text:p>
          </table:table-cell>
          <table:table-cell office:value-type="float" office:value="16702.3241829226" calcext:value-type="float">
            <text:p>1.67E+04</text:p>
          </table:table-cell>
          <table:table-cell office:value-type="float" office:value="1027104569.4486" calcext:value-type="float">
            <text:p>1027104569.4486</text:p>
          </table:table-cell>
          <table:table-cell office:value-type="float" office:value="63388.7228822181" calcext:value-type="float">
            <text:p>6.34E+04</text:p>
          </table:table-cell>
          <table:table-cell office:value-type="float" office:value="16702.3241829226" calcext:value-type="float">
            <text:p>1.67E+04</text:p>
          </table:table-cell>
          <table:table-cell office:value-type="float" office:value="1027104569.4486" calcext:value-type="float">
            <text:p>1027104569.448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0308719850351" calcext:value-type="float">
            <text:p>1.0309</text:p>
          </table:table-cell>
          <table:table-cell office:value-type="float" office:value="179.90249676333" calcext:value-type="float">
            <text:p>1.80E+02</text:p>
          </table:table-cell>
          <table:table-cell office:value-type="float" office:value="10.084276650497" calcext:value-type="float">
            <text:p>10.0842766505</text:p>
          </table:table-cell>
          <table:table-cell office:value-type="float" office:value="875.77493708064" calcext:value-type="float">
            <text:p>875.7749370806</text:p>
          </table:table-cell>
          <table:table-cell office:value-type="float" office:value="1.9572776585393" calcext:value-type="float">
            <text:p>1.9572776585</text:p>
          </table:table-cell>
          <table:table-cell table:number-columns-repeated="2"/>
          <table:table-cell office:value-type="float" office:value="1.9572776585393" calcext:value-type="float">
            <text:p>1.9572776585</text:p>
          </table:table-cell>
          <table:table-cell office:value-type="float" office:value="179.90249676333" calcext:value-type="float">
            <text:p>1.80E+02</text:p>
          </table:table-cell>
          <table:table-cell table:formula="of:=[.E93]*1000000000" office:value-type="float" office:value="1030871985.0351" calcext:value-type="float">
            <text:p>1030871985.0351</text:p>
          </table:table-cell>
          <table:table-cell office:value-type="float" office:value="875.77493708064" calcext:value-type="float">
            <text:p>875.7749370806</text:p>
          </table:table-cell>
          <table:table-cell office:value-type="float" office:value="179.90249676333" calcext:value-type="float">
            <text:p>1.80E+02</text:p>
          </table:table-cell>
          <table:table-cell office:value-type="float" office:value="1030871985.0351" calcext:value-type="float">
            <text:p>1030871985.0351</text:p>
          </table:table-cell>
          <table:table-cell table:style-name="ce2" office:value-type="float" office:value="10.084276650497" calcext:value-type="float">
            <text:p>10.0842766505</text:p>
          </table:table-cell>
          <table:table-cell office:value-type="float" office:value="179.90249676333" calcext:value-type="float">
            <text:p>1.80E+02</text:p>
          </table:table-cell>
          <table:table-cell office:value-type="float" office:value="1030871985.0351" calcext:value-type="float">
            <text:p>1030871985.035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0319793361755" calcext:value-type="float">
            <text:p>1.0320</text:p>
          </table:table-cell>
          <table:table-cell office:value-type="float" office:value="124.35803919921" calcext:value-type="float">
            <text:p>1.24E+02</text:p>
          </table:table-cell>
          <table:table-cell office:value-type="float" office:value="52.28498448307" calcext:value-type="float">
            <text:p>52.2849844831</text:p>
          </table:table-cell>
          <table:table-cell office:value-type="float" office:value="40.258239997018" calcext:value-type="float">
            <text:p>40.258239997</text:p>
          </table:table-cell>
          <table:table-cell office:value-type="float" office:value="19.850899433906" calcext:value-type="float">
            <text:p>19.8508994339</text:p>
          </table:table-cell>
          <table:table-cell table:number-columns-repeated="2"/>
          <table:table-cell office:value-type="float" office:value="19.850899433906" calcext:value-type="float">
            <text:p>19.8508994339</text:p>
          </table:table-cell>
          <table:table-cell office:value-type="float" office:value="124.35803919921" calcext:value-type="float">
            <text:p>1.24E+02</text:p>
          </table:table-cell>
          <table:table-cell table:formula="of:=[.E94]*1000000000" office:value-type="float" office:value="1031979336.1755" calcext:value-type="float">
            <text:p>1031979336.1755</text:p>
          </table:table-cell>
          <table:table-cell office:value-type="float" office:value="40.258239997018" calcext:value-type="float">
            <text:p>40.258239997</text:p>
          </table:table-cell>
          <table:table-cell office:value-type="float" office:value="124.35803919921" calcext:value-type="float">
            <text:p>1.24E+02</text:p>
          </table:table-cell>
          <table:table-cell office:value-type="float" office:value="1031979336.1755" calcext:value-type="float">
            <text:p>1031979336.1755</text:p>
          </table:table-cell>
          <table:table-cell table:style-name="ce2" office:value-type="float" office:value="52.28498448307" calcext:value-type="float">
            <text:p>52.2849844831</text:p>
          </table:table-cell>
          <table:table-cell office:value-type="float" office:value="124.35803919921" calcext:value-type="float">
            <text:p>1.24E+02</text:p>
          </table:table-cell>
          <table:table-cell office:value-type="float" office:value="1031979336.1755" calcext:value-type="float">
            <text:p>1031979336.175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0396058944378" calcext:value-type="float">
            <text:p>1.0396</text:p>
          </table:table-cell>
          <table:table-cell office:value-type="float" office:value="118.57568544039" calcext:value-type="float">
            <text:p>1.19E+02</text:p>
          </table:table-cell>
          <table:table-cell office:value-type="float" office:value="15.225182351995" calcext:value-type="float">
            <text:p>15.225182352</text:p>
          </table:table-cell>
          <table:table-cell office:value-type="float" office:value="0.054929939391332" calcext:value-type="float">
            <text:p>0.0549299394</text:p>
          </table:table-cell>
          <table:table-cell office:value-type="float" office:value="0.74030128802451" calcext:value-type="float">
            <text:p>0.740301288</text:p>
          </table:table-cell>
          <table:table-cell table:number-columns-repeated="2"/>
          <table:table-cell office:value-type="float" office:value="0.74030128802451" calcext:value-type="float">
            <text:p>0.740301288</text:p>
          </table:table-cell>
          <table:table-cell office:value-type="float" office:value="118.57568544039" calcext:value-type="float">
            <text:p>1.19E+02</text:p>
          </table:table-cell>
          <table:table-cell table:formula="of:=[.E95]*1000000000" office:value-type="float" office:value="1039605894.4378" calcext:value-type="float">
            <text:p>1039605894.4378</text:p>
          </table:table-cell>
          <table:table-cell office:value-type="float" office:value="0.054929939391332" calcext:value-type="float">
            <text:p>0.0549299394</text:p>
          </table:table-cell>
          <table:table-cell office:value-type="float" office:value="118.57568544039" calcext:value-type="float">
            <text:p>1.19E+02</text:p>
          </table:table-cell>
          <table:table-cell office:value-type="float" office:value="1039605894.4378" calcext:value-type="float">
            <text:p>1039605894.4378</text:p>
          </table:table-cell>
          <table:table-cell table:style-name="ce2" office:value-type="float" office:value="15.225182351995" calcext:value-type="float">
            <text:p>15.225182352</text:p>
          </table:table-cell>
          <table:table-cell office:value-type="float" office:value="118.57568544039" calcext:value-type="float">
            <text:p>1.19E+02</text:p>
          </table:table-cell>
          <table:table-cell office:value-type="float" office:value="1039605894.4378" calcext:value-type="float">
            <text:p>1039605894.43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0729433832089" calcext:value-type="float">
            <text:p>1.0729</text:p>
          </table:table-cell>
          <table:table-cell office:value-type="float" office:value="350.09051305528" calcext:value-type="float">
            <text:p>3.50E+02</text:p>
          </table:table-cell>
          <table:table-cell office:value-type="float" office:value="3975.5239514386" calcext:value-type="float">
            <text:p>3975.5239514386</text:p>
          </table:table-cell>
          <table:table-cell office:value-type="float" office:value="0.7534156328088" calcext:value-type="float">
            <text:p>0.7534156328</text:p>
          </table:table-cell>
          <table:table-cell office:value-type="float" office:value="15.352836792766" calcext:value-type="float">
            <text:p>15.3528367928</text:p>
          </table:table-cell>
          <table:table-cell table:number-columns-repeated="2"/>
          <table:table-cell office:value-type="float" office:value="15.352836792766" calcext:value-type="float">
            <text:p>15.3528367928</text:p>
          </table:table-cell>
          <table:table-cell office:value-type="float" office:value="350.09051305528" calcext:value-type="float">
            <text:p>3.50E+02</text:p>
          </table:table-cell>
          <table:table-cell table:formula="of:=[.E96]*1000000000" office:value-type="float" office:value="1072943383.2089" calcext:value-type="float">
            <text:p>1072943383.2089</text:p>
          </table:table-cell>
          <table:table-cell office:value-type="float" office:value="0.7534156328088" calcext:value-type="float">
            <text:p>0.7534156328</text:p>
          </table:table-cell>
          <table:table-cell office:value-type="float" office:value="350.09051305528" calcext:value-type="float">
            <text:p>3.50E+02</text:p>
          </table:table-cell>
          <table:table-cell office:value-type="float" office:value="1072943383.2089" calcext:value-type="float">
            <text:p>1072943383.2089</text:p>
          </table:table-cell>
          <table:table-cell table:style-name="ce2" office:value-type="float" office:value="3975.5239514386" calcext:value-type="float">
            <text:p>3975.5239514386</text:p>
          </table:table-cell>
          <table:table-cell office:value-type="float" office:value="350.09051305528" calcext:value-type="float">
            <text:p>3.50E+02</text:p>
          </table:table-cell>
          <table:table-cell office:value-type="float" office:value="1072943383.2089" calcext:value-type="float">
            <text:p>1072943383.208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102635578338" calcext:value-type="float">
            <text:p>1.1026</text:p>
          </table:table-cell>
          <table:table-cell office:value-type="float" office:value="2107.6340958139" calcext:value-type="float">
            <text:p>2.11E+03</text:p>
          </table:table-cell>
          <table:table-cell office:value-type="float" office:value="5.5289520486079" calcext:value-type="float">
            <text:p>5.5289520486</text:p>
          </table:table-cell>
          <table:table-cell office:value-type="float" office:value="4466.6011673784" calcext:value-type="float">
            <text:p>4466.6011673784</text:p>
          </table:table-cell>
          <table:table-cell office:value-type="float" office:value="1.2687497371477" calcext:value-type="float">
            <text:p>1.2687497371</text:p>
          </table:table-cell>
          <table:table-cell table:number-columns-repeated="2"/>
          <table:table-cell office:value-type="float" office:value="1.2687497371477" calcext:value-type="float">
            <text:p>1.2687497371</text:p>
          </table:table-cell>
          <table:table-cell office:value-type="float" office:value="2107.6340958139" calcext:value-type="float">
            <text:p>2.11E+03</text:p>
          </table:table-cell>
          <table:table-cell table:formula="of:=[.E97]*1000000000" office:value-type="float" office:value="1102635578.338" calcext:value-type="float">
            <text:p>1102635578.338</text:p>
          </table:table-cell>
          <table:table-cell office:value-type="float" office:value="4466.6011673784" calcext:value-type="float">
            <text:p>4466.6011673784</text:p>
          </table:table-cell>
          <table:table-cell office:value-type="float" office:value="2107.6340958139" calcext:value-type="float">
            <text:p>2.11E+03</text:p>
          </table:table-cell>
          <table:table-cell office:value-type="float" office:value="1102635578.338" calcext:value-type="float">
            <text:p>1102635578.338</text:p>
          </table:table-cell>
          <table:table-cell table:style-name="ce2" office:value-type="float" office:value="5.5289520486079" calcext:value-type="float">
            <text:p>5.5289520486</text:p>
          </table:table-cell>
          <table:table-cell office:value-type="float" office:value="2107.6340958139" calcext:value-type="float">
            <text:p>2.11E+03</text:p>
          </table:table-cell>
          <table:table-cell office:value-type="float" office:value="1102635578.338" calcext:value-type="float">
            <text:p>1102635578.33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1056519081825" calcext:value-type="float">
            <text:p>1.1057</text:p>
          </table:table-cell>
          <table:table-cell office:value-type="float" office:value="10329.2230924296" calcext:value-type="float">
            <text:p>1.03E+04</text:p>
          </table:table-cell>
          <table:table-cell office:value-type="float" office:value="4636.1397427111" calcext:value-type="float">
            <text:p>4636.1397427111</text:p>
          </table:table-cell>
          <table:table-cell office:value-type="float" office:value="156.63115451082" calcext:value-type="float">
            <text:p>156.6311545108</text:p>
          </table:table-cell>
          <table:table-cell office:value-type="float" office:value="772.32470873657" calcext:value-type="float">
            <text:p>772.3247087366</text:p>
          </table:table-cell>
          <table:table-cell table:number-columns-repeated="2"/>
          <table:table-cell office:value-type="float" office:value="772.32470873657" calcext:value-type="float">
            <text:p>772.3247087366</text:p>
          </table:table-cell>
          <table:table-cell office:value-type="float" office:value="10329.2230924296" calcext:value-type="float">
            <text:p>1.03E+04</text:p>
          </table:table-cell>
          <table:table-cell table:formula="of:=[.E98]*1000000000" office:value-type="float" office:value="1105651908.1825" calcext:value-type="float">
            <text:p>1105651908.1825</text:p>
          </table:table-cell>
          <table:table-cell office:value-type="float" office:value="156.63115451082" calcext:value-type="float">
            <text:p>156.6311545108</text:p>
          </table:table-cell>
          <table:table-cell office:value-type="float" office:value="10329.2230924296" calcext:value-type="float">
            <text:p>1.03E+04</text:p>
          </table:table-cell>
          <table:table-cell office:value-type="float" office:value="1105651908.1825" calcext:value-type="float">
            <text:p>1105651908.1825</text:p>
          </table:table-cell>
          <table:table-cell table:style-name="ce2" office:value-type="float" office:value="4636.1397427111" calcext:value-type="float">
            <text:p>4636.1397427111</text:p>
          </table:table-cell>
          <table:table-cell office:value-type="float" office:value="10329.2230924296" calcext:value-type="float">
            <text:p>1.03E+04</text:p>
          </table:table-cell>
          <table:table-cell office:value-type="float" office:value="1105651908.1825" calcext:value-type="float">
            <text:p>1105651908.182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1091465560002" calcext:value-type="float">
            <text:p>1.1091</text:p>
          </table:table-cell>
          <table:table-cell office:value-type="float" office:value="19456.9771060209" calcext:value-type="float">
            <text:p>1.95E+04</text:p>
          </table:table-cell>
          <table:table-cell office:value-type="float" office:value="6686.4088255932" calcext:value-type="float">
            <text:p>6686.4088255932</text:p>
          </table:table-cell>
          <table:table-cell office:value-type="float" office:value="46.85018477192" calcext:value-type="float">
            <text:p>46.8501847719</text:p>
          </table:table-cell>
          <table:table-cell office:value-type="float" office:value="330.2389984482" calcext:value-type="float">
            <text:p>330.2389984482</text:p>
          </table:table-cell>
          <table:table-cell table:number-columns-repeated="2"/>
          <table:table-cell office:value-type="float" office:value="330.2389984482" calcext:value-type="float">
            <text:p>330.2389984482</text:p>
          </table:table-cell>
          <table:table-cell office:value-type="float" office:value="19456.9771060209" calcext:value-type="float">
            <text:p>1.95E+04</text:p>
          </table:table-cell>
          <table:table-cell table:formula="of:=[.E99]*1000000000" office:value-type="float" office:value="1109146556.0002" calcext:value-type="float">
            <text:p>1109146556.0002</text:p>
          </table:table-cell>
          <table:table-cell office:value-type="float" office:value="46.85018477192" calcext:value-type="float">
            <text:p>46.8501847719</text:p>
          </table:table-cell>
          <table:table-cell office:value-type="float" office:value="19456.9771060209" calcext:value-type="float">
            <text:p>1.95E+04</text:p>
          </table:table-cell>
          <table:table-cell office:value-type="float" office:value="1109146556.0002" calcext:value-type="float">
            <text:p>1109146556.0002</text:p>
          </table:table-cell>
          <table:table-cell table:style-name="ce2" office:value-type="float" office:value="6686.4088255932" calcext:value-type="float">
            <text:p>6686.4088255932</text:p>
          </table:table-cell>
          <table:table-cell office:value-type="float" office:value="19456.9771060209" calcext:value-type="float">
            <text:p>1.95E+04</text:p>
          </table:table-cell>
          <table:table-cell office:value-type="float" office:value="1109146556.0002" calcext:value-type="float">
            <text:p>1109146556.000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1433519411952" calcext:value-type="float">
            <text:p>1.1434</text:p>
          </table:table-cell>
          <table:table-cell office:value-type="float" office:value="4837.3649059995" calcext:value-type="float">
            <text:p>4.84E+03</text:p>
          </table:table-cell>
          <table:table-cell office:value-type="float" office:value="4.9085202234925" calcext:value-type="float">
            <text:p>4.9085202235</text:p>
          </table:table-cell>
          <table:table-cell office:value-type="float" office:value="859.3366654085" calcext:value-type="float">
            <text:p>859.3366654085</text:p>
          </table:table-cell>
          <table:table-cell office:value-type="float" office:value="0.011811889078174" calcext:value-type="float">
            <text:p>0.0118118891</text:p>
          </table:table-cell>
          <table:table-cell table:number-columns-repeated="2"/>
          <table:table-cell office:value-type="float" office:value="0.011811889078174" calcext:value-type="float">
            <text:p>0.0118118891</text:p>
          </table:table-cell>
          <table:table-cell office:value-type="float" office:value="4837.3649059995" calcext:value-type="float">
            <text:p>4.84E+03</text:p>
          </table:table-cell>
          <table:table-cell table:formula="of:=[.E100]*1000000000" office:value-type="float" office:value="1143351941.1952" calcext:value-type="float">
            <text:p>1143351941.1952</text:p>
          </table:table-cell>
          <table:table-cell office:value-type="float" office:value="859.3366654085" calcext:value-type="float">
            <text:p>859.3366654085</text:p>
          </table:table-cell>
          <table:table-cell office:value-type="float" office:value="4837.3649059995" calcext:value-type="float">
            <text:p>4.84E+03</text:p>
          </table:table-cell>
          <table:table-cell office:value-type="float" office:value="1143351941.1952" calcext:value-type="float">
            <text:p>1143351941.1952</text:p>
          </table:table-cell>
          <table:table-cell table:style-name="ce2" office:value-type="float" office:value="4.9085202234925" calcext:value-type="float">
            <text:p>4.9085202235</text:p>
          </table:table-cell>
          <table:table-cell office:value-type="float" office:value="4837.3649059995" calcext:value-type="float">
            <text:p>4.84E+03</text:p>
          </table:table-cell>
          <table:table-cell office:value-type="float" office:value="1143351941.1952" calcext:value-type="float">
            <text:p>1143351941.195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1725962684042" calcext:value-type="float">
            <text:p>1.1726</text:p>
          </table:table-cell>
          <table:table-cell office:value-type="float" office:value="7931.1119941599" calcext:value-type="float">
            <text:p>7.93E+03</text:p>
          </table:table-cell>
          <table:table-cell table:style-name="ce7" office:value-type="float" office:value="12834.1425071307" calcext:value-type="float">
            <text:p>1.28E+04</text:p>
          </table:table-cell>
          <table:table-cell office:value-type="float" office:value="13.111796073834" calcext:value-type="float">
            <text:p>13.1117960738</text:p>
          </table:table-cell>
          <table:table-cell office:value-type="float" office:value="216.66175571053" calcext:value-type="float">
            <text:p>216.6617557105</text:p>
          </table:table-cell>
          <table:table-cell table:number-columns-repeated="2"/>
          <table:table-cell office:value-type="float" office:value="216.66175571053" calcext:value-type="float">
            <text:p>216.6617557105</text:p>
          </table:table-cell>
          <table:table-cell office:value-type="float" office:value="7931.1119941599" calcext:value-type="float">
            <text:p>7.93E+03</text:p>
          </table:table-cell>
          <table:table-cell table:formula="of:=[.E101]*1000000000" office:value-type="float" office:value="1172596268.4042" calcext:value-type="float">
            <text:p>1172596268.4042</text:p>
          </table:table-cell>
          <table:table-cell office:value-type="float" office:value="13.111796073834" calcext:value-type="float">
            <text:p>13.1117960738</text:p>
          </table:table-cell>
          <table:table-cell office:value-type="float" office:value="7931.1119941599" calcext:value-type="float">
            <text:p>7.93E+03</text:p>
          </table:table-cell>
          <table:table-cell office:value-type="float" office:value="1172596268.4042" calcext:value-type="float">
            <text:p>1172596268.4042</text:p>
          </table:table-cell>
          <table:table-cell office:value-type="float" office:value="12834.1425071307" calcext:value-type="float">
            <text:p>1.28E+04</text:p>
          </table:table-cell>
          <table:table-cell office:value-type="float" office:value="7931.1119941599" calcext:value-type="float">
            <text:p>7.93E+03</text:p>
          </table:table-cell>
          <table:table-cell office:value-type="float" office:value="1172596268.4042" calcext:value-type="float">
            <text:p>1172596268.404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2162696186822" calcext:value-type="float">
            <text:p>1.2163</text:p>
          </table:table-cell>
          <table:table-cell office:value-type="float" office:value="1.6706684106986" calcext:value-type="float">
            <text:p>1.67E+00</text:p>
          </table:table-cell>
          <table:table-cell office:value-type="float" office:value="0.00057013358570698" calcext:value-type="float">
            <text:p>0.0005701336</text:p>
          </table:table-cell>
          <table:table-cell office:value-type="float" office:value="18.088438721984" calcext:value-type="float">
            <text:p>18.088438722</text:p>
          </table:table-cell>
          <table:table-cell table:style-name="ce7" office:value-type="float" office:value="0.000049648047676941" calcext:value-type="float">
            <text:p>4.96E-05</text:p>
          </table:table-cell>
          <table:table-cell table:number-columns-repeated="2"/>
          <table:table-cell table:style-name="ce9" office:value-type="float" office:value="0.000049648047676941" calcext:value-type="float">
            <text:p>4.96E-05</text:p>
          </table:table-cell>
          <table:table-cell office:value-type="float" office:value="1.6706684106986" calcext:value-type="float">
            <text:p>1.67E+00</text:p>
          </table:table-cell>
          <table:table-cell table:formula="of:=[.E102]*1000000000" office:value-type="float" office:value="1216269618.6822" calcext:value-type="float">
            <text:p>1216269618.6822</text:p>
          </table:table-cell>
          <table:table-cell office:value-type="float" office:value="18.088438721984" calcext:value-type="float">
            <text:p>18.088438722</text:p>
          </table:table-cell>
          <table:table-cell office:value-type="float" office:value="1.6706684106986" calcext:value-type="float">
            <text:p>1.67E+00</text:p>
          </table:table-cell>
          <table:table-cell office:value-type="float" office:value="1216269618.6822" calcext:value-type="float">
            <text:p>1216269618.6822</text:p>
          </table:table-cell>
          <table:table-cell table:style-name="ce2" office:value-type="float" office:value="0.00057013358570698" calcext:value-type="float">
            <text:p>0.0005701336</text:p>
          </table:table-cell>
          <table:table-cell office:value-type="float" office:value="1.6706684106986" calcext:value-type="float">
            <text:p>1.67E+00</text:p>
          </table:table-cell>
          <table:table-cell office:value-type="float" office:value="1216269618.6822" calcext:value-type="float">
            <text:p>1216269618.682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2605868210262" calcext:value-type="float">
            <text:p>1.2606</text:p>
          </table:table-cell>
          <table:table-cell office:value-type="float" office:value="1.6760550815061" calcext:value-type="float">
            <text:p>1.68E+00</text:p>
          </table:table-cell>
          <table:table-cell office:value-type="float" office:value="37.716991161719" calcext:value-type="float">
            <text:p>37.7169911617</text:p>
          </table:table-cell>
          <table:table-cell office:value-type="float" office:value="0.50026580404716" calcext:value-type="float">
            <text:p>0.500265804</text:p>
          </table:table-cell>
          <table:table-cell office:value-type="float" office:value="21.589245769858" calcext:value-type="float">
            <text:p>21.5892457699</text:p>
          </table:table-cell>
          <table:table-cell table:number-columns-repeated="2"/>
          <table:table-cell office:value-type="float" office:value="21.589245769858" calcext:value-type="float">
            <text:p>21.5892457699</text:p>
          </table:table-cell>
          <table:table-cell office:value-type="float" office:value="1.6760550815061" calcext:value-type="float">
            <text:p>1.68E+00</text:p>
          </table:table-cell>
          <table:table-cell table:formula="of:=[.E103]*1000000000" office:value-type="float" office:value="1260586821.0262" calcext:value-type="float">
            <text:p>1260586821.0262</text:p>
          </table:table-cell>
          <table:table-cell office:value-type="float" office:value="0.50026580404716" calcext:value-type="float">
            <text:p>0.500265804</text:p>
          </table:table-cell>
          <table:table-cell office:value-type="float" office:value="1.6760550815061" calcext:value-type="float">
            <text:p>1.68E+00</text:p>
          </table:table-cell>
          <table:table-cell office:value-type="float" office:value="1260586821.0262" calcext:value-type="float">
            <text:p>1260586821.0262</text:p>
          </table:table-cell>
          <table:table-cell table:style-name="ce2" office:value-type="float" office:value="37.716991161719" calcext:value-type="float">
            <text:p>37.7169911617</text:p>
          </table:table-cell>
          <table:table-cell office:value-type="float" office:value="1.6760550815061" calcext:value-type="float">
            <text:p>1.68E+00</text:p>
          </table:table-cell>
          <table:table-cell office:value-type="float" office:value="1260586821.0262" calcext:value-type="float">
            <text:p>1260586821.026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2954198370951" calcext:value-type="float">
            <text:p>1.2954</text:p>
          </table:table-cell>
          <table:table-cell office:value-type="float" office:value="1.6764925929242" calcext:value-type="float">
            <text:p>1.68E+00</text:p>
          </table:table-cell>
          <table:table-cell office:value-type="float" office:value="190.39796530028" calcext:value-type="float">
            <text:p>190.3979653003</text:p>
          </table:table-cell>
          <table:table-cell office:value-type="float" office:value="0.066759624737296" calcext:value-type="float">
            <text:p>0.0667596247</text:p>
          </table:table-cell>
          <table:table-cell office:value-type="float" office:value="5.2671868749199" calcext:value-type="float">
            <text:p>5.2671868749</text:p>
          </table:table-cell>
          <table:table-cell table:number-columns-repeated="2"/>
          <table:table-cell office:value-type="float" office:value="5.2671868749199" calcext:value-type="float">
            <text:p>5.2671868749</text:p>
          </table:table-cell>
          <table:table-cell office:value-type="float" office:value="1.6764925929242" calcext:value-type="float">
            <text:p>1.68E+00</text:p>
          </table:table-cell>
          <table:table-cell table:formula="of:=[.E104]*1000000000" office:value-type="float" office:value="1295419837.0951" calcext:value-type="float">
            <text:p>1295419837.0951</text:p>
          </table:table-cell>
          <table:table-cell office:value-type="float" office:value="0.066759624737296" calcext:value-type="float">
            <text:p>0.0667596247</text:p>
          </table:table-cell>
          <table:table-cell office:value-type="float" office:value="1.6764925929242" calcext:value-type="float">
            <text:p>1.68E+00</text:p>
          </table:table-cell>
          <table:table-cell office:value-type="float" office:value="1295419837.0951" calcext:value-type="float">
            <text:p>1295419837.0951</text:p>
          </table:table-cell>
          <table:table-cell table:style-name="ce2" office:value-type="float" office:value="190.39796530028" calcext:value-type="float">
            <text:p>190.3979653003</text:p>
          </table:table-cell>
          <table:table-cell office:value-type="float" office:value="1.6764925929242" calcext:value-type="float">
            <text:p>1.68E+00</text:p>
          </table:table-cell>
          <table:table-cell office:value-type="float" office:value="1295419837.0951" calcext:value-type="float">
            <text:p>1295419837.095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3837582655684" calcext:value-type="float">
            <text:p>1.3838</text:p>
          </table:table-cell>
          <table:table-cell office:value-type="float" office:value="2612.0316444667" calcext:value-type="float">
            <text:p>2.61E+03</text:p>
          </table:table-cell>
          <table:table-cell office:value-type="float" office:value="4.6089415813548" calcext:value-type="float">
            <text:p>4.6089415814</text:p>
          </table:table-cell>
          <table:table-cell office:value-type="float" office:value="3053.2997901844" calcext:value-type="float">
            <text:p>3053.2997901844</text:p>
          </table:table-cell>
          <table:table-cell office:value-type="float" office:value="0.0061488814743485" calcext:value-type="float">
            <text:p>0.0061488815</text:p>
          </table:table-cell>
          <table:table-cell table:number-columns-repeated="2"/>
          <table:table-cell office:value-type="float" office:value="0.0061488814743485" calcext:value-type="float">
            <text:p>0.0061488815</text:p>
          </table:table-cell>
          <table:table-cell office:value-type="float" office:value="2612.0316444667" calcext:value-type="float">
            <text:p>2.61E+03</text:p>
          </table:table-cell>
          <table:table-cell table:formula="of:=[.E105]*1000000000" office:value-type="float" office:value="1383758265.5684" calcext:value-type="float">
            <text:p>1383758265.5684</text:p>
          </table:table-cell>
          <table:table-cell office:value-type="float" office:value="3053.2997901844" calcext:value-type="float">
            <text:p>3053.2997901844</text:p>
          </table:table-cell>
          <table:table-cell office:value-type="float" office:value="2612.0316444667" calcext:value-type="float">
            <text:p>2.61E+03</text:p>
          </table:table-cell>
          <table:table-cell office:value-type="float" office:value="1383758265.5684" calcext:value-type="float">
            <text:p>1383758265.5684</text:p>
          </table:table-cell>
          <table:table-cell table:style-name="ce2" office:value-type="float" office:value="4.6089415813548" calcext:value-type="float">
            <text:p>4.6089415814</text:p>
          </table:table-cell>
          <table:table-cell office:value-type="float" office:value="2612.0316444667" calcext:value-type="float">
            <text:p>2.61E+03</text:p>
          </table:table-cell>
          <table:table-cell office:value-type="float" office:value="1383758265.5684" calcext:value-type="float">
            <text:p>1383758265.568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4362972695486" calcext:value-type="float">
            <text:p>1.4363</text:p>
          </table:table-cell>
          <table:table-cell office:value-type="float" office:value="1030.787837475" calcext:value-type="float">
            <text:p>1.03E+03</text:p>
          </table:table-cell>
          <table:table-cell table:style-name="ce7" office:value-type="float" office:value="80019.6372390595" calcext:value-type="float">
            <text:p>8.00E+04</text:p>
          </table:table-cell>
          <table:table-cell office:value-type="float" office:value="7.8081549736853" calcext:value-type="float">
            <text:p>7.8081549737</text:p>
          </table:table-cell>
          <table:table-cell office:value-type="float" office:value="297.45624848274" calcext:value-type="float">
            <text:p>297.4562484827</text:p>
          </table:table-cell>
          <table:table-cell table:number-columns-repeated="2"/>
          <table:table-cell office:value-type="float" office:value="297.45624848274" calcext:value-type="float">
            <text:p>297.4562484827</text:p>
          </table:table-cell>
          <table:table-cell office:value-type="float" office:value="1030.787837475" calcext:value-type="float">
            <text:p>1.03E+03</text:p>
          </table:table-cell>
          <table:table-cell table:formula="of:=[.E106]*1000000000" office:value-type="float" office:value="1436297269.5486" calcext:value-type="float">
            <text:p>1436297269.5486</text:p>
          </table:table-cell>
          <table:table-cell office:value-type="float" office:value="7.8081549736853" calcext:value-type="float">
            <text:p>7.8081549737</text:p>
          </table:table-cell>
          <table:table-cell office:value-type="float" office:value="1030.787837475" calcext:value-type="float">
            <text:p>1.03E+03</text:p>
          </table:table-cell>
          <table:table-cell office:value-type="float" office:value="1436297269.5486" calcext:value-type="float">
            <text:p>1436297269.5486</text:p>
          </table:table-cell>
          <table:table-cell office:value-type="float" office:value="80019.6372390595" calcext:value-type="float">
            <text:p>8.00E+04</text:p>
          </table:table-cell>
          <table:table-cell office:value-type="float" office:value="1030.787837475" calcext:value-type="float">
            <text:p>1.03E+03</text:p>
          </table:table-cell>
          <table:table-cell office:value-type="float" office:value="1436297269.5486" calcext:value-type="float">
            <text:p>1436297269.548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4544160240633" calcext:value-type="float">
            <text:p>1.4544</text:p>
          </table:table-cell>
          <table:table-cell office:value-type="float" office:value="5086.9933721384" calcext:value-type="float">
            <text:p>5.09E+03</text:p>
          </table:table-cell>
          <table:table-cell office:value-type="float" office:value="6.1299518375299" calcext:value-type="float">
            <text:p>6.1299518375</text:p>
          </table:table-cell>
          <table:table-cell office:value-type="float" office:value="1255.9825601164" calcext:value-type="float">
            <text:p>1255.9825601164</text:p>
          </table:table-cell>
          <table:table-cell office:value-type="float" office:value="0.0080193316304715" calcext:value-type="float">
            <text:p>0.0080193316</text:p>
          </table:table-cell>
          <table:table-cell table:number-columns-repeated="2"/>
          <table:table-cell office:value-type="float" office:value="0.0080193316304715" calcext:value-type="float">
            <text:p>0.0080193316</text:p>
          </table:table-cell>
          <table:table-cell office:value-type="float" office:value="5086.9933721384" calcext:value-type="float">
            <text:p>5.09E+03</text:p>
          </table:table-cell>
          <table:table-cell table:formula="of:=[.E107]*1000000000" office:value-type="float" office:value="1454416024.0633" calcext:value-type="float">
            <text:p>1454416024.0633</text:p>
          </table:table-cell>
          <table:table-cell office:value-type="float" office:value="1255.9825601164" calcext:value-type="float">
            <text:p>1255.9825601164</text:p>
          </table:table-cell>
          <table:table-cell office:value-type="float" office:value="5086.9933721384" calcext:value-type="float">
            <text:p>5.09E+03</text:p>
          </table:table-cell>
          <table:table-cell office:value-type="float" office:value="1454416024.0633" calcext:value-type="float">
            <text:p>1454416024.0633</text:p>
          </table:table-cell>
          <table:table-cell table:style-name="ce2" office:value-type="float" office:value="6.1299518375299" calcext:value-type="float">
            <text:p>6.1299518375</text:p>
          </table:table-cell>
          <table:table-cell office:value-type="float" office:value="5086.9933721384" calcext:value-type="float">
            <text:p>5.09E+03</text:p>
          </table:table-cell>
          <table:table-cell office:value-type="float" office:value="1454416024.0633" calcext:value-type="float">
            <text:p>1454416024.063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4967835669947" calcext:value-type="float">
            <text:p>1.4968</text:p>
          </table:table-cell>
          <table:table-cell office:value-type="float" office:value="224.10844635897" calcext:value-type="float">
            <text:p>2.24E+02</text:p>
          </table:table-cell>
          <table:table-cell office:value-type="float" office:value="3692.1573434704" calcext:value-type="float">
            <text:p>3692.1573434704</text:p>
          </table:table-cell>
          <table:table-cell office:value-type="float" office:value="4.6933267351096" calcext:value-type="float">
            <text:p>4.6933267351</text:p>
          </table:table-cell>
          <table:table-cell office:value-type="float" office:value="19.908483688879" calcext:value-type="float">
            <text:p>19.9084836889</text:p>
          </table:table-cell>
          <table:table-cell table:number-columns-repeated="2"/>
          <table:table-cell office:value-type="float" office:value="19.908483688879" calcext:value-type="float">
            <text:p>19.9084836889</text:p>
          </table:table-cell>
          <table:table-cell office:value-type="float" office:value="224.10844635897" calcext:value-type="float">
            <text:p>2.24E+02</text:p>
          </table:table-cell>
          <table:table-cell table:formula="of:=[.E108]*1000000000" office:value-type="float" office:value="1496783566.9947" calcext:value-type="float">
            <text:p>1496783566.9947</text:p>
          </table:table-cell>
          <table:table-cell office:value-type="float" office:value="4.6933267351096" calcext:value-type="float">
            <text:p>4.6933267351</text:p>
          </table:table-cell>
          <table:table-cell office:value-type="float" office:value="224.10844635897" calcext:value-type="float">
            <text:p>2.24E+02</text:p>
          </table:table-cell>
          <table:table-cell office:value-type="float" office:value="1496783566.9947" calcext:value-type="float">
            <text:p>1496783566.9947</text:p>
          </table:table-cell>
          <table:table-cell table:style-name="ce2" office:value-type="float" office:value="3692.1573434704" calcext:value-type="float">
            <text:p>3692.1573434704</text:p>
          </table:table-cell>
          <table:table-cell office:value-type="float" office:value="224.10844635897" calcext:value-type="float">
            <text:p>2.24E+02</text:p>
          </table:table-cell>
          <table:table-cell office:value-type="float" office:value="1496783566.9947" calcext:value-type="float">
            <text:p>1496783566.994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4997529481203" calcext:value-type="float">
            <text:p>1.4998</text:p>
          </table:table-cell>
          <table:table-cell office:value-type="float" office:value="4869.1032883914" calcext:value-type="float">
            <text:p>4.87E+03</text:p>
          </table:table-cell>
          <table:table-cell office:value-type="float" office:value="6.4395778168242" calcext:value-type="float">
            <text:p>6.4395778168</text:p>
          </table:table-cell>
          <table:table-cell table:style-name="ce7" office:value-type="float" office:value="239171.119649018" calcext:value-type="float">
            <text:p>2.39E+05</text:p>
          </table:table-cell>
          <table:table-cell office:value-type="float" office:value="0.59786012020423" calcext:value-type="float">
            <text:p>0.5978601202</text:p>
          </table:table-cell>
          <table:table-cell table:number-columns-repeated="2"/>
          <table:table-cell office:value-type="float" office:value="0.59786012020423" calcext:value-type="float">
            <text:p>0.5978601202</text:p>
          </table:table-cell>
          <table:table-cell office:value-type="float" office:value="4869.1032883914" calcext:value-type="float">
            <text:p>4.87E+03</text:p>
          </table:table-cell>
          <table:table-cell table:formula="of:=[.E109]*1000000000" office:value-type="float" office:value="1499752948.1203" calcext:value-type="float">
            <text:p>1499752948.1203</text:p>
          </table:table-cell>
          <table:table-cell table:style-name="ce9" office:value-type="float" office:value="239171.119649018" calcext:value-type="float">
            <text:p>2.39E+05</text:p>
          </table:table-cell>
          <table:table-cell office:value-type="float" office:value="4869.1032883914" calcext:value-type="float">
            <text:p>4.87E+03</text:p>
          </table:table-cell>
          <table:table-cell office:value-type="float" office:value="1499752948.1203" calcext:value-type="float">
            <text:p>1499752948.1203</text:p>
          </table:table-cell>
          <table:table-cell table:style-name="ce2" office:value-type="float" office:value="6.4395778168242" calcext:value-type="float">
            <text:p>6.4395778168</text:p>
          </table:table-cell>
          <table:table-cell office:value-type="float" office:value="4869.1032883914" calcext:value-type="float">
            <text:p>4.87E+03</text:p>
          </table:table-cell>
          <table:table-cell office:value-type="float" office:value="1499752948.1203" calcext:value-type="float">
            <text:p>1499752948.120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5063704542325" calcext:value-type="float">
            <text:p>1.5064</text:p>
          </table:table-cell>
          <table:table-cell office:value-type="float" office:value="190.47725087673" calcext:value-type="float">
            <text:p>1.90E+02</text:p>
          </table:table-cell>
          <table:table-cell office:value-type="float" office:value="860.94671590042" calcext:value-type="float">
            <text:p>860.9467159004</text:p>
          </table:table-cell>
          <table:table-cell office:value-type="float" office:value="8.1493448542206" calcext:value-type="float">
            <text:p>8.1493448542</text:p>
          </table:table-cell>
          <table:table-cell office:value-type="float" office:value="109.22046494167" calcext:value-type="float">
            <text:p>109.2204649417</text:p>
          </table:table-cell>
          <table:table-cell table:number-columns-repeated="2"/>
          <table:table-cell office:value-type="float" office:value="109.22046494167" calcext:value-type="float">
            <text:p>109.2204649417</text:p>
          </table:table-cell>
          <table:table-cell office:value-type="float" office:value="190.47725087673" calcext:value-type="float">
            <text:p>1.90E+02</text:p>
          </table:table-cell>
          <table:table-cell table:formula="of:=[.E110]*1000000000" office:value-type="float" office:value="1506370454.2325" calcext:value-type="float">
            <text:p>1506370454.2325</text:p>
          </table:table-cell>
          <table:table-cell office:value-type="float" office:value="8.1493448542206" calcext:value-type="float">
            <text:p>8.1493448542</text:p>
          </table:table-cell>
          <table:table-cell office:value-type="float" office:value="190.47725087673" calcext:value-type="float">
            <text:p>1.90E+02</text:p>
          </table:table-cell>
          <table:table-cell office:value-type="float" office:value="1506370454.2325" calcext:value-type="float">
            <text:p>1506370454.2325</text:p>
          </table:table-cell>
          <table:table-cell table:style-name="ce2" office:value-type="float" office:value="860.94671590042" calcext:value-type="float">
            <text:p>860.9467159004</text:p>
          </table:table-cell>
          <table:table-cell office:value-type="float" office:value="190.47725087673" calcext:value-type="float">
            <text:p>1.90E+02</text:p>
          </table:table-cell>
          <table:table-cell office:value-type="float" office:value="1506370454.2325" calcext:value-type="float">
            <text:p>1506370454.232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5095127286064" calcext:value-type="float">
            <text:p>1.5095</text:p>
          </table:table-cell>
          <table:table-cell office:value-type="float" office:value="183.12479154339" calcext:value-type="float">
            <text:p>1.83E+02</text:p>
          </table:table-cell>
          <table:table-cell table:style-name="ce7" office:value-type="float" office:value="4.5715393872752" calcext:value-type="float">
            <text:p>4.57E+00</text:p>
          </table:table-cell>
          <table:table-cell office:value-type="float" office:value="965.90352315146" calcext:value-type="float">
            <text:p>965.9035231515</text:p>
          </table:table-cell>
          <table:table-cell office:value-type="float" office:value="0.72358997514867" calcext:value-type="float">
            <text:p>0.7235899751</text:p>
          </table:table-cell>
          <table:table-cell table:number-columns-repeated="2"/>
          <table:table-cell office:value-type="float" office:value="0.72358997514867" calcext:value-type="float">
            <text:p>0.7235899751</text:p>
          </table:table-cell>
          <table:table-cell office:value-type="float" office:value="183.12479154339" calcext:value-type="float">
            <text:p>1.83E+02</text:p>
          </table:table-cell>
          <table:table-cell table:formula="of:=[.E111]*1000000000" office:value-type="float" office:value="1509512728.6064" calcext:value-type="float">
            <text:p>1509512728.6064</text:p>
          </table:table-cell>
          <table:table-cell office:value-type="float" office:value="965.90352315146" calcext:value-type="float">
            <text:p>965.9035231515</text:p>
          </table:table-cell>
          <table:table-cell office:value-type="float" office:value="183.12479154339" calcext:value-type="float">
            <text:p>1.83E+02</text:p>
          </table:table-cell>
          <table:table-cell office:value-type="float" office:value="1509512728.6064" calcext:value-type="float">
            <text:p>1509512728.6064</text:p>
          </table:table-cell>
          <table:table-cell office:value-type="float" office:value="4.5715393872752" calcext:value-type="float">
            <text:p>4.57E+00</text:p>
          </table:table-cell>
          <table:table-cell office:value-type="float" office:value="183.12479154339" calcext:value-type="float">
            <text:p>1.83E+02</text:p>
          </table:table-cell>
          <table:table-cell office:value-type="float" office:value="1509512728.6064" calcext:value-type="float">
            <text:p>1509512728.606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5519152684199" calcext:value-type="float">
            <text:p>1.5519</text:p>
          </table:table-cell>
          <table:table-cell office:value-type="float" office:value="551.82852975718" calcext:value-type="float">
            <text:p>5.52E+02</text:p>
          </table:table-cell>
          <table:table-cell table:style-name="ce7" office:value-type="float" office:value="42653.8914515152" calcext:value-type="float">
            <text:p>4.27E+04</text:p>
          </table:table-cell>
          <table:table-cell office:value-type="float" office:value="5.5049715096534" calcext:value-type="float">
            <text:p>5.5049715097</text:p>
          </table:table-cell>
          <table:table-cell office:value-type="float" office:value="37.391869725565" calcext:value-type="float">
            <text:p>37.3918697256</text:p>
          </table:table-cell>
          <table:table-cell table:number-columns-repeated="2"/>
          <table:table-cell office:value-type="float" office:value="37.391869725565" calcext:value-type="float">
            <text:p>37.3918697256</text:p>
          </table:table-cell>
          <table:table-cell office:value-type="float" office:value="551.82852975718" calcext:value-type="float">
            <text:p>5.52E+02</text:p>
          </table:table-cell>
          <table:table-cell table:formula="of:=[.E112]*1000000000" office:value-type="float" office:value="1551915268.4199" calcext:value-type="float">
            <text:p>1551915268.4199</text:p>
          </table:table-cell>
          <table:table-cell office:value-type="float" office:value="5.5049715096534" calcext:value-type="float">
            <text:p>5.5049715097</text:p>
          </table:table-cell>
          <table:table-cell office:value-type="float" office:value="551.82852975718" calcext:value-type="float">
            <text:p>5.52E+02</text:p>
          </table:table-cell>
          <table:table-cell office:value-type="float" office:value="1551915268.4199" calcext:value-type="float">
            <text:p>1551915268.4199</text:p>
          </table:table-cell>
          <table:table-cell office:value-type="float" office:value="42653.8914515152" calcext:value-type="float">
            <text:p>4.27E+04</text:p>
          </table:table-cell>
          <table:table-cell office:value-type="float" office:value="551.82852975718" calcext:value-type="float">
            <text:p>5.52E+02</text:p>
          </table:table-cell>
          <table:table-cell office:value-type="float" office:value="1551915268.4199" calcext:value-type="float">
            <text:p>1551915268.419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5852539203767" calcext:value-type="float">
            <text:p>1.5853</text:p>
          </table:table-cell>
          <table:table-cell office:value-type="float" office:value="5014.6229751517" calcext:value-type="float">
            <text:p>5.01E+03</text:p>
          </table:table-cell>
          <table:table-cell table:style-name="ce7" office:value-type="float" office:value="45214.555011407" calcext:value-type="float">
            <text:p>4.52E+04</text:p>
          </table:table-cell>
          <table:table-cell office:value-type="float" office:value="2328.7833577137" calcext:value-type="float">
            <text:p>2328.7833577137</text:p>
          </table:table-cell>
          <table:table-cell table:style-name="ce7" office:value-type="float" office:value="39024.8688126444" calcext:value-type="float">
            <text:p>3.90E+04</text:p>
          </table:table-cell>
          <table:table-cell table:number-columns-repeated="2"/>
          <table:table-cell table:style-name="ce9" office:value-type="float" office:value="39024.8688126444" calcext:value-type="float">
            <text:p>3.90E+04</text:p>
          </table:table-cell>
          <table:table-cell office:value-type="float" office:value="5014.6229751517" calcext:value-type="float">
            <text:p>5.01E+03</text:p>
          </table:table-cell>
          <table:table-cell table:formula="of:=[.E113]*1000000000" office:value-type="float" office:value="1585253920.3767" calcext:value-type="float">
            <text:p>1585253920.3767</text:p>
          </table:table-cell>
          <table:table-cell office:value-type="float" office:value="2328.7833577137" calcext:value-type="float">
            <text:p>2328.7833577137</text:p>
          </table:table-cell>
          <table:table-cell office:value-type="float" office:value="5014.6229751517" calcext:value-type="float">
            <text:p>5.01E+03</text:p>
          </table:table-cell>
          <table:table-cell office:value-type="float" office:value="1585253920.3767" calcext:value-type="float">
            <text:p>1585253920.3767</text:p>
          </table:table-cell>
          <table:table-cell office:value-type="float" office:value="45214.555011407" calcext:value-type="float">
            <text:p>4.52E+04</text:p>
          </table:table-cell>
          <table:table-cell office:value-type="float" office:value="5014.6229751517" calcext:value-type="float">
            <text:p>5.01E+03</text:p>
          </table:table-cell>
          <table:table-cell office:value-type="float" office:value="1585253920.3767" calcext:value-type="float">
            <text:p>1585253920.376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6187478877335" calcext:value-type="float">
            <text:p>1.6187</text:p>
          </table:table-cell>
          <table:table-cell office:value-type="float" office:value="2702.8244917893" calcext:value-type="float">
            <text:p>2.70E+03</text:p>
          </table:table-cell>
          <table:table-cell table:style-name="ce7" office:value-type="float" office:value="2187.1508062352" calcext:value-type="float">
            <text:p>2.19E+03</text:p>
          </table:table-cell>
          <table:table-cell office:value-type="float" office:value="227.03823433087" calcext:value-type="float">
            <text:p>227.0382343309</text:p>
          </table:table-cell>
          <table:table-cell office:value-type="float" office:value="2244.0128348732" calcext:value-type="float">
            <text:p>2244.0128348732</text:p>
          </table:table-cell>
          <table:table-cell table:number-columns-repeated="2"/>
          <table:table-cell office:value-type="float" office:value="2244.0128348732" calcext:value-type="float">
            <text:p>2244.0128348732</text:p>
          </table:table-cell>
          <table:table-cell office:value-type="float" office:value="2702.8244917893" calcext:value-type="float">
            <text:p>2.70E+03</text:p>
          </table:table-cell>
          <table:table-cell table:formula="of:=[.E114]*1000000000" office:value-type="float" office:value="1618747887.7335" calcext:value-type="float">
            <text:p>1618747887.7335</text:p>
          </table:table-cell>
          <table:table-cell office:value-type="float" office:value="227.03823433087" calcext:value-type="float">
            <text:p>227.0382343309</text:p>
          </table:table-cell>
          <table:table-cell office:value-type="float" office:value="2702.8244917893" calcext:value-type="float">
            <text:p>2.70E+03</text:p>
          </table:table-cell>
          <table:table-cell office:value-type="float" office:value="1618747887.7335" calcext:value-type="float">
            <text:p>1618747887.7335</text:p>
          </table:table-cell>
          <table:table-cell office:value-type="float" office:value="2187.1508062352" calcext:value-type="float">
            <text:p>2.19E+03</text:p>
          </table:table-cell>
          <table:table-cell office:value-type="float" office:value="2702.8244917893" calcext:value-type="float">
            <text:p>2.70E+03</text:p>
          </table:table-cell>
          <table:table-cell office:value-type="float" office:value="1618747887.7335" calcext:value-type="float">
            <text:p>1618747887.733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6207208093831" calcext:value-type="float">
            <text:p>1.6207</text:p>
          </table:table-cell>
          <table:table-cell office:value-type="float" office:value="3606.6160788184" calcext:value-type="float">
            <text:p>3.61E+03</text:p>
          </table:table-cell>
          <table:table-cell office:value-type="float" office:value="14.684890666974" calcext:value-type="float">
            <text:p>14.684890667</text:p>
          </table:table-cell>
          <table:table-cell table:style-name="ce7" office:value-type="float" office:value="42744.3759190661" calcext:value-type="float">
            <text:p>4.27E+04</text:p>
          </table:table-cell>
          <table:table-cell office:value-type="float" office:value="21.719692721799" calcext:value-type="float">
            <text:p>21.7196927218</text:p>
          </table:table-cell>
          <table:table-cell table:number-columns-repeated="2"/>
          <table:table-cell office:value-type="float" office:value="21.719692721799" calcext:value-type="float">
            <text:p>21.7196927218</text:p>
          </table:table-cell>
          <table:table-cell office:value-type="float" office:value="3606.6160788184" calcext:value-type="float">
            <text:p>3.61E+03</text:p>
          </table:table-cell>
          <table:table-cell table:formula="of:=[.E115]*1000000000" office:value-type="float" office:value="1620720809.3831" calcext:value-type="float">
            <text:p>1620720809.3831</text:p>
          </table:table-cell>
          <table:table-cell table:style-name="ce9" office:value-type="float" office:value="42744.3759190661" calcext:value-type="float">
            <text:p>4.27E+04</text:p>
          </table:table-cell>
          <table:table-cell office:value-type="float" office:value="3606.6160788184" calcext:value-type="float">
            <text:p>3.61E+03</text:p>
          </table:table-cell>
          <table:table-cell office:value-type="float" office:value="1620720809.3831" calcext:value-type="float">
            <text:p>1620720809.3831</text:p>
          </table:table-cell>
          <table:table-cell table:style-name="ce2" office:value-type="float" office:value="14.684890666974" calcext:value-type="float">
            <text:p>14.684890667</text:p>
          </table:table-cell>
          <table:table-cell office:value-type="float" office:value="3606.6160788184" calcext:value-type="float">
            <text:p>3.61E+03</text:p>
          </table:table-cell>
          <table:table-cell office:value-type="float" office:value="1620720809.3831" calcext:value-type="float">
            <text:p>1620720809.383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1.6384436672573" calcext:value-type="float">
            <text:p>1.6384</text:p>
          </table:table-cell>
          <table:table-cell office:value-type="float" office:value="161247.792281797" calcext:value-type="float">
            <text:p>1.61E+05</text:p>
          </table:table-cell>
          <table:table-cell table:style-name="ce7" office:value-type="float" office:value="587955.487557038" calcext:value-type="float">
            <text:p>5.88E+05</text:p>
          </table:table-cell>
          <table:table-cell office:value-type="float" office:value="2363.2751652964" calcext:value-type="float">
            <text:p>2363.2751652964</text:p>
          </table:table-cell>
          <table:table-cell table:style-name="ce7" office:value-type="float" office:value="28321.5155219013" calcext:value-type="float">
            <text:p>2.83E+04</text:p>
          </table:table-cell>
          <table:table-cell table:number-columns-repeated="2"/>
          <table:table-cell table:style-name="ce9" office:value-type="float" office:value="28321.5155219013" calcext:value-type="float">
            <text:p>2.83E+04</text:p>
          </table:table-cell>
          <table:table-cell office:value-type="float" office:value="161247.792281797" calcext:value-type="float">
            <text:p>1.61E+05</text:p>
          </table:table-cell>
          <table:table-cell table:formula="of:=[.E116]*1000000000" office:value-type="float" office:value="1638443667.2573" calcext:value-type="float">
            <text:p>1638443667.2573</text:p>
          </table:table-cell>
          <table:table-cell office:value-type="float" office:value="2363.2751652964" calcext:value-type="float">
            <text:p>2363.2751652964</text:p>
          </table:table-cell>
          <table:table-cell office:value-type="float" office:value="161247.792281797" calcext:value-type="float">
            <text:p>1.61E+05</text:p>
          </table:table-cell>
          <table:table-cell office:value-type="float" office:value="1638443667.2573" calcext:value-type="float">
            <text:p>1638443667.2573</text:p>
          </table:table-cell>
          <table:table-cell office:value-type="float" office:value="587955.487557038" calcext:value-type="float">
            <text:p>5.88E+05</text:p>
          </table:table-cell>
          <table:table-cell office:value-type="float" office:value="161247.792281797" calcext:value-type="float">
            <text:p>1.61E+05</text:p>
          </table:table-cell>
          <table:table-cell office:value-type="float" office:value="1638443667.2573" calcext:value-type="float">
            <text:p>1638443667.25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597836247646" calcext:value-type="float">
            <text:p>1.6597836248</text:p>
          </table:table-cell>
          <table:table-cell office:value-type="float" office:value="31560.5246632072" calcext:value-type="float">
            <text:p>3.16E+04</text:p>
          </table:table-cell>
          <table:table-cell table:style-name="ce7" office:value-type="float" office:value="20.504774216133" calcext:value-type="float">
            <text:p>2.05E+01</text:p>
          </table:table-cell>
          <table:table-cell table:style-name="ce7" office:value-type="float" office:value="873207.286194017" calcext:value-type="float">
            <text:p>8.73E+05</text:p>
          </table:table-cell>
          <table:table-cell office:value-type="float" office:value="2.5476388954069" calcext:value-type="float">
            <text:p>2.5476388954</text:p>
          </table:table-cell>
          <table:table-cell table:number-columns-repeated="2"/>
          <table:table-cell office:value-type="float" office:value="2.5476388954069" calcext:value-type="float">
            <text:p>2.5476388954</text:p>
          </table:table-cell>
          <table:table-cell office:value-type="float" office:value="31560.5246632072" calcext:value-type="float">
            <text:p>3.16E+04</text:p>
          </table:table-cell>
          <table:table-cell table:formula="of:=[.E117]*1000000000" office:value-type="float" office:value="1659783624.7646" calcext:value-type="float">
            <text:p>1659783624.7646</text:p>
          </table:table-cell>
          <table:table-cell table:style-name="ce9" office:value-type="float" office:value="873207.286194017" calcext:value-type="float">
            <text:p>8.73E+05</text:p>
          </table:table-cell>
          <table:table-cell office:value-type="float" office:value="31560.5246632072" calcext:value-type="float">
            <text:p>3.16E+04</text:p>
          </table:table-cell>
          <table:table-cell office:value-type="float" office:value="1659783624.7646" calcext:value-type="float">
            <text:p>1659783624.7646</text:p>
          </table:table-cell>
          <table:table-cell office:value-type="float" office:value="20.504774216133" calcext:value-type="float">
            <text:p>2.05E+01</text:p>
          </table:table-cell>
          <table:table-cell office:value-type="float" office:value="31560.5246632072" calcext:value-type="float">
            <text:p>3.16E+04</text:p>
          </table:table-cell>
          <table:table-cell office:value-type="float" office:value="1659783624.7646" calcext:value-type="float">
            <text:p>1659783624.76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20051621498" calcext:value-type="float">
            <text:p>1.6620051621</text:p>
          </table:table-cell>
          <table:table-cell office:value-type="float" office:value="2334633.02733874" calcext:value-type="float">
            <text:p>2.33E+06</text:p>
          </table:table-cell>
          <table:table-cell office:value-type="float" office:value="3228.0096130007" calcext:value-type="float">
            <text:p>3228.0096130007</text:p>
          </table:table-cell>
          <table:table-cell table:style-name="ce7" office:value-type="float" office:value="125293.711587476" calcext:value-type="float">
            <text:p>1.25E+05</text:p>
          </table:table-cell>
          <table:table-cell office:value-type="float" office:value="864.14911835701" calcext:value-type="float">
            <text:p>864.149118357</text:p>
          </table:table-cell>
          <table:table-cell table:number-columns-repeated="2"/>
          <table:table-cell office:value-type="float" office:value="864.14911835701" calcext:value-type="float">
            <text:p>864.149118357</text:p>
          </table:table-cell>
          <table:table-cell office:value-type="float" office:value="2334633.02733874" calcext:value-type="float">
            <text:p>2.33E+06</text:p>
          </table:table-cell>
          <table:table-cell table:formula="of:=[.E118]*1000000000" office:value-type="float" office:value="1662005162.1498" calcext:value-type="float">
            <text:p>1662005162.1498</text:p>
          </table:table-cell>
          <table:table-cell table:style-name="ce9" office:value-type="float" office:value="125293.711587476" calcext:value-type="float">
            <text:p>1.25E+05</text:p>
          </table:table-cell>
          <table:table-cell office:value-type="float" office:value="2334633.02733874" calcext:value-type="float">
            <text:p>2.33E+06</text:p>
          </table:table-cell>
          <table:table-cell office:value-type="float" office:value="1662005162.1498" calcext:value-type="float">
            <text:p>1662005162.1498</text:p>
          </table:table-cell>
          <table:table-cell table:style-name="ce2" office:value-type="float" office:value="3228.0096130007" calcext:value-type="float">
            <text:p>3228.0096130007</text:p>
          </table:table-cell>
          <table:table-cell office:value-type="float" office:value="2334633.02733874" calcext:value-type="float">
            <text:p>2.33E+06</text:p>
          </table:table-cell>
          <table:table-cell office:value-type="float" office:value="1662005162.1498" calcext:value-type="float">
            <text:p>1662005162.14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23405240386" calcext:value-type="float">
            <text:p>1.662340524</text:p>
          </table:table-cell>
          <table:table-cell office:value-type="float" office:value="984981.222174611" calcext:value-type="float">
            <text:p>9.85E+05</text:p>
          </table:table-cell>
          <table:table-cell office:value-type="float" office:value="1699.8887899044" calcext:value-type="float">
            <text:p>1699.8887899044</text:p>
          </table:table-cell>
          <table:table-cell table:style-name="ce7" office:value-type="float" office:value="41055.4368924168" calcext:value-type="float">
            <text:p>4.11E+04</text:p>
          </table:table-cell>
          <table:table-cell office:value-type="float" office:value="1995.3096074716" calcext:value-type="float">
            <text:p>1995.3096074716</text:p>
          </table:table-cell>
          <table:table-cell table:number-columns-repeated="2"/>
          <table:table-cell office:value-type="float" office:value="1995.3096074716" calcext:value-type="float">
            <text:p>1995.3096074716</text:p>
          </table:table-cell>
          <table:table-cell office:value-type="float" office:value="984981.222174611" calcext:value-type="float">
            <text:p>9.85E+05</text:p>
          </table:table-cell>
          <table:table-cell table:formula="of:=[.E119]*1000000000" office:value-type="float" office:value="1662340524.0386" calcext:value-type="float">
            <text:p>1662340524.0386</text:p>
          </table:table-cell>
          <table:table-cell table:style-name="ce9" office:value-type="float" office:value="41055.4368924168" calcext:value-type="float">
            <text:p>4.11E+04</text:p>
          </table:table-cell>
          <table:table-cell office:value-type="float" office:value="984981.222174611" calcext:value-type="float">
            <text:p>9.85E+05</text:p>
          </table:table-cell>
          <table:table-cell office:value-type="float" office:value="1662340524.0386" calcext:value-type="float">
            <text:p>1662340524.0386</text:p>
          </table:table-cell>
          <table:table-cell table:style-name="ce2" office:value-type="float" office:value="1699.8887899044" calcext:value-type="float">
            <text:p>1699.8887899044</text:p>
          </table:table-cell>
          <table:table-cell office:value-type="float" office:value="984981.222174611" calcext:value-type="float">
            <text:p>9.85E+05</text:p>
          </table:table-cell>
          <table:table-cell office:value-type="float" office:value="1662340524.0386" calcext:value-type="float">
            <text:p>1662340524.03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30849690564" calcext:value-type="float">
            <text:p>1.6630849691</text:p>
          </table:table-cell>
          <table:table-cell office:value-type="float" office:value="96969.9259743334" calcext:value-type="float">
            <text:p>9.70E+04</text:p>
          </table:table-cell>
          <table:table-cell table:style-name="ce7" office:value-type="float" office:value="14.214010067961" calcext:value-type="float">
            <text:p>1.42E+01</text:p>
          </table:table-cell>
          <table:table-cell table:style-name="ce7" office:value-type="float" office:value="103745.080745059" calcext:value-type="float">
            <text:p>1.04E+05</text:p>
          </table:table-cell>
          <table:table-cell office:value-type="float" office:value="2.0447441123428" calcext:value-type="float">
            <text:p>2.0447441123</text:p>
          </table:table-cell>
          <table:table-cell table:number-columns-repeated="2"/>
          <table:table-cell office:value-type="float" office:value="2.0447441123428" calcext:value-type="float">
            <text:p>2.0447441123</text:p>
          </table:table-cell>
          <table:table-cell office:value-type="float" office:value="96969.9259743334" calcext:value-type="float">
            <text:p>9.70E+04</text:p>
          </table:table-cell>
          <table:table-cell table:formula="of:=[.E120]*1000000000" office:value-type="float" office:value="1663084969.0564" calcext:value-type="float">
            <text:p>1663084969.0564</text:p>
          </table:table-cell>
          <table:table-cell table:style-name="ce9" office:value-type="float" office:value="103745.080745059" calcext:value-type="float">
            <text:p>1.04E+05</text:p>
          </table:table-cell>
          <table:table-cell office:value-type="float" office:value="96969.9259743334" calcext:value-type="float">
            <text:p>9.70E+04</text:p>
          </table:table-cell>
          <table:table-cell office:value-type="float" office:value="1663084969.0564" calcext:value-type="float">
            <text:p>1663084969.0564</text:p>
          </table:table-cell>
          <table:table-cell office:value-type="float" office:value="14.214010067961" calcext:value-type="float">
            <text:p>1.42E+01</text:p>
          </table:table-cell>
          <table:table-cell office:value-type="float" office:value="96969.9259743334" calcext:value-type="float">
            <text:p>9.70E+04</text:p>
          </table:table-cell>
          <table:table-cell office:value-type="float" office:value="1663084969.0564" calcext:value-type="float">
            <text:p>1663084969.05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53608617242" calcext:value-type="float">
            <text:p>1.6653608617</text:p>
          </table:table-cell>
          <table:table-cell office:value-type="float" office:value="5421.8165351603" calcext:value-type="float">
            <text:p>5.42E+03</text:p>
          </table:table-cell>
          <table:table-cell office:value-type="float" office:value="37.974357201203" calcext:value-type="float">
            <text:p>37.9743572012</text:p>
          </table:table-cell>
          <table:table-cell table:style-name="ce7" office:value-type="float" office:value="13483.937812178" calcext:value-type="float">
            <text:p>1.35E+04</text:p>
          </table:table-cell>
          <table:table-cell office:value-type="float" office:value="101.57601079162" calcext:value-type="float">
            <text:p>101.5760107916</text:p>
          </table:table-cell>
          <table:table-cell table:number-columns-repeated="2"/>
          <table:table-cell office:value-type="float" office:value="101.57601079162" calcext:value-type="float">
            <text:p>101.5760107916</text:p>
          </table:table-cell>
          <table:table-cell office:value-type="float" office:value="5421.8165351603" calcext:value-type="float">
            <text:p>5.42E+03</text:p>
          </table:table-cell>
          <table:table-cell table:formula="of:=[.E121]*1000000000" office:value-type="float" office:value="1665360861.7242" calcext:value-type="float">
            <text:p>1665360861.7242</text:p>
          </table:table-cell>
          <table:table-cell table:style-name="ce9" office:value-type="float" office:value="13483.937812178" calcext:value-type="float">
            <text:p>1.35E+04</text:p>
          </table:table-cell>
          <table:table-cell office:value-type="float" office:value="5421.8165351603" calcext:value-type="float">
            <text:p>5.42E+03</text:p>
          </table:table-cell>
          <table:table-cell office:value-type="float" office:value="1665360861.7242" calcext:value-type="float">
            <text:p>1665360861.7242</text:p>
          </table:table-cell>
          <table:table-cell table:style-name="ce2" office:value-type="float" office:value="37.974357201203" calcext:value-type="float">
            <text:p>37.9743572012</text:p>
          </table:table-cell>
          <table:table-cell office:value-type="float" office:value="5421.8165351603" calcext:value-type="float">
            <text:p>5.42E+03</text:p>
          </table:table-cell>
          <table:table-cell office:value-type="float" office:value="1665360861.7242" calcext:value-type="float">
            <text:p>1665360861.72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61314242796" calcext:value-type="float">
            <text:p>1.6661314243</text:p>
          </table:table-cell>
          <table:table-cell office:value-type="float" office:value="10576.4819132717" calcext:value-type="float">
            <text:p>1.06E+04</text:p>
          </table:table-cell>
          <table:table-cell table:style-name="ce7" office:value-type="float" office:value="19421.3651213605" calcext:value-type="float">
            <text:p>1.94E+04</text:p>
          </table:table-cell>
          <table:table-cell office:value-type="float" office:value="320.40454932946" calcext:value-type="float">
            <text:p>320.4045493295</text:p>
          </table:table-cell>
          <table:table-cell table:style-name="ce7" office:value-type="float" office:value="37659.2567270589" calcext:value-type="float">
            <text:p>3.77E+04</text:p>
          </table:table-cell>
          <table:table-cell table:number-columns-repeated="2"/>
          <table:table-cell table:style-name="ce9" office:value-type="float" office:value="37659.2567270589" calcext:value-type="float">
            <text:p>3.77E+04</text:p>
          </table:table-cell>
          <table:table-cell office:value-type="float" office:value="10576.4819132717" calcext:value-type="float">
            <text:p>1.06E+04</text:p>
          </table:table-cell>
          <table:table-cell table:formula="of:=[.E122]*1000000000" office:value-type="float" office:value="1666131424.2796" calcext:value-type="float">
            <text:p>1666131424.2796</text:p>
          </table:table-cell>
          <table:table-cell office:value-type="float" office:value="320.40454932946" calcext:value-type="float">
            <text:p>320.4045493295</text:p>
          </table:table-cell>
          <table:table-cell office:value-type="float" office:value="10576.4819132717" calcext:value-type="float">
            <text:p>1.06E+04</text:p>
          </table:table-cell>
          <table:table-cell office:value-type="float" office:value="1666131424.2796" calcext:value-type="float">
            <text:p>1666131424.2796</text:p>
          </table:table-cell>
          <table:table-cell office:value-type="float" office:value="19421.3651213605" calcext:value-type="float">
            <text:p>1.94E+04</text:p>
          </table:table-cell>
          <table:table-cell office:value-type="float" office:value="10576.4819132717" calcext:value-type="float">
            <text:p>1.06E+04</text:p>
          </table:table-cell>
          <table:table-cell office:value-type="float" office:value="1666131424.2796" calcext:value-type="float">
            <text:p>1666131424.27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843747058068" calcext:value-type="float">
            <text:p>1.6843747058</text:p>
          </table:table-cell>
          <table:table-cell office:value-type="float" office:value="2985.3069004801" calcext:value-type="float">
            <text:p>2.99E+03</text:p>
          </table:table-cell>
          <table:table-cell table:style-name="ce7" office:value-type="float" office:value="1547.7462172723" calcext:value-type="float">
            <text:p>1.55E+03</text:p>
          </table:table-cell>
          <table:table-cell office:value-type="float" office:value="185.69241478303" calcext:value-type="float">
            <text:p>185.692414783</text:p>
          </table:table-cell>
          <table:table-cell office:value-type="float" office:value="1746.0522603789" calcext:value-type="float">
            <text:p>1746.0522603789</text:p>
          </table:table-cell>
          <table:table-cell table:number-columns-repeated="2"/>
          <table:table-cell office:value-type="float" office:value="1746.0522603789" calcext:value-type="float">
            <text:p>1746.0522603789</text:p>
          </table:table-cell>
          <table:table-cell office:value-type="float" office:value="2985.3069004801" calcext:value-type="float">
            <text:p>2.99E+03</text:p>
          </table:table-cell>
          <table:table-cell table:formula="of:=[.E123]*1000000000" office:value-type="float" office:value="1684374705.8068" calcext:value-type="float">
            <text:p>1684374705.8068</text:p>
          </table:table-cell>
          <table:table-cell office:value-type="float" office:value="185.69241478303" calcext:value-type="float">
            <text:p>185.692414783</text:p>
          </table:table-cell>
          <table:table-cell office:value-type="float" office:value="2985.3069004801" calcext:value-type="float">
            <text:p>2.99E+03</text:p>
          </table:table-cell>
          <table:table-cell office:value-type="float" office:value="1684374705.8068" calcext:value-type="float">
            <text:p>1684374705.8068</text:p>
          </table:table-cell>
          <table:table-cell office:value-type="float" office:value="1547.7462172723" calcext:value-type="float">
            <text:p>1.55E+03</text:p>
          </table:table-cell>
          <table:table-cell office:value-type="float" office:value="2985.3069004801" calcext:value-type="float">
            <text:p>2.99E+03</text:p>
          </table:table-cell>
          <table:table-cell office:value-type="float" office:value="1684374705.8068" calcext:value-type="float">
            <text:p>1684374705.80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425363133161" calcext:value-type="float">
            <text:p>1.7425363133</text:p>
          </table:table-cell>
          <table:table-cell office:value-type="float" office:value="8551.0458144845" calcext:value-type="float">
            <text:p>8.55E+03</text:p>
          </table:table-cell>
          <table:table-cell office:value-type="float" office:value="25.089850315537" calcext:value-type="float">
            <text:p>25.0898503155</text:p>
          </table:table-cell>
          <table:table-cell table:style-name="ce7" office:value-type="float" office:value="148957.370278764" calcext:value-type="float">
            <text:p>1.49E+05</text:p>
          </table:table-cell>
          <table:table-cell office:value-type="float" office:value="0.23611402410265" calcext:value-type="float">
            <text:p>0.2361140241</text:p>
          </table:table-cell>
          <table:table-cell table:number-columns-repeated="2"/>
          <table:table-cell office:value-type="float" office:value="0.23611402410265" calcext:value-type="float">
            <text:p>0.2361140241</text:p>
          </table:table-cell>
          <table:table-cell office:value-type="float" office:value="8551.0458144845" calcext:value-type="float">
            <text:p>8.55E+03</text:p>
          </table:table-cell>
          <table:table-cell table:formula="of:=[.E124]*1000000000" office:value-type="float" office:value="1742536313.3161" calcext:value-type="float">
            <text:p>1742536313.3161</text:p>
          </table:table-cell>
          <table:table-cell table:style-name="ce9" office:value-type="float" office:value="148957.370278764" calcext:value-type="float">
            <text:p>1.49E+05</text:p>
          </table:table-cell>
          <table:table-cell office:value-type="float" office:value="8551.0458144845" calcext:value-type="float">
            <text:p>8.55E+03</text:p>
          </table:table-cell>
          <table:table-cell office:value-type="float" office:value="1742536313.3161" calcext:value-type="float">
            <text:p>1742536313.3161</text:p>
          </table:table-cell>
          <table:table-cell table:style-name="ce2" office:value-type="float" office:value="25.089850315537" calcext:value-type="float">
            <text:p>25.0898503155</text:p>
          </table:table-cell>
          <table:table-cell office:value-type="float" office:value="8551.0458144845" calcext:value-type="float">
            <text:p>8.55E+03</text:p>
          </table:table-cell>
          <table:table-cell office:value-type="float" office:value="1742536313.3161" calcext:value-type="float">
            <text:p>1742536313.31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46232797445" calcext:value-type="float">
            <text:p>1.7462327974</text:p>
          </table:table-cell>
          <table:table-cell office:value-type="float" office:value="9947.5404942791" calcext:value-type="float">
            <text:p>9.95E+03</text:p>
          </table:table-cell>
          <table:table-cell table:style-name="ce7" office:value-type="float" office:value="881982.684305946" calcext:value-type="float">
            <text:p>8.82E+05</text:p>
          </table:table-cell>
          <table:table-cell office:value-type="float" office:value="4.3831972989276" calcext:value-type="float">
            <text:p>4.3831972989</text:p>
          </table:table-cell>
          <table:table-cell office:value-type="float" office:value="727.96814547292" calcext:value-type="float">
            <text:p>727.9681454729</text:p>
          </table:table-cell>
          <table:table-cell table:number-columns-repeated="2"/>
          <table:table-cell office:value-type="float" office:value="727.96814547292" calcext:value-type="float">
            <text:p>727.9681454729</text:p>
          </table:table-cell>
          <table:table-cell office:value-type="float" office:value="9947.5404942791" calcext:value-type="float">
            <text:p>9.95E+03</text:p>
          </table:table-cell>
          <table:table-cell table:formula="of:=[.E125]*1000000000" office:value-type="float" office:value="1746232797.445" calcext:value-type="float">
            <text:p>1746232797.445</text:p>
          </table:table-cell>
          <table:table-cell office:value-type="float" office:value="4.3831972989276" calcext:value-type="float">
            <text:p>4.3831972989</text:p>
          </table:table-cell>
          <table:table-cell office:value-type="float" office:value="9947.5404942791" calcext:value-type="float">
            <text:p>9.95E+03</text:p>
          </table:table-cell>
          <table:table-cell office:value-type="float" office:value="1746232797.445" calcext:value-type="float">
            <text:p>1746232797.445</text:p>
          </table:table-cell>
          <table:table-cell office:value-type="float" office:value="881982.684305946" calcext:value-type="float">
            <text:p>8.82E+05</text:p>
          </table:table-cell>
          <table:table-cell office:value-type="float" office:value="9947.5404942791" calcext:value-type="float">
            <text:p>9.95E+03</text:p>
          </table:table-cell>
          <table:table-cell office:value-type="float" office:value="1746232797.445" calcext:value-type="float">
            <text:p>1746232797.4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497569886067" calcext:value-type="float">
            <text:p>1.7497569886</text:p>
          </table:table-cell>
          <table:table-cell office:value-type="float" office:value="47886.7198590002" calcext:value-type="float">
            <text:p>4.79E+04</text:p>
          </table:table-cell>
          <table:table-cell office:value-type="float" office:value="152.00393317217" calcext:value-type="float">
            <text:p>152.0039331722</text:p>
          </table:table-cell>
          <table:table-cell table:style-name="ce7" office:value-type="float" office:value="247877.127334141" calcext:value-type="float">
            <text:p>2.48E+05</text:p>
          </table:table-cell>
          <table:table-cell office:value-type="float" office:value="1.9891068000221" calcext:value-type="float">
            <text:p>1.9891068</text:p>
          </table:table-cell>
          <table:table-cell table:number-columns-repeated="2"/>
          <table:table-cell office:value-type="float" office:value="1.9891068000221" calcext:value-type="float">
            <text:p>1.9891068</text:p>
          </table:table-cell>
          <table:table-cell office:value-type="float" office:value="47886.7198590002" calcext:value-type="float">
            <text:p>4.79E+04</text:p>
          </table:table-cell>
          <table:table-cell table:formula="of:=[.E126]*1000000000" office:value-type="float" office:value="1749756988.6067" calcext:value-type="float">
            <text:p>1749756988.6067</text:p>
          </table:table-cell>
          <table:table-cell table:style-name="ce9" office:value-type="float" office:value="247877.127334141" calcext:value-type="float">
            <text:p>2.48E+05</text:p>
          </table:table-cell>
          <table:table-cell office:value-type="float" office:value="47886.7198590002" calcext:value-type="float">
            <text:p>4.79E+04</text:p>
          </table:table-cell>
          <table:table-cell office:value-type="float" office:value="1749756988.6067" calcext:value-type="float">
            <text:p>1749756988.6067</text:p>
          </table:table-cell>
          <table:table-cell table:style-name="ce2" office:value-type="float" office:value="152.00393317217" calcext:value-type="float">
            <text:p>152.0039331722</text:p>
          </table:table-cell>
          <table:table-cell office:value-type="float" office:value="47886.7198590002" calcext:value-type="float">
            <text:p>4.79E+04</text:p>
          </table:table-cell>
          <table:table-cell office:value-type="float" office:value="1749756988.6067" calcext:value-type="float">
            <text:p>1749756988.60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544064520646" calcext:value-type="float">
            <text:p>1.7544064521</text:p>
          </table:table-cell>
          <table:table-cell office:value-type="float" office:value="7268802.44857049" calcext:value-type="float">
            <text:p>7.27E+06</text:p>
          </table:table-cell>
          <table:table-cell table:style-name="ce7" office:value-type="float" office:value="11738.7152504423" calcext:value-type="float">
            <text:p>1.17E+04</text:p>
          </table:table-cell>
          <table:table-cell table:style-name="ce7" office:value-type="float" office:value="634099141.420525" calcext:value-type="float">
            <text:p>6.34E+08</text:p>
          </table:table-cell>
          <table:table-cell office:value-type="float" office:value="1926.6298128872" calcext:value-type="float">
            <text:p>1926.6298128872</text:p>
          </table:table-cell>
          <table:table-cell table:number-columns-repeated="2"/>
          <table:table-cell office:value-type="float" office:value="1926.6298128872" calcext:value-type="float">
            <text:p>1926.6298128872</text:p>
          </table:table-cell>
          <table:table-cell office:value-type="float" office:value="7268802.44857049" calcext:value-type="float">
            <text:p>7.27E+06</text:p>
          </table:table-cell>
          <table:table-cell table:formula="of:=[.E127]*1000000000" office:value-type="float" office:value="1754406452.0646" calcext:value-type="float">
            <text:p>1754406452.0646</text:p>
          </table:table-cell>
          <table:table-cell table:style-name="ce9" office:value-type="float" office:value="634099141.420525" calcext:value-type="float">
            <text:p>6.34E+08</text:p>
          </table:table-cell>
          <table:table-cell office:value-type="float" office:value="7268802.44857049" calcext:value-type="float">
            <text:p>7.27E+06</text:p>
          </table:table-cell>
          <table:table-cell office:value-type="float" office:value="1754406452.0646" calcext:value-type="float">
            <text:p>1754406452.0646</text:p>
          </table:table-cell>
          <table:table-cell office:value-type="float" office:value="11738.7152504423" calcext:value-type="float">
            <text:p>1.17E+04</text:p>
          </table:table-cell>
          <table:table-cell office:value-type="float" office:value="7268802.44857049" calcext:value-type="float">
            <text:p>7.27E+06</text:p>
          </table:table-cell>
          <table:table-cell office:value-type="float" office:value="1754406452.0646" calcext:value-type="float">
            <text:p>1754406452.06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893097733363" calcext:value-type="float">
            <text:p>1.7893097733</text:p>
          </table:table-cell>
          <table:table-cell office:value-type="float" office:value="24046.9474193771" calcext:value-type="float">
            <text:p>2.40E+04</text:p>
          </table:table-cell>
          <table:table-cell table:style-name="ce7" office:value-type="float" office:value="301239.664012069" calcext:value-type="float">
            <text:p>3.01E+05</text:p>
          </table:table-cell>
          <table:table-cell office:value-type="float" office:value="2019.425023571" calcext:value-type="float">
            <text:p>2019.425023571</text:p>
          </table:table-cell>
          <table:table-cell table:style-name="ce7" office:value-type="float" office:value="95314.8552403703" calcext:value-type="float">
            <text:p>9.53E+04</text:p>
          </table:table-cell>
          <table:table-cell table:number-columns-repeated="2"/>
          <table:table-cell table:style-name="ce9" office:value-type="float" office:value="95314.8552403703" calcext:value-type="float">
            <text:p>9.53E+04</text:p>
          </table:table-cell>
          <table:table-cell office:value-type="float" office:value="24046.9474193771" calcext:value-type="float">
            <text:p>2.40E+04</text:p>
          </table:table-cell>
          <table:table-cell table:formula="of:=[.E128]*1000000000" office:value-type="float" office:value="1789309773.3363" calcext:value-type="float">
            <text:p>1789309773.3363</text:p>
          </table:table-cell>
          <table:table-cell office:value-type="float" office:value="2019.425023571" calcext:value-type="float">
            <text:p>2019.425023571</text:p>
          </table:table-cell>
          <table:table-cell office:value-type="float" office:value="24046.9474193771" calcext:value-type="float">
            <text:p>2.40E+04</text:p>
          </table:table-cell>
          <table:table-cell office:value-type="float" office:value="1789309773.3363" calcext:value-type="float">
            <text:p>1789309773.3363</text:p>
          </table:table-cell>
          <table:table-cell office:value-type="float" office:value="301239.664012069" calcext:value-type="float">
            <text:p>3.01E+05</text:p>
          </table:table-cell>
          <table:table-cell office:value-type="float" office:value="24046.9474193771" calcext:value-type="float">
            <text:p>2.40E+04</text:p>
          </table:table-cell>
          <table:table-cell office:value-type="float" office:value="1789309773.3363" calcext:value-type="float">
            <text:p>1789309773.33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325913782477" calcext:value-type="float">
            <text:p>1.8325913782</text:p>
          </table:table-cell>
          <table:table-cell office:value-type="float" office:value="103818.267734191" calcext:value-type="float">
            <text:p>1.04E+05</text:p>
          </table:table-cell>
          <table:table-cell table:style-name="ce7" office:value-type="float" office:value="68545.6066410312" calcext:value-type="float">
            <text:p>6.85E+04</text:p>
          </table:table-cell>
          <table:table-cell office:value-type="float" office:value="48.332659486719" calcext:value-type="float">
            <text:p>48.3326594867</text:p>
          </table:table-cell>
          <table:table-cell office:value-type="float" office:value="200.68823290264" calcext:value-type="float">
            <text:p>200.6882329026</text:p>
          </table:table-cell>
          <table:table-cell table:number-columns-repeated="2"/>
          <table:table-cell office:value-type="float" office:value="200.68823290264" calcext:value-type="float">
            <text:p>200.6882329026</text:p>
          </table:table-cell>
          <table:table-cell office:value-type="float" office:value="103818.267734191" calcext:value-type="float">
            <text:p>1.04E+05</text:p>
          </table:table-cell>
          <table:table-cell table:formula="of:=[.E129]*1000000000" office:value-type="float" office:value="1832591378.2477" calcext:value-type="float">
            <text:p>1832591378.2477</text:p>
          </table:table-cell>
          <table:table-cell office:value-type="float" office:value="48.332659486719" calcext:value-type="float">
            <text:p>48.3326594867</text:p>
          </table:table-cell>
          <table:table-cell office:value-type="float" office:value="103818.267734191" calcext:value-type="float">
            <text:p>1.04E+05</text:p>
          </table:table-cell>
          <table:table-cell office:value-type="float" office:value="1832591378.2477" calcext:value-type="float">
            <text:p>1832591378.2477</text:p>
          </table:table-cell>
          <table:table-cell office:value-type="float" office:value="68545.6066410312" calcext:value-type="float">
            <text:p>6.85E+04</text:p>
          </table:table-cell>
          <table:table-cell office:value-type="float" office:value="103818.267734191" calcext:value-type="float">
            <text:p>1.04E+05</text:p>
          </table:table-cell>
          <table:table-cell office:value-type="float" office:value="1832591378.2477" calcext:value-type="float">
            <text:p>1832591378.24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409360272525" calcext:value-type="float">
            <text:p>1.8409360273</text:p>
          </table:table-cell>
          <table:table-cell office:value-type="float" office:value="14798.1601519886" calcext:value-type="float">
            <text:p>1.48E+04</text:p>
          </table:table-cell>
          <table:table-cell table:style-name="ce7" office:value-type="float" office:value="988611.40791969" calcext:value-type="float">
            <text:p>9.89E+05</text:p>
          </table:table-cell>
          <table:table-cell office:value-type="float" office:value="412.73549147335" calcext:value-type="float">
            <text:p>412.7354914734</text:p>
          </table:table-cell>
          <table:table-cell office:value-type="float" office:value="1168.1855614894" calcext:value-type="float">
            <text:p>1168.1855614894</text:p>
          </table:table-cell>
          <table:table-cell table:number-columns-repeated="2"/>
          <table:table-cell office:value-type="float" office:value="1168.1855614894" calcext:value-type="float">
            <text:p>1168.1855614894</text:p>
          </table:table-cell>
          <table:table-cell office:value-type="float" office:value="14798.1601519886" calcext:value-type="float">
            <text:p>1.48E+04</text:p>
          </table:table-cell>
          <table:table-cell table:formula="of:=[.E130]*1000000000" office:value-type="float" office:value="1840936027.2525" calcext:value-type="float">
            <text:p>1840936027.2525</text:p>
          </table:table-cell>
          <table:table-cell office:value-type="float" office:value="412.73549147335" calcext:value-type="float">
            <text:p>412.7354914734</text:p>
          </table:table-cell>
          <table:table-cell office:value-type="float" office:value="14798.1601519886" calcext:value-type="float">
            <text:p>1.48E+04</text:p>
          </table:table-cell>
          <table:table-cell office:value-type="float" office:value="1840936027.2525" calcext:value-type="float">
            <text:p>1840936027.2525</text:p>
          </table:table-cell>
          <table:table-cell office:value-type="float" office:value="988611.40791969" calcext:value-type="float">
            <text:p>9.89E+05</text:p>
          </table:table-cell>
          <table:table-cell office:value-type="float" office:value="14798.1601519886" calcext:value-type="float">
            <text:p>1.48E+04</text:p>
          </table:table-cell>
          <table:table-cell office:value-type="float" office:value="1840936027.2525" calcext:value-type="float">
            <text:p>1840936027.25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560990994809" calcext:value-type="float">
            <text:p>1.8560990995</text:p>
          </table:table-cell>
          <table:table-cell office:value-type="float" office:value="38987.0630951812" calcext:value-type="float">
            <text:p>3.90E+04</text:p>
          </table:table-cell>
          <table:table-cell table:style-name="ce7" office:value-type="float" office:value="66.103471546649" calcext:value-type="float">
            <text:p>6.61E+01</text:p>
          </table:table-cell>
          <table:table-cell table:style-name="ce7" office:value-type="float" office:value="1233479.75757717" calcext:value-type="float">
            <text:p>1.23E+06</text:p>
          </table:table-cell>
          <table:table-cell office:value-type="float" office:value="3.198399915779" calcext:value-type="float">
            <text:p>3.1983999158</text:p>
          </table:table-cell>
          <table:table-cell table:number-columns-repeated="2"/>
          <table:table-cell office:value-type="float" office:value="3.198399915779" calcext:value-type="float">
            <text:p>3.1983999158</text:p>
          </table:table-cell>
          <table:table-cell office:value-type="float" office:value="38987.0630951812" calcext:value-type="float">
            <text:p>3.90E+04</text:p>
          </table:table-cell>
          <table:table-cell table:formula="of:=[.E131]*1000000000" office:value-type="float" office:value="1856099099.4809" calcext:value-type="float">
            <text:p>1856099099.4809</text:p>
          </table:table-cell>
          <table:table-cell table:style-name="ce9" office:value-type="float" office:value="1233479.75757717" calcext:value-type="float">
            <text:p>1.23E+06</text:p>
          </table:table-cell>
          <table:table-cell office:value-type="float" office:value="38987.0630951812" calcext:value-type="float">
            <text:p>3.90E+04</text:p>
          </table:table-cell>
          <table:table-cell office:value-type="float" office:value="1856099099.4809" calcext:value-type="float">
            <text:p>1856099099.4809</text:p>
          </table:table-cell>
          <table:table-cell office:value-type="float" office:value="66.103471546649" calcext:value-type="float">
            <text:p>6.61E+01</text:p>
          </table:table-cell>
          <table:table-cell office:value-type="float" office:value="38987.0630951812" calcext:value-type="float">
            <text:p>3.90E+04</text:p>
          </table:table-cell>
          <table:table-cell office:value-type="float" office:value="1856099099.4809" calcext:value-type="float">
            <text:p>1856099099.48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566715375952" calcext:value-type="float">
            <text:p>1.8566715376</text:p>
          </table:table-cell>
          <table:table-cell office:value-type="float" office:value="129015.188227478" calcext:value-type="float">
            <text:p>1.29E+05</text:p>
          </table:table-cell>
          <table:table-cell table:style-name="ce7" office:value-type="float" office:value="4572078.73960512" calcext:value-type="float">
            <text:p>4.57E+06</text:p>
          </table:table-cell>
          <table:table-cell office:value-type="float" office:value="7256.7059995685" calcext:value-type="float">
            <text:p>7256.7059995685</text:p>
          </table:table-cell>
          <table:table-cell table:style-name="ce7" office:value-type="float" office:value="21496.2615868626" calcext:value-type="float">
            <text:p>2.15E+04</text:p>
          </table:table-cell>
          <table:table-cell table:number-columns-repeated="2"/>
          <table:table-cell table:style-name="ce9" office:value-type="float" office:value="21496.2615868626" calcext:value-type="float">
            <text:p>2.15E+04</text:p>
          </table:table-cell>
          <table:table-cell office:value-type="float" office:value="129015.188227478" calcext:value-type="float">
            <text:p>1.29E+05</text:p>
          </table:table-cell>
          <table:table-cell table:formula="of:=[.E132]*1000000000" office:value-type="float" office:value="1856671537.5952" calcext:value-type="float">
            <text:p>1856671537.5952</text:p>
          </table:table-cell>
          <table:table-cell office:value-type="float" office:value="7256.7059995685" calcext:value-type="float">
            <text:p>7256.7059995685</text:p>
          </table:table-cell>
          <table:table-cell office:value-type="float" office:value="129015.188227478" calcext:value-type="float">
            <text:p>1.29E+05</text:p>
          </table:table-cell>
          <table:table-cell office:value-type="float" office:value="1856671537.5952" calcext:value-type="float">
            <text:p>1856671537.5952</text:p>
          </table:table-cell>
          <table:table-cell office:value-type="float" office:value="4572078.73960512" calcext:value-type="float">
            <text:p>4.57E+06</text:p>
          </table:table-cell>
          <table:table-cell office:value-type="float" office:value="129015.188227478" calcext:value-type="float">
            <text:p>1.29E+05</text:p>
          </table:table-cell>
          <table:table-cell office:value-type="float" office:value="1856671537.5952" calcext:value-type="float">
            <text:p>1856671537.59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95073766114" calcext:value-type="float">
            <text:p>1.8950737661</text:p>
          </table:table-cell>
          <table:table-cell office:value-type="float" office:value="7979.5575794175" calcext:value-type="float">
            <text:p>7.98E+03</text:p>
          </table:table-cell>
          <table:table-cell table:style-name="ce7" office:value-type="float" office:value="55651.3824196009" calcext:value-type="float">
            <text:p>5.57E+04</text:p>
          </table:table-cell>
          <table:table-cell office:value-type="float" office:value="2042.4266189396" calcext:value-type="float">
            <text:p>2042.4266189396</text:p>
          </table:table-cell>
          <table:table-cell table:style-name="ce7" office:value-type="float" office:value="21409.4427245454" calcext:value-type="float">
            <text:p>2.14E+04</text:p>
          </table:table-cell>
          <table:table-cell table:number-columns-repeated="2"/>
          <table:table-cell table:style-name="ce9" office:value-type="float" office:value="21409.4427245454" calcext:value-type="float">
            <text:p>2.14E+04</text:p>
          </table:table-cell>
          <table:table-cell office:value-type="float" office:value="7979.5575794175" calcext:value-type="float">
            <text:p>7.98E+03</text:p>
          </table:table-cell>
          <table:table-cell table:formula="of:=[.E133]*1000000000" office:value-type="float" office:value="1895073766.114" calcext:value-type="float">
            <text:p>1895073766.114</text:p>
          </table:table-cell>
          <table:table-cell office:value-type="float" office:value="2042.4266189396" calcext:value-type="float">
            <text:p>2042.4266189396</text:p>
          </table:table-cell>
          <table:table-cell office:value-type="float" office:value="7979.5575794175" calcext:value-type="float">
            <text:p>7.98E+03</text:p>
          </table:table-cell>
          <table:table-cell office:value-type="float" office:value="1895073766.114" calcext:value-type="float">
            <text:p>1895073766.114</text:p>
          </table:table-cell>
          <table:table-cell office:value-type="float" office:value="55651.3824196009" calcext:value-type="float">
            <text:p>5.57E+04</text:p>
          </table:table-cell>
          <table:table-cell office:value-type="float" office:value="7979.5575794175" calcext:value-type="float">
            <text:p>7.98E+03</text:p>
          </table:table-cell>
          <table:table-cell office:value-type="float" office:value="1895073766.114" calcext:value-type="float">
            <text:p>1895073766.1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214384910655" calcext:value-type="float">
            <text:p>1.9214384911</text:p>
          </table:table-cell>
          <table:table-cell office:value-type="float" office:value="130021.899580427" calcext:value-type="float">
            <text:p>1.30E+05</text:p>
          </table:table-cell>
          <table:table-cell table:style-name="ce7" office:value-type="float" office:value="252.96130068656" calcext:value-type="float">
            <text:p>2.53E+02</text:p>
          </table:table-cell>
          <table:table-cell table:style-name="ce7" office:value-type="float" office:value="4734693.27712469" calcext:value-type="float">
            <text:p>4.73E+06</text:p>
          </table:table-cell>
          <table:table-cell office:value-type="float" office:value="0.90374128440846" calcext:value-type="float">
            <text:p>0.9037412844</text:p>
          </table:table-cell>
          <table:table-cell table:number-columns-repeated="2"/>
          <table:table-cell office:value-type="float" office:value="0.90374128440846" calcext:value-type="float">
            <text:p>0.9037412844</text:p>
          </table:table-cell>
          <table:table-cell office:value-type="float" office:value="130021.899580427" calcext:value-type="float">
            <text:p>1.30E+05</text:p>
          </table:table-cell>
          <table:table-cell table:formula="of:=[.E134]*1000000000" office:value-type="float" office:value="1921438491.0655" calcext:value-type="float">
            <text:p>1921438491.0655</text:p>
          </table:table-cell>
          <table:table-cell table:style-name="ce9" office:value-type="float" office:value="4734693.27712469" calcext:value-type="float">
            <text:p>4.73E+06</text:p>
          </table:table-cell>
          <table:table-cell office:value-type="float" office:value="130021.899580427" calcext:value-type="float">
            <text:p>1.30E+05</text:p>
          </table:table-cell>
          <table:table-cell office:value-type="float" office:value="1921438491.0655" calcext:value-type="float">
            <text:p>1921438491.0655</text:p>
          </table:table-cell>
          <table:table-cell office:value-type="float" office:value="252.96130068656" calcext:value-type="float">
            <text:p>2.53E+02</text:p>
          </table:table-cell>
          <table:table-cell office:value-type="float" office:value="130021.899580427" calcext:value-type="float">
            <text:p>1.30E+05</text:p>
          </table:table-cell>
          <table:table-cell office:value-type="float" office:value="1921438491.0655" calcext:value-type="float">
            <text:p>1921438491.06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478619360026" calcext:value-type="float">
            <text:p>1.947861936</text:p>
          </table:table-cell>
          <table:table-cell office:value-type="float" office:value="5305.1116459251" calcext:value-type="float">
            <text:p>5.31E+03</text:p>
          </table:table-cell>
          <table:table-cell office:value-type="float" office:value="17.955278011546" calcext:value-type="float">
            <text:p>17.9552780115</text:p>
          </table:table-cell>
          <table:table-cell table:style-name="ce7" office:value-type="float" office:value="192555.652848108" calcext:value-type="float">
            <text:p>1.93E+05</text:p>
          </table:table-cell>
          <table:table-cell office:value-type="float" office:value="0.09825119017029" calcext:value-type="float">
            <text:p>0.0982511902</text:p>
          </table:table-cell>
          <table:table-cell table:number-columns-repeated="2"/>
          <table:table-cell office:value-type="float" office:value="0.09825119017029" calcext:value-type="float">
            <text:p>0.0982511902</text:p>
          </table:table-cell>
          <table:table-cell office:value-type="float" office:value="5305.1116459251" calcext:value-type="float">
            <text:p>5.31E+03</text:p>
          </table:table-cell>
          <table:table-cell table:formula="of:=[.E135]*1000000000" office:value-type="float" office:value="1947861936.0026" calcext:value-type="float">
            <text:p>1947861936.0026</text:p>
          </table:table-cell>
          <table:table-cell table:style-name="ce9" office:value-type="float" office:value="192555.652848108" calcext:value-type="float">
            <text:p>1.93E+05</text:p>
          </table:table-cell>
          <table:table-cell office:value-type="float" office:value="5305.1116459251" calcext:value-type="float">
            <text:p>5.31E+03</text:p>
          </table:table-cell>
          <table:table-cell office:value-type="float" office:value="1947861936.0026" calcext:value-type="float">
            <text:p>1947861936.0026</text:p>
          </table:table-cell>
          <table:table-cell table:style-name="ce2" office:value-type="float" office:value="17.955278011546" calcext:value-type="float">
            <text:p>17.9552780115</text:p>
          </table:table-cell>
          <table:table-cell office:value-type="float" office:value="5305.1116459251" calcext:value-type="float">
            <text:p>5.31E+03</text:p>
          </table:table-cell>
          <table:table-cell office:value-type="float" office:value="1947861936.0026" calcext:value-type="float">
            <text:p>1947861936.00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536898174495" calcext:value-type="float">
            <text:p>1.9536898174</text:p>
          </table:table-cell>
          <table:table-cell office:value-type="float" office:value="8846.3499552714" calcext:value-type="float">
            <text:p>8.85E+03</text:p>
          </table:table-cell>
          <table:table-cell table:style-name="ce7" office:value-type="float" office:value="80821.1600674693" calcext:value-type="float">
            <text:p>8.08E+04</text:p>
          </table:table-cell>
          <table:table-cell office:value-type="float" office:value="760.9400639705" calcext:value-type="float">
            <text:p>760.9400639705</text:p>
          </table:table-cell>
          <table:table-cell table:style-name="ce7" office:value-type="float" office:value="34774.2198731266" calcext:value-type="float">
            <text:p>3.48E+04</text:p>
          </table:table-cell>
          <table:table-cell table:number-columns-repeated="2"/>
          <table:table-cell table:style-name="ce9" office:value-type="float" office:value="34774.2198731266" calcext:value-type="float">
            <text:p>3.48E+04</text:p>
          </table:table-cell>
          <table:table-cell office:value-type="float" office:value="8846.3499552714" calcext:value-type="float">
            <text:p>8.85E+03</text:p>
          </table:table-cell>
          <table:table-cell table:formula="of:=[.E136]*1000000000" office:value-type="float" office:value="1953689817.4495" calcext:value-type="float">
            <text:p>1953689817.4495</text:p>
          </table:table-cell>
          <table:table-cell office:value-type="float" office:value="760.9400639705" calcext:value-type="float">
            <text:p>760.9400639705</text:p>
          </table:table-cell>
          <table:table-cell office:value-type="float" office:value="8846.3499552714" calcext:value-type="float">
            <text:p>8.85E+03</text:p>
          </table:table-cell>
          <table:table-cell office:value-type="float" office:value="1953689817.4495" calcext:value-type="float">
            <text:p>1953689817.4495</text:p>
          </table:table-cell>
          <table:table-cell office:value-type="float" office:value="80821.1600674693" calcext:value-type="float">
            <text:p>8.08E+04</text:p>
          </table:table-cell>
          <table:table-cell office:value-type="float" office:value="8846.3499552714" calcext:value-type="float">
            <text:p>8.85E+03</text:p>
          </table:table-cell>
          <table:table-cell office:value-type="float" office:value="1953689817.4495" calcext:value-type="float">
            <text:p>1953689817.44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620665672072" calcext:value-type="float">
            <text:p>1.9620665672</text:p>
          </table:table-cell>
          <table:table-cell office:value-type="float" office:value="59597.2023498315" calcext:value-type="float">
            <text:p>5.96E+04</text:p>
          </table:table-cell>
          <table:table-cell office:value-type="float" office:value="82.411535505789" calcext:value-type="float">
            <text:p>82.4115355058</text:p>
          </table:table-cell>
          <table:table-cell table:style-name="ce7" office:value-type="float" office:value="299958.520485289" calcext:value-type="float">
            <text:p>3.00E+05</text:p>
          </table:table-cell>
          <table:table-cell office:value-type="float" office:value="1.9185587645495" calcext:value-type="float">
            <text:p>1.9185587645</text:p>
          </table:table-cell>
          <table:table-cell table:number-columns-repeated="2"/>
          <table:table-cell office:value-type="float" office:value="1.9185587645495" calcext:value-type="float">
            <text:p>1.9185587645</text:p>
          </table:table-cell>
          <table:table-cell office:value-type="float" office:value="59597.2023498315" calcext:value-type="float">
            <text:p>5.96E+04</text:p>
          </table:table-cell>
          <table:table-cell table:formula="of:=[.E137]*1000000000" office:value-type="float" office:value="1962066567.2072" calcext:value-type="float">
            <text:p>1962066567.2072</text:p>
          </table:table-cell>
          <table:table-cell table:style-name="ce9" office:value-type="float" office:value="299958.520485289" calcext:value-type="float">
            <text:p>3.00E+05</text:p>
          </table:table-cell>
          <table:table-cell office:value-type="float" office:value="59597.2023498315" calcext:value-type="float">
            <text:p>5.96E+04</text:p>
          </table:table-cell>
          <table:table-cell office:value-type="float" office:value="1962066567.2072" calcext:value-type="float">
            <text:p>1962066567.2072</text:p>
          </table:table-cell>
          <table:table-cell table:style-name="ce2" office:value-type="float" office:value="82.411535505789" calcext:value-type="float">
            <text:p>82.4115355058</text:p>
          </table:table-cell>
          <table:table-cell office:value-type="float" office:value="59597.2023498315" calcext:value-type="float">
            <text:p>5.96E+04</text:p>
          </table:table-cell>
          <table:table-cell office:value-type="float" office:value="1962066567.2072" calcext:value-type="float">
            <text:p>1962066567.20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765353392073" calcext:value-type="float">
            <text:p>1.9765353392</text:p>
          </table:table-cell>
          <table:table-cell office:value-type="float" office:value="130714.970053855" calcext:value-type="float">
            <text:p>1.31E+05</text:p>
          </table:table-cell>
          <table:table-cell office:value-type="float" office:value="703.94382631816" calcext:value-type="float">
            <text:p>703.9438263182</text:p>
          </table:table-cell>
          <table:table-cell table:style-name="ce7" office:value-type="float" office:value="10655269.3977514" calcext:value-type="float">
            <text:p>1.07E+07</text:p>
          </table:table-cell>
          <table:table-cell office:value-type="float" office:value="77.44780055017" calcext:value-type="float">
            <text:p>77.4478005502</text:p>
          </table:table-cell>
          <table:table-cell table:number-columns-repeated="2"/>
          <table:table-cell office:value-type="float" office:value="77.44780055017" calcext:value-type="float">
            <text:p>77.4478005502</text:p>
          </table:table-cell>
          <table:table-cell office:value-type="float" office:value="130714.970053855" calcext:value-type="float">
            <text:p>1.31E+05</text:p>
          </table:table-cell>
          <table:table-cell table:formula="of:=[.E138]*1000000000" office:value-type="float" office:value="1976535339.2073" calcext:value-type="float">
            <text:p>1976535339.2073</text:p>
          </table:table-cell>
          <table:table-cell table:style-name="ce9" office:value-type="float" office:value="10655269.3977514" calcext:value-type="float">
            <text:p>1.07E+07</text:p>
          </table:table-cell>
          <table:table-cell office:value-type="float" office:value="130714.970053855" calcext:value-type="float">
            <text:p>1.31E+05</text:p>
          </table:table-cell>
          <table:table-cell office:value-type="float" office:value="1976535339.2073" calcext:value-type="float">
            <text:p>1976535339.2073</text:p>
          </table:table-cell>
          <table:table-cell table:style-name="ce2" office:value-type="float" office:value="703.94382631816" calcext:value-type="float">
            <text:p>703.9438263182</text:p>
          </table:table-cell>
          <table:table-cell office:value-type="float" office:value="130714.970053855" calcext:value-type="float">
            <text:p>1.31E+05</text:p>
          </table:table-cell>
          <table:table-cell office:value-type="float" office:value="1976535339.2073" calcext:value-type="float">
            <text:p>1976535339.20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790874321696" calcext:value-type="float">
            <text:p>1.9790874322</text:p>
          </table:table-cell>
          <table:table-cell office:value-type="float" office:value="586.4902084556" calcext:value-type="float">
            <text:p>5.86E+02</text:p>
          </table:table-cell>
          <table:table-cell office:value-type="float" office:value="162.69800053992" calcext:value-type="float">
            <text:p>162.6980005399</text:p>
          </table:table-cell>
          <table:table-cell office:value-type="float" office:value="99.412597136839" calcext:value-type="float">
            <text:p>99.4125971368</text:p>
          </table:table-cell>
          <table:table-cell office:value-type="float" office:value="3.9715463555762" calcext:value-type="float">
            <text:p>3.9715463556</text:p>
          </table:table-cell>
          <table:table-cell table:number-columns-repeated="2"/>
          <table:table-cell office:value-type="float" office:value="3.9715463555762" calcext:value-type="float">
            <text:p>3.9715463556</text:p>
          </table:table-cell>
          <table:table-cell office:value-type="float" office:value="586.4902084556" calcext:value-type="float">
            <text:p>5.86E+02</text:p>
          </table:table-cell>
          <table:table-cell table:formula="of:=[.E139]*1000000000" office:value-type="float" office:value="1979087432.1696" calcext:value-type="float">
            <text:p>1979087432.1696</text:p>
          </table:table-cell>
          <table:table-cell office:value-type="float" office:value="99.412597136839" calcext:value-type="float">
            <text:p>99.4125971368</text:p>
          </table:table-cell>
          <table:table-cell office:value-type="float" office:value="586.4902084556" calcext:value-type="float">
            <text:p>5.86E+02</text:p>
          </table:table-cell>
          <table:table-cell office:value-type="float" office:value="1979087432.1696" calcext:value-type="float">
            <text:p>1979087432.1696</text:p>
          </table:table-cell>
          <table:table-cell table:style-name="ce2" office:value-type="float" office:value="162.69800053992" calcext:value-type="float">
            <text:p>162.6980005399</text:p>
          </table:table-cell>
          <table:table-cell office:value-type="float" office:value="586.4902084556" calcext:value-type="float">
            <text:p>5.86E+02</text:p>
          </table:table-cell>
          <table:table-cell office:value-type="float" office:value="1979087432.1696" calcext:value-type="float">
            <text:p>1979087432.1696</text:p>
          </table:table-cell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Default" office:value-type="string" calcext:value-type="string">
            <text:p>Raw from B.Ping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req [GHz]</text:p>
          </table:table-cell>
          <table:table-cell table:style-name="ce5" office:value-type="string" calcext:value-type="string">
            <text:p>Qext</text:p>
          </table:table-cell>
          <table:table-cell office:value-type="string" calcext:value-type="string">
            <text:p>Vert [ohm/m]</text:p>
          </table:table-cell>
          <table:table-cell office:value-type="string" calcext:value-type="string">
            <text:p>Hori [ohm/m]</text:p>
          </table:table-cell>
          <table:table-cell office:value-type="string" calcext:value-type="string">
            <text:p>Longi [ohm]</text:p>
          </table:table-cell>
          <table:table-cell table:number-columns-repeated="2"/>
          <table:table-cell table:style-name="ce12" office:value-type="string" calcext:value-type="string">
            <text:p>Rl</text:p>
          </table:table-cell>
          <table:table-cell table:style-name="ce12"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table:style-name="ce12" office:value-type="string" calcext:value-type="string">
            <text:p>Rxd</text:p>
          </table:table-cell>
          <table:table-cell table:style-name="ce12"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table:style-name="ce12" office:value-type="string" calcext:value-type="string">
            <text:p>Ryd</text:p>
          </table:table-cell>
          <table:table-cell table:style-name="ce12"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40043789677518" calcext:value-type="float">
            <text:p>0.4004378968</text:p>
          </table:table-cell>
          <table:table-cell office:value-type="float" office:value="21541420403.1732" calcext:value-type="float">
            <text:p>2.15E+10</text:p>
          </table:table-cell>
          <table:table-cell table:style-name="ce7" office:value-type="float" office:value="38345087132337.2" calcext:value-type="float">
            <text:p>3.83E+13</text:p>
          </table:table-cell>
          <table:table-cell table:style-name="ce7" office:value-type="float" office:value="501387721.929628" calcext:value-type="float">
            <text:p>5.01E+08</text:p>
          </table:table-cell>
          <table:table-cell table:style-name="ce7" office:value-type="float" office:value="96502711.7532046" calcext:value-type="float">
            <text:p>9.65E+07</text:p>
          </table:table-cell>
          <table:table-cell table:number-columns-repeated="2"/>
          <table:table-cell table:style-name="ce9" office:value-type="float" office:value="96502711.7532046" calcext:value-type="float">
            <text:p>9.65E+07</text:p>
          </table:table-cell>
          <table:table-cell office:value-type="float" office:value="21541420403.1732" calcext:value-type="float">
            <text:p>2.15E+10</text:p>
          </table:table-cell>
          <table:table-cell table:formula="of:=[.E145]*1000000000" office:value-type="float" office:value="400437896.77518" calcext:value-type="float">
            <text:p>400437896.77518</text:p>
          </table:table-cell>
          <table:table-cell table:style-name="ce9" office:value-type="float" office:value="501387721.929628" calcext:value-type="float">
            <text:p>5.01E+08</text:p>
          </table:table-cell>
          <table:table-cell office:value-type="float" office:value="21541420403.1732" calcext:value-type="float">
            <text:p>2.15E+10</text:p>
          </table:table-cell>
          <table:table-cell table:formula="of:=[.E145]*1000000000" office:value-type="float" office:value="400437896.77518" calcext:value-type="float">
            <text:p>400437896.77518</text:p>
          </table:table-cell>
          <table:table-cell office:value-type="float" office:value="38345087132337.2" calcext:value-type="float">
            <text:p>3.83E+13</text:p>
          </table:table-cell>
          <table:table-cell office:value-type="float" office:value="21541420403.1732" calcext:value-type="float">
            <text:p>2.15E+10</text:p>
          </table:table-cell>
          <table:table-cell table:formula="of:=[.E145]*1000000000" office:value-type="float" office:value="400437896.77518" calcext:value-type="float">
            <text:p>400437896.7751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6706711974646" calcext:value-type="float">
            <text:p>5.67E-01</text:p>
          </table:table-cell>
          <table:table-cell office:value-type="float" office:value="2383.6208074134" calcext:value-type="float">
            <text:p>2.38E+03</text:p>
          </table:table-cell>
          <table:table-cell table:style-name="ce10" office:value-type="float" office:value="2454.0609917639" calcext:value-type="float">
            <text:p>2454.06</text:p>
          </table:table-cell>
          <table:table-cell table:style-name="ce11" office:value-type="float" office:value="130.23253144676" calcext:value-type="float">
            <text:p>1.30E+02</text:p>
          </table:table-cell>
          <table:table-cell table:style-name="ce11" office:value-type="float" office:value="44267.4269537917" calcext:value-type="float">
            <text:p>4.43E+04</text:p>
          </table:table-cell>
          <table:table-cell table:number-columns-repeated="2"/>
          <table:table-cell table:style-name="ce13" office:value-type="float" office:value="44267.4269537917" calcext:value-type="float">
            <text:p>4.43E+04</text:p>
          </table:table-cell>
          <table:table-cell office:value-type="float" office:value="2383.6208074134" calcext:value-type="float">
            <text:p>2.38E+03</text:p>
          </table:table-cell>
          <table:table-cell table:formula="of:=[.E146]*1000000000" office:value-type="float" office:value="567067119.74646" calcext:value-type="float">
            <text:p>567067119.74646</text:p>
          </table:table-cell>
          <table:table-cell table:style-name="ce13" office:value-type="float" office:value="130.23253144676" calcext:value-type="float">
            <text:p>1.30E+02</text:p>
          </table:table-cell>
          <table:table-cell office:value-type="float" office:value="2383.6208074134" calcext:value-type="float">
            <text:p>2.38E+03</text:p>
          </table:table-cell>
          <table:table-cell table:formula="of:=[.E146]*1000000000" office:value-type="float" office:value="567067119.74646" calcext:value-type="float">
            <text:p>567067119.74646</text:p>
          </table:table-cell>
          <table:table-cell table:style-name="ce14" office:value-type="float" office:value="2454.0609917639" calcext:value-type="float">
            <text:p>2454.06</text:p>
          </table:table-cell>
          <table:table-cell office:value-type="float" office:value="2383.6208074134" calcext:value-type="float">
            <text:p>2.38E+03</text:p>
          </table:table-cell>
          <table:table-cell table:formula="of:=[.E146]*1000000000" office:value-type="float" office:value="567067119.74646" calcext:value-type="float">
            <text:p>567067119.74646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7377736569098" calcext:value-type="float">
            <text:p>5.74E-01</text:p>
          </table:table-cell>
          <table:table-cell office:value-type="float" office:value="1266.8130291348" calcext:value-type="float">
            <text:p>1.27E+03</text:p>
          </table:table-cell>
          <table:table-cell table:style-name="ce10" office:value-type="float" office:value="0.17966860855092" calcext:value-type="float">
            <text:p>0.18</text:p>
          </table:table-cell>
          <table:table-cell table:style-name="ce11" office:value-type="float" office:value="3835.572966788" calcext:value-type="float">
            <text:p>3.84E+03</text:p>
          </table:table-cell>
          <table:table-cell table:style-name="ce11" office:value-type="float" office:value="0.054394086950104" calcext:value-type="float">
            <text:p>5.44E-02</text:p>
          </table:table-cell>
          <table:table-cell table:number-columns-repeated="2"/>
          <table:table-cell table:style-name="ce13" office:value-type="float" office:value="0.054394086950104" calcext:value-type="float">
            <text:p>5.44E-02</text:p>
          </table:table-cell>
          <table:table-cell office:value-type="float" office:value="1266.8130291348" calcext:value-type="float">
            <text:p>1.27E+03</text:p>
          </table:table-cell>
          <table:table-cell table:formula="of:=[.E147]*1000000000" office:value-type="float" office:value="573777365.69098" calcext:value-type="float">
            <text:p>573777365.69098</text:p>
          </table:table-cell>
          <table:table-cell table:style-name="ce13" office:value-type="float" office:value="3835.572966788" calcext:value-type="float">
            <text:p>3.84E+03</text:p>
          </table:table-cell>
          <table:table-cell office:value-type="float" office:value="1266.8130291348" calcext:value-type="float">
            <text:p>1.27E+03</text:p>
          </table:table-cell>
          <table:table-cell table:formula="of:=[.E147]*1000000000" office:value-type="float" office:value="573777365.69098" calcext:value-type="float">
            <text:p>573777365.69098</text:p>
          </table:table-cell>
          <table:table-cell table:style-name="ce14" office:value-type="float" office:value="0.17966860855092" calcext:value-type="float">
            <text:p>0.18</text:p>
          </table:table-cell>
          <table:table-cell office:value-type="float" office:value="1266.8130291348" calcext:value-type="float">
            <text:p>1.27E+03</text:p>
          </table:table-cell>
          <table:table-cell table:formula="of:=[.E147]*1000000000" office:value-type="float" office:value="573777365.69098" calcext:value-type="float">
            <text:p>573777365.6909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7398077712824" calcext:value-type="float">
            <text:p>5.74E-01</text:p>
          </table:table-cell>
          <table:table-cell table:style-name="ce10" office:value-type="float" office:value="1262.1880840925" calcext:value-type="float">
            <text:p>1262.19</text:p>
          </table:table-cell>
          <table:table-cell table:style-name="ce11" office:value-type="float" office:value="50.754081616573" calcext:value-type="float">
            <text:p>5.08E+01</text:p>
          </table:table-cell>
          <table:table-cell table:style-name="ce11" office:value-type="float" office:value="7.3271096814209" calcext:value-type="float">
            <text:p>7.33E+00</text:p>
          </table:table-cell>
          <table:table-cell office:value-type="float" office:value="7.8701608181776" calcext:value-type="float">
            <text:p>7.8701608182</text:p>
          </table:table-cell>
          <table:table-cell table:number-columns-repeated="2"/>
          <table:table-cell office:value-type="float" office:value="7.8701608181776" calcext:value-type="float">
            <text:p>7.8701608182</text:p>
          </table:table-cell>
          <table:table-cell table:style-name="ce14" office:value-type="float" office:value="1262.1880840925" calcext:value-type="float">
            <text:p>1262.19</text:p>
          </table:table-cell>
          <table:table-cell table:formula="of:=[.E148]*1000000000" office:value-type="float" office:value="573980777.12824" calcext:value-type="float">
            <text:p>573980777.12824</text:p>
          </table:table-cell>
          <table:table-cell table:style-name="ce13" office:value-type="float" office:value="7.3271096814209" calcext:value-type="float">
            <text:p>7.33E+00</text:p>
          </table:table-cell>
          <table:table-cell table:style-name="ce14" office:value-type="float" office:value="1262.1880840925" calcext:value-type="float">
            <text:p>1262.19</text:p>
          </table:table-cell>
          <table:table-cell table:formula="of:=[.E148]*1000000000" office:value-type="float" office:value="573980777.12824" calcext:value-type="float">
            <text:p>573980777.12824</text:p>
          </table:table-cell>
          <table:table-cell table:style-name="ce13" office:value-type="float" office:value="50.754081616573" calcext:value-type="float">
            <text:p>5.08E+01</text:p>
          </table:table-cell>
          <table:table-cell table:style-name="ce14" office:value-type="float" office:value="1262.1880840925" calcext:value-type="float">
            <text:p>1262.19</text:p>
          </table:table-cell>
          <table:table-cell table:formula="of:=[.E148]*1000000000" office:value-type="float" office:value="573980777.12824" calcext:value-type="float">
            <text:p>573980777.12824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8818106628069" calcext:value-type="float">
            <text:p>5.88E-01</text:p>
          </table:table-cell>
          <table:table-cell table:style-name="ce10" office:value-type="float" office:value="2323.6677526184" calcext:value-type="float">
            <text:p>2323.67</text:p>
          </table:table-cell>
          <table:table-cell table:style-name="ce11" office:value-type="float" office:value="191.18789704001" calcext:value-type="float">
            <text:p>1.91E+02</text:p>
          </table:table-cell>
          <table:table-cell table:style-name="ce11" office:value-type="float" office:value="151.03755901715" calcext:value-type="float">
            <text:p>1.51E+02</text:p>
          </table:table-cell>
          <table:table-cell table:style-name="ce7" office:value-type="float" office:value="89921.8751083531" calcext:value-type="float">
            <text:p>8.99E+04</text:p>
          </table:table-cell>
          <table:table-cell table:number-columns-repeated="2"/>
          <table:table-cell table:style-name="ce9" office:value-type="float" office:value="89921.8751083531" calcext:value-type="float">
            <text:p>8.99E+04</text:p>
          </table:table-cell>
          <table:table-cell table:style-name="ce14" office:value-type="float" office:value="2323.6677526184" calcext:value-type="float">
            <text:p>2323.67</text:p>
          </table:table-cell>
          <table:table-cell table:formula="of:=[.E149]*1000000000" office:value-type="float" office:value="588181066.28069" calcext:value-type="float">
            <text:p>588181066.28069</text:p>
          </table:table-cell>
          <table:table-cell table:style-name="ce13" office:value-type="float" office:value="151.03755901715" calcext:value-type="float">
            <text:p>1.51E+02</text:p>
          </table:table-cell>
          <table:table-cell table:style-name="ce14" office:value-type="float" office:value="2323.6677526184" calcext:value-type="float">
            <text:p>2323.67</text:p>
          </table:table-cell>
          <table:table-cell table:formula="of:=[.E149]*1000000000" office:value-type="float" office:value="588181066.28069" calcext:value-type="float">
            <text:p>588181066.28069</text:p>
          </table:table-cell>
          <table:table-cell table:style-name="ce13" office:value-type="float" office:value="191.18789704001" calcext:value-type="float">
            <text:p>1.91E+02</text:p>
          </table:table-cell>
          <table:table-cell table:style-name="ce14" office:value-type="float" office:value="2323.6677526184" calcext:value-type="float">
            <text:p>2323.67</text:p>
          </table:table-cell>
          <table:table-cell table:formula="of:=[.E149]*1000000000" office:value-type="float" office:value="588181066.28069" calcext:value-type="float">
            <text:p>588181066.28069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7592700665783" calcext:value-type="float">
            <text:p>6.76E-01</text:p>
          </table:table-cell>
          <table:table-cell table:style-name="ce10" office:value-type="float" office:value="1064.2040295053" calcext:value-type="float">
            <text:p>1064.20</text:p>
          </table:table-cell>
          <table:table-cell table:style-name="ce11" office:value-type="float" office:value="1.4505820383052" calcext:value-type="float">
            <text:p>1.45E+00</text:p>
          </table:table-cell>
          <table:table-cell table:style-name="ce11" office:value-type="float" office:value="31564.461872342" calcext:value-type="float">
            <text:p>3.16E+04</text:p>
          </table:table-cell>
          <table:table-cell office:value-type="float" office:value="2.0985798969857" calcext:value-type="float">
            <text:p>2.098579897</text:p>
          </table:table-cell>
          <table:table-cell table:number-columns-repeated="2"/>
          <table:table-cell office:value-type="float" office:value="2.0985798969857" calcext:value-type="float">
            <text:p>2.098579897</text:p>
          </table:table-cell>
          <table:table-cell table:style-name="ce14" office:value-type="float" office:value="1064.2040295053" calcext:value-type="float">
            <text:p>1064.20</text:p>
          </table:table-cell>
          <table:table-cell table:formula="of:=[.E150]*1000000000" office:value-type="float" office:value="675927006.65783" calcext:value-type="float">
            <text:p>675927006.65783</text:p>
          </table:table-cell>
          <table:table-cell table:style-name="ce13" office:value-type="float" office:value="31564.461872342" calcext:value-type="float">
            <text:p>3.16E+04</text:p>
          </table:table-cell>
          <table:table-cell table:style-name="ce14" office:value-type="float" office:value="1064.2040295053" calcext:value-type="float">
            <text:p>1064.20</text:p>
          </table:table-cell>
          <table:table-cell table:formula="of:=[.E150]*1000000000" office:value-type="float" office:value="675927006.65783" calcext:value-type="float">
            <text:p>675927006.65783</text:p>
          </table:table-cell>
          <table:table-cell table:style-name="ce13" office:value-type="float" office:value="1.4505820383052" calcext:value-type="float">
            <text:p>1.45E+00</text:p>
          </table:table-cell>
          <table:table-cell table:style-name="ce14" office:value-type="float" office:value="1064.2040295053" calcext:value-type="float">
            <text:p>1064.20</text:p>
          </table:table-cell>
          <table:table-cell table:formula="of:=[.E150]*1000000000" office:value-type="float" office:value="675927006.65783" calcext:value-type="float">
            <text:p>675927006.65783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763235602355" calcext:value-type="float">
            <text:p>6.76E-01</text:p>
          </table:table-cell>
          <table:table-cell table:style-name="ce10" office:value-type="float" office:value="19.697943929623" calcext:value-type="float">
            <text:p>19.70</text:p>
          </table:table-cell>
          <table:table-cell table:style-name="ce11" office:value-type="float" office:value="0.58464608492761" calcext:value-type="float">
            <text:p>5.85E-01</text:p>
          </table:table-cell>
          <table:table-cell table:style-name="ce11" office:value-type="float" office:value="12.213862882111" calcext:value-type="float">
            <text:p>1.22E+01</text:p>
          </table:table-cell>
          <table:table-cell office:value-type="float" office:value="2.2859709356045" calcext:value-type="float">
            <text:p>2.2859709356</text:p>
          </table:table-cell>
          <table:table-cell table:number-columns-repeated="2"/>
          <table:table-cell office:value-type="float" office:value="2.2859709356045" calcext:value-type="float">
            <text:p>2.2859709356</text:p>
          </table:table-cell>
          <table:table-cell table:style-name="ce14" office:value-type="float" office:value="19.697943929623" calcext:value-type="float">
            <text:p>19.70</text:p>
          </table:table-cell>
          <table:table-cell table:formula="of:=[.E151]*1000000000" office:value-type="float" office:value="676323560.2355" calcext:value-type="float">
            <text:p>676323560.2355</text:p>
          </table:table-cell>
          <table:table-cell table:style-name="ce13" office:value-type="float" office:value="12.213862882111" calcext:value-type="float">
            <text:p>1.22E+01</text:p>
          </table:table-cell>
          <table:table-cell table:style-name="ce14" office:value-type="float" office:value="19.697943929623" calcext:value-type="float">
            <text:p>19.70</text:p>
          </table:table-cell>
          <table:table-cell table:formula="of:=[.E151]*1000000000" office:value-type="float" office:value="676323560.2355" calcext:value-type="float">
            <text:p>676323560.2355</text:p>
          </table:table-cell>
          <table:table-cell table:style-name="ce13" office:value-type="float" office:value="0.58464608492761" calcext:value-type="float">
            <text:p>5.85E-01</text:p>
          </table:table-cell>
          <table:table-cell table:style-name="ce14" office:value-type="float" office:value="19.697943929623" calcext:value-type="float">
            <text:p>19.70</text:p>
          </table:table-cell>
          <table:table-cell table:formula="of:=[.E151]*1000000000" office:value-type="float" office:value="676323560.2355" calcext:value-type="float">
            <text:p>676323560.2355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7663605638605" calcext:value-type="float">
            <text:p>6.77E-01</text:p>
          </table:table-cell>
          <table:table-cell table:style-name="ce10" office:value-type="float" office:value="19.719125727814" calcext:value-type="float">
            <text:p>19.72</text:p>
          </table:table-cell>
          <table:table-cell table:style-name="ce11" office:value-type="float" office:value="5.4267739959486" calcext:value-type="float">
            <text:p>5.43E+00</text:p>
          </table:table-cell>
          <table:table-cell table:style-name="ce11" office:value-type="float" office:value="0.81163230799625" calcext:value-type="float">
            <text:p>8.12E-01</text:p>
          </table:table-cell>
          <table:table-cell office:value-type="float" office:value="0.23568791685602" calcext:value-type="float">
            <text:p>0.2356879169</text:p>
          </table:table-cell>
          <table:table-cell table:number-columns-repeated="2"/>
          <table:table-cell office:value-type="float" office:value="0.23568791685602" calcext:value-type="float">
            <text:p>0.2356879169</text:p>
          </table:table-cell>
          <table:table-cell table:style-name="ce14" office:value-type="float" office:value="19.719125727814" calcext:value-type="float">
            <text:p>19.72</text:p>
          </table:table-cell>
          <table:table-cell table:formula="of:=[.E152]*1000000000" office:value-type="float" office:value="676636056.38605" calcext:value-type="float">
            <text:p>676636056.38605</text:p>
          </table:table-cell>
          <table:table-cell table:style-name="ce13" office:value-type="float" office:value="0.81163230799625" calcext:value-type="float">
            <text:p>8.12E-01</text:p>
          </table:table-cell>
          <table:table-cell table:style-name="ce14" office:value-type="float" office:value="19.719125727814" calcext:value-type="float">
            <text:p>19.72</text:p>
          </table:table-cell>
          <table:table-cell table:formula="of:=[.E152]*1000000000" office:value-type="float" office:value="676636056.38605" calcext:value-type="float">
            <text:p>676636056.38605</text:p>
          </table:table-cell>
          <table:table-cell table:style-name="ce13" office:value-type="float" office:value="5.4267739959486" calcext:value-type="float">
            <text:p>5.43E+00</text:p>
          </table:table-cell>
          <table:table-cell table:style-name="ce14" office:value-type="float" office:value="19.719125727814" calcext:value-type="float">
            <text:p>19.72</text:p>
          </table:table-cell>
          <table:table-cell table:formula="of:=[.E152]*1000000000" office:value-type="float" office:value="676636056.38605" calcext:value-type="float">
            <text:p>676636056.38605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857403413513" calcext:value-type="float">
            <text:p>6.86E-01</text:p>
          </table:table-cell>
          <table:table-cell table:style-name="ce10" office:value-type="float" office:value="19.434846018027" calcext:value-type="float">
            <text:p>19.43</text:p>
          </table:table-cell>
          <table:table-cell table:style-name="ce11" office:value-type="float" office:value="0.098117464161032" calcext:value-type="float">
            <text:p>9.81E-02</text:p>
          </table:table-cell>
          <table:table-cell table:style-name="ce11" office:value-type="float" office:value="9068.727596113" calcext:value-type="float">
            <text:p>9.07E+03</text:p>
          </table:table-cell>
          <table:table-cell table:style-name="ce7" office:value-type="float" office:value="0.000099671758815436" calcext:value-type="float">
            <text:p>9.97E-05</text:p>
          </table:table-cell>
          <table:table-cell table:number-columns-repeated="2"/>
          <table:table-cell table:style-name="ce9" office:value-type="float" office:value="0.000099671758815436" calcext:value-type="float">
            <text:p>9.97E-05</text:p>
          </table:table-cell>
          <table:table-cell table:style-name="ce14" office:value-type="float" office:value="19.434846018027" calcext:value-type="float">
            <text:p>19.43</text:p>
          </table:table-cell>
          <table:table-cell table:formula="of:=[.E153]*1000000000" office:value-type="float" office:value="685740341.3513" calcext:value-type="float">
            <text:p>685740341.3513</text:p>
          </table:table-cell>
          <table:table-cell table:style-name="ce13" office:value-type="float" office:value="9068.727596113" calcext:value-type="float">
            <text:p>9.07E+03</text:p>
          </table:table-cell>
          <table:table-cell table:style-name="ce14" office:value-type="float" office:value="19.434846018027" calcext:value-type="float">
            <text:p>19.43</text:p>
          </table:table-cell>
          <table:table-cell table:formula="of:=[.E153]*1000000000" office:value-type="float" office:value="685740341.3513" calcext:value-type="float">
            <text:p>685740341.3513</text:p>
          </table:table-cell>
          <table:table-cell table:style-name="ce13" office:value-type="float" office:value="0.098117464161032" calcext:value-type="float">
            <text:p>9.81E-02</text:p>
          </table:table-cell>
          <table:table-cell table:style-name="ce14" office:value-type="float" office:value="19.434846018027" calcext:value-type="float">
            <text:p>19.43</text:p>
          </table:table-cell>
          <table:table-cell table:formula="of:=[.E153]*1000000000" office:value-type="float" office:value="685740341.3513" calcext:value-type="float">
            <text:p>685740341.3513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70186147575621" calcext:value-type="float">
            <text:p>7.02E-01</text:p>
          </table:table-cell>
          <table:table-cell table:style-name="ce10" office:value-type="float" office:value="928.83448771245" calcext:value-type="float">
            <text:p>928.83</text:p>
          </table:table-cell>
          <table:table-cell table:style-name="ce11" office:value-type="float" office:value="1454.3621610529" calcext:value-type="float">
            <text:p>1.45E+03</text:p>
          </table:table-cell>
          <table:table-cell table:style-name="ce11" office:value-type="float" office:value="1656.0308988353" calcext:value-type="float">
            <text:p>1.66E+03</text:p>
          </table:table-cell>
          <table:table-cell office:value-type="float" office:value="5828.3886202314" calcext:value-type="float">
            <text:p>5828.3886202314</text:p>
          </table:table-cell>
          <table:table-cell table:number-columns-repeated="2"/>
          <table:table-cell office:value-type="float" office:value="5828.3886202314" calcext:value-type="float">
            <text:p>5828.3886202314</text:p>
          </table:table-cell>
          <table:table-cell table:style-name="ce14" office:value-type="float" office:value="928.83448771245" calcext:value-type="float">
            <text:p>928.83</text:p>
          </table:table-cell>
          <table:table-cell table:formula="of:=[.E154]*1000000000" office:value-type="float" office:value="701861475.75621" calcext:value-type="float">
            <text:p>701861475.75621</text:p>
          </table:table-cell>
          <table:table-cell table:style-name="ce13" office:value-type="float" office:value="1656.0308988353" calcext:value-type="float">
            <text:p>1.66E+03</text:p>
          </table:table-cell>
          <table:table-cell table:style-name="ce14" office:value-type="float" office:value="928.83448771245" calcext:value-type="float">
            <text:p>928.83</text:p>
          </table:table-cell>
          <table:table-cell table:formula="of:=[.E154]*1000000000" office:value-type="float" office:value="701861475.75621" calcext:value-type="float">
            <text:p>701861475.75621</text:p>
          </table:table-cell>
          <table:table-cell table:style-name="ce13" office:value-type="float" office:value="1454.3621610529" calcext:value-type="float">
            <text:p>1.45E+03</text:p>
          </table:table-cell>
          <table:table-cell table:style-name="ce14" office:value-type="float" office:value="928.83448771245" calcext:value-type="float">
            <text:p>928.83</text:p>
          </table:table-cell>
          <table:table-cell table:formula="of:=[.E154]*1000000000" office:value-type="float" office:value="701861475.75621" calcext:value-type="float">
            <text:p>701861475.75621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74662154941102" calcext:value-type="float">
            <text:p>7.47E-01</text:p>
          </table:table-cell>
          <table:table-cell table:style-name="ce10" office:value-type="float" office:value="7267.2778727823" calcext:value-type="float">
            <text:p>7267.28</text:p>
          </table:table-cell>
          <table:table-cell table:style-name="ce11" office:value-type="float" office:value="2232547.50196116" calcext:value-type="float">
            <text:p>2.23E+06</text:p>
          </table:table-cell>
          <table:table-cell table:style-name="ce11" office:value-type="float" office:value="30.364560159499" calcext:value-type="float">
            <text:p>3.04E+01</text:p>
          </table:table-cell>
          <table:table-cell office:value-type="float" office:value="522.70550317515" calcext:value-type="float">
            <text:p>522.7055031752</text:p>
          </table:table-cell>
          <table:table-cell table:number-columns-repeated="2"/>
          <table:table-cell office:value-type="float" office:value="522.70550317515" calcext:value-type="float">
            <text:p>522.7055031752</text:p>
          </table:table-cell>
          <table:table-cell table:style-name="ce14" office:value-type="float" office:value="7267.2778727823" calcext:value-type="float">
            <text:p>7267.28</text:p>
          </table:table-cell>
          <table:table-cell table:formula="of:=[.E155]*1000000000" office:value-type="float" office:value="746621549.41102" calcext:value-type="float">
            <text:p>746621549.41102</text:p>
          </table:table-cell>
          <table:table-cell table:style-name="ce13" office:value-type="float" office:value="30.364560159499" calcext:value-type="float">
            <text:p>3.04E+01</text:p>
          </table:table-cell>
          <table:table-cell table:style-name="ce14" office:value-type="float" office:value="7267.2778727823" calcext:value-type="float">
            <text:p>7267.28</text:p>
          </table:table-cell>
          <table:table-cell table:formula="of:=[.E155]*1000000000" office:value-type="float" office:value="746621549.41102" calcext:value-type="float">
            <text:p>746621549.41102</text:p>
          </table:table-cell>
          <table:table-cell table:style-name="ce13" office:value-type="float" office:value="2232547.50196116" calcext:value-type="float">
            <text:p>2.23E+06</text:p>
          </table:table-cell>
          <table:table-cell table:style-name="ce14" office:value-type="float" office:value="7267.2778727823" calcext:value-type="float">
            <text:p>7267.28</text:p>
          </table:table-cell>
          <table:table-cell table:formula="of:=[.E155]*1000000000" office:value-type="float" office:value="746621549.41102" calcext:value-type="float">
            <text:p>746621549.41102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79496778546638" calcext:value-type="float">
            <text:p>7.95E-01</text:p>
          </table:table-cell>
          <table:table-cell table:style-name="ce10" office:value-type="float" office:value="28890.1710002009" calcext:value-type="float">
            <text:p>28890.17</text:p>
          </table:table-cell>
          <table:table-cell table:style-name="ce11" office:value-type="float" office:value="5767.033648058" calcext:value-type="float">
            <text:p>5.77E+03</text:p>
          </table:table-cell>
          <table:table-cell table:style-name="ce11" office:value-type="float" office:value="399289.357662024" calcext:value-type="float">
            <text:p>3.99E+05</text:p>
          </table:table-cell>
          <table:table-cell office:value-type="float" office:value="2709.7704582515" calcext:value-type="float">
            <text:p>2709.7704582515</text:p>
          </table:table-cell>
          <table:table-cell table:number-columns-repeated="2"/>
          <table:table-cell office:value-type="float" office:value="2709.7704582515" calcext:value-type="float">
            <text:p>2709.7704582515</text:p>
          </table:table-cell>
          <table:table-cell table:style-name="ce14" office:value-type="float" office:value="28890.1710002009" calcext:value-type="float">
            <text:p>28890.17</text:p>
          </table:table-cell>
          <table:table-cell table:formula="of:=[.E156]*1000000000" office:value-type="float" office:value="794967785.46638" calcext:value-type="float">
            <text:p>794967785.46638</text:p>
          </table:table-cell>
          <table:table-cell table:style-name="ce13" office:value-type="float" office:value="399289.357662024" calcext:value-type="float">
            <text:p>3.99E+05</text:p>
          </table:table-cell>
          <table:table-cell table:style-name="ce14" office:value-type="float" office:value="28890.1710002009" calcext:value-type="float">
            <text:p>28890.17</text:p>
          </table:table-cell>
          <table:table-cell table:formula="of:=[.E156]*1000000000" office:value-type="float" office:value="794967785.46638" calcext:value-type="float">
            <text:p>794967785.46638</text:p>
          </table:table-cell>
          <table:table-cell table:style-name="ce13" office:value-type="float" office:value="5767.033648058" calcext:value-type="float">
            <text:p>5.77E+03</text:p>
          </table:table-cell>
          <table:table-cell table:style-name="ce14" office:value-type="float" office:value="28890.1710002009" calcext:value-type="float">
            <text:p>28890.17</text:p>
          </table:table-cell>
          <table:table-cell table:formula="of:=[.E156]*1000000000" office:value-type="float" office:value="794967785.46638" calcext:value-type="float">
            <text:p>794967785.4663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85455473237897" calcext:value-type="float">
            <text:p>8.55E-01</text:p>
          </table:table-cell>
          <table:table-cell table:style-name="ce10" office:value-type="float" office:value="0.78955063838567" calcext:value-type="float">
            <text:p>0.79</text:p>
          </table:table-cell>
          <table:table-cell table:style-name="ce11" office:value-type="float" office:value="0.0086026848576925" calcext:value-type="float">
            <text:p>8.60E-03</text:p>
          </table:table-cell>
          <table:table-cell table:style-name="ce11" office:value-type="float" office:value="0.76207489341063" calcext:value-type="float">
            <text:p>7.62E-01</text:p>
          </table:table-cell>
          <table:table-cell table:style-name="ce7" office:value-type="float" office:value="0.000002748077244837" calcext:value-type="float">
            <text:p>2.75E-06</text:p>
          </table:table-cell>
          <table:table-cell table:number-columns-repeated="2"/>
          <table:table-cell table:style-name="ce9" office:value-type="float" office:value="0.000002748077244837" calcext:value-type="float">
            <text:p>2.75E-06</text:p>
          </table:table-cell>
          <table:table-cell table:style-name="ce14" office:value-type="float" office:value="0.78955063838567" calcext:value-type="float">
            <text:p>0.79</text:p>
          </table:table-cell>
          <table:table-cell table:formula="of:=[.E157]*1000000000" office:value-type="float" office:value="854554732.37897" calcext:value-type="float">
            <text:p>854554732.37897</text:p>
          </table:table-cell>
          <table:table-cell table:style-name="ce13" office:value-type="float" office:value="0.76207489341063" calcext:value-type="float">
            <text:p>7.62E-01</text:p>
          </table:table-cell>
          <table:table-cell table:style-name="ce14" office:value-type="float" office:value="0.78955063838567" calcext:value-type="float">
            <text:p>0.79</text:p>
          </table:table-cell>
          <table:table-cell table:formula="of:=[.E157]*1000000000" office:value-type="float" office:value="854554732.37897" calcext:value-type="float">
            <text:p>854554732.37897</text:p>
          </table:table-cell>
          <table:table-cell table:style-name="ce13" office:value-type="float" office:value="0.0086026848576925" calcext:value-type="float">
            <text:p>8.60E-03</text:p>
          </table:table-cell>
          <table:table-cell table:style-name="ce14" office:value-type="float" office:value="0.78955063838567" calcext:value-type="float">
            <text:p>0.79</text:p>
          </table:table-cell>
          <table:table-cell table:formula="of:=[.E157]*1000000000" office:value-type="float" office:value="854554732.37897" calcext:value-type="float">
            <text:p>854554732.37897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92675030831008" calcext:value-type="float">
            <text:p>9.27E-01</text:p>
          </table:table-cell>
          <table:table-cell table:style-name="ce10" office:value-type="float" office:value="11662.2124595861" calcext:value-type="float">
            <text:p>11662.21</text:p>
          </table:table-cell>
          <table:table-cell table:style-name="ce11" office:value-type="float" office:value="9.5299590960122" calcext:value-type="float">
            <text:p>9.53E+00</text:p>
          </table:table-cell>
          <table:table-cell table:style-name="ce11" office:value-type="float" office:value="3705058.24117267" calcext:value-type="float">
            <text:p>3.71E+06</text:p>
          </table:table-cell>
          <table:table-cell office:value-type="float" office:value="0.20095800278678" calcext:value-type="float">
            <text:p>0.2009580028</text:p>
          </table:table-cell>
          <table:table-cell table:number-columns-repeated="2"/>
          <table:table-cell office:value-type="float" office:value="0.20095800278678" calcext:value-type="float">
            <text:p>0.2009580028</text:p>
          </table:table-cell>
          <table:table-cell table:style-name="ce14" office:value-type="float" office:value="11662.2124595861" calcext:value-type="float">
            <text:p>11662.21</text:p>
          </table:table-cell>
          <table:table-cell table:formula="of:=[.E158]*1000000000" office:value-type="float" office:value="926750308.31008" calcext:value-type="float">
            <text:p>926750308.31008</text:p>
          </table:table-cell>
          <table:table-cell table:style-name="ce13" office:value-type="float" office:value="3705058.24117267" calcext:value-type="float">
            <text:p>3.71E+06</text:p>
          </table:table-cell>
          <table:table-cell table:style-name="ce14" office:value-type="float" office:value="11662.2124595861" calcext:value-type="float">
            <text:p>11662.21</text:p>
          </table:table-cell>
          <table:table-cell table:formula="of:=[.E158]*1000000000" office:value-type="float" office:value="926750308.31008" calcext:value-type="float">
            <text:p>926750308.31008</text:p>
          </table:table-cell>
          <table:table-cell table:style-name="ce13" office:value-type="float" office:value="9.5299590960122" calcext:value-type="float">
            <text:p>9.53E+00</text:p>
          </table:table-cell>
          <table:table-cell table:style-name="ce14" office:value-type="float" office:value="11662.2124595861" calcext:value-type="float">
            <text:p>11662.21</text:p>
          </table:table-cell>
          <table:table-cell table:formula="of:=[.E158]*1000000000" office:value-type="float" office:value="926750308.31008" calcext:value-type="float">
            <text:p>926750308.3100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95877960428171" calcext:value-type="float">
            <text:p>9.59E-01</text:p>
          </table:table-cell>
          <table:table-cell table:style-name="ce10" office:value-type="float" office:value="9338.1830723049" calcext:value-type="float">
            <text:p>9338.18</text:p>
          </table:table-cell>
          <table:table-cell table:style-name="ce11" office:value-type="float" office:value="15457.8959951967" calcext:value-type="float">
            <text:p>1.55E+04</text:p>
          </table:table-cell>
          <table:table-cell table:style-name="ce11" office:value-type="float" office:value="277.56519606013" calcext:value-type="float">
            <text:p>2.78E+02</text:p>
          </table:table-cell>
          <table:table-cell table:style-name="ce7" office:value-type="float" office:value="90750.234468603" calcext:value-type="float">
            <text:p>9.08E+04</text:p>
          </table:table-cell>
          <table:table-cell table:number-columns-repeated="2"/>
          <table:table-cell table:style-name="ce9" office:value-type="float" office:value="90750.234468603" calcext:value-type="float">
            <text:p>9.08E+04</text:p>
          </table:table-cell>
          <table:table-cell table:style-name="ce14" office:value-type="float" office:value="9338.1830723049" calcext:value-type="float">
            <text:p>9338.18</text:p>
          </table:table-cell>
          <table:table-cell table:formula="of:=[.E159]*1000000000" office:value-type="float" office:value="958779604.28171" calcext:value-type="float">
            <text:p>958779604.28171</text:p>
          </table:table-cell>
          <table:table-cell table:style-name="ce13" office:value-type="float" office:value="277.56519606013" calcext:value-type="float">
            <text:p>2.78E+02</text:p>
          </table:table-cell>
          <table:table-cell table:style-name="ce14" office:value-type="float" office:value="9338.1830723049" calcext:value-type="float">
            <text:p>9338.18</text:p>
          </table:table-cell>
          <table:table-cell table:formula="of:=[.E159]*1000000000" office:value-type="float" office:value="958779604.28171" calcext:value-type="float">
            <text:p>958779604.28171</text:p>
          </table:table-cell>
          <table:table-cell table:style-name="ce13" office:value-type="float" office:value="15457.8959951967" calcext:value-type="float">
            <text:p>1.55E+04</text:p>
          </table:table-cell>
          <table:table-cell table:style-name="ce14" office:value-type="float" office:value="9338.1830723049" calcext:value-type="float">
            <text:p>9338.18</text:p>
          </table:table-cell>
          <table:table-cell table:formula="of:=[.E159]*1000000000" office:value-type="float" office:value="958779604.28171" calcext:value-type="float">
            <text:p>958779604.28171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243362366101" calcext:value-type="float">
            <text:p>1.02E+00</text:p>
          </table:table-cell>
          <table:table-cell table:style-name="ce10" office:value-type="float" office:value="14582.1382612681" calcext:value-type="float">
            <text:p>14582.14</text:p>
          </table:table-cell>
          <table:table-cell table:style-name="ce11" office:value-type="float" office:value="52741.9390730411" calcext:value-type="float">
            <text:p>5.27E+04</text:p>
          </table:table-cell>
          <table:table-cell table:style-name="ce11" office:value-type="float" office:value="142.57011280077" calcext:value-type="float">
            <text:p>1.43E+02</text:p>
          </table:table-cell>
          <table:table-cell office:value-type="float" office:value="1253.224449495" calcext:value-type="float">
            <text:p>1253.224449495</text:p>
          </table:table-cell>
          <table:table-cell table:number-columns-repeated="2"/>
          <table:table-cell office:value-type="float" office:value="1253.224449495" calcext:value-type="float">
            <text:p>1253.224449495</text:p>
          </table:table-cell>
          <table:table-cell table:style-name="ce14" office:value-type="float" office:value="14582.1382612681" calcext:value-type="float">
            <text:p>14582.14</text:p>
          </table:table-cell>
          <table:table-cell table:formula="of:=[.E160]*1000000000" office:value-type="float" office:value="1024336236.6101" calcext:value-type="float">
            <text:p>1024336236.6101</text:p>
          </table:table-cell>
          <table:table-cell table:style-name="ce13" office:value-type="float" office:value="142.57011280077" calcext:value-type="float">
            <text:p>1.43E+02</text:p>
          </table:table-cell>
          <table:table-cell table:style-name="ce14" office:value-type="float" office:value="14582.1382612681" calcext:value-type="float">
            <text:p>14582.14</text:p>
          </table:table-cell>
          <table:table-cell table:formula="of:=[.E160]*1000000000" office:value-type="float" office:value="1024336236.6101" calcext:value-type="float">
            <text:p>1024336236.6101</text:p>
          </table:table-cell>
          <table:table-cell table:style-name="ce13" office:value-type="float" office:value="52741.9390730411" calcext:value-type="float">
            <text:p>5.27E+04</text:p>
          </table:table-cell>
          <table:table-cell table:style-name="ce14" office:value-type="float" office:value="14582.1382612681" calcext:value-type="float">
            <text:p>14582.14</text:p>
          </table:table-cell>
          <table:table-cell table:formula="of:=[.E160]*1000000000" office:value-type="float" office:value="1024336236.6101" calcext:value-type="float">
            <text:p>1024336236.6101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27849240827" calcext:value-type="float">
            <text:p>1.03E+00</text:p>
          </table:table-cell>
          <table:table-cell table:style-name="ce10" office:value-type="float" office:value="160.87853828114" calcext:value-type="float">
            <text:p>160.88</text:p>
          </table:table-cell>
          <table:table-cell table:style-name="ce11" office:value-type="float" office:value="0.49050968370624" calcext:value-type="float">
            <text:p>4.91E-01</text:p>
          </table:table-cell>
          <table:table-cell table:style-name="ce11" office:value-type="float" office:value="885.80004001235" calcext:value-type="float">
            <text:p>8.86E+02</text:p>
          </table:table-cell>
          <table:table-cell office:value-type="float" office:value="0.060232363047068" calcext:value-type="float">
            <text:p>0.060232363</text:p>
          </table:table-cell>
          <table:table-cell table:number-columns-repeated="2"/>
          <table:table-cell office:value-type="float" office:value="0.060232363047068" calcext:value-type="float">
            <text:p>0.060232363</text:p>
          </table:table-cell>
          <table:table-cell table:style-name="ce14" office:value-type="float" office:value="160.87853828114" calcext:value-type="float">
            <text:p>160.88</text:p>
          </table:table-cell>
          <table:table-cell table:formula="of:=[.E161]*1000000000" office:value-type="float" office:value="1027849240.827" calcext:value-type="float">
            <text:p>1027849240.827</text:p>
          </table:table-cell>
          <table:table-cell table:style-name="ce13" office:value-type="float" office:value="885.80004001235" calcext:value-type="float">
            <text:p>8.86E+02</text:p>
          </table:table-cell>
          <table:table-cell table:style-name="ce14" office:value-type="float" office:value="160.87853828114" calcext:value-type="float">
            <text:p>160.88</text:p>
          </table:table-cell>
          <table:table-cell table:formula="of:=[.E161]*1000000000" office:value-type="float" office:value="1027849240.827" calcext:value-type="float">
            <text:p>1027849240.827</text:p>
          </table:table-cell>
          <table:table-cell table:style-name="ce13" office:value-type="float" office:value="0.49050968370624" calcext:value-type="float">
            <text:p>4.91E-01</text:p>
          </table:table-cell>
          <table:table-cell table:style-name="ce14" office:value-type="float" office:value="160.87853828114" calcext:value-type="float">
            <text:p>160.88</text:p>
          </table:table-cell>
          <table:table-cell table:formula="of:=[.E161]*1000000000" office:value-type="float" office:value="1027849240.827" calcext:value-type="float">
            <text:p>1027849240.827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290132504328" calcext:value-type="float">
            <text:p>1.03E+00</text:p>
          </table:table-cell>
          <table:table-cell table:style-name="ce10" office:value-type="float" office:value="116.32583483035" calcext:value-type="float">
            <text:p>116.33</text:p>
          </table:table-cell>
          <table:table-cell table:style-name="ce11" office:value-type="float" office:value="52.494253002425" calcext:value-type="float">
            <text:p>5.25E+01</text:p>
          </table:table-cell>
          <table:table-cell table:style-name="ce11" office:value-type="float" office:value="2.4084975786171" calcext:value-type="float">
            <text:p>2.41E+00</text:p>
          </table:table-cell>
          <table:table-cell office:value-type="float" office:value="21.134394338691" calcext:value-type="float">
            <text:p>21.1343943387</text:p>
          </table:table-cell>
          <table:table-cell table:number-columns-repeated="2"/>
          <table:table-cell office:value-type="float" office:value="21.134394338691" calcext:value-type="float">
            <text:p>21.1343943387</text:p>
          </table:table-cell>
          <table:table-cell table:style-name="ce14" office:value-type="float" office:value="116.32583483035" calcext:value-type="float">
            <text:p>116.33</text:p>
          </table:table-cell>
          <table:table-cell table:formula="of:=[.E162]*1000000000" office:value-type="float" office:value="1029013250.4328" calcext:value-type="float">
            <text:p>1029013250.4328</text:p>
          </table:table-cell>
          <table:table-cell table:style-name="ce13" office:value-type="float" office:value="2.4084975786171" calcext:value-type="float">
            <text:p>2.41E+00</text:p>
          </table:table-cell>
          <table:table-cell table:style-name="ce14" office:value-type="float" office:value="116.32583483035" calcext:value-type="float">
            <text:p>116.33</text:p>
          </table:table-cell>
          <table:table-cell table:formula="of:=[.E162]*1000000000" office:value-type="float" office:value="1029013250.4328" calcext:value-type="float">
            <text:p>1029013250.4328</text:p>
          </table:table-cell>
          <table:table-cell table:style-name="ce13" office:value-type="float" office:value="52.494253002425" calcext:value-type="float">
            <text:p>5.25E+01</text:p>
          </table:table-cell>
          <table:table-cell table:style-name="ce14" office:value-type="float" office:value="116.32583483035" calcext:value-type="float">
            <text:p>116.33</text:p>
          </table:table-cell>
          <table:table-cell table:formula="of:=[.E162]*1000000000" office:value-type="float" office:value="1029013250.4328" calcext:value-type="float">
            <text:p>1029013250.432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381158922633" calcext:value-type="float">
            <text:p>1.04E+00</text:p>
          </table:table-cell>
          <table:table-cell table:style-name="ce10" office:value-type="float" office:value="111.11598915963" calcext:value-type="float">
            <text:p>111.12</text:p>
          </table:table-cell>
          <table:table-cell table:style-name="ce11" office:value-type="float" office:value="14.552354284294" calcext:value-type="float">
            <text:p>1.46E+01</text:p>
          </table:table-cell>
          <table:table-cell table:style-name="ce11" office:value-type="float" office:value="0.11508077929284" calcext:value-type="float">
            <text:p>1.15E-01</text:p>
          </table:table-cell>
          <table:table-cell office:value-type="float" office:value="0.73361796938505" calcext:value-type="float">
            <text:p>0.7336179694</text:p>
          </table:table-cell>
          <table:table-cell table:number-columns-repeated="2"/>
          <table:table-cell office:value-type="float" office:value="0.73361796938505" calcext:value-type="float">
            <text:p>0.7336179694</text:p>
          </table:table-cell>
          <table:table-cell table:style-name="ce14" office:value-type="float" office:value="111.11598915963" calcext:value-type="float">
            <text:p>111.12</text:p>
          </table:table-cell>
          <table:table-cell table:formula="of:=[.E163]*1000000000" office:value-type="float" office:value="1038115892.2633" calcext:value-type="float">
            <text:p>1038115892.2633</text:p>
          </table:table-cell>
          <table:table-cell table:style-name="ce13" office:value-type="float" office:value="0.11508077929284" calcext:value-type="float">
            <text:p>1.15E-01</text:p>
          </table:table-cell>
          <table:table-cell table:style-name="ce14" office:value-type="float" office:value="111.11598915963" calcext:value-type="float">
            <text:p>111.12</text:p>
          </table:table-cell>
          <table:table-cell table:formula="of:=[.E163]*1000000000" office:value-type="float" office:value="1038115892.2633" calcext:value-type="float">
            <text:p>1038115892.2633</text:p>
          </table:table-cell>
          <table:table-cell table:style-name="ce13" office:value-type="float" office:value="14.552354284294" calcext:value-type="float">
            <text:p>1.46E+01</text:p>
          </table:table-cell>
          <table:table-cell table:style-name="ce14" office:value-type="float" office:value="111.11598915963" calcext:value-type="float">
            <text:p>111.12</text:p>
          </table:table-cell>
          <table:table-cell table:formula="of:=[.E163]*1000000000" office:value-type="float" office:value="1038115892.2633" calcext:value-type="float">
            <text:p>1038115892.2633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726987980132" calcext:value-type="float">
            <text:p>1.07E+00</text:p>
          </table:table-cell>
          <table:table-cell table:style-name="ce10" office:value-type="float" office:value="360.73840542995" calcext:value-type="float">
            <text:p>360.74</text:p>
          </table:table-cell>
          <table:table-cell table:style-name="ce11" office:value-type="float" office:value="4137.3917798499" calcext:value-type="float">
            <text:p>4.14E+03</text:p>
          </table:table-cell>
          <table:table-cell table:style-name="ce11" office:value-type="float" office:value="17.070677668447" calcext:value-type="float">
            <text:p>1.71E+01</text:p>
          </table:table-cell>
          <table:table-cell office:value-type="float" office:value="16.033070984695" calcext:value-type="float">
            <text:p>16.0330709847</text:p>
          </table:table-cell>
          <table:table-cell table:number-columns-repeated="2"/>
          <table:table-cell office:value-type="float" office:value="16.033070984695" calcext:value-type="float">
            <text:p>16.0330709847</text:p>
          </table:table-cell>
          <table:table-cell table:style-name="ce14" office:value-type="float" office:value="360.73840542995" calcext:value-type="float">
            <text:p>360.74</text:p>
          </table:table-cell>
          <table:table-cell table:formula="of:=[.E164]*1000000000" office:value-type="float" office:value="1072698798.0132" calcext:value-type="float">
            <text:p>1072698798.0132</text:p>
          </table:table-cell>
          <table:table-cell table:style-name="ce13" office:value-type="float" office:value="17.070677668447" calcext:value-type="float">
            <text:p>1.71E+01</text:p>
          </table:table-cell>
          <table:table-cell table:style-name="ce14" office:value-type="float" office:value="360.73840542995" calcext:value-type="float">
            <text:p>360.74</text:p>
          </table:table-cell>
          <table:table-cell table:formula="of:=[.E164]*1000000000" office:value-type="float" office:value="1072698798.0132" calcext:value-type="float">
            <text:p>1072698798.0132</text:p>
          </table:table-cell>
          <table:table-cell table:style-name="ce13" office:value-type="float" office:value="4137.3917798499" calcext:value-type="float">
            <text:p>4.14E+03</text:p>
          </table:table-cell>
          <table:table-cell table:style-name="ce14" office:value-type="float" office:value="360.73840542995" calcext:value-type="float">
            <text:p>360.74</text:p>
          </table:table-cell>
          <table:table-cell table:formula="of:=[.E164]*1000000000" office:value-type="float" office:value="1072698798.0132" calcext:value-type="float">
            <text:p>1072698798.0132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1017994871206" calcext:value-type="float">
            <text:p>1.10E+00</text:p>
          </table:table-cell>
          <table:table-cell table:style-name="ce10" office:value-type="float" office:value="2063.5829360601" calcext:value-type="float">
            <text:p>2063.58</text:p>
          </table:table-cell>
          <table:table-cell table:style-name="ce11" office:value-type="float" office:value="0.29194263399507" calcext:value-type="float">
            <text:p>2.92E-01</text:p>
          </table:table-cell>
          <table:table-cell table:style-name="ce11" office:value-type="float" office:value="4344.0908033849" calcext:value-type="float">
            <text:p>4.34E+03</text:p>
          </table:table-cell>
          <table:table-cell office:value-type="float" office:value="0.0094780020911462" calcext:value-type="float">
            <text:p>0.0094780021</text:p>
          </table:table-cell>
          <table:table-cell table:number-columns-repeated="2"/>
          <table:table-cell office:value-type="float" office:value="0.0094780020911462" calcext:value-type="float">
            <text:p>0.0094780021</text:p>
          </table:table-cell>
          <table:table-cell table:style-name="ce14" office:value-type="float" office:value="2063.5829360601" calcext:value-type="float">
            <text:p>2063.58</text:p>
          </table:table-cell>
          <table:table-cell table:formula="of:=[.E165]*1000000000" office:value-type="float" office:value="1101799487.1206" calcext:value-type="float">
            <text:p>1101799487.1206</text:p>
          </table:table-cell>
          <table:table-cell table:style-name="ce13" office:value-type="float" office:value="4344.0908033849" calcext:value-type="float">
            <text:p>4.34E+03</text:p>
          </table:table-cell>
          <table:table-cell table:style-name="ce14" office:value-type="float" office:value="2063.5829360601" calcext:value-type="float">
            <text:p>2063.58</text:p>
          </table:table-cell>
          <table:table-cell table:formula="of:=[.E165]*1000000000" office:value-type="float" office:value="1101799487.1206" calcext:value-type="float">
            <text:p>1101799487.1206</text:p>
          </table:table-cell>
          <table:table-cell table:style-name="ce13" office:value-type="float" office:value="0.29194263399507" calcext:value-type="float">
            <text:p>2.92E-01</text:p>
          </table:table-cell>
          <table:table-cell table:style-name="ce14" office:value-type="float" office:value="2063.5829360601" calcext:value-type="float">
            <text:p>2063.58</text:p>
          </table:table-cell>
          <table:table-cell table:formula="of:=[.E165]*1000000000" office:value-type="float" office:value="1101799487.1206" calcext:value-type="float">
            <text:p>1101799487.1206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104758564965" calcext:value-type="float">
            <text:p>1.10E+00</text:p>
          </table:table-cell>
          <table:table-cell table:style-name="ce10" office:value-type="float" office:value="9889.3241696676" calcext:value-type="float">
            <text:p>9889.32</text:p>
          </table:table-cell>
          <table:table-cell table:style-name="ce11" office:value-type="float" office:value="4240.5211559013" calcext:value-type="float">
            <text:p>4.24E+03</text:p>
          </table:table-cell>
          <table:table-cell table:style-name="ce11" office:value-type="float" office:value="37.541226786199" calcext:value-type="float">
            <text:p>3.75E+01</text:p>
          </table:table-cell>
          <table:table-cell office:value-type="float" office:value="757.28279800239" calcext:value-type="float">
            <text:p>757.2827980024</text:p>
          </table:table-cell>
          <table:table-cell table:number-columns-repeated="2"/>
          <table:table-cell office:value-type="float" office:value="757.28279800239" calcext:value-type="float">
            <text:p>757.2827980024</text:p>
          </table:table-cell>
          <table:table-cell table:style-name="ce14" office:value-type="float" office:value="9889.3241696676" calcext:value-type="float">
            <text:p>9889.32</text:p>
          </table:table-cell>
          <table:table-cell table:formula="of:=[.E166]*1000000000" office:value-type="float" office:value="1104758564.965" calcext:value-type="float">
            <text:p>1104758564.965</text:p>
          </table:table-cell>
          <table:table-cell table:style-name="ce13" office:value-type="float" office:value="37.541226786199" calcext:value-type="float">
            <text:p>3.75E+01</text:p>
          </table:table-cell>
          <table:table-cell table:style-name="ce14" office:value-type="float" office:value="9889.3241696676" calcext:value-type="float">
            <text:p>9889.32</text:p>
          </table:table-cell>
          <table:table-cell table:formula="of:=[.E166]*1000000000" office:value-type="float" office:value="1104758564.965" calcext:value-type="float">
            <text:p>1104758564.965</text:p>
          </table:table-cell>
          <table:table-cell table:style-name="ce13" office:value-type="float" office:value="4240.5211559013" calcext:value-type="float">
            <text:p>4.24E+03</text:p>
          </table:table-cell>
          <table:table-cell table:style-name="ce14" office:value-type="float" office:value="9889.3241696676" calcext:value-type="float">
            <text:p>9889.32</text:p>
          </table:table-cell>
          <table:table-cell table:formula="of:=[.E166]*1000000000" office:value-type="float" office:value="1104758564.965" calcext:value-type="float">
            <text:p>1104758564.9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1083930511793" calcext:value-type="float">
            <text:p>1.1083930512</text:p>
          </table:table-cell>
          <table:table-cell office:value-type="float" office:value="16667.4071238305" calcext:value-type="float">
            <text:p>1.67E+04</text:p>
          </table:table-cell>
          <table:table-cell office:value-type="float" office:value="6220.1989970446" calcext:value-type="float">
            <text:p>6220.1989970446</text:p>
          </table:table-cell>
          <table:table-cell office:value-type="float" office:value="147.52557766208" calcext:value-type="float">
            <text:p>147.5255776621</text:p>
          </table:table-cell>
          <table:table-cell office:value-type="float" office:value="233.04585689855" calcext:value-type="float">
            <text:p>233.0458568986</text:p>
          </table:table-cell>
          <table:table-cell table:number-columns-repeated="2"/>
          <table:table-cell office:value-type="float" office:value="233.04585689855" calcext:value-type="float">
            <text:p>233.0458568986</text:p>
          </table:table-cell>
          <table:table-cell office:value-type="float" office:value="16667.4071238305" calcext:value-type="float">
            <text:p>1.67E+04</text:p>
          </table:table-cell>
          <table:table-cell table:formula="of:=[.E167]*1000000000" office:value-type="float" office:value="1108393051.1793" calcext:value-type="float">
            <text:p>1108393051.1793</text:p>
          </table:table-cell>
          <table:table-cell office:value-type="float" office:value="147.52557766208" calcext:value-type="float">
            <text:p>147.5255776621</text:p>
          </table:table-cell>
          <table:table-cell office:value-type="float" office:value="16667.4071238305" calcext:value-type="float">
            <text:p>1.67E+04</text:p>
          </table:table-cell>
          <table:table-cell table:formula="of:=[.E167]*1000000000" office:value-type="float" office:value="1108393051.1793" calcext:value-type="float">
            <text:p>1108393051.1793</text:p>
          </table:table-cell>
          <table:table-cell table:style-name="ce2" office:value-type="float" office:value="6220.1989970446" calcext:value-type="float">
            <text:p>6220.1989970446</text:p>
          </table:table-cell>
          <table:table-cell office:value-type="float" office:value="16667.4071238305" calcext:value-type="float">
            <text:p>1.67E+04</text:p>
          </table:table-cell>
          <table:table-cell table:formula="of:=[.E167]*1000000000" office:value-type="float" office:value="1108393051.1793" calcext:value-type="float">
            <text:p>1108393051.1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1431918999881" calcext:value-type="float">
            <text:p>1.1431919</text:p>
          </table:table-cell>
          <table:table-cell table:style-name="ce5" office:value-type="float" office:value="4468.0760373665" calcext:value-type="float">
            <text:p>4468.0760373665</text:p>
          </table:table-cell>
          <table:table-cell office:value-type="float" office:value="19.151909428533" calcext:value-type="float">
            <text:p>19.1519094285</text:p>
          </table:table-cell>
          <table:table-cell office:value-type="float" office:value="905.85384045075" calcext:value-type="float">
            <text:p>905.8538404508</text:p>
          </table:table-cell>
          <table:table-cell office:value-type="float" office:value="0.0022615451392038" calcext:value-type="float">
            <text:p>0.0022615451</text:p>
          </table:table-cell>
          <table:table-cell table:number-columns-repeated="2"/>
          <table:table-cell office:value-type="float" office:value="0.0022615451392038" calcext:value-type="float">
            <text:p>0.0022615451</text:p>
          </table:table-cell>
          <table:table-cell table:style-name="ce2" office:value-type="float" office:value="4468.0760373665" calcext:value-type="float">
            <text:p>4468.0760373665</text:p>
          </table:table-cell>
          <table:table-cell table:formula="of:=[.E168]*1000000000" office:value-type="float" office:value="1143191899.9881" calcext:value-type="float">
            <text:p>1143191899.9881</text:p>
          </table:table-cell>
          <table:table-cell office:value-type="float" office:value="905.85384045075" calcext:value-type="float">
            <text:p>905.8538404508</text:p>
          </table:table-cell>
          <table:table-cell table:style-name="ce2" office:value-type="float" office:value="4468.0760373665" calcext:value-type="float">
            <text:p>4468.0760373665</text:p>
          </table:table-cell>
          <table:table-cell table:formula="of:=[.E168]*1000000000" office:value-type="float" office:value="1143191899.9881" calcext:value-type="float">
            <text:p>1143191899.9881</text:p>
          </table:table-cell>
          <table:table-cell table:style-name="ce2" office:value-type="float" office:value="19.151909428533" calcext:value-type="float">
            <text:p>19.1519094285</text:p>
          </table:table-cell>
          <table:table-cell table:style-name="ce2" office:value-type="float" office:value="4468.0760373665" calcext:value-type="float">
            <text:p>4468.0760373665</text:p>
          </table:table-cell>
          <table:table-cell table:formula="of:=[.E168]*1000000000" office:value-type="float" office:value="1143191899.9881" calcext:value-type="float">
            <text:p>1143191899.98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1725230987197" calcext:value-type="float">
            <text:p>1.1725230987</text:p>
          </table:table-cell>
          <table:table-cell table:style-name="ce5" office:value-type="float" office:value="0.13520443865563" calcext:value-type="float">
            <text:p>0.1352044387</text:p>
          </table:table-cell>
          <table:table-cell office:value-type="float" office:value="0.2257856431145" calcext:value-type="float">
            <text:p>0.2257856431</text:p>
          </table:table-cell>
          <table:table-cell office:value-type="float" office:value="0.00062494966347535" calcext:value-type="float">
            <text:p>0.0006249497</text:p>
          </table:table-cell>
          <table:table-cell office:value-type="float" office:value="0.003678356637598" calcext:value-type="float">
            <text:p>0.0036783566</text:p>
          </table:table-cell>
          <table:table-cell table:number-columns-repeated="2"/>
          <table:table-cell office:value-type="float" office:value="0.003678356637598" calcext:value-type="float">
            <text:p>0.0036783566</text:p>
          </table:table-cell>
          <table:table-cell table:style-name="ce2" office:value-type="float" office:value="0.13520443865563" calcext:value-type="float">
            <text:p>0.1352044387</text:p>
          </table:table-cell>
          <table:table-cell table:formula="of:=[.E169]*1000000000" office:value-type="float" office:value="1172523098.7197" calcext:value-type="float">
            <text:p>1172523098.7197</text:p>
          </table:table-cell>
          <table:table-cell office:value-type="float" office:value="0.00062494966347535" calcext:value-type="float">
            <text:p>0.0006249497</text:p>
          </table:table-cell>
          <table:table-cell table:style-name="ce2" office:value-type="float" office:value="0.13520443865563" calcext:value-type="float">
            <text:p>0.1352044387</text:p>
          </table:table-cell>
          <table:table-cell table:formula="of:=[.E169]*1000000000" office:value-type="float" office:value="1172523098.7197" calcext:value-type="float">
            <text:p>1172523098.7197</text:p>
          </table:table-cell>
          <table:table-cell table:style-name="ce2" office:value-type="float" office:value="0.2257856431145" calcext:value-type="float">
            <text:p>0.2257856431</text:p>
          </table:table-cell>
          <table:table-cell table:style-name="ce2" office:value-type="float" office:value="0.13520443865563" calcext:value-type="float">
            <text:p>0.1352044387</text:p>
          </table:table-cell>
          <table:table-cell table:formula="of:=[.E169]*1000000000" office:value-type="float" office:value="1172523098.7197" calcext:value-type="float">
            <text:p>1172523098.71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2162254264139" calcext:value-type="float">
            <text:p>1.2162254264</text:p>
          </table:table-cell>
          <table:table-cell table:style-name="ce5" office:value-type="float" office:value="7274.450219281" calcext:value-type="float">
            <text:p>7274.450219281</text:p>
          </table:table-cell>
          <table:table-cell office:value-type="float" office:value="26.940334442412" calcext:value-type="float">
            <text:p>26.9403344424</text:p>
          </table:table-cell>
          <table:table-cell table:style-name="ce7" office:value-type="float" office:value="77974.1246379709" calcext:value-type="float">
            <text:p>7.80E+04</text:p>
          </table:table-cell>
          <table:table-cell office:value-type="float" office:value="0.084244720704307" calcext:value-type="float">
            <text:p>0.0842447207</text:p>
          </table:table-cell>
          <table:table-cell table:number-columns-repeated="2"/>
          <table:table-cell office:value-type="float" office:value="0.084244720704307" calcext:value-type="float">
            <text:p>0.0842447207</text:p>
          </table:table-cell>
          <table:table-cell table:style-name="ce2" office:value-type="float" office:value="7274.450219281" calcext:value-type="float">
            <text:p>7274.450219281</text:p>
          </table:table-cell>
          <table:table-cell table:formula="of:=[.E170]*1000000000" office:value-type="float" office:value="1216225426.4139" calcext:value-type="float">
            <text:p>1216225426.4139</text:p>
          </table:table-cell>
          <table:table-cell table:style-name="ce9" office:value-type="float" office:value="77974.1246379709" calcext:value-type="float">
            <text:p>7.80E+04</text:p>
          </table:table-cell>
          <table:table-cell table:style-name="ce2" office:value-type="float" office:value="7274.450219281" calcext:value-type="float">
            <text:p>7274.450219281</text:p>
          </table:table-cell>
          <table:table-cell table:formula="of:=[.E170]*1000000000" office:value-type="float" office:value="1216225426.4139" calcext:value-type="float">
            <text:p>1216225426.4139</text:p>
          </table:table-cell>
          <table:table-cell table:style-name="ce2" office:value-type="float" office:value="26.940334442412" calcext:value-type="float">
            <text:p>26.9403344424</text:p>
          </table:table-cell>
          <table:table-cell table:style-name="ce2" office:value-type="float" office:value="7274.450219281" calcext:value-type="float">
            <text:p>7274.450219281</text:p>
          </table:table-cell>
          <table:table-cell table:formula="of:=[.E170]*1000000000" office:value-type="float" office:value="1216225426.4139" calcext:value-type="float">
            <text:p>1216225426.41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2605372152375" calcext:value-type="float">
            <text:p>1.2605372152</text:p>
          </table:table-cell>
          <table:table-cell table:style-name="ce5" office:value-type="float" office:value="1.7036193185857" calcext:value-type="float">
            <text:p>1.7036193186</text:p>
          </table:table-cell>
          <table:table-cell office:value-type="float" office:value="39.649236693207" calcext:value-type="float">
            <text:p>39.6492366932</text:p>
          </table:table-cell>
          <table:table-cell office:value-type="float" office:value="0.54006985349641" calcext:value-type="float">
            <text:p>0.5400698535</text:p>
          </table:table-cell>
          <table:table-cell office:value-type="float" office:value="21.963369924823" calcext:value-type="float">
            <text:p>21.9633699248</text:p>
          </table:table-cell>
          <table:table-cell table:number-columns-repeated="2"/>
          <table:table-cell office:value-type="float" office:value="21.963369924823" calcext:value-type="float">
            <text:p>21.9633699248</text:p>
          </table:table-cell>
          <table:table-cell table:style-name="ce2" office:value-type="float" office:value="1.7036193185857" calcext:value-type="float">
            <text:p>1.7036193186</text:p>
          </table:table-cell>
          <table:table-cell table:formula="of:=[.E171]*1000000000" office:value-type="float" office:value="1260537215.2375" calcext:value-type="float">
            <text:p>1260537215.2375</text:p>
          </table:table-cell>
          <table:table-cell office:value-type="float" office:value="0.54006985349641" calcext:value-type="float">
            <text:p>0.5400698535</text:p>
          </table:table-cell>
          <table:table-cell table:style-name="ce2" office:value-type="float" office:value="1.7036193185857" calcext:value-type="float">
            <text:p>1.7036193186</text:p>
          </table:table-cell>
          <table:table-cell table:formula="of:=[.E171]*1000000000" office:value-type="float" office:value="1260537215.2375" calcext:value-type="float">
            <text:p>1260537215.2375</text:p>
          </table:table-cell>
          <table:table-cell table:style-name="ce2" office:value-type="float" office:value="39.649236693207" calcext:value-type="float">
            <text:p>39.6492366932</text:p>
          </table:table-cell>
          <table:table-cell table:style-name="ce2" office:value-type="float" office:value="1.7036193185857" calcext:value-type="float">
            <text:p>1.7036193186</text:p>
          </table:table-cell>
          <table:table-cell table:formula="of:=[.E171]*1000000000" office:value-type="float" office:value="1260537215.2375" calcext:value-type="float">
            <text:p>1260537215.237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2953873460126" calcext:value-type="float">
            <text:p>1.30E+00</text:p>
          </table:table-cell>
          <table:table-cell table:style-name="ce5" office:value-type="float" office:value="1.7058783804285" calcext:value-type="float">
            <text:p>1.7058783804</text:p>
          </table:table-cell>
          <table:table-cell office:value-type="float" office:value="194.44338088647" calcext:value-type="float">
            <text:p>194.4433808865</text:p>
          </table:table-cell>
          <table:table-cell office:value-type="float" office:value="0.068791556788478" calcext:value-type="float">
            <text:p>0.0687915568</text:p>
          </table:table-cell>
          <table:table-cell office:value-type="float" office:value="5.3615482025692" calcext:value-type="float">
            <text:p>5.3615482026</text:p>
          </table:table-cell>
          <table:table-cell table:number-columns-repeated="2"/>
          <table:table-cell office:value-type="float" office:value="5.3615482025692" calcext:value-type="float">
            <text:p>5.3615482026</text:p>
          </table:table-cell>
          <table:table-cell table:style-name="ce2" office:value-type="float" office:value="1.7058783804285" calcext:value-type="float">
            <text:p>1.7058783804</text:p>
          </table:table-cell>
          <table:table-cell table:formula="of:=[.E172]*1000000000" office:value-type="float" office:value="1295387346.0126" calcext:value-type="float">
            <text:p>1295387346.0126</text:p>
          </table:table-cell>
          <table:table-cell office:value-type="float" office:value="0.068791556788478" calcext:value-type="float">
            <text:p>0.0687915568</text:p>
          </table:table-cell>
          <table:table-cell table:style-name="ce2" office:value-type="float" office:value="1.7058783804285" calcext:value-type="float">
            <text:p>1.7058783804</text:p>
          </table:table-cell>
          <table:table-cell table:formula="of:=[.E172]*1000000000" office:value-type="float" office:value="1295387346.0126" calcext:value-type="float">
            <text:p>1295387346.0126</text:p>
          </table:table-cell>
          <table:table-cell table:style-name="ce2" office:value-type="float" office:value="194.44338088647" calcext:value-type="float">
            <text:p>194.4433808865</text:p>
          </table:table-cell>
          <table:table-cell table:style-name="ce2" office:value-type="float" office:value="1.7058783804285" calcext:value-type="float">
            <text:p>1.7058783804</text:p>
          </table:table-cell>
          <table:table-cell table:formula="of:=[.E172]*1000000000" office:value-type="float" office:value="1295387346.0126" calcext:value-type="float">
            <text:p>1295387346.012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3835888713973" calcext:value-type="float">
            <text:p>1.38E+00</text:p>
          </table:table-cell>
          <table:table-cell table:style-name="ce5" office:value-type="float" office:value="2349.7913331432" calcext:value-type="float">
            <text:p>2349.7913331432</text:p>
          </table:table-cell>
          <table:table-cell office:value-type="float" office:value="5.8863148084126" calcext:value-type="float">
            <text:p>5.8863148084</text:p>
          </table:table-cell>
          <table:table-cell office:value-type="float" office:value="2693.0926022919" calcext:value-type="float">
            <text:p>2693.0926022919</text:p>
          </table:table-cell>
          <table:table-cell office:value-type="float" office:value="0.0019097191517217" calcext:value-type="float">
            <text:p>0.0019097192</text:p>
          </table:table-cell>
          <table:table-cell table:number-columns-repeated="2"/>
          <table:table-cell office:value-type="float" office:value="0.0019097191517217" calcext:value-type="float">
            <text:p>0.0019097192</text:p>
          </table:table-cell>
          <table:table-cell table:style-name="ce2" office:value-type="float" office:value="2349.7913331432" calcext:value-type="float">
            <text:p>2349.7913331432</text:p>
          </table:table-cell>
          <table:table-cell table:formula="of:=[.E173]*1000000000" office:value-type="float" office:value="1383588871.3973" calcext:value-type="float">
            <text:p>1383588871.3973</text:p>
          </table:table-cell>
          <table:table-cell office:value-type="float" office:value="2693.0926022919" calcext:value-type="float">
            <text:p>2693.0926022919</text:p>
          </table:table-cell>
          <table:table-cell table:style-name="ce2" office:value-type="float" office:value="2349.7913331432" calcext:value-type="float">
            <text:p>2349.7913331432</text:p>
          </table:table-cell>
          <table:table-cell table:formula="of:=[.E173]*1000000000" office:value-type="float" office:value="1383588871.3973" calcext:value-type="float">
            <text:p>1383588871.3973</text:p>
          </table:table-cell>
          <table:table-cell table:style-name="ce2" office:value-type="float" office:value="5.8863148084126" calcext:value-type="float">
            <text:p>5.8863148084</text:p>
          </table:table-cell>
          <table:table-cell table:style-name="ce2" office:value-type="float" office:value="2349.7913331432" calcext:value-type="float">
            <text:p>2349.7913331432</text:p>
          </table:table-cell>
          <table:table-cell table:formula="of:=[.E173]*1000000000" office:value-type="float" office:value="1383588871.3973" calcext:value-type="float">
            <text:p>1383588871.39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358747609648" calcext:value-type="float">
            <text:p>1.435874761</text:p>
          </table:table-cell>
          <table:table-cell table:style-name="ce5" office:value-type="float" office:value="904.9357368935" calcext:value-type="float">
            <text:p>904.9357368935</text:p>
          </table:table-cell>
          <table:table-cell table:style-name="ce7" office:value-type="float" office:value="69622.6500746271" calcext:value-type="float">
            <text:p>6.96E+04</text:p>
          </table:table-cell>
          <table:table-cell office:value-type="float" office:value="23.769703501351" calcext:value-type="float">
            <text:p>23.7697035014</text:p>
          </table:table-cell>
          <table:table-cell office:value-type="float" office:value="266.91310051418" calcext:value-type="float">
            <text:p>266.9131005142</text:p>
          </table:table-cell>
          <table:table-cell table:number-columns-repeated="2"/>
          <table:table-cell office:value-type="float" office:value="266.91310051418" calcext:value-type="float">
            <text:p>266.9131005142</text:p>
          </table:table-cell>
          <table:table-cell table:style-name="ce2" office:value-type="float" office:value="904.9357368935" calcext:value-type="float">
            <text:p>904.9357368935</text:p>
          </table:table-cell>
          <table:table-cell table:formula="of:=[.E174]*1000000000" office:value-type="float" office:value="1435874760.9648" calcext:value-type="float">
            <text:p>1435874760.9648</text:p>
          </table:table-cell>
          <table:table-cell office:value-type="float" office:value="23.769703501351" calcext:value-type="float">
            <text:p>23.7697035014</text:p>
          </table:table-cell>
          <table:table-cell table:style-name="ce2" office:value-type="float" office:value="904.9357368935" calcext:value-type="float">
            <text:p>904.9357368935</text:p>
          </table:table-cell>
          <table:table-cell table:formula="of:=[.E174]*1000000000" office:value-type="float" office:value="1435874760.9648" calcext:value-type="float">
            <text:p>1435874760.9648</text:p>
          </table:table-cell>
          <table:table-cell office:value-type="float" office:value="69622.6500746271" calcext:value-type="float">
            <text:p>6.96E+04</text:p>
          </table:table-cell>
          <table:table-cell table:style-name="ce2" office:value-type="float" office:value="904.9357368935" calcext:value-type="float">
            <text:p>904.9357368935</text:p>
          </table:table-cell>
          <table:table-cell table:formula="of:=[.E174]*1000000000" office:value-type="float" office:value="1435874760.9648" calcext:value-type="float">
            <text:p>1435874760.96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542628523796" calcext:value-type="float">
            <text:p>1.4542628524</text:p>
          </table:table-cell>
          <table:table-cell table:style-name="ce5" office:value-type="float" office:value="4332.7969198842" calcext:value-type="float">
            <text:p>4332.7969198842</text:p>
          </table:table-cell>
          <table:table-cell office:value-type="float" office:value="16.536687594629" calcext:value-type="float">
            <text:p>16.5366875946</text:p>
          </table:table-cell>
          <table:table-cell office:value-type="float" office:value="990.77475460519" calcext:value-type="float">
            <text:p>990.7747546052</text:p>
          </table:table-cell>
          <table:table-cell office:value-type="float" office:value="0.0023121921897807" calcext:value-type="float">
            <text:p>0.0023121922</text:p>
          </table:table-cell>
          <table:table-cell table:number-columns-repeated="2"/>
          <table:table-cell office:value-type="float" office:value="0.0023121921897807" calcext:value-type="float">
            <text:p>0.0023121922</text:p>
          </table:table-cell>
          <table:table-cell table:style-name="ce2" office:value-type="float" office:value="4332.7969198842" calcext:value-type="float">
            <text:p>4332.7969198842</text:p>
          </table:table-cell>
          <table:table-cell table:formula="of:=[.E175]*1000000000" office:value-type="float" office:value="1454262852.3796" calcext:value-type="float">
            <text:p>1454262852.3796</text:p>
          </table:table-cell>
          <table:table-cell office:value-type="float" office:value="990.77475460519" calcext:value-type="float">
            <text:p>990.7747546052</text:p>
          </table:table-cell>
          <table:table-cell table:style-name="ce2" office:value-type="float" office:value="4332.7969198842" calcext:value-type="float">
            <text:p>4332.7969198842</text:p>
          </table:table-cell>
          <table:table-cell table:formula="of:=[.E175]*1000000000" office:value-type="float" office:value="1454262852.3796" calcext:value-type="float">
            <text:p>1454262852.3796</text:p>
          </table:table-cell>
          <table:table-cell table:style-name="ce2" office:value-type="float" office:value="16.536687594629" calcext:value-type="float">
            <text:p>16.5366875946</text:p>
          </table:table-cell>
          <table:table-cell table:style-name="ce2" office:value-type="float" office:value="4332.7969198842" calcext:value-type="float">
            <text:p>4332.7969198842</text:p>
          </table:table-cell>
          <table:table-cell table:formula="of:=[.E175]*1000000000" office:value-type="float" office:value="1454262852.3796" calcext:value-type="float">
            <text:p>1454262852.37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945326890762" calcext:value-type="float">
            <text:p>1.4945326891</text:p>
          </table:table-cell>
          <table:table-cell table:style-name="ce5" office:value-type="float" office:value="207.96190936237" calcext:value-type="float">
            <text:p>207.9619093624</text:p>
          </table:table-cell>
          <table:table-cell office:value-type="float" office:value="3165.4186694713" calcext:value-type="float">
            <text:p>3165.4186694713</text:p>
          </table:table-cell>
          <table:table-cell office:value-type="float" office:value="4.3064320768548" calcext:value-type="float">
            <text:p>4.3064320769</text:p>
          </table:table-cell>
          <table:table-cell office:value-type="float" office:value="18.244351883204" calcext:value-type="float">
            <text:p>18.2443518832</text:p>
          </table:table-cell>
          <table:table-cell table:number-columns-repeated="2"/>
          <table:table-cell office:value-type="float" office:value="18.244351883204" calcext:value-type="float">
            <text:p>18.2443518832</text:p>
          </table:table-cell>
          <table:table-cell table:style-name="ce2" office:value-type="float" office:value="207.96190936237" calcext:value-type="float">
            <text:p>207.9619093624</text:p>
          </table:table-cell>
          <table:table-cell table:formula="of:=[.E176]*1000000000" office:value-type="float" office:value="1494532689.0762" calcext:value-type="float">
            <text:p>1494532689.0762</text:p>
          </table:table-cell>
          <table:table-cell office:value-type="float" office:value="4.3064320768548" calcext:value-type="float">
            <text:p>4.3064320769</text:p>
          </table:table-cell>
          <table:table-cell table:style-name="ce2" office:value-type="float" office:value="207.96190936237" calcext:value-type="float">
            <text:p>207.9619093624</text:p>
          </table:table-cell>
          <table:table-cell table:formula="of:=[.E176]*1000000000" office:value-type="float" office:value="1494532689.0762" calcext:value-type="float">
            <text:p>1494532689.0762</text:p>
          </table:table-cell>
          <table:table-cell table:style-name="ce2" office:value-type="float" office:value="3165.4186694713" calcext:value-type="float">
            <text:p>3165.4186694713</text:p>
          </table:table-cell>
          <table:table-cell table:style-name="ce2" office:value-type="float" office:value="207.96190936237" calcext:value-type="float">
            <text:p>207.9619093624</text:p>
          </table:table-cell>
          <table:table-cell table:formula="of:=[.E176]*1000000000" office:value-type="float" office:value="1494532689.0762" calcext:value-type="float">
            <text:p>1494532689.07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990385300071" calcext:value-type="float">
            <text:p>1.49903853</text:p>
          </table:table-cell>
          <table:table-cell table:style-name="ce5" office:value-type="float" office:value="2491.5556230821" calcext:value-type="float">
            <text:p>2491.5556230821</text:p>
          </table:table-cell>
          <table:table-cell office:value-type="float" office:value="36.149333644496" calcext:value-type="float">
            <text:p>36.1493336445</text:p>
          </table:table-cell>
          <table:table-cell table:style-name="ce7" office:value-type="float" office:value="102150.843477305" calcext:value-type="float">
            <text:p>1.02E+05</text:p>
          </table:table-cell>
          <table:table-cell office:value-type="float" office:value="15.321161549571" calcext:value-type="float">
            <text:p>15.3211615496</text:p>
          </table:table-cell>
          <table:table-cell table:number-columns-repeated="2"/>
          <table:table-cell office:value-type="float" office:value="15.321161549571" calcext:value-type="float">
            <text:p>15.3211615496</text:p>
          </table:table-cell>
          <table:table-cell table:style-name="ce2" office:value-type="float" office:value="2491.5556230821" calcext:value-type="float">
            <text:p>2491.5556230821</text:p>
          </table:table-cell>
          <table:table-cell table:formula="of:=[.E177]*1000000000" office:value-type="float" office:value="1499038530.0071" calcext:value-type="float">
            <text:p>1499038530.0071</text:p>
          </table:table-cell>
          <table:table-cell table:style-name="ce9" office:value-type="float" office:value="102150.843477305" calcext:value-type="float">
            <text:p>1.02E+05</text:p>
          </table:table-cell>
          <table:table-cell table:style-name="ce2" office:value-type="float" office:value="2491.5556230821" calcext:value-type="float">
            <text:p>2491.5556230821</text:p>
          </table:table-cell>
          <table:table-cell table:formula="of:=[.E177]*1000000000" office:value-type="float" office:value="1499038530.0071" calcext:value-type="float">
            <text:p>1499038530.0071</text:p>
          </table:table-cell>
          <table:table-cell table:style-name="ce2" office:value-type="float" office:value="36.149333644496" calcext:value-type="float">
            <text:p>36.1493336445</text:p>
          </table:table-cell>
          <table:table-cell table:style-name="ce2" office:value-type="float" office:value="2491.5556230821" calcext:value-type="float">
            <text:p>2491.5556230821</text:p>
          </table:table-cell>
          <table:table-cell table:formula="of:=[.E177]*1000000000" office:value-type="float" office:value="1499038530.0071" calcext:value-type="float">
            <text:p>1499038530.00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033805872783" calcext:value-type="float">
            <text:p>1.5033805873</text:p>
          </table:table-cell>
          <table:table-cell table:style-name="ce5" office:value-type="float" office:value="180.73262258617" calcext:value-type="float">
            <text:p>180.7326225862</text:p>
          </table:table-cell>
          <table:table-cell office:value-type="float" office:value="901.21171741969" calcext:value-type="float">
            <text:p>901.2117174197</text:p>
          </table:table-cell>
          <table:table-cell office:value-type="float" office:value="3.3589963630432" calcext:value-type="float">
            <text:p>3.358996363</text:p>
          </table:table-cell>
          <table:table-cell office:value-type="float" office:value="95.991674902607" calcext:value-type="float">
            <text:p>95.9916749026</text:p>
          </table:table-cell>
          <table:table-cell table:number-columns-repeated="2"/>
          <table:table-cell office:value-type="float" office:value="95.991674902607" calcext:value-type="float">
            <text:p>95.9916749026</text:p>
          </table:table-cell>
          <table:table-cell table:style-name="ce2" office:value-type="float" office:value="180.73262258617" calcext:value-type="float">
            <text:p>180.7326225862</text:p>
          </table:table-cell>
          <table:table-cell table:formula="of:=[.E178]*1000000000" office:value-type="float" office:value="1503380587.2783" calcext:value-type="float">
            <text:p>1503380587.2783</text:p>
          </table:table-cell>
          <table:table-cell office:value-type="float" office:value="3.3589963630432" calcext:value-type="float">
            <text:p>3.358996363</text:p>
          </table:table-cell>
          <table:table-cell table:style-name="ce2" office:value-type="float" office:value="180.73262258617" calcext:value-type="float">
            <text:p>180.7326225862</text:p>
          </table:table-cell>
          <table:table-cell table:formula="of:=[.E178]*1000000000" office:value-type="float" office:value="1503380587.2783" calcext:value-type="float">
            <text:p>1503380587.2783</text:p>
          </table:table-cell>
          <table:table-cell table:style-name="ce2" office:value-type="float" office:value="901.21171741969" calcext:value-type="float">
            <text:p>901.2117174197</text:p>
          </table:table-cell>
          <table:table-cell table:style-name="ce2" office:value-type="float" office:value="180.73262258617" calcext:value-type="float">
            <text:p>180.7326225862</text:p>
          </table:table-cell>
          <table:table-cell table:formula="of:=[.E178]*1000000000" office:value-type="float" office:value="1503380587.2783" calcext:value-type="float">
            <text:p>1503380587.27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064043234339" calcext:value-type="float">
            <text:p>1.5064043234</text:p>
          </table:table-cell>
          <table:table-cell table:style-name="ce5" office:value-type="float" office:value="178.85155085893" calcext:value-type="float">
            <text:p>178.8515508589</text:p>
          </table:table-cell>
          <table:table-cell office:value-type="float" office:value="0.86806750551843" calcext:value-type="float">
            <text:p>0.8680675055</text:p>
          </table:table-cell>
          <table:table-cell office:value-type="float" office:value="874.17845902163" calcext:value-type="float">
            <text:p>874.1784590216</text:p>
          </table:table-cell>
          <table:table-cell office:value-type="float" office:value="0.11145832767997" calcext:value-type="float">
            <text:p>0.1114583277</text:p>
          </table:table-cell>
          <table:table-cell table:number-columns-repeated="2"/>
          <table:table-cell office:value-type="float" office:value="0.11145832767997" calcext:value-type="float">
            <text:p>0.1114583277</text:p>
          </table:table-cell>
          <table:table-cell table:style-name="ce2" office:value-type="float" office:value="178.85155085893" calcext:value-type="float">
            <text:p>178.8515508589</text:p>
          </table:table-cell>
          <table:table-cell table:formula="of:=[.E179]*1000000000" office:value-type="float" office:value="1506404323.4339" calcext:value-type="float">
            <text:p>1506404323.4339</text:p>
          </table:table-cell>
          <table:table-cell office:value-type="float" office:value="874.17845902163" calcext:value-type="float">
            <text:p>874.1784590216</text:p>
          </table:table-cell>
          <table:table-cell table:style-name="ce2" office:value-type="float" office:value="178.85155085893" calcext:value-type="float">
            <text:p>178.8515508589</text:p>
          </table:table-cell>
          <table:table-cell table:formula="of:=[.E179]*1000000000" office:value-type="float" office:value="1506404323.4339" calcext:value-type="float">
            <text:p>1506404323.4339</text:p>
          </table:table-cell>
          <table:table-cell table:style-name="ce2" office:value-type="float" office:value="0.86806750551843" calcext:value-type="float">
            <text:p>0.8680675055</text:p>
          </table:table-cell>
          <table:table-cell table:style-name="ce2" office:value-type="float" office:value="178.85155085893" calcext:value-type="float">
            <text:p>178.8515508589</text:p>
          </table:table-cell>
          <table:table-cell table:formula="of:=[.E179]*1000000000" office:value-type="float" office:value="1506404323.4339" calcext:value-type="float">
            <text:p>1506404323.43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09545196586" calcext:value-type="float">
            <text:p>1.5095451966</text:p>
          </table:table-cell>
          <table:table-cell table:style-name="ce5" office:value-type="float" office:value="0.51659023131262" calcext:value-type="float">
            <text:p>0.5165902313</text:p>
          </table:table-cell>
          <table:table-cell office:value-type="float" office:value="0.066317194557109" calcext:value-type="float">
            <text:p>0.0663171946</text:p>
          </table:table-cell>
          <table:table-cell office:value-type="float" office:value="10.102533380505" calcext:value-type="float">
            <text:p>10.1025333805</text:p>
          </table:table-cell>
          <table:table-cell office:value-type="float" office:value="0.07050857059168" calcext:value-type="float">
            <text:p>0.0705085706</text:p>
          </table:table-cell>
          <table:table-cell table:number-columns-repeated="2"/>
          <table:table-cell office:value-type="float" office:value="0.07050857059168" calcext:value-type="float">
            <text:p>0.0705085706</text:p>
          </table:table-cell>
          <table:table-cell table:style-name="ce2" office:value-type="float" office:value="0.51659023131262" calcext:value-type="float">
            <text:p>0.5165902313</text:p>
          </table:table-cell>
          <table:table-cell table:formula="of:=[.E180]*1000000000" office:value-type="float" office:value="1509545196.586" calcext:value-type="float">
            <text:p>1509545196.586</text:p>
          </table:table-cell>
          <table:table-cell office:value-type="float" office:value="10.102533380505" calcext:value-type="float">
            <text:p>10.1025333805</text:p>
          </table:table-cell>
          <table:table-cell table:style-name="ce2" office:value-type="float" office:value="0.51659023131262" calcext:value-type="float">
            <text:p>0.5165902313</text:p>
          </table:table-cell>
          <table:table-cell table:formula="of:=[.E180]*1000000000" office:value-type="float" office:value="1509545196.586" calcext:value-type="float">
            <text:p>1509545196.586</text:p>
          </table:table-cell>
          <table:table-cell table:style-name="ce2" office:value-type="float" office:value="0.066317194557109" calcext:value-type="float">
            <text:p>0.0663171946</text:p>
          </table:table-cell>
          <table:table-cell table:style-name="ce2" office:value-type="float" office:value="0.51659023131262" calcext:value-type="float">
            <text:p>0.5165902313</text:p>
          </table:table-cell>
          <table:table-cell table:formula="of:=[.E180]*1000000000" office:value-type="float" office:value="1509545196.586" calcext:value-type="float">
            <text:p>1509545196.5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509893822924" calcext:value-type="float">
            <text:p>1.5509893823</text:p>
          </table:table-cell>
          <table:table-cell table:style-name="ce5" office:value-type="float" office:value="574.23208811381" calcext:value-type="float">
            <text:p>574.2320881138</text:p>
          </table:table-cell>
          <table:table-cell table:style-name="ce7" office:value-type="float" office:value="45337.7832506402" calcext:value-type="float">
            <text:p>4.53E+04</text:p>
          </table:table-cell>
          <table:table-cell office:value-type="float" office:value="3.3067010382979" calcext:value-type="float">
            <text:p>3.3067010383</text:p>
          </table:table-cell>
          <table:table-cell office:value-type="float" office:value="42.281041988418" calcext:value-type="float">
            <text:p>42.2810419884</text:p>
          </table:table-cell>
          <table:table-cell table:number-columns-repeated="2"/>
          <table:table-cell office:value-type="float" office:value="42.281041988418" calcext:value-type="float">
            <text:p>42.2810419884</text:p>
          </table:table-cell>
          <table:table-cell table:style-name="ce2" office:value-type="float" office:value="574.23208811381" calcext:value-type="float">
            <text:p>574.2320881138</text:p>
          </table:table-cell>
          <table:table-cell table:formula="of:=[.E181]*1000000000" office:value-type="float" office:value="1550989382.2924" calcext:value-type="float">
            <text:p>1550989382.2924</text:p>
          </table:table-cell>
          <table:table-cell office:value-type="float" office:value="3.3067010382979" calcext:value-type="float">
            <text:p>3.3067010383</text:p>
          </table:table-cell>
          <table:table-cell table:style-name="ce2" office:value-type="float" office:value="574.23208811381" calcext:value-type="float">
            <text:p>574.2320881138</text:p>
          </table:table-cell>
          <table:table-cell table:formula="of:=[.E181]*1000000000" office:value-type="float" office:value="1550989382.2924" calcext:value-type="float">
            <text:p>1550989382.2924</text:p>
          </table:table-cell>
          <table:table-cell office:value-type="float" office:value="45337.7832506402" calcext:value-type="float">
            <text:p>4.53E+04</text:p>
          </table:table-cell>
          <table:table-cell table:style-name="ce2" office:value-type="float" office:value="574.23208811381" calcext:value-type="float">
            <text:p>574.2320881138</text:p>
          </table:table-cell>
          <table:table-cell table:formula="of:=[.E181]*1000000000" office:value-type="float" office:value="1550989382.2924" calcext:value-type="float">
            <text:p>1550989382.29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851195400388" calcext:value-type="float">
            <text:p>1.58511954</text:p>
          </table:table-cell>
          <table:table-cell table:style-name="ce5" office:value-type="float" office:value="5310.6053317619" calcext:value-type="float">
            <text:p>5310.6053317619</text:p>
          </table:table-cell>
          <table:table-cell table:style-name="ce7" office:value-type="float" office:value="45551.8748725188" calcext:value-type="float">
            <text:p>4.56E+04</text:p>
          </table:table-cell>
          <table:table-cell office:value-type="float" office:value="2665.1629871228" calcext:value-type="float">
            <text:p>2665.1629871228</text:p>
          </table:table-cell>
          <table:table-cell table:style-name="ce7" office:value-type="float" office:value="41548.8704792618" calcext:value-type="float">
            <text:p>4.15E+04</text:p>
          </table:table-cell>
          <table:table-cell table:number-columns-repeated="2"/>
          <table:table-cell table:style-name="ce9" office:value-type="float" office:value="41548.8704792618" calcext:value-type="float">
            <text:p>4.15E+04</text:p>
          </table:table-cell>
          <table:table-cell table:style-name="ce2" office:value-type="float" office:value="5310.6053317619" calcext:value-type="float">
            <text:p>5310.6053317619</text:p>
          </table:table-cell>
          <table:table-cell table:formula="of:=[.E182]*1000000000" office:value-type="float" office:value="1585119540.0388" calcext:value-type="float">
            <text:p>1585119540.0388</text:p>
          </table:table-cell>
          <table:table-cell office:value-type="float" office:value="2665.1629871228" calcext:value-type="float">
            <text:p>2665.1629871228</text:p>
          </table:table-cell>
          <table:table-cell table:style-name="ce2" office:value-type="float" office:value="5310.6053317619" calcext:value-type="float">
            <text:p>5310.6053317619</text:p>
          </table:table-cell>
          <table:table-cell table:formula="of:=[.E182]*1000000000" office:value-type="float" office:value="1585119540.0388" calcext:value-type="float">
            <text:p>1585119540.0388</text:p>
          </table:table-cell>
          <table:table-cell office:value-type="float" office:value="45551.8748725188" calcext:value-type="float">
            <text:p>4.56E+04</text:p>
          </table:table-cell>
          <table:table-cell table:style-name="ce2" office:value-type="float" office:value="5310.6053317619" calcext:value-type="float">
            <text:p>5310.6053317619</text:p>
          </table:table-cell>
          <table:table-cell table:formula="of:=[.E182]*1000000000" office:value-type="float" office:value="1585119540.0388" calcext:value-type="float">
            <text:p>1585119540.03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183354876599" calcext:value-type="float">
            <text:p>1.6183354877</text:p>
          </table:table-cell>
          <table:table-cell table:style-name="ce5" office:value-type="float" office:value="2705.4339814093" calcext:value-type="float">
            <text:p>2705.4339814093</text:p>
          </table:table-cell>
          <table:table-cell office:value-type="float" office:value="2083.9666727051" calcext:value-type="float">
            <text:p>2083.9666727051</text:p>
          </table:table-cell>
          <table:table-cell office:value-type="float" office:value="671.63209474763" calcext:value-type="float">
            <text:p>671.6320947476</text:p>
          </table:table-cell>
          <table:table-cell office:value-type="float" office:value="2124.9503895875" calcext:value-type="float">
            <text:p>2124.9503895875</text:p>
          </table:table-cell>
          <table:table-cell table:number-columns-repeated="2"/>
          <table:table-cell office:value-type="float" office:value="2124.9503895875" calcext:value-type="float">
            <text:p>2124.9503895875</text:p>
          </table:table-cell>
          <table:table-cell table:style-name="ce2" office:value-type="float" office:value="2705.4339814093" calcext:value-type="float">
            <text:p>2705.4339814093</text:p>
          </table:table-cell>
          <table:table-cell table:formula="of:=[.E183]*1000000000" office:value-type="float" office:value="1618335487.6599" calcext:value-type="float">
            <text:p>1618335487.6599</text:p>
          </table:table-cell>
          <table:table-cell office:value-type="float" office:value="671.63209474763" calcext:value-type="float">
            <text:p>671.6320947476</text:p>
          </table:table-cell>
          <table:table-cell table:style-name="ce2" office:value-type="float" office:value="2705.4339814093" calcext:value-type="float">
            <text:p>2705.4339814093</text:p>
          </table:table-cell>
          <table:table-cell table:formula="of:=[.E183]*1000000000" office:value-type="float" office:value="1618335487.6599" calcext:value-type="float">
            <text:p>1618335487.6599</text:p>
          </table:table-cell>
          <table:table-cell table:style-name="ce2" office:value-type="float" office:value="2083.9666727051" calcext:value-type="float">
            <text:p>2083.9666727051</text:p>
          </table:table-cell>
          <table:table-cell table:style-name="ce2" office:value-type="float" office:value="2705.4339814093" calcext:value-type="float">
            <text:p>2705.4339814093</text:p>
          </table:table-cell>
          <table:table-cell table:formula="of:=[.E183]*1000000000" office:value-type="float" office:value="1618335487.6599" calcext:value-type="float">
            <text:p>1618335487.65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202100669532" calcext:value-type="float">
            <text:p>1.620210067</text:p>
          </table:table-cell>
          <table:table-cell table:style-name="ce5" office:value-type="float" office:value="3535.060296945" calcext:value-type="float">
            <text:p>3535.060296945</text:p>
          </table:table-cell>
          <table:table-cell office:value-type="float" office:value="120.49639817387" calcext:value-type="float">
            <text:p>120.4963981739</text:p>
          </table:table-cell>
          <table:table-cell table:style-name="ce7" office:value-type="float" office:value="39549.6052255776" calcext:value-type="float">
            <text:p>3.95E+04</text:p>
          </table:table-cell>
          <table:table-cell office:value-type="float" office:value="79.23420712171" calcext:value-type="float">
            <text:p>79.2342071217</text:p>
          </table:table-cell>
          <table:table-cell table:number-columns-repeated="2"/>
          <table:table-cell office:value-type="float" office:value="79.23420712171" calcext:value-type="float">
            <text:p>79.2342071217</text:p>
          </table:table-cell>
          <table:table-cell table:style-name="ce2" office:value-type="float" office:value="3535.060296945" calcext:value-type="float">
            <text:p>3535.060296945</text:p>
          </table:table-cell>
          <table:table-cell table:formula="of:=[.E184]*1000000000" office:value-type="float" office:value="1620210066.9532" calcext:value-type="float">
            <text:p>1620210066.9532</text:p>
          </table:table-cell>
          <table:table-cell table:style-name="ce9" office:value-type="float" office:value="39549.6052255776" calcext:value-type="float">
            <text:p>3.95E+04</text:p>
          </table:table-cell>
          <table:table-cell table:style-name="ce2" office:value-type="float" office:value="3535.060296945" calcext:value-type="float">
            <text:p>3535.060296945</text:p>
          </table:table-cell>
          <table:table-cell table:formula="of:=[.E184]*1000000000" office:value-type="float" office:value="1620210066.9532" calcext:value-type="float">
            <text:p>1620210066.9532</text:p>
          </table:table-cell>
          <table:table-cell table:style-name="ce2" office:value-type="float" office:value="120.49639817387" calcext:value-type="float">
            <text:p>120.4963981739</text:p>
          </table:table-cell>
          <table:table-cell table:style-name="ce2" office:value-type="float" office:value="3535.060296945" calcext:value-type="float">
            <text:p>3535.060296945</text:p>
          </table:table-cell>
          <table:table-cell table:formula="of:=[.E184]*1000000000" office:value-type="float" office:value="1620210066.9532" calcext:value-type="float">
            <text:p>1620210066.9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38264165668" calcext:value-type="float">
            <text:p>1.6382641657</text:p>
          </table:table-cell>
          <table:table-cell office:value-type="float" office:value="263876.42670921" calcext:value-type="float">
            <text:p>2.64E+05</text:p>
          </table:table-cell>
          <table:table-cell table:style-name="ce7" office:value-type="float" office:value="1004398.89708948" calcext:value-type="float">
            <text:p>1.00E+06</text:p>
          </table:table-cell>
          <table:table-cell office:value-type="float" office:value="3837.591928515" calcext:value-type="float">
            <text:p>3837.591928515</text:p>
          </table:table-cell>
          <table:table-cell table:style-name="ce7" office:value-type="float" office:value="51817.848029065" calcext:value-type="float">
            <text:p>5.18E+04</text:p>
          </table:table-cell>
          <table:table-cell table:number-columns-repeated="2"/>
          <table:table-cell table:style-name="ce9" office:value-type="float" office:value="51817.848029065" calcext:value-type="float">
            <text:p>5.18E+04</text:p>
          </table:table-cell>
          <table:table-cell office:value-type="float" office:value="263876.42670921" calcext:value-type="float">
            <text:p>2.64E+05</text:p>
          </table:table-cell>
          <table:table-cell table:formula="of:=[.E185]*1000000000" office:value-type="float" office:value="1638264165.668" calcext:value-type="float">
            <text:p>1638264165.668</text:p>
          </table:table-cell>
          <table:table-cell office:value-type="float" office:value="3837.591928515" calcext:value-type="float">
            <text:p>3837.591928515</text:p>
          </table:table-cell>
          <table:table-cell office:value-type="float" office:value="263876.42670921" calcext:value-type="float">
            <text:p>2.64E+05</text:p>
          </table:table-cell>
          <table:table-cell table:formula="of:=[.E185]*1000000000" office:value-type="float" office:value="1638264165.668" calcext:value-type="float">
            <text:p>1638264165.668</text:p>
          </table:table-cell>
          <table:table-cell office:value-type="float" office:value="1004398.89708948" calcext:value-type="float">
            <text:p>1.00E+06</text:p>
          </table:table-cell>
          <table:table-cell office:value-type="float" office:value="263876.42670921" calcext:value-type="float">
            <text:p>2.64E+05</text:p>
          </table:table-cell>
          <table:table-cell table:formula="of:=[.E185]*1000000000" office:value-type="float" office:value="1638264165.668" calcext:value-type="float">
            <text:p>1638264165.6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596136570706" calcext:value-type="float">
            <text:p>1.6596136571</text:p>
          </table:table-cell>
          <table:table-cell office:value-type="float" office:value="17976.3203215375" calcext:value-type="float">
            <text:p>1.80E+04</text:p>
          </table:table-cell>
          <table:table-cell office:value-type="float" office:value="136.3925625979" calcext:value-type="float">
            <text:p>136.3925625979</text:p>
          </table:table-cell>
          <table:table-cell table:style-name="ce7" office:value-type="float" office:value="532983.248680867" calcext:value-type="float">
            <text:p>5.33E+05</text:p>
          </table:table-cell>
          <table:table-cell office:value-type="float" office:value="9.7577555100677" calcext:value-type="float">
            <text:p>9.7577555101</text:p>
          </table:table-cell>
          <table:table-cell table:number-columns-repeated="2"/>
          <table:table-cell office:value-type="float" office:value="9.7577555100677" calcext:value-type="float">
            <text:p>9.7577555101</text:p>
          </table:table-cell>
          <table:table-cell office:value-type="float" office:value="17976.3203215375" calcext:value-type="float">
            <text:p>1.80E+04</text:p>
          </table:table-cell>
          <table:table-cell table:formula="of:=[.E186]*1000000000" office:value-type="float" office:value="1659613657.0706" calcext:value-type="float">
            <text:p>1659613657.0706</text:p>
          </table:table-cell>
          <table:table-cell table:style-name="ce9" office:value-type="float" office:value="532983.248680867" calcext:value-type="float">
            <text:p>5.33E+05</text:p>
          </table:table-cell>
          <table:table-cell office:value-type="float" office:value="17976.3203215375" calcext:value-type="float">
            <text:p>1.80E+04</text:p>
          </table:table-cell>
          <table:table-cell table:formula="of:=[.E186]*1000000000" office:value-type="float" office:value="1659613657.0706" calcext:value-type="float">
            <text:p>1659613657.0706</text:p>
          </table:table-cell>
          <table:table-cell table:style-name="ce2" office:value-type="float" office:value="136.3925625979" calcext:value-type="float">
            <text:p>136.3925625979</text:p>
          </table:table-cell>
          <table:table-cell office:value-type="float" office:value="17976.3203215375" calcext:value-type="float">
            <text:p>1.80E+04</text:p>
          </table:table-cell>
          <table:table-cell table:formula="of:=[.E186]*1000000000" office:value-type="float" office:value="1659613657.0706" calcext:value-type="float">
            <text:p>1659613657.07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25520479685" calcext:value-type="float">
            <text:p>1.662552048</text:p>
          </table:table-cell>
          <table:table-cell office:value-type="float" office:value="380325.83266556" calcext:value-type="float">
            <text:p>3.80E+05</text:p>
          </table:table-cell>
          <table:table-cell office:value-type="float" office:value="1072.29383592" calcext:value-type="float">
            <text:p>1072.29383592</text:p>
          </table:table-cell>
          <table:table-cell office:value-type="float" office:value="1462.4577095065" calcext:value-type="float">
            <text:p>1462.4577095065</text:p>
          </table:table-cell>
          <table:table-cell office:value-type="float" office:value="1199.1836306763" calcext:value-type="float">
            <text:p>1199.1836306763</text:p>
          </table:table-cell>
          <table:table-cell table:number-columns-repeated="2"/>
          <table:table-cell office:value-type="float" office:value="1199.1836306763" calcext:value-type="float">
            <text:p>1199.1836306763</text:p>
          </table:table-cell>
          <table:table-cell office:value-type="float" office:value="380325.83266556" calcext:value-type="float">
            <text:p>3.80E+05</text:p>
          </table:table-cell>
          <table:table-cell table:formula="of:=[.E187]*1000000000" office:value-type="float" office:value="1662552047.9685" calcext:value-type="float">
            <text:p>1662552047.9685</text:p>
          </table:table-cell>
          <table:table-cell office:value-type="float" office:value="1462.4577095065" calcext:value-type="float">
            <text:p>1462.4577095065</text:p>
          </table:table-cell>
          <table:table-cell office:value-type="float" office:value="380325.83266556" calcext:value-type="float">
            <text:p>3.80E+05</text:p>
          </table:table-cell>
          <table:table-cell table:formula="of:=[.E187]*1000000000" office:value-type="float" office:value="1662552047.9685" calcext:value-type="float">
            <text:p>1662552047.9685</text:p>
          </table:table-cell>
          <table:table-cell table:style-name="ce2" office:value-type="float" office:value="1072.29383592" calcext:value-type="float">
            <text:p>1072.29383592</text:p>
          </table:table-cell>
          <table:table-cell office:value-type="float" office:value="380325.83266556" calcext:value-type="float">
            <text:p>3.80E+05</text:p>
          </table:table-cell>
          <table:table-cell table:formula="of:=[.E187]*1000000000" office:value-type="float" office:value="1662552047.9685" calcext:value-type="float">
            <text:p>1662552047.968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6626794050905" calcext:value-type="float">
            <text:p>1.66E+00</text:p>
          </table:table-cell>
          <table:table-cell office:value-type="float" office:value="84455.7409217515" calcext:value-type="float">
            <text:p>8.45E+04</text:p>
          </table:table-cell>
          <table:table-cell office:value-type="float" office:value="52.830104585197" calcext:value-type="float">
            <text:p>52.8301045852</text:p>
          </table:table-cell>
          <table:table-cell table:style-name="ce7" office:value-type="float" office:value="90156.9497431314" calcext:value-type="float">
            <text:p>9.02E+04</text:p>
          </table:table-cell>
          <table:table-cell office:value-type="float" office:value="23.787154225894" calcext:value-type="float">
            <text:p>23.7871542259</text:p>
          </table:table-cell>
          <table:table-cell table:number-columns-repeated="2"/>
          <table:table-cell office:value-type="float" office:value="23.787154225894" calcext:value-type="float">
            <text:p>23.7871542259</text:p>
          </table:table-cell>
          <table:table-cell office:value-type="float" office:value="84455.7409217515" calcext:value-type="float">
            <text:p>8.45E+04</text:p>
          </table:table-cell>
          <table:table-cell table:formula="of:=[.E188]*1000000000" office:value-type="float" office:value="1662679405.0905" calcext:value-type="float">
            <text:p>1662679405.0905</text:p>
          </table:table-cell>
          <table:table-cell table:style-name="ce9" office:value-type="float" office:value="90156.9497431314" calcext:value-type="float">
            <text:p>9.02E+04</text:p>
          </table:table-cell>
          <table:table-cell office:value-type="float" office:value="84455.7409217515" calcext:value-type="float">
            <text:p>8.45E+04</text:p>
          </table:table-cell>
          <table:table-cell table:formula="of:=[.E188]*1000000000" office:value-type="float" office:value="1662679405.0905" calcext:value-type="float">
            <text:p>1662679405.0905</text:p>
          </table:table-cell>
          <table:table-cell table:style-name="ce2" office:value-type="float" office:value="52.830104585197" calcext:value-type="float">
            <text:p>52.8301045852</text:p>
          </table:table-cell>
          <table:table-cell office:value-type="float" office:value="84455.7409217515" calcext:value-type="float">
            <text:p>8.45E+04</text:p>
          </table:table-cell>
          <table:table-cell table:formula="of:=[.E188]*1000000000" office:value-type="float" office:value="1662679405.0905" calcext:value-type="float">
            <text:p>1662679405.09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37197241093" calcext:value-type="float">
            <text:p>1.6637197241</text:p>
          </table:table-cell>
          <table:table-cell office:value-type="float" office:value="198697.382090475" calcext:value-type="float">
            <text:p>1.99E+05</text:p>
          </table:table-cell>
          <table:table-cell office:value-type="float" office:value="1707.8312087282" calcext:value-type="float">
            <text:p>1707.8312087282</text:p>
          </table:table-cell>
          <table:table-cell office:value-type="float" office:value="3236.5056098174" calcext:value-type="float">
            <text:p>3236.5056098174</text:p>
          </table:table-cell>
          <table:table-cell office:value-type="float" office:value="4679.7795680228" calcext:value-type="float">
            <text:p>4679.7795680228</text:p>
          </table:table-cell>
          <table:table-cell table:number-columns-repeated="2"/>
          <table:table-cell office:value-type="float" office:value="4679.7795680228" calcext:value-type="float">
            <text:p>4679.7795680228</text:p>
          </table:table-cell>
          <table:table-cell office:value-type="float" office:value="198697.382090475" calcext:value-type="float">
            <text:p>1.99E+05</text:p>
          </table:table-cell>
          <table:table-cell table:formula="of:=[.E189]*1000000000" office:value-type="float" office:value="1663719724.1093" calcext:value-type="float">
            <text:p>1663719724.1093</text:p>
          </table:table-cell>
          <table:table-cell office:value-type="float" office:value="3236.5056098174" calcext:value-type="float">
            <text:p>3236.5056098174</text:p>
          </table:table-cell>
          <table:table-cell office:value-type="float" office:value="198697.382090475" calcext:value-type="float">
            <text:p>1.99E+05</text:p>
          </table:table-cell>
          <table:table-cell table:formula="of:=[.E189]*1000000000" office:value-type="float" office:value="1663719724.1093" calcext:value-type="float">
            <text:p>1663719724.1093</text:p>
          </table:table-cell>
          <table:table-cell table:style-name="ce2" office:value-type="float" office:value="1707.8312087282" calcext:value-type="float">
            <text:p>1707.8312087282</text:p>
          </table:table-cell>
          <table:table-cell office:value-type="float" office:value="198697.382090475" calcext:value-type="float">
            <text:p>1.99E+05</text:p>
          </table:table-cell>
          <table:table-cell table:formula="of:=[.E189]*1000000000" office:value-type="float" office:value="1663719724.1093" calcext:value-type="float">
            <text:p>1663719724.10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48124196075" calcext:value-type="float">
            <text:p>1.6648124196</text:p>
          </table:table-cell>
          <table:table-cell table:style-name="ce5" office:value-type="float" office:value="5898.1628341055" calcext:value-type="float">
            <text:p>5898.1628341055</text:p>
          </table:table-cell>
          <table:table-cell office:value-type="float" office:value="136.61836518203" calcext:value-type="float">
            <text:p>136.618365182</text:p>
          </table:table-cell>
          <table:table-cell office:value-type="float" office:value="8722.8806483803" calcext:value-type="float">
            <text:p>8722.8806483803</text:p>
          </table:table-cell>
          <table:table-cell office:value-type="float" office:value="123.21025532983" calcext:value-type="float">
            <text:p>123.2102553298</text:p>
          </table:table-cell>
          <table:table-cell table:number-columns-repeated="2"/>
          <table:table-cell office:value-type="float" office:value="123.21025532983" calcext:value-type="float">
            <text:p>123.2102553298</text:p>
          </table:table-cell>
          <table:table-cell table:style-name="ce2" office:value-type="float" office:value="5898.1628341055" calcext:value-type="float">
            <text:p>5898.1628341055</text:p>
          </table:table-cell>
          <table:table-cell table:formula="of:=[.E190]*1000000000" office:value-type="float" office:value="1664812419.6075" calcext:value-type="float">
            <text:p>1664812419.6075</text:p>
          </table:table-cell>
          <table:table-cell office:value-type="float" office:value="8722.8806483803" calcext:value-type="float">
            <text:p>8722.8806483803</text:p>
          </table:table-cell>
          <table:table-cell table:style-name="ce2" office:value-type="float" office:value="5898.1628341055" calcext:value-type="float">
            <text:p>5898.1628341055</text:p>
          </table:table-cell>
          <table:table-cell table:formula="of:=[.E190]*1000000000" office:value-type="float" office:value="1664812419.6075" calcext:value-type="float">
            <text:p>1664812419.6075</text:p>
          </table:table-cell>
          <table:table-cell table:style-name="ce2" office:value-type="float" office:value="136.61836518203" calcext:value-type="float">
            <text:p>136.618365182</text:p>
          </table:table-cell>
          <table:table-cell table:style-name="ce2" office:value-type="float" office:value="5898.1628341055" calcext:value-type="float">
            <text:p>5898.1628341055</text:p>
          </table:table-cell>
          <table:table-cell table:formula="of:=[.E190]*1000000000" office:value-type="float" office:value="1664812419.6075" calcext:value-type="float">
            <text:p>1664812419.60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58315769918" calcext:value-type="float">
            <text:p>1.665831577</text:p>
          </table:table-cell>
          <table:table-cell office:value-type="float" office:value="10469.5565692458" calcext:value-type="float">
            <text:p>1.05E+04</text:p>
          </table:table-cell>
          <table:table-cell table:style-name="ce7" office:value-type="float" office:value="14705.5502765043" calcext:value-type="float">
            <text:p>1.47E+04</text:p>
          </table:table-cell>
          <table:table-cell office:value-type="float" office:value="474.628185911" calcext:value-type="float">
            <text:p>474.628185911</text:p>
          </table:table-cell>
          <table:table-cell table:style-name="ce7" office:value-type="float" office:value="36938.6271939603" calcext:value-type="float">
            <text:p>3.69E+04</text:p>
          </table:table-cell>
          <table:table-cell table:number-columns-repeated="2"/>
          <table:table-cell table:style-name="ce9" office:value-type="float" office:value="36938.6271939603" calcext:value-type="float">
            <text:p>3.69E+04</text:p>
          </table:table-cell>
          <table:table-cell office:value-type="float" office:value="10469.5565692458" calcext:value-type="float">
            <text:p>1.05E+04</text:p>
          </table:table-cell>
          <table:table-cell table:formula="of:=[.E191]*1000000000" office:value-type="float" office:value="1665831576.9918" calcext:value-type="float">
            <text:p>1665831576.9918</text:p>
          </table:table-cell>
          <table:table-cell office:value-type="float" office:value="474.628185911" calcext:value-type="float">
            <text:p>474.628185911</text:p>
          </table:table-cell>
          <table:table-cell office:value-type="float" office:value="10469.5565692458" calcext:value-type="float">
            <text:p>1.05E+04</text:p>
          </table:table-cell>
          <table:table-cell table:formula="of:=[.E191]*1000000000" office:value-type="float" office:value="1665831576.9918" calcext:value-type="float">
            <text:p>1665831576.9918</text:p>
          </table:table-cell>
          <table:table-cell office:value-type="float" office:value="14705.5502765043" calcext:value-type="float">
            <text:p>1.47E+04</text:p>
          </table:table-cell>
          <table:table-cell office:value-type="float" office:value="10469.5565692458" calcext:value-type="float">
            <text:p>1.05E+04</text:p>
          </table:table-cell>
          <table:table-cell table:formula="of:=[.E191]*1000000000" office:value-type="float" office:value="1665831576.9918" calcext:value-type="float">
            <text:p>1665831576.99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838796050452" calcext:value-type="float">
            <text:p>1.683879605</text:p>
          </table:table-cell>
          <table:table-cell table:style-name="ce5" office:value-type="float" office:value="3087.9261565095" calcext:value-type="float">
            <text:p>3087.9261565095</text:p>
          </table:table-cell>
          <table:table-cell office:value-type="float" office:value="1414.7151219046" calcext:value-type="float">
            <text:p>1414.7151219046</text:p>
          </table:table-cell>
          <table:table-cell office:value-type="float" office:value="155.67737783503" calcext:value-type="float">
            <text:p>155.677377835</text:p>
          </table:table-cell>
          <table:table-cell office:value-type="float" office:value="1875.886785462" calcext:value-type="float">
            <text:p>1875.886785462</text:p>
          </table:table-cell>
          <table:table-cell table:number-columns-repeated="2"/>
          <table:table-cell office:value-type="float" office:value="1875.886785462" calcext:value-type="float">
            <text:p>1875.886785462</text:p>
          </table:table-cell>
          <table:table-cell table:style-name="ce2" office:value-type="float" office:value="3087.9261565095" calcext:value-type="float">
            <text:p>3087.9261565095</text:p>
          </table:table-cell>
          <table:table-cell table:formula="of:=[.E192]*1000000000" office:value-type="float" office:value="1683879605.0452" calcext:value-type="float">
            <text:p>1683879605.0452</text:p>
          </table:table-cell>
          <table:table-cell office:value-type="float" office:value="155.67737783503" calcext:value-type="float">
            <text:p>155.677377835</text:p>
          </table:table-cell>
          <table:table-cell table:style-name="ce2" office:value-type="float" office:value="3087.9261565095" calcext:value-type="float">
            <text:p>3087.9261565095</text:p>
          </table:table-cell>
          <table:table-cell table:formula="of:=[.E192]*1000000000" office:value-type="float" office:value="1683879605.0452" calcext:value-type="float">
            <text:p>1683879605.0452</text:p>
          </table:table-cell>
          <table:table-cell table:style-name="ce2" office:value-type="float" office:value="1414.7151219046" calcext:value-type="float">
            <text:p>1414.7151219046</text:p>
          </table:table-cell>
          <table:table-cell table:style-name="ce2" office:value-type="float" office:value="3087.9261565095" calcext:value-type="float">
            <text:p>3087.9261565095</text:p>
          </table:table-cell>
          <table:table-cell table:formula="of:=[.E192]*1000000000" office:value-type="float" office:value="1683879605.0452" calcext:value-type="float">
            <text:p>1683879605.045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7423985405344" calcext:value-type="float">
            <text:p>1.74E+00</text:p>
          </table:table-cell>
          <table:table-cell table:style-name="ce5" office:value-type="float" office:value="7716.1956419008" calcext:value-type="float">
            <text:p>7716.1956419008</text:p>
          </table:table-cell>
          <table:table-cell office:value-type="float" office:value="55.317781187078" calcext:value-type="float">
            <text:p>55.3177811871</text:p>
          </table:table-cell>
          <table:table-cell table:style-name="ce7" office:value-type="float" office:value="134281.502375624" calcext:value-type="float">
            <text:p>1.34E+05</text:p>
          </table:table-cell>
          <table:table-cell office:value-type="float" office:value="0.2955361790775" calcext:value-type="float">
            <text:p>0.2955361791</text:p>
          </table:table-cell>
          <table:table-cell table:number-columns-repeated="2"/>
          <table:table-cell office:value-type="float" office:value="0.2955361790775" calcext:value-type="float">
            <text:p>0.2955361791</text:p>
          </table:table-cell>
          <table:table-cell table:style-name="ce2" office:value-type="float" office:value="7716.1956419008" calcext:value-type="float">
            <text:p>7716.1956419008</text:p>
          </table:table-cell>
          <table:table-cell table:formula="of:=[.E193]*1000000000" office:value-type="float" office:value="1742398540.5344" calcext:value-type="float">
            <text:p>1742398540.5344</text:p>
          </table:table-cell>
          <table:table-cell table:style-name="ce9" office:value-type="float" office:value="134281.502375624" calcext:value-type="float">
            <text:p>1.34E+05</text:p>
          </table:table-cell>
          <table:table-cell table:style-name="ce2" office:value-type="float" office:value="7716.1956419008" calcext:value-type="float">
            <text:p>7716.1956419008</text:p>
          </table:table-cell>
          <table:table-cell table:formula="of:=[.E193]*1000000000" office:value-type="float" office:value="1742398540.5344" calcext:value-type="float">
            <text:p>1742398540.5344</text:p>
          </table:table-cell>
          <table:table-cell table:style-name="ce2" office:value-type="float" office:value="55.317781187078" calcext:value-type="float">
            <text:p>55.3177811871</text:p>
          </table:table-cell>
          <table:table-cell table:style-name="ce2" office:value-type="float" office:value="7716.1956419008" calcext:value-type="float">
            <text:p>7716.1956419008</text:p>
          </table:table-cell>
          <table:table-cell table:formula="of:=[.E193]*1000000000" office:value-type="float" office:value="1742398540.5344" calcext:value-type="float">
            <text:p>1742398540.5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460771612823" calcext:value-type="float">
            <text:p>1.7460771613</text:p>
          </table:table-cell>
          <table:table-cell office:value-type="float" office:value="10126.6043226585" calcext:value-type="float">
            <text:p>1.01E+04</text:p>
          </table:table-cell>
          <table:table-cell table:style-name="ce7" office:value-type="float" office:value="904747.448544606" calcext:value-type="float">
            <text:p>9.05E+05</text:p>
          </table:table-cell>
          <table:table-cell office:value-type="float" office:value="20.580981450314" calcext:value-type="float">
            <text:p>20.5809814503</text:p>
          </table:table-cell>
          <table:table-cell office:value-type="float" office:value="731.21949702576" calcext:value-type="float">
            <text:p>731.2194970258</text:p>
          </table:table-cell>
          <table:table-cell table:number-columns-repeated="2"/>
          <table:table-cell office:value-type="float" office:value="731.21949702576" calcext:value-type="float">
            <text:p>731.2194970258</text:p>
          </table:table-cell>
          <table:table-cell office:value-type="float" office:value="10126.6043226585" calcext:value-type="float">
            <text:p>1.01E+04</text:p>
          </table:table-cell>
          <table:table-cell table:formula="of:=[.E194]*1000000000" office:value-type="float" office:value="1746077161.2823" calcext:value-type="float">
            <text:p>1746077161.2823</text:p>
          </table:table-cell>
          <table:table-cell office:value-type="float" office:value="20.580981450314" calcext:value-type="float">
            <text:p>20.5809814503</text:p>
          </table:table-cell>
          <table:table-cell office:value-type="float" office:value="10126.6043226585" calcext:value-type="float">
            <text:p>1.01E+04</text:p>
          </table:table-cell>
          <table:table-cell table:formula="of:=[.E194]*1000000000" office:value-type="float" office:value="1746077161.2823" calcext:value-type="float">
            <text:p>1746077161.2823</text:p>
          </table:table-cell>
          <table:table-cell office:value-type="float" office:value="904747.448544606" calcext:value-type="float">
            <text:p>9.05E+05</text:p>
          </table:table-cell>
          <table:table-cell office:value-type="float" office:value="10126.6043226585" calcext:value-type="float">
            <text:p>1.01E+04</text:p>
          </table:table-cell>
          <table:table-cell table:formula="of:=[.E194]*1000000000" office:value-type="float" office:value="1746077161.2823" calcext:value-type="float">
            <text:p>1746077161.28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496834743604" calcext:value-type="float">
            <text:p>1.7496834744</text:p>
          </table:table-cell>
          <table:table-cell office:value-type="float" office:value="35973.3312358134" calcext:value-type="float">
            <text:p>3.60E+04</text:p>
          </table:table-cell>
          <table:table-cell office:value-type="float" office:value="284.93502665226" calcext:value-type="float">
            <text:p>284.9350266523</text:p>
          </table:table-cell>
          <table:table-cell table:style-name="ce7" office:value-type="float" office:value="175764.311886068" calcext:value-type="float">
            <text:p>1.76E+05</text:p>
          </table:table-cell>
          <table:table-cell office:value-type="float" office:value="1.0553355439985" calcext:value-type="float">
            <text:p>1.055335544</text:p>
          </table:table-cell>
          <table:table-cell table:number-columns-repeated="2"/>
          <table:table-cell office:value-type="float" office:value="1.0553355439985" calcext:value-type="float">
            <text:p>1.055335544</text:p>
          </table:table-cell>
          <table:table-cell office:value-type="float" office:value="35973.3312358134" calcext:value-type="float">
            <text:p>3.60E+04</text:p>
          </table:table-cell>
          <table:table-cell table:formula="of:=[.E195]*1000000000" office:value-type="float" office:value="1749683474.3604" calcext:value-type="float">
            <text:p>1749683474.3604</text:p>
          </table:table-cell>
          <table:table-cell table:style-name="ce9" office:value-type="float" office:value="175764.311886068" calcext:value-type="float">
            <text:p>1.76E+05</text:p>
          </table:table-cell>
          <table:table-cell office:value-type="float" office:value="35973.3312358134" calcext:value-type="float">
            <text:p>3.60E+04</text:p>
          </table:table-cell>
          <table:table-cell table:formula="of:=[.E195]*1000000000" office:value-type="float" office:value="1749683474.3604" calcext:value-type="float">
            <text:p>1749683474.3604</text:p>
          </table:table-cell>
          <table:table-cell table:style-name="ce2" office:value-type="float" office:value="284.93502665226" calcext:value-type="float">
            <text:p>284.9350266523</text:p>
          </table:table-cell>
          <table:table-cell office:value-type="float" office:value="35973.3312358134" calcext:value-type="float">
            <text:p>3.60E+04</text:p>
          </table:table-cell>
          <table:table-cell table:formula="of:=[.E195]*1000000000" office:value-type="float" office:value="1749683474.3604" calcext:value-type="float">
            <text:p>1749683474.36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543818754875" calcext:value-type="float">
            <text:p>1.7543818755</text:p>
          </table:table-cell>
          <table:table-cell table:style-name="ce5" office:value-type="float" office:value="9414.2407726043" calcext:value-type="float">
            <text:p>9414.2407726043</text:p>
          </table:table-cell>
          <table:table-cell office:value-type="float" office:value="53.982804039803" calcext:value-type="float">
            <text:p>53.9828040398</text:p>
          </table:table-cell>
          <table:table-cell table:style-name="ce7" office:value-type="float" office:value="818785.826623904" calcext:value-type="float">
            <text:p>8.19E+05</text:p>
          </table:table-cell>
          <table:table-cell office:value-type="float" office:value="1.865981637038" calcext:value-type="float">
            <text:p>1.865981637</text:p>
          </table:table-cell>
          <table:table-cell table:number-columns-repeated="2"/>
          <table:table-cell office:value-type="float" office:value="1.865981637038" calcext:value-type="float">
            <text:p>1.865981637</text:p>
          </table:table-cell>
          <table:table-cell table:style-name="ce2" office:value-type="float" office:value="9414.2407726043" calcext:value-type="float">
            <text:p>9414.2407726043</text:p>
          </table:table-cell>
          <table:table-cell table:formula="of:=[.E196]*1000000000" office:value-type="float" office:value="1754381875.4875" calcext:value-type="float">
            <text:p>1754381875.4875</text:p>
          </table:table-cell>
          <table:table-cell table:style-name="ce9" office:value-type="float" office:value="818785.826623904" calcext:value-type="float">
            <text:p>8.19E+05</text:p>
          </table:table-cell>
          <table:table-cell table:style-name="ce2" office:value-type="float" office:value="9414.2407726043" calcext:value-type="float">
            <text:p>9414.2407726043</text:p>
          </table:table-cell>
          <table:table-cell table:formula="of:=[.E196]*1000000000" office:value-type="float" office:value="1754381875.4875" calcext:value-type="float">
            <text:p>1754381875.4875</text:p>
          </table:table-cell>
          <table:table-cell table:style-name="ce2" office:value-type="float" office:value="53.982804039803" calcext:value-type="float">
            <text:p>53.9828040398</text:p>
          </table:table-cell>
          <table:table-cell table:style-name="ce2" office:value-type="float" office:value="9414.2407726043" calcext:value-type="float">
            <text:p>9414.2407726043</text:p>
          </table:table-cell>
          <table:table-cell table:formula="of:=[.E196]*1000000000" office:value-type="float" office:value="1754381875.4875" calcext:value-type="float">
            <text:p>1754381875.48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892597552587" calcext:value-type="float">
            <text:p>1.7892597553</text:p>
          </table:table-cell>
          <table:table-cell office:value-type="float" office:value="23347.1247860379" calcext:value-type="float">
            <text:p>2.33E+04</text:p>
          </table:table-cell>
          <table:table-cell table:style-name="ce7" office:value-type="float" office:value="295936.242037672" calcext:value-type="float">
            <text:p>2.96E+05</text:p>
          </table:table-cell>
          <table:table-cell office:value-type="float" office:value="1928.9831805206" calcext:value-type="float">
            <text:p>1928.9831805206</text:p>
          </table:table-cell>
          <table:table-cell table:style-name="ce7" office:value-type="float" office:value="92608.9968937476" calcext:value-type="float">
            <text:p>9.26E+04</text:p>
          </table:table-cell>
          <table:table-cell table:number-columns-repeated="2"/>
          <table:table-cell table:style-name="ce9" office:value-type="float" office:value="92608.9968937476" calcext:value-type="float">
            <text:p>9.26E+04</text:p>
          </table:table-cell>
          <table:table-cell office:value-type="float" office:value="23347.1247860379" calcext:value-type="float">
            <text:p>2.33E+04</text:p>
          </table:table-cell>
          <table:table-cell table:formula="of:=[.E197]*1000000000" office:value-type="float" office:value="1789259755.2587" calcext:value-type="float">
            <text:p>1789259755.2587</text:p>
          </table:table-cell>
          <table:table-cell office:value-type="float" office:value="1928.9831805206" calcext:value-type="float">
            <text:p>1928.9831805206</text:p>
          </table:table-cell>
          <table:table-cell office:value-type="float" office:value="23347.1247860379" calcext:value-type="float">
            <text:p>2.33E+04</text:p>
          </table:table-cell>
          <table:table-cell table:formula="of:=[.E197]*1000000000" office:value-type="float" office:value="1789259755.2587" calcext:value-type="float">
            <text:p>1789259755.2587</text:p>
          </table:table-cell>
          <table:table-cell office:value-type="float" office:value="295936.242037672" calcext:value-type="float">
            <text:p>2.96E+05</text:p>
          </table:table-cell>
          <table:table-cell office:value-type="float" office:value="23347.1247860379" calcext:value-type="float">
            <text:p>2.33E+04</text:p>
          </table:table-cell>
          <table:table-cell table:formula="of:=[.E197]*1000000000" office:value-type="float" office:value="1789259755.2587" calcext:value-type="float">
            <text:p>1789259755.25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324417819743" calcext:value-type="float">
            <text:p>1.832441782</text:p>
          </table:table-cell>
          <table:table-cell office:value-type="float" office:value="103148.302977438" calcext:value-type="float">
            <text:p>1.03E+05</text:p>
          </table:table-cell>
          <table:table-cell table:style-name="ce7" office:value-type="float" office:value="65526.1187429004" calcext:value-type="float">
            <text:p>6.55E+04</text:p>
          </table:table-cell>
          <table:table-cell office:value-type="float" office:value="1187.7806453469" calcext:value-type="float">
            <text:p>1187.7806453469</text:p>
          </table:table-cell>
          <table:table-cell office:value-type="float" office:value="207.15747535295" calcext:value-type="float">
            <text:p>207.157475353</text:p>
          </table:table-cell>
          <table:table-cell table:number-columns-repeated="2"/>
          <table:table-cell office:value-type="float" office:value="207.15747535295" calcext:value-type="float">
            <text:p>207.157475353</text:p>
          </table:table-cell>
          <table:table-cell office:value-type="float" office:value="103148.302977438" calcext:value-type="float">
            <text:p>1.03E+05</text:p>
          </table:table-cell>
          <table:table-cell table:formula="of:=[.E198]*1000000000" office:value-type="float" office:value="1832441781.9743" calcext:value-type="float">
            <text:p>1832441781.9743</text:p>
          </table:table-cell>
          <table:table-cell office:value-type="float" office:value="1187.7806453469" calcext:value-type="float">
            <text:p>1187.7806453469</text:p>
          </table:table-cell>
          <table:table-cell office:value-type="float" office:value="103148.302977438" calcext:value-type="float">
            <text:p>1.03E+05</text:p>
          </table:table-cell>
          <table:table-cell table:formula="of:=[.E198]*1000000000" office:value-type="float" office:value="1832441781.9743" calcext:value-type="float">
            <text:p>1832441781.9743</text:p>
          </table:table-cell>
          <table:table-cell office:value-type="float" office:value="65526.1187429004" calcext:value-type="float">
            <text:p>6.55E+04</text:p>
          </table:table-cell>
          <table:table-cell office:value-type="float" office:value="103148.302977438" calcext:value-type="float">
            <text:p>1.03E+05</text:p>
          </table:table-cell>
          <table:table-cell table:formula="of:=[.E198]*1000000000" office:value-type="float" office:value="1832441781.9743" calcext:value-type="float">
            <text:p>1832441781.974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8409335327315" calcext:value-type="float">
            <text:p>1.84E+00</text:p>
          </table:table-cell>
          <table:table-cell office:value-type="float" office:value="14645.1812799017" calcext:value-type="float">
            <text:p>1.46E+04</text:p>
          </table:table-cell>
          <table:table-cell table:style-name="ce7" office:value-type="float" office:value="993443.174419314" calcext:value-type="float">
            <text:p>9.93E+05</text:p>
          </table:table-cell>
          <table:table-cell office:value-type="float" office:value="732.77901392201" calcext:value-type="float">
            <text:p>732.779013922</text:p>
          </table:table-cell>
          <table:table-cell office:value-type="float" office:value="1156.7002376826" calcext:value-type="float">
            <text:p>1156.7002376826</text:p>
          </table:table-cell>
          <table:table-cell table:number-columns-repeated="2"/>
          <table:table-cell office:value-type="float" office:value="1156.7002376826" calcext:value-type="float">
            <text:p>1156.7002376826</text:p>
          </table:table-cell>
          <table:table-cell office:value-type="float" office:value="14645.1812799017" calcext:value-type="float">
            <text:p>1.46E+04</text:p>
          </table:table-cell>
          <table:table-cell table:formula="of:=[.E199]*1000000000" office:value-type="float" office:value="1840933532.7315" calcext:value-type="float">
            <text:p>1840933532.7315</text:p>
          </table:table-cell>
          <table:table-cell office:value-type="float" office:value="732.77901392201" calcext:value-type="float">
            <text:p>732.779013922</text:p>
          </table:table-cell>
          <table:table-cell office:value-type="float" office:value="14645.1812799017" calcext:value-type="float">
            <text:p>1.46E+04</text:p>
          </table:table-cell>
          <table:table-cell table:formula="of:=[.E199]*1000000000" office:value-type="float" office:value="1840933532.7315" calcext:value-type="float">
            <text:p>1840933532.7315</text:p>
          </table:table-cell>
          <table:table-cell office:value-type="float" office:value="993443.174419314" calcext:value-type="float">
            <text:p>9.93E+05</text:p>
          </table:table-cell>
          <table:table-cell office:value-type="float" office:value="14645.1812799017" calcext:value-type="float">
            <text:p>1.46E+04</text:p>
          </table:table-cell>
          <table:table-cell table:formula="of:=[.E199]*1000000000" office:value-type="float" office:value="1840933532.7315" calcext:value-type="float">
            <text:p>1840933532.73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561872051148" calcext:value-type="float">
            <text:p>1.8561872051</text:p>
          </table:table-cell>
          <table:table-cell office:value-type="float" office:value="16635.728614207" calcext:value-type="float">
            <text:p>1.66E+04</text:p>
          </table:table-cell>
          <table:table-cell office:value-type="float" office:value="203.42489424002" calcext:value-type="float">
            <text:p>203.42489424</text:p>
          </table:table-cell>
          <table:table-cell table:style-name="ce7" office:value-type="float" office:value="535790.918792959" calcext:value-type="float">
            <text:p>5.36E+05</text:p>
          </table:table-cell>
          <table:table-cell office:value-type="float" office:value="3.2669782963152" calcext:value-type="float">
            <text:p>3.2669782963</text:p>
          </table:table-cell>
          <table:table-cell table:number-columns-repeated="2"/>
          <table:table-cell office:value-type="float" office:value="3.2669782963152" calcext:value-type="float">
            <text:p>3.2669782963</text:p>
          </table:table-cell>
          <table:table-cell office:value-type="float" office:value="16635.728614207" calcext:value-type="float">
            <text:p>1.66E+04</text:p>
          </table:table-cell>
          <table:table-cell table:formula="of:=[.E200]*1000000000" office:value-type="float" office:value="1856187205.1148" calcext:value-type="float">
            <text:p>1856187205.1148</text:p>
          </table:table-cell>
          <table:table-cell table:style-name="ce9" office:value-type="float" office:value="535790.918792959" calcext:value-type="float">
            <text:p>5.36E+05</text:p>
          </table:table-cell>
          <table:table-cell office:value-type="float" office:value="16635.728614207" calcext:value-type="float">
            <text:p>1.66E+04</text:p>
          </table:table-cell>
          <table:table-cell table:formula="of:=[.E200]*1000000000" office:value-type="float" office:value="1856187205.1148" calcext:value-type="float">
            <text:p>1856187205.1148</text:p>
          </table:table-cell>
          <table:table-cell table:style-name="ce2" office:value-type="float" office:value="203.42489424002" calcext:value-type="float">
            <text:p>203.42489424</text:p>
          </table:table-cell>
          <table:table-cell office:value-type="float" office:value="16635.728614207" calcext:value-type="float">
            <text:p>1.66E+04</text:p>
          </table:table-cell>
          <table:table-cell table:formula="of:=[.E200]*1000000000" office:value-type="float" office:value="1856187205.1148" calcext:value-type="float">
            <text:p>1856187205.114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8567220314344" calcext:value-type="float">
            <text:p>1.86E+00</text:p>
          </table:table-cell>
          <table:table-cell office:value-type="float" office:value="121278.23723241" calcext:value-type="float">
            <text:p>1.21E+05</text:p>
          </table:table-cell>
          <table:table-cell table:style-name="ce7" office:value-type="float" office:value="4120687.82185556" calcext:value-type="float">
            <text:p>4.12E+06</text:p>
          </table:table-cell>
          <table:table-cell office:value-type="float" office:value="5272.347782459" calcext:value-type="float">
            <text:p>5272.347782459</text:p>
          </table:table-cell>
          <table:table-cell table:style-name="ce7" office:value-type="float" office:value="19741.7921988127" calcext:value-type="float">
            <text:p>1.97E+04</text:p>
          </table:table-cell>
          <table:table-cell table:number-columns-repeated="2"/>
          <table:table-cell table:style-name="ce9" office:value-type="float" office:value="19741.7921988127" calcext:value-type="float">
            <text:p>1.97E+04</text:p>
          </table:table-cell>
          <table:table-cell office:value-type="float" office:value="121278.23723241" calcext:value-type="float">
            <text:p>1.21E+05</text:p>
          </table:table-cell>
          <table:table-cell table:formula="of:=[.E201]*1000000000" office:value-type="float" office:value="1856722031.4344" calcext:value-type="float">
            <text:p>1856722031.4344</text:p>
          </table:table-cell>
          <table:table-cell office:value-type="float" office:value="5272.347782459" calcext:value-type="float">
            <text:p>5272.347782459</text:p>
          </table:table-cell>
          <table:table-cell office:value-type="float" office:value="121278.23723241" calcext:value-type="float">
            <text:p>1.21E+05</text:p>
          </table:table-cell>
          <table:table-cell table:formula="of:=[.E201]*1000000000" office:value-type="float" office:value="1856722031.4344" calcext:value-type="float">
            <text:p>1856722031.4344</text:p>
          </table:table-cell>
          <table:table-cell office:value-type="float" office:value="4120687.82185556" calcext:value-type="float">
            <text:p>4.12E+06</text:p>
          </table:table-cell>
          <table:table-cell office:value-type="float" office:value="121278.23723241" calcext:value-type="float">
            <text:p>1.21E+05</text:p>
          </table:table-cell>
          <table:table-cell table:formula="of:=[.E201]*1000000000" office:value-type="float" office:value="1856722031.4344" calcext:value-type="float">
            <text:p>1856722031.4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950208894169" calcext:value-type="float">
            <text:p>1.8950208894</text:p>
          </table:table-cell>
          <table:table-cell table:style-name="ce5" office:value-type="float" office:value="7819.3880072026" calcext:value-type="float">
            <text:p>7819.3880072026</text:p>
          </table:table-cell>
          <table:table-cell table:style-name="ce7" office:value-type="float" office:value="51031.7515011588" calcext:value-type="float">
            <text:p>5.10E+04</text:p>
          </table:table-cell>
          <table:table-cell office:value-type="float" office:value="1790.0426614896" calcext:value-type="float">
            <text:p>1790.0426614896</text:p>
          </table:table-cell>
          <table:table-cell table:style-name="ce7" office:value-type="float" office:value="20973.5724866554" calcext:value-type="float">
            <text:p>2.10E+04</text:p>
          </table:table-cell>
          <table:table-cell table:number-columns-repeated="2"/>
          <table:table-cell table:style-name="ce9" office:value-type="float" office:value="20973.5724866554" calcext:value-type="float">
            <text:p>2.10E+04</text:p>
          </table:table-cell>
          <table:table-cell table:style-name="ce2" office:value-type="float" office:value="7819.3880072026" calcext:value-type="float">
            <text:p>7819.3880072026</text:p>
          </table:table-cell>
          <table:table-cell table:formula="of:=[.E202]*1000000000" office:value-type="float" office:value="1895020889.4169" calcext:value-type="float">
            <text:p>1895020889.4169</text:p>
          </table:table-cell>
          <table:table-cell office:value-type="float" office:value="1790.0426614896" calcext:value-type="float">
            <text:p>1790.0426614896</text:p>
          </table:table-cell>
          <table:table-cell table:style-name="ce2" office:value-type="float" office:value="7819.3880072026" calcext:value-type="float">
            <text:p>7819.3880072026</text:p>
          </table:table-cell>
          <table:table-cell table:formula="of:=[.E202]*1000000000" office:value-type="float" office:value="1895020889.4169" calcext:value-type="float">
            <text:p>1895020889.4169</text:p>
          </table:table-cell>
          <table:table-cell office:value-type="float" office:value="51031.7515011588" calcext:value-type="float">
            <text:p>5.10E+04</text:p>
          </table:table-cell>
          <table:table-cell table:style-name="ce2" office:value-type="float" office:value="7819.3880072026" calcext:value-type="float">
            <text:p>7819.3880072026</text:p>
          </table:table-cell>
          <table:table-cell table:formula="of:=[.E202]*1000000000" office:value-type="float" office:value="1895020889.4169" calcext:value-type="float">
            <text:p>1895020889.416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213951768786" calcext:value-type="float">
            <text:p>1.92E+00</text:p>
          </table:table-cell>
          <table:table-cell office:value-type="float" office:value="71458.0334571585" calcext:value-type="float">
            <text:p>7.15E+04</text:p>
          </table:table-cell>
          <table:table-cell office:value-type="float" office:value="75.086672053047" calcext:value-type="float">
            <text:p>75.086672053</text:p>
          </table:table-cell>
          <table:table-cell table:style-name="ce7" office:value-type="float" office:value="2650958.70753164" calcext:value-type="float">
            <text:p>2.65E+06</text:p>
          </table:table-cell>
          <table:table-cell office:value-type="float" office:value="0.14716711248741" calcext:value-type="float">
            <text:p>0.1471671125</text:p>
          </table:table-cell>
          <table:table-cell table:number-columns-repeated="2"/>
          <table:table-cell office:value-type="float" office:value="0.14716711248741" calcext:value-type="float">
            <text:p>0.1471671125</text:p>
          </table:table-cell>
          <table:table-cell office:value-type="float" office:value="71458.0334571585" calcext:value-type="float">
            <text:p>7.15E+04</text:p>
          </table:table-cell>
          <table:table-cell table:formula="of:=[.E203]*1000000000" office:value-type="float" office:value="1921395176.8786" calcext:value-type="float">
            <text:p>1921395176.8786</text:p>
          </table:table-cell>
          <table:table-cell table:style-name="ce9" office:value-type="float" office:value="2650958.70753164" calcext:value-type="float">
            <text:p>2.65E+06</text:p>
          </table:table-cell>
          <table:table-cell office:value-type="float" office:value="71458.0334571585" calcext:value-type="float">
            <text:p>7.15E+04</text:p>
          </table:table-cell>
          <table:table-cell table:formula="of:=[.E203]*1000000000" office:value-type="float" office:value="1921395176.8786" calcext:value-type="float">
            <text:p>1921395176.8786</text:p>
          </table:table-cell>
          <table:table-cell table:style-name="ce2" office:value-type="float" office:value="75.086672053047" calcext:value-type="float">
            <text:p>75.086672053</text:p>
          </table:table-cell>
          <table:table-cell office:value-type="float" office:value="71458.0334571585" calcext:value-type="float">
            <text:p>7.15E+04</text:p>
          </table:table-cell>
          <table:table-cell table:formula="of:=[.E203]*1000000000" office:value-type="float" office:value="1921395176.8786" calcext:value-type="float">
            <text:p>1921395176.878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475921588376" calcext:value-type="float">
            <text:p>1.95E+00</text:p>
          </table:table-cell>
          <table:table-cell table:style-name="ce5" office:value-type="float" office:value="5106.4128253104" calcext:value-type="float">
            <text:p>5106.4128253104</text:p>
          </table:table-cell>
          <table:table-cell office:value-type="float" office:value="24.969663527414" calcext:value-type="float">
            <text:p>24.9696635274</text:p>
          </table:table-cell>
          <table:table-cell table:style-name="ce7" office:value-type="float" office:value="187458.553569304" calcext:value-type="float">
            <text:p>1.87E+05</text:p>
          </table:table-cell>
          <table:table-cell office:value-type="float" office:value="0.048007970772182" calcext:value-type="float">
            <text:p>0.0480079708</text:p>
          </table:table-cell>
          <table:table-cell table:number-columns-repeated="2"/>
          <table:table-cell office:value-type="float" office:value="0.048007970772182" calcext:value-type="float">
            <text:p>0.0480079708</text:p>
          </table:table-cell>
          <table:table-cell table:style-name="ce2" office:value-type="float" office:value="5106.4128253104" calcext:value-type="float">
            <text:p>5106.4128253104</text:p>
          </table:table-cell>
          <table:table-cell table:formula="of:=[.E204]*1000000000" office:value-type="float" office:value="1947592158.8376" calcext:value-type="float">
            <text:p>1947592158.8376</text:p>
          </table:table-cell>
          <table:table-cell table:style-name="ce9" office:value-type="float" office:value="187458.553569304" calcext:value-type="float">
            <text:p>1.87E+05</text:p>
          </table:table-cell>
          <table:table-cell table:style-name="ce2" office:value-type="float" office:value="5106.4128253104" calcext:value-type="float">
            <text:p>5106.4128253104</text:p>
          </table:table-cell>
          <table:table-cell table:formula="of:=[.E204]*1000000000" office:value-type="float" office:value="1947592158.8376" calcext:value-type="float">
            <text:p>1947592158.8376</text:p>
          </table:table-cell>
          <table:table-cell table:style-name="ce2" office:value-type="float" office:value="24.969663527414" calcext:value-type="float">
            <text:p>24.9696635274</text:p>
          </table:table-cell>
          <table:table-cell table:style-name="ce2" office:value-type="float" office:value="5106.4128253104" calcext:value-type="float">
            <text:p>5106.4128253104</text:p>
          </table:table-cell>
          <table:table-cell table:formula="of:=[.E204]*1000000000" office:value-type="float" office:value="1947592158.8376" calcext:value-type="float">
            <text:p>1947592158.83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534840945165" calcext:value-type="float">
            <text:p>1.9534840945</text:p>
          </table:table-cell>
          <table:table-cell table:style-name="ce5" office:value-type="float" office:value="8358.327421942" calcext:value-type="float">
            <text:p>8358.327421942</text:p>
          </table:table-cell>
          <table:table-cell table:style-name="ce7" office:value-type="float" office:value="78489.5342942883" calcext:value-type="float">
            <text:p>7.85E+04</text:p>
          </table:table-cell>
          <table:table-cell office:value-type="float" office:value="819.80102171983" calcext:value-type="float">
            <text:p>819.8010217198</text:p>
          </table:table-cell>
          <table:table-cell table:style-name="ce7" office:value-type="float" office:value="32599.0085783203" calcext:value-type="float">
            <text:p>3.26E+04</text:p>
          </table:table-cell>
          <table:table-cell table:number-columns-repeated="2"/>
          <table:table-cell table:style-name="ce9" office:value-type="float" office:value="32599.0085783203" calcext:value-type="float">
            <text:p>3.26E+04</text:p>
          </table:table-cell>
          <table:table-cell table:style-name="ce2" office:value-type="float" office:value="8358.327421942" calcext:value-type="float">
            <text:p>8358.327421942</text:p>
          </table:table-cell>
          <table:table-cell table:formula="of:=[.E205]*1000000000" office:value-type="float" office:value="1953484094.5165" calcext:value-type="float">
            <text:p>1953484094.5165</text:p>
          </table:table-cell>
          <table:table-cell office:value-type="float" office:value="819.80102171983" calcext:value-type="float">
            <text:p>819.8010217198</text:p>
          </table:table-cell>
          <table:table-cell table:style-name="ce2" office:value-type="float" office:value="8358.327421942" calcext:value-type="float">
            <text:p>8358.327421942</text:p>
          </table:table-cell>
          <table:table-cell table:formula="of:=[.E205]*1000000000" office:value-type="float" office:value="1953484094.5165" calcext:value-type="float">
            <text:p>1953484094.5165</text:p>
          </table:table-cell>
          <table:table-cell office:value-type="float" office:value="78489.5342942883" calcext:value-type="float">
            <text:p>7.85E+04</text:p>
          </table:table-cell>
          <table:table-cell table:style-name="ce2" office:value-type="float" office:value="8358.327421942" calcext:value-type="float">
            <text:p>8358.327421942</text:p>
          </table:table-cell>
          <table:table-cell table:formula="of:=[.E205]*1000000000" office:value-type="float" office:value="1953484094.5165" calcext:value-type="float">
            <text:p>1953484094.51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619186727712" calcext:value-type="float">
            <text:p>1.9619186728</text:p>
          </table:table-cell>
          <table:table-cell office:value-type="float" office:value="57917.4870917511" calcext:value-type="float">
            <text:p>5.79E+04</text:p>
          </table:table-cell>
          <table:table-cell office:value-type="float" office:value="454.71511252169" calcext:value-type="float">
            <text:p>454.7151125217</text:p>
          </table:table-cell>
          <table:table-cell table:style-name="ce7" office:value-type="float" office:value="269328.089954229" calcext:value-type="float">
            <text:p>2.69E+05</text:p>
          </table:table-cell>
          <table:table-cell office:value-type="float" office:value="1.6436971405339" calcext:value-type="float">
            <text:p>1.6436971405</text:p>
          </table:table-cell>
          <table:table-cell table:number-columns-repeated="2"/>
          <table:table-cell office:value-type="float" office:value="1.6436971405339" calcext:value-type="float">
            <text:p>1.6436971405</text:p>
          </table:table-cell>
          <table:table-cell office:value-type="float" office:value="57917.4870917511" calcext:value-type="float">
            <text:p>5.79E+04</text:p>
          </table:table-cell>
          <table:table-cell table:formula="of:=[.E206]*1000000000" office:value-type="float" office:value="1961918672.7712" calcext:value-type="float">
            <text:p>1961918672.7712</text:p>
          </table:table-cell>
          <table:table-cell table:style-name="ce9" office:value-type="float" office:value="269328.089954229" calcext:value-type="float">
            <text:p>2.69E+05</text:p>
          </table:table-cell>
          <table:table-cell office:value-type="float" office:value="57917.4870917511" calcext:value-type="float">
            <text:p>5.79E+04</text:p>
          </table:table-cell>
          <table:table-cell table:formula="of:=[.E206]*1000000000" office:value-type="float" office:value="1961918672.7712" calcext:value-type="float">
            <text:p>1961918672.7712</text:p>
          </table:table-cell>
          <table:table-cell table:style-name="ce2" office:value-type="float" office:value="454.71511252169" calcext:value-type="float">
            <text:p>454.7151125217</text:p>
          </table:table-cell>
          <table:table-cell office:value-type="float" office:value="57917.4870917511" calcext:value-type="float">
            <text:p>5.79E+04</text:p>
          </table:table-cell>
          <table:table-cell table:formula="of:=[.E206]*1000000000" office:value-type="float" office:value="1961918672.7712" calcext:value-type="float">
            <text:p>1961918672.77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753057976864" calcext:value-type="float">
            <text:p>1.9753057977</text:p>
          </table:table-cell>
          <table:table-cell table:style-name="ce5" office:value-type="float" office:value="3216.6004315014" calcext:value-type="float">
            <text:p>3216.6004315014</text:p>
          </table:table-cell>
          <table:table-cell office:value-type="float" office:value="470.03718509884" calcext:value-type="float">
            <text:p>470.0371850988</text:p>
          </table:table-cell>
          <table:table-cell office:value-type="float" office:value="28.792762851449" calcext:value-type="float">
            <text:p>28.7927628514</text:p>
          </table:table-cell>
          <table:table-cell office:value-type="float" office:value="23.215874056729" calcext:value-type="float">
            <text:p>23.2158740567</text:p>
          </table:table-cell>
          <table:table-cell table:number-columns-repeated="2"/>
          <table:table-cell office:value-type="float" office:value="23.215874056729" calcext:value-type="float">
            <text:p>23.2158740567</text:p>
          </table:table-cell>
          <table:table-cell table:style-name="ce2" office:value-type="float" office:value="3216.6004315014" calcext:value-type="float">
            <text:p>3216.6004315014</text:p>
          </table:table-cell>
          <table:table-cell table:formula="of:=[.E207]*1000000000" office:value-type="float" office:value="1975305797.6864" calcext:value-type="float">
            <text:p>1975305797.6864</text:p>
          </table:table-cell>
          <table:table-cell office:value-type="float" office:value="28.792762851449" calcext:value-type="float">
            <text:p>28.7927628514</text:p>
          </table:table-cell>
          <table:table-cell table:style-name="ce2" office:value-type="float" office:value="3216.6004315014" calcext:value-type="float">
            <text:p>3216.6004315014</text:p>
          </table:table-cell>
          <table:table-cell table:formula="of:=[.E207]*1000000000" office:value-type="float" office:value="1975305797.6864" calcext:value-type="float">
            <text:p>1975305797.6864</text:p>
          </table:table-cell>
          <table:table-cell table:style-name="ce2" office:value-type="float" office:value="470.03718509884" calcext:value-type="float">
            <text:p>470.0371850988</text:p>
          </table:table-cell>
          <table:table-cell table:style-name="ce2" office:value-type="float" office:value="3216.6004315014" calcext:value-type="float">
            <text:p>3216.6004315014</text:p>
          </table:table-cell>
          <table:table-cell table:formula="of:=[.E207]*1000000000" office:value-type="float" office:value="1975305797.6864" calcext:value-type="float">
            <text:p>1975305797.686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759228483341" calcext:value-type="float">
            <text:p>1.98E+00</text:p>
          </table:table-cell>
          <table:table-cell table:style-name="ce5" office:value-type="float" office:value="4.457136246422" calcext:value-type="float">
            <text:p>4.4571362464</text:p>
          </table:table-cell>
          <table:table-cell office:value-type="float" office:value="0.021319852608083" calcext:value-type="float">
            <text:p>0.0213198526</text:p>
          </table:table-cell>
          <table:table-cell office:value-type="float" office:value="304.59593307816" calcext:value-type="float">
            <text:p>304.5959330782</text:p>
          </table:table-cell>
          <table:table-cell table:style-name="ce7" office:value-type="float" office:value="0.000066016152976496" calcext:value-type="float">
            <text:p>6.60E-05</text:p>
          </table:table-cell>
          <table:table-cell table:number-columns-repeated="2"/>
          <table:table-cell table:style-name="ce9" office:value-type="float" office:value="0.000066016152976496" calcext:value-type="float">
            <text:p>6.60E-05</text:p>
          </table:table-cell>
          <table:table-cell table:style-name="ce2" office:value-type="float" office:value="4.457136246422" calcext:value-type="float">
            <text:p>4.4571362464</text:p>
          </table:table-cell>
          <table:table-cell table:formula="of:=[.E208]*1000000000" office:value-type="float" office:value="1975922848.3341" calcext:value-type="float">
            <text:p>1975922848.3341</text:p>
          </table:table-cell>
          <table:table-cell office:value-type="float" office:value="304.59593307816" calcext:value-type="float">
            <text:p>304.5959330782</text:p>
          </table:table-cell>
          <table:table-cell table:style-name="ce2" office:value-type="float" office:value="4.457136246422" calcext:value-type="float">
            <text:p>4.4571362464</text:p>
          </table:table-cell>
          <table:table-cell table:formula="of:=[.E208]*1000000000" office:value-type="float" office:value="1975922848.3341" calcext:value-type="float">
            <text:p>1975922848.3341</text:p>
          </table:table-cell>
          <table:table-cell table:style-name="ce2" office:value-type="float" office:value="0.021319852608083" calcext:value-type="float">
            <text:p>0.0213198526</text:p>
          </table:table-cell>
          <table:table-cell table:style-name="ce2" office:value-type="float" office:value="4.457136246422" calcext:value-type="float">
            <text:p>4.4571362464</text:p>
          </table:table-cell>
          <table:table-cell table:formula="of:=[.E208]*1000000000" office:value-type="float" office:value="1975922848.3341" calcext:value-type="float">
            <text:p>1975922848.33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771867795515" calcext:value-type="float">
            <text:p>1.9771867796</text:p>
          </table:table-cell>
          <table:table-cell table:style-name="ce5" office:value-type="float" office:value="1559.4755482975" calcext:value-type="float">
            <text:p>1559.4755482975</text:p>
          </table:table-cell>
          <table:table-cell office:value-type="float" office:value="341.4301799591" calcext:value-type="float">
            <text:p>341.4301799591</text:p>
          </table:table-cell>
          <table:table-cell office:value-type="float" office:value="9.9308990755206" calcext:value-type="float">
            <text:p>9.9308990755</text:p>
          </table:table-cell>
          <table:table-cell office:value-type="float" office:value="228.55427270859" calcext:value-type="float">
            <text:p>228.5542727086</text:p>
          </table:table-cell>
          <table:table-cell table:number-columns-repeated="2"/>
          <table:table-cell office:value-type="float" office:value="228.55427270859" calcext:value-type="float">
            <text:p>228.5542727086</text:p>
          </table:table-cell>
          <table:table-cell table:style-name="ce2" office:value-type="float" office:value="1559.4755482975" calcext:value-type="float">
            <text:p>1559.4755482975</text:p>
          </table:table-cell>
          <table:table-cell table:formula="of:=[.E209]*1000000000" office:value-type="float" office:value="1977186779.5515" calcext:value-type="float">
            <text:p>1977186779.5515</text:p>
          </table:table-cell>
          <table:table-cell office:value-type="float" office:value="9.9308990755206" calcext:value-type="float">
            <text:p>9.9308990755</text:p>
          </table:table-cell>
          <table:table-cell table:style-name="ce2" office:value-type="float" office:value="1559.4755482975" calcext:value-type="float">
            <text:p>1559.4755482975</text:p>
          </table:table-cell>
          <table:table-cell table:formula="of:=[.E209]*1000000000" office:value-type="float" office:value="1977186779.5515" calcext:value-type="float">
            <text:p>1977186779.5515</text:p>
          </table:table-cell>
          <table:table-cell table:style-name="ce2" office:value-type="float" office:value="341.4301799591" calcext:value-type="float">
            <text:p>341.4301799591</text:p>
          </table:table-cell>
          <table:table-cell table:style-name="ce2" office:value-type="float" office:value="1559.4755482975" calcext:value-type="float">
            <text:p>1559.4755482975</text:p>
          </table:table-cell>
          <table:table-cell table:formula="of:=[.E209]*1000000000" office:value-type="float" office:value="1977186779.5515" calcext:value-type="float">
            <text:p>1977186779.551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793829924556" calcext:value-type="float">
            <text:p>1.98E+00</text:p>
          </table:table-cell>
          <table:table-cell table:style-name="ce5" office:value-type="float" office:value="5253.197803952" calcext:value-type="float">
            <text:p>5253.197803952</text:p>
          </table:table-cell>
          <table:table-cell office:value-type="float" office:value="11.536554960407" calcext:value-type="float">
            <text:p>11.5365549604</text:p>
          </table:table-cell>
          <table:table-cell table:style-name="ce7" office:value-type="float" office:value="110169.766661618" calcext:value-type="float">
            <text:p>1.10E+05</text:p>
          </table:table-cell>
          <table:table-cell office:value-type="float" office:value="0.14884056853963" calcext:value-type="float">
            <text:p>0.1488405685</text:p>
          </table:table-cell>
          <table:table-cell table:number-columns-repeated="2"/>
          <table:table-cell office:value-type="float" office:value="0.14884056853963" calcext:value-type="float">
            <text:p>0.1488405685</text:p>
          </table:table-cell>
          <table:table-cell table:style-name="ce2" office:value-type="float" office:value="5253.197803952" calcext:value-type="float">
            <text:p>5253.197803952</text:p>
          </table:table-cell>
          <table:table-cell table:formula="of:=[.E210]*1000000000" office:value-type="float" office:value="1979382992.4556" calcext:value-type="float">
            <text:p>1979382992.4556</text:p>
          </table:table-cell>
          <table:table-cell table:style-name="ce9" office:value-type="float" office:value="110169.766661618" calcext:value-type="float">
            <text:p>1.10E+05</text:p>
          </table:table-cell>
          <table:table-cell table:style-name="ce2" office:value-type="float" office:value="5253.197803952" calcext:value-type="float">
            <text:p>5253.197803952</text:p>
          </table:table-cell>
          <table:table-cell table:formula="of:=[.E210]*1000000000" office:value-type="float" office:value="1979382992.4556" calcext:value-type="float">
            <text:p>1979382992.4556</text:p>
          </table:table-cell>
          <table:table-cell table:style-name="ce2" office:value-type="float" office:value="11.536554960407" calcext:value-type="float">
            <text:p>11.5365549604</text:p>
          </table:table-cell>
          <table:table-cell table:style-name="ce2" office:value-type="float" office:value="5253.197803952" calcext:value-type="float">
            <text:p>5253.197803952</text:p>
          </table:table-cell>
          <table:table-cell table:formula="of:=[.E210]*1000000000" office:value-type="float" office:value="1979382992.4556" calcext:value-type="float">
            <text:p>1979382992.455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2.0339983491553" calcext:value-type="float">
            <text:p>2.03E+00</text:p>
          </table:table-cell>
          <table:table-cell table:style-name="ce5" office:value-type="float" office:value="1739.6414844317" calcext:value-type="float">
            <text:p>1739.6414844317</text:p>
          </table:table-cell>
          <table:table-cell table:style-name="ce7" office:value-type="float" office:value="47539.3209616148" calcext:value-type="float">
            <text:p>4.75E+04</text:p>
          </table:table-cell>
          <table:table-cell office:value-type="float" office:value="88.670386660818" calcext:value-type="float">
            <text:p>88.6703866608</text:p>
          </table:table-cell>
          <table:table-cell office:value-type="float" office:value="131.23073624173" calcext:value-type="float">
            <text:p>131.2307362417</text:p>
          </table:table-cell>
          <table:table-cell table:number-columns-repeated="2"/>
          <table:table-cell office:value-type="float" office:value="131.23073624173" calcext:value-type="float">
            <text:p>131.2307362417</text:p>
          </table:table-cell>
          <table:table-cell table:style-name="ce2" office:value-type="float" office:value="1739.6414844317" calcext:value-type="float">
            <text:p>1739.6414844317</text:p>
          </table:table-cell>
          <table:table-cell table:formula="of:=[.E211]*1000000000" office:value-type="float" office:value="2033998349.1553" calcext:value-type="float">
            <text:p>2033998349.1553</text:p>
          </table:table-cell>
          <table:table-cell office:value-type="float" office:value="88.670386660818" calcext:value-type="float">
            <text:p>88.6703866608</text:p>
          </table:table-cell>
          <table:table-cell table:style-name="ce2" office:value-type="float" office:value="1739.6414844317" calcext:value-type="float">
            <text:p>1739.6414844317</text:p>
          </table:table-cell>
          <table:table-cell table:formula="of:=[.E211]*1000000000" office:value-type="float" office:value="2033998349.1553" calcext:value-type="float">
            <text:p>2033998349.1553</text:p>
          </table:table-cell>
          <table:table-cell office:value-type="float" office:value="47539.3209616148" calcext:value-type="float">
            <text:p>4.75E+04</text:p>
          </table:table-cell>
          <table:table-cell table:style-name="ce2" office:value-type="float" office:value="1739.6414844317" calcext:value-type="float">
            <text:p>1739.6414844317</text:p>
          </table:table-cell>
          <table:table-cell table:formula="of:=[.E211]*1000000000" office:value-type="float" office:value="2033998349.1553" calcext:value-type="float">
            <text:p>2033998349.15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.0393838497855" calcext:value-type="float">
            <text:p>2.0393838498</text:p>
          </table:table-cell>
          <table:table-cell table:style-name="ce5" office:value-type="float" office:value="0.21520984619611" calcext:value-type="float">
            <text:p>0.2152098462</text:p>
          </table:table-cell>
          <table:table-cell office:value-type="float" office:value="0.00091507869361118" calcext:value-type="float">
            <text:p>0.0009150787</text:p>
          </table:table-cell>
          <table:table-cell office:value-type="float" office:value="0.098771540486938" calcext:value-type="float">
            <text:p>0.0987715405</text:p>
          </table:table-cell>
          <table:table-cell table:style-name="ce7" office:value-type="float" office:value="0.00000087324418219728" calcext:value-type="float">
            <text:p>8.73E-07</text:p>
          </table:table-cell>
          <table:table-cell table:number-columns-repeated="2"/>
          <table:table-cell table:style-name="ce9" office:value-type="float" office:value="0.00000087324418219728" calcext:value-type="float">
            <text:p>8.73E-07</text:p>
          </table:table-cell>
          <table:table-cell table:style-name="ce2" office:value-type="float" office:value="0.21520984619611" calcext:value-type="float">
            <text:p>0.2152098462</text:p>
          </table:table-cell>
          <table:table-cell table:formula="of:=[.E212]*1000000000" office:value-type="float" office:value="2039383849.7855" calcext:value-type="float">
            <text:p>2039383849.7855</text:p>
          </table:table-cell>
          <table:table-cell office:value-type="float" office:value="0.098771540486938" calcext:value-type="float">
            <text:p>0.0987715405</text:p>
          </table:table-cell>
          <table:table-cell table:style-name="ce2" office:value-type="float" office:value="0.21520984619611" calcext:value-type="float">
            <text:p>0.2152098462</text:p>
          </table:table-cell>
          <table:table-cell table:formula="of:=[.E212]*1000000000" office:value-type="float" office:value="2039383849.7855" calcext:value-type="float">
            <text:p>2039383849.7855</text:p>
          </table:table-cell>
          <table:table-cell table:style-name="ce2" office:value-type="float" office:value="0.00091507869361118" calcext:value-type="float">
            <text:p>0.0009150787</text:p>
          </table:table-cell>
          <table:table-cell table:style-name="ce2" office:value-type="float" office:value="0.21520984619611" calcext:value-type="float">
            <text:p>0.2152098462</text:p>
          </table:table-cell>
          <table:table-cell table:formula="of:=[.E212]*1000000000" office:value-type="float" office:value="2039383849.7855" calcext:value-type="float">
            <text:p>2039383849.78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.050190418786" calcext:value-type="float">
            <text:p>2.0501904188</text:p>
          </table:table-cell>
          <table:table-cell table:style-name="ce5" office:value-type="float" office:value="1391.7340227397" calcext:value-type="float">
            <text:p>1391.7340227397</text:p>
          </table:table-cell>
          <table:table-cell table:style-name="ce7" office:value-type="float" office:value="20269.9466780597" calcext:value-type="float">
            <text:p>2.03E+04</text:p>
          </table:table-cell>
          <table:table-cell office:value-type="float" office:value="296.97631269182" calcext:value-type="float">
            <text:p>296.9763126918</text:p>
          </table:table-cell>
          <table:table-cell office:value-type="float" office:value="373.83536022371" calcext:value-type="float">
            <text:p>373.8353602237</text:p>
          </table:table-cell>
          <table:table-cell table:number-columns-repeated="2"/>
          <table:table-cell office:value-type="float" office:value="373.83536022371" calcext:value-type="float">
            <text:p>373.8353602237</text:p>
          </table:table-cell>
          <table:table-cell table:style-name="ce2" office:value-type="float" office:value="1391.7340227397" calcext:value-type="float">
            <text:p>1391.7340227397</text:p>
          </table:table-cell>
          <table:table-cell table:formula="of:=[.E213]*1000000000" office:value-type="float" office:value="2050190418.786" calcext:value-type="float">
            <text:p>2050190418.786</text:p>
          </table:table-cell>
          <table:table-cell office:value-type="float" office:value="296.97631269182" calcext:value-type="float">
            <text:p>296.9763126918</text:p>
          </table:table-cell>
          <table:table-cell table:style-name="ce2" office:value-type="float" office:value="1391.7340227397" calcext:value-type="float">
            <text:p>1391.7340227397</text:p>
          </table:table-cell>
          <table:table-cell table:formula="of:=[.E213]*1000000000" office:value-type="float" office:value="2050190418.786" calcext:value-type="float">
            <text:p>2050190418.786</text:p>
          </table:table-cell>
          <table:table-cell office:value-type="float" office:value="20269.9466780597" calcext:value-type="float">
            <text:p>2.03E+04</text:p>
          </table:table-cell>
          <table:table-cell table:style-name="ce2" office:value-type="float" office:value="1391.7340227397" calcext:value-type="float">
            <text:p>1391.7340227397</text:p>
          </table:table-cell>
          <table:table-cell table:formula="of:=[.E213]*1000000000" office:value-type="float" office:value="2050190418.786" calcext:value-type="float">
            <text:p>2050190418.786</text:p>
          </table:table-cell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Default" office:value-type="float" office:value="20151001" calcext:value-type="float">
            <text:p>2015100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req [GHz]</text:p>
          </table:table-cell>
          <table:table-cell table:style-name="ce5" office:value-type="string" calcext:value-type="string">
            <text:p>Qext</text:p>
          </table:table-cell>
          <table:table-cell office:value-type="string" calcext:value-type="string">
            <text:p>Vert [ohm/m]</text:p>
          </table:table-cell>
          <table:table-cell office:value-type="string" calcext:value-type="string">
            <text:p>Hori [ohm/m]</text:p>
          </table:table-cell>
          <table:table-cell office:value-type="string" calcext:value-type="string">
            <text:p>Longi [ohm]</text:p>
          </table:table-cell>
          <table:table-cell table:number-columns-repeated="2"/>
          <table:table-cell table:style-name="ce12" office:value-type="string" calcext:value-type="string">
            <text:p>Rl</text:p>
          </table:table-cell>
          <table:table-cell table:style-name="ce12"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table:style-name="ce12" office:value-type="string" calcext:value-type="string">
            <text:p>Rxd</text:p>
          </table:table-cell>
          <table:table-cell table:style-name="ce12"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table:style-name="ce12" office:value-type="string" calcext:value-type="string">
            <text:p>Ryd</text:p>
          </table:table-cell>
          <table:table-cell table:style-name="ce12"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40043789677518" calcext:value-type="float">
            <text:p>0.4004378968</text:p>
          </table:table-cell>
          <table:table-cell office:value-type="float" office:value="21541420403.1732" calcext:value-type="float">
            <text:p>2.15E+10</text:p>
          </table:table-cell>
          <table:table-cell table:style-name="ce7" office:value-type="float" office:value="38345087132337.2" calcext:value-type="float">
            <text:p>3.83E+13</text:p>
          </table:table-cell>
          <table:table-cell table:style-name="ce7" office:value-type="float" office:value="501387721.929628" calcext:value-type="float">
            <text:p>5.01E+08</text:p>
          </table:table-cell>
          <table:table-cell table:style-name="ce7" office:value-type="float" office:value="96502711.7532046" calcext:value-type="float">
            <text:p>9.65E+07</text:p>
          </table:table-cell>
          <table:table-cell table:number-columns-repeated="2"/>
          <table:table-cell table:style-name="ce9" office:value-type="float" office:value="96502711.7532046" calcext:value-type="float">
            <text:p>9.65E+07</text:p>
          </table:table-cell>
          <table:table-cell office:value-type="float" office:value="21541420403.1732" calcext:value-type="float">
            <text:p>2.15E+10</text:p>
          </table:table-cell>
          <table:table-cell table:formula="of:=[.E220]*1000000000" office:value-type="float" office:value="400437896.77518" calcext:value-type="float">
            <text:p>400437896.77518</text:p>
          </table:table-cell>
          <table:table-cell table:style-name="ce9" office:value-type="float" office:value="501387721.929628" calcext:value-type="float">
            <text:p>5.01E+08</text:p>
          </table:table-cell>
          <table:table-cell office:value-type="float" office:value="21541420403.1732" calcext:value-type="float">
            <text:p>2.15E+10</text:p>
          </table:table-cell>
          <table:table-cell office:value-type="float" office:value="400437896.77518" calcext:value-type="float">
            <text:p>400437896.77518</text:p>
          </table:table-cell>
          <table:table-cell office:value-type="float" office:value="38345087132337.2" calcext:value-type="float">
            <text:p>3.83E+13</text:p>
          </table:table-cell>
          <table:table-cell office:value-type="float" office:value="21541420403.1732" calcext:value-type="float">
            <text:p>2.15E+10</text:p>
          </table:table-cell>
          <table:table-cell office:value-type="float" office:value="400437896.77518" calcext:value-type="float">
            <text:p>400437896.7751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6706711974646" calcext:value-type="float">
            <text:p>5.67E-01</text:p>
          </table:table-cell>
          <table:table-cell office:value-type="float" office:value="2383.6208074134" calcext:value-type="float">
            <text:p>2.38E+03</text:p>
          </table:table-cell>
          <table:table-cell table:style-name="ce10" office:value-type="float" office:value="2454.0609917639" calcext:value-type="float">
            <text:p>2454.06</text:p>
          </table:table-cell>
          <table:table-cell table:style-name="ce11" office:value-type="float" office:value="130.23253144676" calcext:value-type="float">
            <text:p>1.30E+02</text:p>
          </table:table-cell>
          <table:table-cell table:style-name="ce11" office:value-type="float" office:value="44267.4269537917" calcext:value-type="float">
            <text:p>4.43E+04</text:p>
          </table:table-cell>
          <table:table-cell table:number-columns-repeated="2"/>
          <table:table-cell table:style-name="ce13" office:value-type="float" office:value="44267.4269537917" calcext:value-type="float">
            <text:p>4.43E+04</text:p>
          </table:table-cell>
          <table:table-cell office:value-type="float" office:value="2383.6208074134" calcext:value-type="float">
            <text:p>2.38E+03</text:p>
          </table:table-cell>
          <table:table-cell table:formula="of:=[.E221]*1000000000" office:value-type="float" office:value="567067119.74646" calcext:value-type="float">
            <text:p>567067119.74646</text:p>
          </table:table-cell>
          <table:table-cell table:style-name="ce13" office:value-type="float" office:value="130.23253144676" calcext:value-type="float">
            <text:p>1.30E+02</text:p>
          </table:table-cell>
          <table:table-cell office:value-type="float" office:value="2383.6208074134" calcext:value-type="float">
            <text:p>2.38E+03</text:p>
          </table:table-cell>
          <table:table-cell office:value-type="float" office:value="567067119.74646" calcext:value-type="float">
            <text:p>567067119.74646</text:p>
          </table:table-cell>
          <table:table-cell table:style-name="ce14" office:value-type="float" office:value="2454.0609917639" calcext:value-type="float">
            <text:p>2454.06</text:p>
          </table:table-cell>
          <table:table-cell office:value-type="float" office:value="2383.6208074134" calcext:value-type="float">
            <text:p>2.38E+03</text:p>
          </table:table-cell>
          <table:table-cell office:value-type="float" office:value="567067119.74646" calcext:value-type="float">
            <text:p>567067119.74646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7377736569098" calcext:value-type="float">
            <text:p>5.74E-01</text:p>
          </table:table-cell>
          <table:table-cell office:value-type="float" office:value="1266.8130291348" calcext:value-type="float">
            <text:p>1.27E+03</text:p>
          </table:table-cell>
          <table:table-cell table:style-name="ce10" office:value-type="float" office:value="0.17966860855092" calcext:value-type="float">
            <text:p>0.18</text:p>
          </table:table-cell>
          <table:table-cell table:style-name="ce11" office:value-type="float" office:value="3835.572966788" calcext:value-type="float">
            <text:p>3.84E+03</text:p>
          </table:table-cell>
          <table:table-cell table:style-name="ce11" office:value-type="float" office:value="0.054394086950104" calcext:value-type="float">
            <text:p>5.44E-02</text:p>
          </table:table-cell>
          <table:table-cell table:number-columns-repeated="2"/>
          <table:table-cell table:style-name="ce13" office:value-type="float" office:value="0.054394086950104" calcext:value-type="float">
            <text:p>5.44E-02</text:p>
          </table:table-cell>
          <table:table-cell office:value-type="float" office:value="1266.8130291348" calcext:value-type="float">
            <text:p>1.27E+03</text:p>
          </table:table-cell>
          <table:table-cell table:formula="of:=[.E222]*1000000000" office:value-type="float" office:value="573777365.69098" calcext:value-type="float">
            <text:p>573777365.69098</text:p>
          </table:table-cell>
          <table:table-cell table:style-name="ce13" office:value-type="float" office:value="3835.572966788" calcext:value-type="float">
            <text:p>3.84E+03</text:p>
          </table:table-cell>
          <table:table-cell office:value-type="float" office:value="1266.8130291348" calcext:value-type="float">
            <text:p>1.27E+03</text:p>
          </table:table-cell>
          <table:table-cell office:value-type="float" office:value="573777365.69098" calcext:value-type="float">
            <text:p>573777365.69098</text:p>
          </table:table-cell>
          <table:table-cell table:style-name="ce14" office:value-type="float" office:value="0.17966860855092" calcext:value-type="float">
            <text:p>0.18</text:p>
          </table:table-cell>
          <table:table-cell office:value-type="float" office:value="1266.8130291348" calcext:value-type="float">
            <text:p>1.27E+03</text:p>
          </table:table-cell>
          <table:table-cell office:value-type="float" office:value="573777365.69098" calcext:value-type="float">
            <text:p>573777365.6909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7398077712824" calcext:value-type="float">
            <text:p>5.74E-01</text:p>
          </table:table-cell>
          <table:table-cell table:style-name="ce10" office:value-type="float" office:value="1262.1880840925" calcext:value-type="float">
            <text:p>1262.19</text:p>
          </table:table-cell>
          <table:table-cell table:style-name="ce11" office:value-type="float" office:value="50.754081616573" calcext:value-type="float">
            <text:p>5.08E+01</text:p>
          </table:table-cell>
          <table:table-cell table:style-name="ce11" office:value-type="float" office:value="7.3271096814209" calcext:value-type="float">
            <text:p>7.33E+00</text:p>
          </table:table-cell>
          <table:table-cell office:value-type="float" office:value="7.8701608181776" calcext:value-type="float">
            <text:p>7.8701608182</text:p>
          </table:table-cell>
          <table:table-cell table:number-columns-repeated="2"/>
          <table:table-cell office:value-type="float" office:value="7.8701608181776" calcext:value-type="float">
            <text:p>7.8701608182</text:p>
          </table:table-cell>
          <table:table-cell table:style-name="ce14" office:value-type="float" office:value="1262.1880840925" calcext:value-type="float">
            <text:p>1262.19</text:p>
          </table:table-cell>
          <table:table-cell table:formula="of:=[.E223]*1000000000" office:value-type="float" office:value="573980777.12824" calcext:value-type="float">
            <text:p>573980777.12824</text:p>
          </table:table-cell>
          <table:table-cell table:style-name="ce13" office:value-type="float" office:value="7.3271096814209" calcext:value-type="float">
            <text:p>7.33E+00</text:p>
          </table:table-cell>
          <table:table-cell table:style-name="ce14" office:value-type="float" office:value="1262.1880840925" calcext:value-type="float">
            <text:p>1262.19</text:p>
          </table:table-cell>
          <table:table-cell office:value-type="float" office:value="573980777.12824" calcext:value-type="float">
            <text:p>573980777.12824</text:p>
          </table:table-cell>
          <table:table-cell table:style-name="ce13" office:value-type="float" office:value="50.754081616573" calcext:value-type="float">
            <text:p>5.08E+01</text:p>
          </table:table-cell>
          <table:table-cell table:style-name="ce14" office:value-type="float" office:value="1262.1880840925" calcext:value-type="float">
            <text:p>1262.19</text:p>
          </table:table-cell>
          <table:table-cell office:value-type="float" office:value="573980777.12824" calcext:value-type="float">
            <text:p>573980777.12824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58818106628069" calcext:value-type="float">
            <text:p>5.88E-01</text:p>
          </table:table-cell>
          <table:table-cell table:style-name="ce10" office:value-type="float" office:value="2323.6677526184" calcext:value-type="float">
            <text:p>2323.67</text:p>
          </table:table-cell>
          <table:table-cell table:style-name="ce11" office:value-type="float" office:value="191.18789704001" calcext:value-type="float">
            <text:p>1.91E+02</text:p>
          </table:table-cell>
          <table:table-cell table:style-name="ce11" office:value-type="float" office:value="151.03755901715" calcext:value-type="float">
            <text:p>1.51E+02</text:p>
          </table:table-cell>
          <table:table-cell table:style-name="ce7" office:value-type="float" office:value="89921.8751083531" calcext:value-type="float">
            <text:p>8.99E+04</text:p>
          </table:table-cell>
          <table:table-cell table:number-columns-repeated="2"/>
          <table:table-cell table:style-name="ce9" office:value-type="float" office:value="89921.8751083531" calcext:value-type="float">
            <text:p>8.99E+04</text:p>
          </table:table-cell>
          <table:table-cell table:style-name="ce14" office:value-type="float" office:value="2323.6677526184" calcext:value-type="float">
            <text:p>2323.67</text:p>
          </table:table-cell>
          <table:table-cell table:formula="of:=[.E224]*1000000000" office:value-type="float" office:value="588181066.28069" calcext:value-type="float">
            <text:p>588181066.28069</text:p>
          </table:table-cell>
          <table:table-cell table:style-name="ce13" office:value-type="float" office:value="151.03755901715" calcext:value-type="float">
            <text:p>1.51E+02</text:p>
          </table:table-cell>
          <table:table-cell table:style-name="ce14" office:value-type="float" office:value="2323.6677526184" calcext:value-type="float">
            <text:p>2323.67</text:p>
          </table:table-cell>
          <table:table-cell office:value-type="float" office:value="588181066.28069" calcext:value-type="float">
            <text:p>588181066.28069</text:p>
          </table:table-cell>
          <table:table-cell table:style-name="ce13" office:value-type="float" office:value="191.18789704001" calcext:value-type="float">
            <text:p>1.91E+02</text:p>
          </table:table-cell>
          <table:table-cell table:style-name="ce14" office:value-type="float" office:value="2323.6677526184" calcext:value-type="float">
            <text:p>2323.67</text:p>
          </table:table-cell>
          <table:table-cell office:value-type="float" office:value="588181066.28069" calcext:value-type="float">
            <text:p>588181066.28069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7592700665783" calcext:value-type="float">
            <text:p>6.76E-01</text:p>
          </table:table-cell>
          <table:table-cell table:style-name="ce10" office:value-type="float" office:value="1064.2040295053" calcext:value-type="float">
            <text:p>1064.20</text:p>
          </table:table-cell>
          <table:table-cell table:style-name="ce11" office:value-type="float" office:value="1.4505820383052" calcext:value-type="float">
            <text:p>1.45E+00</text:p>
          </table:table-cell>
          <table:table-cell table:style-name="ce11" office:value-type="float" office:value="31564.461872342" calcext:value-type="float">
            <text:p>3.16E+04</text:p>
          </table:table-cell>
          <table:table-cell office:value-type="float" office:value="2.0985798969857" calcext:value-type="float">
            <text:p>2.098579897</text:p>
          </table:table-cell>
          <table:table-cell table:number-columns-repeated="2"/>
          <table:table-cell office:value-type="float" office:value="2.0985798969857" calcext:value-type="float">
            <text:p>2.098579897</text:p>
          </table:table-cell>
          <table:table-cell table:style-name="ce14" office:value-type="float" office:value="1064.2040295053" calcext:value-type="float">
            <text:p>1064.20</text:p>
          </table:table-cell>
          <table:table-cell table:formula="of:=[.E225]*1000000000" office:value-type="float" office:value="675927006.65783" calcext:value-type="float">
            <text:p>675927006.65783</text:p>
          </table:table-cell>
          <table:table-cell table:style-name="ce13" office:value-type="float" office:value="31564.461872342" calcext:value-type="float">
            <text:p>3.16E+04</text:p>
          </table:table-cell>
          <table:table-cell table:style-name="ce14" office:value-type="float" office:value="1064.2040295053" calcext:value-type="float">
            <text:p>1064.20</text:p>
          </table:table-cell>
          <table:table-cell office:value-type="float" office:value="675927006.65783" calcext:value-type="float">
            <text:p>675927006.65783</text:p>
          </table:table-cell>
          <table:table-cell table:style-name="ce13" office:value-type="float" office:value="1.4505820383052" calcext:value-type="float">
            <text:p>1.45E+00</text:p>
          </table:table-cell>
          <table:table-cell table:style-name="ce14" office:value-type="float" office:value="1064.2040295053" calcext:value-type="float">
            <text:p>1064.20</text:p>
          </table:table-cell>
          <table:table-cell office:value-type="float" office:value="675927006.65783" calcext:value-type="float">
            <text:p>675927006.65783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763235602355" calcext:value-type="float">
            <text:p>6.76E-01</text:p>
          </table:table-cell>
          <table:table-cell table:style-name="ce10" office:value-type="float" office:value="19.697943929623" calcext:value-type="float">
            <text:p>19.70</text:p>
          </table:table-cell>
          <table:table-cell table:style-name="ce11" office:value-type="float" office:value="0.58464608492761" calcext:value-type="float">
            <text:p>5.85E-01</text:p>
          </table:table-cell>
          <table:table-cell table:style-name="ce11" office:value-type="float" office:value="12.213862882111" calcext:value-type="float">
            <text:p>1.22E+01</text:p>
          </table:table-cell>
          <table:table-cell office:value-type="float" office:value="2.2859709356045" calcext:value-type="float">
            <text:p>2.2859709356</text:p>
          </table:table-cell>
          <table:table-cell table:number-columns-repeated="2"/>
          <table:table-cell office:value-type="float" office:value="2.2859709356045" calcext:value-type="float">
            <text:p>2.2859709356</text:p>
          </table:table-cell>
          <table:table-cell table:style-name="ce14" office:value-type="float" office:value="19.697943929623" calcext:value-type="float">
            <text:p>19.70</text:p>
          </table:table-cell>
          <table:table-cell table:formula="of:=[.E226]*1000000000" office:value-type="float" office:value="676323560.2355" calcext:value-type="float">
            <text:p>676323560.2355</text:p>
          </table:table-cell>
          <table:table-cell table:style-name="ce13" office:value-type="float" office:value="12.213862882111" calcext:value-type="float">
            <text:p>1.22E+01</text:p>
          </table:table-cell>
          <table:table-cell table:style-name="ce14" office:value-type="float" office:value="19.697943929623" calcext:value-type="float">
            <text:p>19.70</text:p>
          </table:table-cell>
          <table:table-cell office:value-type="float" office:value="676323560.2355" calcext:value-type="float">
            <text:p>676323560.2355</text:p>
          </table:table-cell>
          <table:table-cell table:style-name="ce13" office:value-type="float" office:value="0.58464608492761" calcext:value-type="float">
            <text:p>5.85E-01</text:p>
          </table:table-cell>
          <table:table-cell table:style-name="ce14" office:value-type="float" office:value="19.697943929623" calcext:value-type="float">
            <text:p>19.70</text:p>
          </table:table-cell>
          <table:table-cell office:value-type="float" office:value="676323560.2355" calcext:value-type="float">
            <text:p>676323560.2355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7663605638605" calcext:value-type="float">
            <text:p>6.77E-01</text:p>
          </table:table-cell>
          <table:table-cell table:style-name="ce10" office:value-type="float" office:value="19.719125727814" calcext:value-type="float">
            <text:p>19.72</text:p>
          </table:table-cell>
          <table:table-cell table:style-name="ce11" office:value-type="float" office:value="5.4267739959486" calcext:value-type="float">
            <text:p>5.43E+00</text:p>
          </table:table-cell>
          <table:table-cell table:style-name="ce11" office:value-type="float" office:value="0.81163230799625" calcext:value-type="float">
            <text:p>8.12E-01</text:p>
          </table:table-cell>
          <table:table-cell office:value-type="float" office:value="0.23568791685602" calcext:value-type="float">
            <text:p>0.2356879169</text:p>
          </table:table-cell>
          <table:table-cell table:number-columns-repeated="2"/>
          <table:table-cell office:value-type="float" office:value="0.23568791685602" calcext:value-type="float">
            <text:p>0.2356879169</text:p>
          </table:table-cell>
          <table:table-cell table:style-name="ce14" office:value-type="float" office:value="19.719125727814" calcext:value-type="float">
            <text:p>19.72</text:p>
          </table:table-cell>
          <table:table-cell table:formula="of:=[.E227]*1000000000" office:value-type="float" office:value="676636056.38605" calcext:value-type="float">
            <text:p>676636056.38605</text:p>
          </table:table-cell>
          <table:table-cell table:style-name="ce13" office:value-type="float" office:value="0.81163230799625" calcext:value-type="float">
            <text:p>8.12E-01</text:p>
          </table:table-cell>
          <table:table-cell table:style-name="ce14" office:value-type="float" office:value="19.719125727814" calcext:value-type="float">
            <text:p>19.72</text:p>
          </table:table-cell>
          <table:table-cell office:value-type="float" office:value="676636056.38605" calcext:value-type="float">
            <text:p>676636056.38605</text:p>
          </table:table-cell>
          <table:table-cell table:style-name="ce13" office:value-type="float" office:value="5.4267739959486" calcext:value-type="float">
            <text:p>5.43E+00</text:p>
          </table:table-cell>
          <table:table-cell table:style-name="ce14" office:value-type="float" office:value="19.719125727814" calcext:value-type="float">
            <text:p>19.72</text:p>
          </table:table-cell>
          <table:table-cell office:value-type="float" office:value="676636056.38605" calcext:value-type="float">
            <text:p>676636056.38605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6857403413513" calcext:value-type="float">
            <text:p>6.86E-01</text:p>
          </table:table-cell>
          <table:table-cell table:style-name="ce10" office:value-type="float" office:value="19.434846018027" calcext:value-type="float">
            <text:p>19.43</text:p>
          </table:table-cell>
          <table:table-cell table:style-name="ce11" office:value-type="float" office:value="0.098117464161032" calcext:value-type="float">
            <text:p>9.81E-02</text:p>
          </table:table-cell>
          <table:table-cell table:style-name="ce11" office:value-type="float" office:value="9068.727596113" calcext:value-type="float">
            <text:p>9.07E+03</text:p>
          </table:table-cell>
          <table:table-cell table:style-name="ce7" office:value-type="float" office:value="0.000099671758815436" calcext:value-type="float">
            <text:p>9.97E-05</text:p>
          </table:table-cell>
          <table:table-cell table:number-columns-repeated="2"/>
          <table:table-cell table:style-name="ce9" office:value-type="float" office:value="0.000099671758815436" calcext:value-type="float">
            <text:p>9.97E-05</text:p>
          </table:table-cell>
          <table:table-cell table:style-name="ce14" office:value-type="float" office:value="19.434846018027" calcext:value-type="float">
            <text:p>19.43</text:p>
          </table:table-cell>
          <table:table-cell table:formula="of:=[.E228]*1000000000" office:value-type="float" office:value="685740341.3513" calcext:value-type="float">
            <text:p>685740341.3513</text:p>
          </table:table-cell>
          <table:table-cell table:style-name="ce13" office:value-type="float" office:value="9068.727596113" calcext:value-type="float">
            <text:p>9.07E+03</text:p>
          </table:table-cell>
          <table:table-cell table:style-name="ce14" office:value-type="float" office:value="19.434846018027" calcext:value-type="float">
            <text:p>19.43</text:p>
          </table:table-cell>
          <table:table-cell office:value-type="float" office:value="685740341.3513" calcext:value-type="float">
            <text:p>685740341.3513</text:p>
          </table:table-cell>
          <table:table-cell table:style-name="ce13" office:value-type="float" office:value="0.098117464161032" calcext:value-type="float">
            <text:p>9.81E-02</text:p>
          </table:table-cell>
          <table:table-cell table:style-name="ce14" office:value-type="float" office:value="19.434846018027" calcext:value-type="float">
            <text:p>19.43</text:p>
          </table:table-cell>
          <table:table-cell office:value-type="float" office:value="685740341.3513" calcext:value-type="float">
            <text:p>685740341.3513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70186147575621" calcext:value-type="float">
            <text:p>7.02E-01</text:p>
          </table:table-cell>
          <table:table-cell table:style-name="ce10" office:value-type="float" office:value="928.83448771245" calcext:value-type="float">
            <text:p>928.83</text:p>
          </table:table-cell>
          <table:table-cell table:style-name="ce11" office:value-type="float" office:value="1454.3621610529" calcext:value-type="float">
            <text:p>1.45E+03</text:p>
          </table:table-cell>
          <table:table-cell table:style-name="ce11" office:value-type="float" office:value="1656.0308988353" calcext:value-type="float">
            <text:p>1.66E+03</text:p>
          </table:table-cell>
          <table:table-cell office:value-type="float" office:value="5828.3886202314" calcext:value-type="float">
            <text:p>5828.3886202314</text:p>
          </table:table-cell>
          <table:table-cell table:number-columns-repeated="2"/>
          <table:table-cell office:value-type="float" office:value="5828.3886202314" calcext:value-type="float">
            <text:p>5828.3886202314</text:p>
          </table:table-cell>
          <table:table-cell table:style-name="ce14" office:value-type="float" office:value="928.83448771245" calcext:value-type="float">
            <text:p>928.83</text:p>
          </table:table-cell>
          <table:table-cell table:formula="of:=[.E229]*1000000000" office:value-type="float" office:value="701861475.75621" calcext:value-type="float">
            <text:p>701861475.75621</text:p>
          </table:table-cell>
          <table:table-cell table:style-name="ce13" office:value-type="float" office:value="1656.0308988353" calcext:value-type="float">
            <text:p>1.66E+03</text:p>
          </table:table-cell>
          <table:table-cell table:style-name="ce14" office:value-type="float" office:value="928.83448771245" calcext:value-type="float">
            <text:p>928.83</text:p>
          </table:table-cell>
          <table:table-cell office:value-type="float" office:value="701861475.75621" calcext:value-type="float">
            <text:p>701861475.75621</text:p>
          </table:table-cell>
          <table:table-cell table:style-name="ce13" office:value-type="float" office:value="1454.3621610529" calcext:value-type="float">
            <text:p>1.45E+03</text:p>
          </table:table-cell>
          <table:table-cell table:style-name="ce14" office:value-type="float" office:value="928.83448771245" calcext:value-type="float">
            <text:p>928.83</text:p>
          </table:table-cell>
          <table:table-cell office:value-type="float" office:value="701861475.75621" calcext:value-type="float">
            <text:p>701861475.75621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74662154941102" calcext:value-type="float">
            <text:p>7.47E-01</text:p>
          </table:table-cell>
          <table:table-cell table:style-name="ce10" office:value-type="float" office:value="7267.2778727823" calcext:value-type="float">
            <text:p>7267.28</text:p>
          </table:table-cell>
          <table:table-cell table:style-name="ce11" office:value-type="float" office:value="2232547.50196116" calcext:value-type="float">
            <text:p>2.23E+06</text:p>
          </table:table-cell>
          <table:table-cell table:style-name="ce11" office:value-type="float" office:value="30.364560159499" calcext:value-type="float">
            <text:p>3.04E+01</text:p>
          </table:table-cell>
          <table:table-cell office:value-type="float" office:value="522.70550317515" calcext:value-type="float">
            <text:p>522.7055031752</text:p>
          </table:table-cell>
          <table:table-cell table:number-columns-repeated="2"/>
          <table:table-cell office:value-type="float" office:value="522.70550317515" calcext:value-type="float">
            <text:p>522.7055031752</text:p>
          </table:table-cell>
          <table:table-cell table:style-name="ce14" office:value-type="float" office:value="7267.2778727823" calcext:value-type="float">
            <text:p>7267.28</text:p>
          </table:table-cell>
          <table:table-cell table:formula="of:=[.E230]*1000000000" office:value-type="float" office:value="746621549.41102" calcext:value-type="float">
            <text:p>746621549.41102</text:p>
          </table:table-cell>
          <table:table-cell table:style-name="ce13" office:value-type="float" office:value="30.364560159499" calcext:value-type="float">
            <text:p>3.04E+01</text:p>
          </table:table-cell>
          <table:table-cell table:style-name="ce14" office:value-type="float" office:value="7267.2778727823" calcext:value-type="float">
            <text:p>7267.28</text:p>
          </table:table-cell>
          <table:table-cell office:value-type="float" office:value="746621549.41102" calcext:value-type="float">
            <text:p>746621549.41102</text:p>
          </table:table-cell>
          <table:table-cell table:style-name="ce13" office:value-type="float" office:value="2232547.50196116" calcext:value-type="float">
            <text:p>2.23E+06</text:p>
          </table:table-cell>
          <table:table-cell table:style-name="ce14" office:value-type="float" office:value="7267.2778727823" calcext:value-type="float">
            <text:p>7267.28</text:p>
          </table:table-cell>
          <table:table-cell office:value-type="float" office:value="746621549.41102" calcext:value-type="float">
            <text:p>746621549.41102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79496778546638" calcext:value-type="float">
            <text:p>7.95E-01</text:p>
          </table:table-cell>
          <table:table-cell table:style-name="ce10" office:value-type="float" office:value="28890.1710002009" calcext:value-type="float">
            <text:p>28890.17</text:p>
          </table:table-cell>
          <table:table-cell table:style-name="ce11" office:value-type="float" office:value="5767.033648058" calcext:value-type="float">
            <text:p>5.77E+03</text:p>
          </table:table-cell>
          <table:table-cell table:style-name="ce11" office:value-type="float" office:value="399289.357662024" calcext:value-type="float">
            <text:p>3.99E+05</text:p>
          </table:table-cell>
          <table:table-cell office:value-type="float" office:value="2709.7704582515" calcext:value-type="float">
            <text:p>2709.7704582515</text:p>
          </table:table-cell>
          <table:table-cell table:number-columns-repeated="2"/>
          <table:table-cell office:value-type="float" office:value="2709.7704582515" calcext:value-type="float">
            <text:p>2709.7704582515</text:p>
          </table:table-cell>
          <table:table-cell table:style-name="ce14" office:value-type="float" office:value="28890.1710002009" calcext:value-type="float">
            <text:p>28890.17</text:p>
          </table:table-cell>
          <table:table-cell table:formula="of:=[.E231]*1000000000" office:value-type="float" office:value="794967785.46638" calcext:value-type="float">
            <text:p>794967785.46638</text:p>
          </table:table-cell>
          <table:table-cell table:style-name="ce13" office:value-type="float" office:value="399289.357662024" calcext:value-type="float">
            <text:p>3.99E+05</text:p>
          </table:table-cell>
          <table:table-cell table:style-name="ce14" office:value-type="float" office:value="28890.1710002009" calcext:value-type="float">
            <text:p>28890.17</text:p>
          </table:table-cell>
          <table:table-cell office:value-type="float" office:value="794967785.46638" calcext:value-type="float">
            <text:p>794967785.46638</text:p>
          </table:table-cell>
          <table:table-cell table:style-name="ce13" office:value-type="float" office:value="5767.033648058" calcext:value-type="float">
            <text:p>5.77E+03</text:p>
          </table:table-cell>
          <table:table-cell table:style-name="ce14" office:value-type="float" office:value="28890.1710002009" calcext:value-type="float">
            <text:p>28890.17</text:p>
          </table:table-cell>
          <table:table-cell office:value-type="float" office:value="794967785.46638" calcext:value-type="float">
            <text:p>794967785.4663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85455473237897" calcext:value-type="float">
            <text:p>8.55E-01</text:p>
          </table:table-cell>
          <table:table-cell table:style-name="ce10" office:value-type="float" office:value="0.78955063838567" calcext:value-type="float">
            <text:p>0.79</text:p>
          </table:table-cell>
          <table:table-cell table:style-name="ce11" office:value-type="float" office:value="0.0086026848576925" calcext:value-type="float">
            <text:p>8.60E-03</text:p>
          </table:table-cell>
          <table:table-cell table:style-name="ce11" office:value-type="float" office:value="0.76207489341063" calcext:value-type="float">
            <text:p>7.62E-01</text:p>
          </table:table-cell>
          <table:table-cell table:style-name="ce7" office:value-type="float" office:value="0.000002748077244837" calcext:value-type="float">
            <text:p>2.75E-06</text:p>
          </table:table-cell>
          <table:table-cell table:number-columns-repeated="2"/>
          <table:table-cell table:style-name="ce9" office:value-type="float" office:value="0.000002748077244837" calcext:value-type="float">
            <text:p>2.75E-06</text:p>
          </table:table-cell>
          <table:table-cell table:style-name="ce14" office:value-type="float" office:value="0.78955063838567" calcext:value-type="float">
            <text:p>0.79</text:p>
          </table:table-cell>
          <table:table-cell table:formula="of:=[.E232]*1000000000" office:value-type="float" office:value="854554732.37897" calcext:value-type="float">
            <text:p>854554732.37897</text:p>
          </table:table-cell>
          <table:table-cell table:style-name="ce13" office:value-type="float" office:value="0.76207489341063" calcext:value-type="float">
            <text:p>7.62E-01</text:p>
          </table:table-cell>
          <table:table-cell table:style-name="ce14" office:value-type="float" office:value="0.78955063838567" calcext:value-type="float">
            <text:p>0.79</text:p>
          </table:table-cell>
          <table:table-cell office:value-type="float" office:value="854554732.37897" calcext:value-type="float">
            <text:p>854554732.37897</text:p>
          </table:table-cell>
          <table:table-cell table:style-name="ce13" office:value-type="float" office:value="0.0086026848576925" calcext:value-type="float">
            <text:p>8.60E-03</text:p>
          </table:table-cell>
          <table:table-cell table:style-name="ce14" office:value-type="float" office:value="0.78955063838567" calcext:value-type="float">
            <text:p>0.79</text:p>
          </table:table-cell>
          <table:table-cell office:value-type="float" office:value="854554732.37897" calcext:value-type="float">
            <text:p>854554732.37897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92675030831008" calcext:value-type="float">
            <text:p>9.27E-01</text:p>
          </table:table-cell>
          <table:table-cell table:style-name="ce10" office:value-type="float" office:value="11662.2124595861" calcext:value-type="float">
            <text:p>11662.21</text:p>
          </table:table-cell>
          <table:table-cell table:style-name="ce11" office:value-type="float" office:value="9.5299590960122" calcext:value-type="float">
            <text:p>9.53E+00</text:p>
          </table:table-cell>
          <table:table-cell table:style-name="ce11" office:value-type="float" office:value="3705058.24117267" calcext:value-type="float">
            <text:p>3.71E+06</text:p>
          </table:table-cell>
          <table:table-cell office:value-type="float" office:value="0.20095800278678" calcext:value-type="float">
            <text:p>0.2009580028</text:p>
          </table:table-cell>
          <table:table-cell table:number-columns-repeated="2"/>
          <table:table-cell office:value-type="float" office:value="0.20095800278678" calcext:value-type="float">
            <text:p>0.2009580028</text:p>
          </table:table-cell>
          <table:table-cell table:style-name="ce14" office:value-type="float" office:value="11662.2124595861" calcext:value-type="float">
            <text:p>11662.21</text:p>
          </table:table-cell>
          <table:table-cell table:formula="of:=[.E233]*1000000000" office:value-type="float" office:value="926750308.31008" calcext:value-type="float">
            <text:p>926750308.31008</text:p>
          </table:table-cell>
          <table:table-cell table:style-name="ce13" office:value-type="float" office:value="3705058.24117267" calcext:value-type="float">
            <text:p>3.71E+06</text:p>
          </table:table-cell>
          <table:table-cell table:style-name="ce14" office:value-type="float" office:value="11662.2124595861" calcext:value-type="float">
            <text:p>11662.21</text:p>
          </table:table-cell>
          <table:table-cell office:value-type="float" office:value="926750308.31008" calcext:value-type="float">
            <text:p>926750308.31008</text:p>
          </table:table-cell>
          <table:table-cell table:style-name="ce13" office:value-type="float" office:value="9.5299590960122" calcext:value-type="float">
            <text:p>9.53E+00</text:p>
          </table:table-cell>
          <table:table-cell table:style-name="ce14" office:value-type="float" office:value="11662.2124595861" calcext:value-type="float">
            <text:p>11662.21</text:p>
          </table:table-cell>
          <table:table-cell office:value-type="float" office:value="926750308.31008" calcext:value-type="float">
            <text:p>926750308.3100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0.95877960428171" calcext:value-type="float">
            <text:p>9.59E-01</text:p>
          </table:table-cell>
          <table:table-cell table:style-name="ce10" office:value-type="float" office:value="9338.1830723049" calcext:value-type="float">
            <text:p>9338.18</text:p>
          </table:table-cell>
          <table:table-cell table:style-name="ce11" office:value-type="float" office:value="15457.8959951967" calcext:value-type="float">
            <text:p>1.55E+04</text:p>
          </table:table-cell>
          <table:table-cell table:style-name="ce11" office:value-type="float" office:value="277.56519606013" calcext:value-type="float">
            <text:p>2.78E+02</text:p>
          </table:table-cell>
          <table:table-cell table:style-name="ce7" office:value-type="float" office:value="90750.234468603" calcext:value-type="float">
            <text:p>9.08E+04</text:p>
          </table:table-cell>
          <table:table-cell table:number-columns-repeated="2"/>
          <table:table-cell table:style-name="ce9" office:value-type="float" office:value="90750.234468603" calcext:value-type="float">
            <text:p>9.08E+04</text:p>
          </table:table-cell>
          <table:table-cell table:style-name="ce14" office:value-type="float" office:value="9338.1830723049" calcext:value-type="float">
            <text:p>9338.18</text:p>
          </table:table-cell>
          <table:table-cell table:formula="of:=[.E234]*1000000000" office:value-type="float" office:value="958779604.28171" calcext:value-type="float">
            <text:p>958779604.28171</text:p>
          </table:table-cell>
          <table:table-cell table:style-name="ce13" office:value-type="float" office:value="277.56519606013" calcext:value-type="float">
            <text:p>2.78E+02</text:p>
          </table:table-cell>
          <table:table-cell table:style-name="ce14" office:value-type="float" office:value="9338.1830723049" calcext:value-type="float">
            <text:p>9338.18</text:p>
          </table:table-cell>
          <table:table-cell office:value-type="float" office:value="958779604.28171" calcext:value-type="float">
            <text:p>958779604.28171</text:p>
          </table:table-cell>
          <table:table-cell table:style-name="ce13" office:value-type="float" office:value="15457.8959951967" calcext:value-type="float">
            <text:p>1.55E+04</text:p>
          </table:table-cell>
          <table:table-cell table:style-name="ce14" office:value-type="float" office:value="9338.1830723049" calcext:value-type="float">
            <text:p>9338.18</text:p>
          </table:table-cell>
          <table:table-cell office:value-type="float" office:value="958779604.28171" calcext:value-type="float">
            <text:p>958779604.28171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243362366101" calcext:value-type="float">
            <text:p>1.02E+00</text:p>
          </table:table-cell>
          <table:table-cell table:style-name="ce10" office:value-type="float" office:value="14582.1382612681" calcext:value-type="float">
            <text:p>14582.14</text:p>
          </table:table-cell>
          <table:table-cell table:style-name="ce11" office:value-type="float" office:value="52741.9390730411" calcext:value-type="float">
            <text:p>5.27E+04</text:p>
          </table:table-cell>
          <table:table-cell table:style-name="ce11" office:value-type="float" office:value="142.57011280077" calcext:value-type="float">
            <text:p>1.43E+02</text:p>
          </table:table-cell>
          <table:table-cell office:value-type="float" office:value="1253.224449495" calcext:value-type="float">
            <text:p>1253.224449495</text:p>
          </table:table-cell>
          <table:table-cell table:number-columns-repeated="2"/>
          <table:table-cell office:value-type="float" office:value="1253.224449495" calcext:value-type="float">
            <text:p>1253.224449495</text:p>
          </table:table-cell>
          <table:table-cell table:style-name="ce14" office:value-type="float" office:value="14582.1382612681" calcext:value-type="float">
            <text:p>14582.14</text:p>
          </table:table-cell>
          <table:table-cell table:formula="of:=[.E235]*1000000000" office:value-type="float" office:value="1024336236.6101" calcext:value-type="float">
            <text:p>1024336236.6101</text:p>
          </table:table-cell>
          <table:table-cell table:style-name="ce13" office:value-type="float" office:value="142.57011280077" calcext:value-type="float">
            <text:p>1.43E+02</text:p>
          </table:table-cell>
          <table:table-cell table:style-name="ce14" office:value-type="float" office:value="14582.1382612681" calcext:value-type="float">
            <text:p>14582.14</text:p>
          </table:table-cell>
          <table:table-cell office:value-type="float" office:value="1024336236.6101" calcext:value-type="float">
            <text:p>1024336236.6101</text:p>
          </table:table-cell>
          <table:table-cell table:style-name="ce13" office:value-type="float" office:value="52741.9390730411" calcext:value-type="float">
            <text:p>5.27E+04</text:p>
          </table:table-cell>
          <table:table-cell table:style-name="ce14" office:value-type="float" office:value="14582.1382612681" calcext:value-type="float">
            <text:p>14582.14</text:p>
          </table:table-cell>
          <table:table-cell office:value-type="float" office:value="1024336236.6101" calcext:value-type="float">
            <text:p>1024336236.6101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27849240827" calcext:value-type="float">
            <text:p>1.03E+00</text:p>
          </table:table-cell>
          <table:table-cell table:style-name="ce10" office:value-type="float" office:value="160.87853828114" calcext:value-type="float">
            <text:p>160.88</text:p>
          </table:table-cell>
          <table:table-cell table:style-name="ce11" office:value-type="float" office:value="0.49050968370624" calcext:value-type="float">
            <text:p>4.91E-01</text:p>
          </table:table-cell>
          <table:table-cell table:style-name="ce11" office:value-type="float" office:value="885.80004001235" calcext:value-type="float">
            <text:p>8.86E+02</text:p>
          </table:table-cell>
          <table:table-cell office:value-type="float" office:value="0.060232363047068" calcext:value-type="float">
            <text:p>0.060232363</text:p>
          </table:table-cell>
          <table:table-cell table:number-columns-repeated="2"/>
          <table:table-cell office:value-type="float" office:value="0.060232363047068" calcext:value-type="float">
            <text:p>0.060232363</text:p>
          </table:table-cell>
          <table:table-cell table:style-name="ce14" office:value-type="float" office:value="160.87853828114" calcext:value-type="float">
            <text:p>160.88</text:p>
          </table:table-cell>
          <table:table-cell table:formula="of:=[.E236]*1000000000" office:value-type="float" office:value="1027849240.827" calcext:value-type="float">
            <text:p>1027849240.827</text:p>
          </table:table-cell>
          <table:table-cell table:style-name="ce13" office:value-type="float" office:value="885.80004001235" calcext:value-type="float">
            <text:p>8.86E+02</text:p>
          </table:table-cell>
          <table:table-cell table:style-name="ce14" office:value-type="float" office:value="160.87853828114" calcext:value-type="float">
            <text:p>160.88</text:p>
          </table:table-cell>
          <table:table-cell office:value-type="float" office:value="1027849240.827" calcext:value-type="float">
            <text:p>1027849240.827</text:p>
          </table:table-cell>
          <table:table-cell table:style-name="ce13" office:value-type="float" office:value="0.49050968370624" calcext:value-type="float">
            <text:p>4.91E-01</text:p>
          </table:table-cell>
          <table:table-cell table:style-name="ce14" office:value-type="float" office:value="160.87853828114" calcext:value-type="float">
            <text:p>160.88</text:p>
          </table:table-cell>
          <table:table-cell office:value-type="float" office:value="1027849240.827" calcext:value-type="float">
            <text:p>1027849240.827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290132504328" calcext:value-type="float">
            <text:p>1.03E+00</text:p>
          </table:table-cell>
          <table:table-cell table:style-name="ce10" office:value-type="float" office:value="116.32583483035" calcext:value-type="float">
            <text:p>116.33</text:p>
          </table:table-cell>
          <table:table-cell table:style-name="ce11" office:value-type="float" office:value="52.494253002425" calcext:value-type="float">
            <text:p>5.25E+01</text:p>
          </table:table-cell>
          <table:table-cell table:style-name="ce11" office:value-type="float" office:value="2.4084975786171" calcext:value-type="float">
            <text:p>2.41E+00</text:p>
          </table:table-cell>
          <table:table-cell office:value-type="float" office:value="21.134394338691" calcext:value-type="float">
            <text:p>21.1343943387</text:p>
          </table:table-cell>
          <table:table-cell table:number-columns-repeated="2"/>
          <table:table-cell office:value-type="float" office:value="21.134394338691" calcext:value-type="float">
            <text:p>21.1343943387</text:p>
          </table:table-cell>
          <table:table-cell table:style-name="ce14" office:value-type="float" office:value="116.32583483035" calcext:value-type="float">
            <text:p>116.33</text:p>
          </table:table-cell>
          <table:table-cell table:formula="of:=[.E237]*1000000000" office:value-type="float" office:value="1029013250.4328" calcext:value-type="float">
            <text:p>1029013250.4328</text:p>
          </table:table-cell>
          <table:table-cell table:style-name="ce13" office:value-type="float" office:value="2.4084975786171" calcext:value-type="float">
            <text:p>2.41E+00</text:p>
          </table:table-cell>
          <table:table-cell table:style-name="ce14" office:value-type="float" office:value="116.32583483035" calcext:value-type="float">
            <text:p>116.33</text:p>
          </table:table-cell>
          <table:table-cell office:value-type="float" office:value="1029013250.4328" calcext:value-type="float">
            <text:p>1029013250.4328</text:p>
          </table:table-cell>
          <table:table-cell table:style-name="ce13" office:value-type="float" office:value="52.494253002425" calcext:value-type="float">
            <text:p>5.25E+01</text:p>
          </table:table-cell>
          <table:table-cell table:style-name="ce14" office:value-type="float" office:value="116.32583483035" calcext:value-type="float">
            <text:p>116.33</text:p>
          </table:table-cell>
          <table:table-cell office:value-type="float" office:value="1029013250.4328" calcext:value-type="float">
            <text:p>1029013250.4328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381158922633" calcext:value-type="float">
            <text:p>1.04E+00</text:p>
          </table:table-cell>
          <table:table-cell table:style-name="ce10" office:value-type="float" office:value="111.11598915963" calcext:value-type="float">
            <text:p>111.12</text:p>
          </table:table-cell>
          <table:table-cell table:style-name="ce11" office:value-type="float" office:value="14.552354284294" calcext:value-type="float">
            <text:p>1.46E+01</text:p>
          </table:table-cell>
          <table:table-cell table:style-name="ce11" office:value-type="float" office:value="0.11508077929284" calcext:value-type="float">
            <text:p>1.15E-01</text:p>
          </table:table-cell>
          <table:table-cell office:value-type="float" office:value="0.73361796938505" calcext:value-type="float">
            <text:p>0.7336179694</text:p>
          </table:table-cell>
          <table:table-cell table:number-columns-repeated="2"/>
          <table:table-cell office:value-type="float" office:value="0.73361796938505" calcext:value-type="float">
            <text:p>0.7336179694</text:p>
          </table:table-cell>
          <table:table-cell table:style-name="ce14" office:value-type="float" office:value="111.11598915963" calcext:value-type="float">
            <text:p>111.12</text:p>
          </table:table-cell>
          <table:table-cell table:formula="of:=[.E238]*1000000000" office:value-type="float" office:value="1038115892.2633" calcext:value-type="float">
            <text:p>1038115892.2633</text:p>
          </table:table-cell>
          <table:table-cell table:style-name="ce13" office:value-type="float" office:value="0.11508077929284" calcext:value-type="float">
            <text:p>1.15E-01</text:p>
          </table:table-cell>
          <table:table-cell table:style-name="ce14" office:value-type="float" office:value="111.11598915963" calcext:value-type="float">
            <text:p>111.12</text:p>
          </table:table-cell>
          <table:table-cell office:value-type="float" office:value="1038115892.2633" calcext:value-type="float">
            <text:p>1038115892.2633</text:p>
          </table:table-cell>
          <table:table-cell table:style-name="ce13" office:value-type="float" office:value="14.552354284294" calcext:value-type="float">
            <text:p>1.46E+01</text:p>
          </table:table-cell>
          <table:table-cell table:style-name="ce14" office:value-type="float" office:value="111.11598915963" calcext:value-type="float">
            <text:p>111.12</text:p>
          </table:table-cell>
          <table:table-cell office:value-type="float" office:value="1038115892.2633" calcext:value-type="float">
            <text:p>1038115892.2633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0726987980132" calcext:value-type="float">
            <text:p>1.07E+00</text:p>
          </table:table-cell>
          <table:table-cell table:style-name="ce10" office:value-type="float" office:value="360.73840542995" calcext:value-type="float">
            <text:p>360.74</text:p>
          </table:table-cell>
          <table:table-cell table:style-name="ce11" office:value-type="float" office:value="4137.3917798499" calcext:value-type="float">
            <text:p>4.14E+03</text:p>
          </table:table-cell>
          <table:table-cell table:style-name="ce11" office:value-type="float" office:value="17.070677668447" calcext:value-type="float">
            <text:p>1.71E+01</text:p>
          </table:table-cell>
          <table:table-cell office:value-type="float" office:value="16.033070984695" calcext:value-type="float">
            <text:p>16.0330709847</text:p>
          </table:table-cell>
          <table:table-cell table:number-columns-repeated="2"/>
          <table:table-cell office:value-type="float" office:value="16.033070984695" calcext:value-type="float">
            <text:p>16.0330709847</text:p>
          </table:table-cell>
          <table:table-cell table:style-name="ce14" office:value-type="float" office:value="360.73840542995" calcext:value-type="float">
            <text:p>360.74</text:p>
          </table:table-cell>
          <table:table-cell table:formula="of:=[.E239]*1000000000" office:value-type="float" office:value="1072698798.0132" calcext:value-type="float">
            <text:p>1072698798.0132</text:p>
          </table:table-cell>
          <table:table-cell table:style-name="ce13" office:value-type="float" office:value="17.070677668447" calcext:value-type="float">
            <text:p>1.71E+01</text:p>
          </table:table-cell>
          <table:table-cell table:style-name="ce14" office:value-type="float" office:value="360.73840542995" calcext:value-type="float">
            <text:p>360.74</text:p>
          </table:table-cell>
          <table:table-cell office:value-type="float" office:value="1072698798.0132" calcext:value-type="float">
            <text:p>1072698798.0132</text:p>
          </table:table-cell>
          <table:table-cell table:style-name="ce13" office:value-type="float" office:value="4137.3917798499" calcext:value-type="float">
            <text:p>4.14E+03</text:p>
          </table:table-cell>
          <table:table-cell table:style-name="ce14" office:value-type="float" office:value="360.73840542995" calcext:value-type="float">
            <text:p>360.74</text:p>
          </table:table-cell>
          <table:table-cell office:value-type="float" office:value="1072698798.0132" calcext:value-type="float">
            <text:p>1072698798.0132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1017994871206" calcext:value-type="float">
            <text:p>1.10E+00</text:p>
          </table:table-cell>
          <table:table-cell table:style-name="ce10" office:value-type="float" office:value="2063.5829360601" calcext:value-type="float">
            <text:p>2063.58</text:p>
          </table:table-cell>
          <table:table-cell table:style-name="ce11" office:value-type="float" office:value="0.29194263399507" calcext:value-type="float">
            <text:p>2.92E-01</text:p>
          </table:table-cell>
          <table:table-cell table:style-name="ce11" office:value-type="float" office:value="4344.0908033849" calcext:value-type="float">
            <text:p>4.34E+03</text:p>
          </table:table-cell>
          <table:table-cell office:value-type="float" office:value="0.0094780020911462" calcext:value-type="float">
            <text:p>0.0094780021</text:p>
          </table:table-cell>
          <table:table-cell table:number-columns-repeated="2"/>
          <table:table-cell office:value-type="float" office:value="0.0094780020911462" calcext:value-type="float">
            <text:p>0.0094780021</text:p>
          </table:table-cell>
          <table:table-cell table:style-name="ce14" office:value-type="float" office:value="2063.5829360601" calcext:value-type="float">
            <text:p>2063.58</text:p>
          </table:table-cell>
          <table:table-cell table:formula="of:=[.E240]*1000000000" office:value-type="float" office:value="1101799487.1206" calcext:value-type="float">
            <text:p>1101799487.1206</text:p>
          </table:table-cell>
          <table:table-cell table:style-name="ce13" office:value-type="float" office:value="4344.0908033849" calcext:value-type="float">
            <text:p>4.34E+03</text:p>
          </table:table-cell>
          <table:table-cell table:style-name="ce14" office:value-type="float" office:value="2063.5829360601" calcext:value-type="float">
            <text:p>2063.58</text:p>
          </table:table-cell>
          <table:table-cell office:value-type="float" office:value="1101799487.1206" calcext:value-type="float">
            <text:p>1101799487.1206</text:p>
          </table:table-cell>
          <table:table-cell table:style-name="ce13" office:value-type="float" office:value="0.29194263399507" calcext:value-type="float">
            <text:p>2.92E-01</text:p>
          </table:table-cell>
          <table:table-cell table:style-name="ce14" office:value-type="float" office:value="2063.5829360601" calcext:value-type="float">
            <text:p>2063.58</text:p>
          </table:table-cell>
          <table:table-cell office:value-type="float" office:value="1101799487.1206" calcext:value-type="float">
            <text:p>1101799487.1206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float" office:value="1.104758564965" calcext:value-type="float">
            <text:p>1.10E+00</text:p>
          </table:table-cell>
          <table:table-cell table:style-name="ce10" office:value-type="float" office:value="9889.3241696676" calcext:value-type="float">
            <text:p>9889.32</text:p>
          </table:table-cell>
          <table:table-cell table:style-name="ce11" office:value-type="float" office:value="4240.5211559013" calcext:value-type="float">
            <text:p>4.24E+03</text:p>
          </table:table-cell>
          <table:table-cell table:style-name="ce11" office:value-type="float" office:value="37.541226786199" calcext:value-type="float">
            <text:p>3.75E+01</text:p>
          </table:table-cell>
          <table:table-cell office:value-type="float" office:value="757.28279800239" calcext:value-type="float">
            <text:p>757.2827980024</text:p>
          </table:table-cell>
          <table:table-cell table:number-columns-repeated="2"/>
          <table:table-cell office:value-type="float" office:value="757.28279800239" calcext:value-type="float">
            <text:p>757.2827980024</text:p>
          </table:table-cell>
          <table:table-cell table:style-name="ce14" office:value-type="float" office:value="9889.3241696676" calcext:value-type="float">
            <text:p>9889.32</text:p>
          </table:table-cell>
          <table:table-cell table:formula="of:=[.E241]*1000000000" office:value-type="float" office:value="1104758564.965" calcext:value-type="float">
            <text:p>1104758564.965</text:p>
          </table:table-cell>
          <table:table-cell table:style-name="ce13" office:value-type="float" office:value="37.541226786199" calcext:value-type="float">
            <text:p>3.75E+01</text:p>
          </table:table-cell>
          <table:table-cell table:style-name="ce14" office:value-type="float" office:value="9889.3241696676" calcext:value-type="float">
            <text:p>9889.32</text:p>
          </table:table-cell>
          <table:table-cell office:value-type="float" office:value="1104758564.965" calcext:value-type="float">
            <text:p>1104758564.965</text:p>
          </table:table-cell>
          <table:table-cell table:style-name="ce13" office:value-type="float" office:value="4240.5211559013" calcext:value-type="float">
            <text:p>4.24E+03</text:p>
          </table:table-cell>
          <table:table-cell table:style-name="ce14" office:value-type="float" office:value="9889.3241696676" calcext:value-type="float">
            <text:p>9889.32</text:p>
          </table:table-cell>
          <table:table-cell office:value-type="float" office:value="1104758564.965" calcext:value-type="float">
            <text:p>1104758564.9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1083930511793" calcext:value-type="float">
            <text:p>1.1083930512</text:p>
          </table:table-cell>
          <table:table-cell office:value-type="float" office:value="16667.4071238305" calcext:value-type="float">
            <text:p>1.67E+04</text:p>
          </table:table-cell>
          <table:table-cell office:value-type="float" office:value="6220.1989970446" calcext:value-type="float">
            <text:p>6220.1989970446</text:p>
          </table:table-cell>
          <table:table-cell office:value-type="float" office:value="147.52557766208" calcext:value-type="float">
            <text:p>147.5255776621</text:p>
          </table:table-cell>
          <table:table-cell office:value-type="float" office:value="233.04585689855" calcext:value-type="float">
            <text:p>233.0458568986</text:p>
          </table:table-cell>
          <table:table-cell table:number-columns-repeated="2"/>
          <table:table-cell office:value-type="float" office:value="233.04585689855" calcext:value-type="float">
            <text:p>233.0458568986</text:p>
          </table:table-cell>
          <table:table-cell office:value-type="float" office:value="16667.4071238305" calcext:value-type="float">
            <text:p>1.67E+04</text:p>
          </table:table-cell>
          <table:table-cell table:formula="of:=[.E242]*1000000000" office:value-type="float" office:value="1108393051.1793" calcext:value-type="float">
            <text:p>1108393051.1793</text:p>
          </table:table-cell>
          <table:table-cell office:value-type="float" office:value="147.52557766208" calcext:value-type="float">
            <text:p>147.5255776621</text:p>
          </table:table-cell>
          <table:table-cell office:value-type="float" office:value="16667.4071238305" calcext:value-type="float">
            <text:p>1.67E+04</text:p>
          </table:table-cell>
          <table:table-cell office:value-type="float" office:value="1108393051.1793" calcext:value-type="float">
            <text:p>1108393051.1793</text:p>
          </table:table-cell>
          <table:table-cell table:style-name="ce2" office:value-type="float" office:value="6220.1989970446" calcext:value-type="float">
            <text:p>6220.1989970446</text:p>
          </table:table-cell>
          <table:table-cell office:value-type="float" office:value="16667.4071238305" calcext:value-type="float">
            <text:p>1.67E+04</text:p>
          </table:table-cell>
          <table:table-cell office:value-type="float" office:value="1108393051.1793" calcext:value-type="float">
            <text:p>1108393051.1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1431918999881" calcext:value-type="float">
            <text:p>1.1431919</text:p>
          </table:table-cell>
          <table:table-cell table:style-name="ce5" office:value-type="float" office:value="4468.0760373665" calcext:value-type="float">
            <text:p>4468.0760373665</text:p>
          </table:table-cell>
          <table:table-cell office:value-type="float" office:value="19.151909428533" calcext:value-type="float">
            <text:p>19.1519094285</text:p>
          </table:table-cell>
          <table:table-cell office:value-type="float" office:value="905.85384045075" calcext:value-type="float">
            <text:p>905.8538404508</text:p>
          </table:table-cell>
          <table:table-cell office:value-type="float" office:value="0.0022615451392038" calcext:value-type="float">
            <text:p>0.0022615451</text:p>
          </table:table-cell>
          <table:table-cell table:number-columns-repeated="2"/>
          <table:table-cell office:value-type="float" office:value="0.0022615451392038" calcext:value-type="float">
            <text:p>0.0022615451</text:p>
          </table:table-cell>
          <table:table-cell table:style-name="ce2" office:value-type="float" office:value="4468.0760373665" calcext:value-type="float">
            <text:p>4468.0760373665</text:p>
          </table:table-cell>
          <table:table-cell table:formula="of:=[.E243]*1000000000" office:value-type="float" office:value="1143191899.9881" calcext:value-type="float">
            <text:p>1143191899.9881</text:p>
          </table:table-cell>
          <table:table-cell office:value-type="float" office:value="905.85384045075" calcext:value-type="float">
            <text:p>905.8538404508</text:p>
          </table:table-cell>
          <table:table-cell table:style-name="ce2" office:value-type="float" office:value="4468.0760373665" calcext:value-type="float">
            <text:p>4468.0760373665</text:p>
          </table:table-cell>
          <table:table-cell office:value-type="float" office:value="1143191899.9881" calcext:value-type="float">
            <text:p>1143191899.9881</text:p>
          </table:table-cell>
          <table:table-cell table:style-name="ce2" office:value-type="float" office:value="19.151909428533" calcext:value-type="float">
            <text:p>19.1519094285</text:p>
          </table:table-cell>
          <table:table-cell table:style-name="ce2" office:value-type="float" office:value="4468.0760373665" calcext:value-type="float">
            <text:p>4468.0760373665</text:p>
          </table:table-cell>
          <table:table-cell office:value-type="float" office:value="1143191899.9881" calcext:value-type="float">
            <text:p>1143191899.98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1725230987197" calcext:value-type="float">
            <text:p>1.1725230987</text:p>
          </table:table-cell>
          <table:table-cell table:style-name="ce5" office:value-type="float" office:value="0.13520443865563" calcext:value-type="float">
            <text:p>0.1352044387</text:p>
          </table:table-cell>
          <table:table-cell office:value-type="float" office:value="0.2257856431145" calcext:value-type="float">
            <text:p>0.2257856431</text:p>
          </table:table-cell>
          <table:table-cell office:value-type="float" office:value="0.00062494966347535" calcext:value-type="float">
            <text:p>0.0006249497</text:p>
          </table:table-cell>
          <table:table-cell office:value-type="float" office:value="0.003678356637598" calcext:value-type="float">
            <text:p>0.0036783566</text:p>
          </table:table-cell>
          <table:table-cell table:number-columns-repeated="2"/>
          <table:table-cell office:value-type="float" office:value="0.003678356637598" calcext:value-type="float">
            <text:p>0.0036783566</text:p>
          </table:table-cell>
          <table:table-cell table:style-name="ce2" office:value-type="float" office:value="0.13520443865563" calcext:value-type="float">
            <text:p>0.1352044387</text:p>
          </table:table-cell>
          <table:table-cell table:formula="of:=[.E244]*1000000000" office:value-type="float" office:value="1172523098.7197" calcext:value-type="float">
            <text:p>1172523098.7197</text:p>
          </table:table-cell>
          <table:table-cell office:value-type="float" office:value="0.00062494966347535" calcext:value-type="float">
            <text:p>0.0006249497</text:p>
          </table:table-cell>
          <table:table-cell table:style-name="ce2" office:value-type="float" office:value="0.13520443865563" calcext:value-type="float">
            <text:p>0.1352044387</text:p>
          </table:table-cell>
          <table:table-cell office:value-type="float" office:value="1172523098.7197" calcext:value-type="float">
            <text:p>1172523098.7197</text:p>
          </table:table-cell>
          <table:table-cell table:style-name="ce2" office:value-type="float" office:value="0.2257856431145" calcext:value-type="float">
            <text:p>0.2257856431</text:p>
          </table:table-cell>
          <table:table-cell table:style-name="ce2" office:value-type="float" office:value="0.13520443865563" calcext:value-type="float">
            <text:p>0.1352044387</text:p>
          </table:table-cell>
          <table:table-cell office:value-type="float" office:value="1172523098.7197" calcext:value-type="float">
            <text:p>1172523098.71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2162254264139" calcext:value-type="float">
            <text:p>1.2162254264</text:p>
          </table:table-cell>
          <table:table-cell table:style-name="ce5" office:value-type="float" office:value="7274.450219281" calcext:value-type="float">
            <text:p>7274.450219281</text:p>
          </table:table-cell>
          <table:table-cell office:value-type="float" office:value="26.940334442412" calcext:value-type="float">
            <text:p>26.9403344424</text:p>
          </table:table-cell>
          <table:table-cell table:style-name="ce7" office:value-type="float" office:value="77974.1246379709" calcext:value-type="float">
            <text:p>7.80E+04</text:p>
          </table:table-cell>
          <table:table-cell office:value-type="float" office:value="0.084244720704307" calcext:value-type="float">
            <text:p>0.0842447207</text:p>
          </table:table-cell>
          <table:table-cell table:number-columns-repeated="2"/>
          <table:table-cell office:value-type="float" office:value="0.084244720704307" calcext:value-type="float">
            <text:p>0.0842447207</text:p>
          </table:table-cell>
          <table:table-cell table:style-name="ce2" office:value-type="float" office:value="7274.450219281" calcext:value-type="float">
            <text:p>7274.450219281</text:p>
          </table:table-cell>
          <table:table-cell table:formula="of:=[.E245]*1000000000" office:value-type="float" office:value="1216225426.4139" calcext:value-type="float">
            <text:p>1216225426.4139</text:p>
          </table:table-cell>
          <table:table-cell table:style-name="ce9" office:value-type="float" office:value="77974.1246379709" calcext:value-type="float">
            <text:p>7.80E+04</text:p>
          </table:table-cell>
          <table:table-cell table:style-name="ce2" office:value-type="float" office:value="7274.450219281" calcext:value-type="float">
            <text:p>7274.450219281</text:p>
          </table:table-cell>
          <table:table-cell office:value-type="float" office:value="1216225426.4139" calcext:value-type="float">
            <text:p>1216225426.4139</text:p>
          </table:table-cell>
          <table:table-cell table:style-name="ce2" office:value-type="float" office:value="26.940334442412" calcext:value-type="float">
            <text:p>26.9403344424</text:p>
          </table:table-cell>
          <table:table-cell table:style-name="ce2" office:value-type="float" office:value="7274.450219281" calcext:value-type="float">
            <text:p>7274.450219281</text:p>
          </table:table-cell>
          <table:table-cell office:value-type="float" office:value="1216225426.4139" calcext:value-type="float">
            <text:p>1216225426.41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2605372152375" calcext:value-type="float">
            <text:p>1.2605372152</text:p>
          </table:table-cell>
          <table:table-cell table:style-name="ce5" office:value-type="float" office:value="1.7036193185857" calcext:value-type="float">
            <text:p>1.7036193186</text:p>
          </table:table-cell>
          <table:table-cell office:value-type="float" office:value="39.649236693207" calcext:value-type="float">
            <text:p>39.6492366932</text:p>
          </table:table-cell>
          <table:table-cell office:value-type="float" office:value="0.54006985349641" calcext:value-type="float">
            <text:p>0.5400698535</text:p>
          </table:table-cell>
          <table:table-cell office:value-type="float" office:value="21.963369924823" calcext:value-type="float">
            <text:p>21.9633699248</text:p>
          </table:table-cell>
          <table:table-cell table:number-columns-repeated="2"/>
          <table:table-cell office:value-type="float" office:value="21.963369924823" calcext:value-type="float">
            <text:p>21.9633699248</text:p>
          </table:table-cell>
          <table:table-cell table:style-name="ce2" office:value-type="float" office:value="1.7036193185857" calcext:value-type="float">
            <text:p>1.7036193186</text:p>
          </table:table-cell>
          <table:table-cell table:formula="of:=[.E246]*1000000000" office:value-type="float" office:value="1260537215.2375" calcext:value-type="float">
            <text:p>1260537215.2375</text:p>
          </table:table-cell>
          <table:table-cell office:value-type="float" office:value="0.54006985349641" calcext:value-type="float">
            <text:p>0.5400698535</text:p>
          </table:table-cell>
          <table:table-cell table:style-name="ce2" office:value-type="float" office:value="1.7036193185857" calcext:value-type="float">
            <text:p>1.7036193186</text:p>
          </table:table-cell>
          <table:table-cell office:value-type="float" office:value="1260537215.2375" calcext:value-type="float">
            <text:p>1260537215.2375</text:p>
          </table:table-cell>
          <table:table-cell table:style-name="ce2" office:value-type="float" office:value="39.649236693207" calcext:value-type="float">
            <text:p>39.6492366932</text:p>
          </table:table-cell>
          <table:table-cell table:style-name="ce2" office:value-type="float" office:value="1.7036193185857" calcext:value-type="float">
            <text:p>1.7036193186</text:p>
          </table:table-cell>
          <table:table-cell office:value-type="float" office:value="1260537215.2375" calcext:value-type="float">
            <text:p>1260537215.237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2953873460126" calcext:value-type="float">
            <text:p>1.30E+00</text:p>
          </table:table-cell>
          <table:table-cell table:style-name="ce5" office:value-type="float" office:value="1.7058783804285" calcext:value-type="float">
            <text:p>1.7058783804</text:p>
          </table:table-cell>
          <table:table-cell office:value-type="float" office:value="194.44338088647" calcext:value-type="float">
            <text:p>194.4433808865</text:p>
          </table:table-cell>
          <table:table-cell office:value-type="float" office:value="0.068791556788478" calcext:value-type="float">
            <text:p>0.0687915568</text:p>
          </table:table-cell>
          <table:table-cell office:value-type="float" office:value="5.3615482025692" calcext:value-type="float">
            <text:p>5.3615482026</text:p>
          </table:table-cell>
          <table:table-cell table:number-columns-repeated="2"/>
          <table:table-cell office:value-type="float" office:value="5.3615482025692" calcext:value-type="float">
            <text:p>5.3615482026</text:p>
          </table:table-cell>
          <table:table-cell table:style-name="ce2" office:value-type="float" office:value="1.7058783804285" calcext:value-type="float">
            <text:p>1.7058783804</text:p>
          </table:table-cell>
          <table:table-cell table:formula="of:=[.E247]*1000000000" office:value-type="float" office:value="1295387346.0126" calcext:value-type="float">
            <text:p>1295387346.0126</text:p>
          </table:table-cell>
          <table:table-cell office:value-type="float" office:value="0.068791556788478" calcext:value-type="float">
            <text:p>0.0687915568</text:p>
          </table:table-cell>
          <table:table-cell table:style-name="ce2" office:value-type="float" office:value="1.7058783804285" calcext:value-type="float">
            <text:p>1.7058783804</text:p>
          </table:table-cell>
          <table:table-cell office:value-type="float" office:value="1295387346.0126" calcext:value-type="float">
            <text:p>1295387346.0126</text:p>
          </table:table-cell>
          <table:table-cell table:style-name="ce2" office:value-type="float" office:value="194.44338088647" calcext:value-type="float">
            <text:p>194.4433808865</text:p>
          </table:table-cell>
          <table:table-cell table:style-name="ce2" office:value-type="float" office:value="1.7058783804285" calcext:value-type="float">
            <text:p>1.7058783804</text:p>
          </table:table-cell>
          <table:table-cell office:value-type="float" office:value="1295387346.0126" calcext:value-type="float">
            <text:p>1295387346.012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3835888713973" calcext:value-type="float">
            <text:p>1.38E+00</text:p>
          </table:table-cell>
          <table:table-cell table:style-name="ce5" office:value-type="float" office:value="2349.7913331432" calcext:value-type="float">
            <text:p>2349.7913331432</text:p>
          </table:table-cell>
          <table:table-cell office:value-type="float" office:value="5.8863148084126" calcext:value-type="float">
            <text:p>5.8863148084</text:p>
          </table:table-cell>
          <table:table-cell office:value-type="float" office:value="2693.0926022919" calcext:value-type="float">
            <text:p>2693.0926022919</text:p>
          </table:table-cell>
          <table:table-cell office:value-type="float" office:value="0.0019097191517217" calcext:value-type="float">
            <text:p>0.0019097192</text:p>
          </table:table-cell>
          <table:table-cell table:number-columns-repeated="2"/>
          <table:table-cell office:value-type="float" office:value="0.0019097191517217" calcext:value-type="float">
            <text:p>0.0019097192</text:p>
          </table:table-cell>
          <table:table-cell table:style-name="ce2" office:value-type="float" office:value="2349.7913331432" calcext:value-type="float">
            <text:p>2349.7913331432</text:p>
          </table:table-cell>
          <table:table-cell table:formula="of:=[.E248]*1000000000" office:value-type="float" office:value="1383588871.3973" calcext:value-type="float">
            <text:p>1383588871.3973</text:p>
          </table:table-cell>
          <table:table-cell office:value-type="float" office:value="2693.0926022919" calcext:value-type="float">
            <text:p>2693.0926022919</text:p>
          </table:table-cell>
          <table:table-cell table:style-name="ce2" office:value-type="float" office:value="2349.7913331432" calcext:value-type="float">
            <text:p>2349.7913331432</text:p>
          </table:table-cell>
          <table:table-cell office:value-type="float" office:value="1383588871.3973" calcext:value-type="float">
            <text:p>1383588871.3973</text:p>
          </table:table-cell>
          <table:table-cell table:style-name="ce2" office:value-type="float" office:value="5.8863148084126" calcext:value-type="float">
            <text:p>5.8863148084</text:p>
          </table:table-cell>
          <table:table-cell table:style-name="ce2" office:value-type="float" office:value="2349.7913331432" calcext:value-type="float">
            <text:p>2349.7913331432</text:p>
          </table:table-cell>
          <table:table-cell office:value-type="float" office:value="1383588871.3973" calcext:value-type="float">
            <text:p>1383588871.39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358747609648" calcext:value-type="float">
            <text:p>1.435874761</text:p>
          </table:table-cell>
          <table:table-cell table:style-name="ce5" office:value-type="float" office:value="904.9357368935" calcext:value-type="float">
            <text:p>904.9357368935</text:p>
          </table:table-cell>
          <table:table-cell table:style-name="ce7" office:value-type="float" office:value="69622.6500746271" calcext:value-type="float">
            <text:p>6.96E+04</text:p>
          </table:table-cell>
          <table:table-cell office:value-type="float" office:value="23.769703501351" calcext:value-type="float">
            <text:p>23.7697035014</text:p>
          </table:table-cell>
          <table:table-cell office:value-type="float" office:value="266.91310051418" calcext:value-type="float">
            <text:p>266.9131005142</text:p>
          </table:table-cell>
          <table:table-cell table:number-columns-repeated="2"/>
          <table:table-cell office:value-type="float" office:value="266.91310051418" calcext:value-type="float">
            <text:p>266.9131005142</text:p>
          </table:table-cell>
          <table:table-cell table:style-name="ce2" office:value-type="float" office:value="904.9357368935" calcext:value-type="float">
            <text:p>904.9357368935</text:p>
          </table:table-cell>
          <table:table-cell table:formula="of:=[.E249]*1000000000" office:value-type="float" office:value="1435874760.9648" calcext:value-type="float">
            <text:p>1435874760.9648</text:p>
          </table:table-cell>
          <table:table-cell office:value-type="float" office:value="23.769703501351" calcext:value-type="float">
            <text:p>23.7697035014</text:p>
          </table:table-cell>
          <table:table-cell table:style-name="ce2" office:value-type="float" office:value="904.9357368935" calcext:value-type="float">
            <text:p>904.9357368935</text:p>
          </table:table-cell>
          <table:table-cell office:value-type="float" office:value="1435874760.9648" calcext:value-type="float">
            <text:p>1435874760.9648</text:p>
          </table:table-cell>
          <table:table-cell office:value-type="float" office:value="69622.6500746271" calcext:value-type="float">
            <text:p>6.96E+04</text:p>
          </table:table-cell>
          <table:table-cell table:style-name="ce2" office:value-type="float" office:value="904.9357368935" calcext:value-type="float">
            <text:p>904.9357368935</text:p>
          </table:table-cell>
          <table:table-cell office:value-type="float" office:value="1435874760.9648" calcext:value-type="float">
            <text:p>1435874760.96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542628523796" calcext:value-type="float">
            <text:p>1.4542628524</text:p>
          </table:table-cell>
          <table:table-cell table:style-name="ce5" office:value-type="float" office:value="4332.7969198842" calcext:value-type="float">
            <text:p>4332.7969198842</text:p>
          </table:table-cell>
          <table:table-cell office:value-type="float" office:value="16.536687594629" calcext:value-type="float">
            <text:p>16.5366875946</text:p>
          </table:table-cell>
          <table:table-cell office:value-type="float" office:value="990.77475460519" calcext:value-type="float">
            <text:p>990.7747546052</text:p>
          </table:table-cell>
          <table:table-cell office:value-type="float" office:value="0.0023121921897807" calcext:value-type="float">
            <text:p>0.0023121922</text:p>
          </table:table-cell>
          <table:table-cell table:number-columns-repeated="2"/>
          <table:table-cell office:value-type="float" office:value="0.0023121921897807" calcext:value-type="float">
            <text:p>0.0023121922</text:p>
          </table:table-cell>
          <table:table-cell table:style-name="ce2" office:value-type="float" office:value="4332.7969198842" calcext:value-type="float">
            <text:p>4332.7969198842</text:p>
          </table:table-cell>
          <table:table-cell table:formula="of:=[.E250]*1000000000" office:value-type="float" office:value="1454262852.3796" calcext:value-type="float">
            <text:p>1454262852.3796</text:p>
          </table:table-cell>
          <table:table-cell office:value-type="float" office:value="990.77475460519" calcext:value-type="float">
            <text:p>990.7747546052</text:p>
          </table:table-cell>
          <table:table-cell table:style-name="ce2" office:value-type="float" office:value="4332.7969198842" calcext:value-type="float">
            <text:p>4332.7969198842</text:p>
          </table:table-cell>
          <table:table-cell office:value-type="float" office:value="1454262852.3796" calcext:value-type="float">
            <text:p>1454262852.3796</text:p>
          </table:table-cell>
          <table:table-cell table:style-name="ce2" office:value-type="float" office:value="16.536687594629" calcext:value-type="float">
            <text:p>16.5366875946</text:p>
          </table:table-cell>
          <table:table-cell table:style-name="ce2" office:value-type="float" office:value="4332.7969198842" calcext:value-type="float">
            <text:p>4332.7969198842</text:p>
          </table:table-cell>
          <table:table-cell office:value-type="float" office:value="1454262852.3796" calcext:value-type="float">
            <text:p>1454262852.37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945326890762" calcext:value-type="float">
            <text:p>1.4945326891</text:p>
          </table:table-cell>
          <table:table-cell table:style-name="ce5" office:value-type="float" office:value="207.96190936237" calcext:value-type="float">
            <text:p>207.9619093624</text:p>
          </table:table-cell>
          <table:table-cell office:value-type="float" office:value="3165.4186694713" calcext:value-type="float">
            <text:p>3165.4186694713</text:p>
          </table:table-cell>
          <table:table-cell office:value-type="float" office:value="4.3064320768548" calcext:value-type="float">
            <text:p>4.3064320769</text:p>
          </table:table-cell>
          <table:table-cell office:value-type="float" office:value="18.244351883204" calcext:value-type="float">
            <text:p>18.2443518832</text:p>
          </table:table-cell>
          <table:table-cell table:number-columns-repeated="2"/>
          <table:table-cell office:value-type="float" office:value="18.244351883204" calcext:value-type="float">
            <text:p>18.2443518832</text:p>
          </table:table-cell>
          <table:table-cell table:style-name="ce2" office:value-type="float" office:value="207.96190936237" calcext:value-type="float">
            <text:p>207.9619093624</text:p>
          </table:table-cell>
          <table:table-cell table:formula="of:=[.E251]*1000000000" office:value-type="float" office:value="1494532689.0762" calcext:value-type="float">
            <text:p>1494532689.0762</text:p>
          </table:table-cell>
          <table:table-cell office:value-type="float" office:value="4.3064320768548" calcext:value-type="float">
            <text:p>4.3064320769</text:p>
          </table:table-cell>
          <table:table-cell table:style-name="ce2" office:value-type="float" office:value="207.96190936237" calcext:value-type="float">
            <text:p>207.9619093624</text:p>
          </table:table-cell>
          <table:table-cell office:value-type="float" office:value="1494532689.0762" calcext:value-type="float">
            <text:p>1494532689.0762</text:p>
          </table:table-cell>
          <table:table-cell table:style-name="ce2" office:value-type="float" office:value="3165.4186694713" calcext:value-type="float">
            <text:p>3165.4186694713</text:p>
          </table:table-cell>
          <table:table-cell table:style-name="ce2" office:value-type="float" office:value="207.96190936237" calcext:value-type="float">
            <text:p>207.9619093624</text:p>
          </table:table-cell>
          <table:table-cell office:value-type="float" office:value="1494532689.0762" calcext:value-type="float">
            <text:p>1494532689.07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4990385300071" calcext:value-type="float">
            <text:p>1.49903853</text:p>
          </table:table-cell>
          <table:table-cell table:style-name="ce5" office:value-type="float" office:value="2491.5556230821" calcext:value-type="float">
            <text:p>2491.5556230821</text:p>
          </table:table-cell>
          <table:table-cell office:value-type="float" office:value="36.149333644496" calcext:value-type="float">
            <text:p>36.1493336445</text:p>
          </table:table-cell>
          <table:table-cell table:style-name="ce7" office:value-type="float" office:value="102150.843477305" calcext:value-type="float">
            <text:p>1.02E+05</text:p>
          </table:table-cell>
          <table:table-cell office:value-type="float" office:value="15.321161549571" calcext:value-type="float">
            <text:p>15.3211615496</text:p>
          </table:table-cell>
          <table:table-cell table:number-columns-repeated="2"/>
          <table:table-cell office:value-type="float" office:value="15.321161549571" calcext:value-type="float">
            <text:p>15.3211615496</text:p>
          </table:table-cell>
          <table:table-cell table:style-name="ce2" office:value-type="float" office:value="2491.5556230821" calcext:value-type="float">
            <text:p>2491.5556230821</text:p>
          </table:table-cell>
          <table:table-cell table:formula="of:=[.E252]*1000000000" office:value-type="float" office:value="1499038530.0071" calcext:value-type="float">
            <text:p>1499038530.0071</text:p>
          </table:table-cell>
          <table:table-cell table:style-name="ce9" office:value-type="float" office:value="102150.843477305" calcext:value-type="float">
            <text:p>1.02E+05</text:p>
          </table:table-cell>
          <table:table-cell table:style-name="ce2" office:value-type="float" office:value="2491.5556230821" calcext:value-type="float">
            <text:p>2491.5556230821</text:p>
          </table:table-cell>
          <table:table-cell office:value-type="float" office:value="1499038530.0071" calcext:value-type="float">
            <text:p>1499038530.0071</text:p>
          </table:table-cell>
          <table:table-cell table:style-name="ce2" office:value-type="float" office:value="36.149333644496" calcext:value-type="float">
            <text:p>36.1493336445</text:p>
          </table:table-cell>
          <table:table-cell table:style-name="ce2" office:value-type="float" office:value="2491.5556230821" calcext:value-type="float">
            <text:p>2491.5556230821</text:p>
          </table:table-cell>
          <table:table-cell office:value-type="float" office:value="1499038530.0071" calcext:value-type="float">
            <text:p>1499038530.00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033805872783" calcext:value-type="float">
            <text:p>1.5033805873</text:p>
          </table:table-cell>
          <table:table-cell table:style-name="ce5" office:value-type="float" office:value="180.73262258617" calcext:value-type="float">
            <text:p>180.7326225862</text:p>
          </table:table-cell>
          <table:table-cell office:value-type="float" office:value="901.21171741969" calcext:value-type="float">
            <text:p>901.2117174197</text:p>
          </table:table-cell>
          <table:table-cell office:value-type="float" office:value="3.3589963630432" calcext:value-type="float">
            <text:p>3.358996363</text:p>
          </table:table-cell>
          <table:table-cell office:value-type="float" office:value="95.991674902607" calcext:value-type="float">
            <text:p>95.9916749026</text:p>
          </table:table-cell>
          <table:table-cell table:number-columns-repeated="2"/>
          <table:table-cell office:value-type="float" office:value="95.991674902607" calcext:value-type="float">
            <text:p>95.9916749026</text:p>
          </table:table-cell>
          <table:table-cell table:style-name="ce2" office:value-type="float" office:value="180.73262258617" calcext:value-type="float">
            <text:p>180.7326225862</text:p>
          </table:table-cell>
          <table:table-cell table:formula="of:=[.E253]*1000000000" office:value-type="float" office:value="1503380587.2783" calcext:value-type="float">
            <text:p>1503380587.2783</text:p>
          </table:table-cell>
          <table:table-cell office:value-type="float" office:value="3.3589963630432" calcext:value-type="float">
            <text:p>3.358996363</text:p>
          </table:table-cell>
          <table:table-cell table:style-name="ce2" office:value-type="float" office:value="180.73262258617" calcext:value-type="float">
            <text:p>180.7326225862</text:p>
          </table:table-cell>
          <table:table-cell office:value-type="float" office:value="1503380587.2783" calcext:value-type="float">
            <text:p>1503380587.2783</text:p>
          </table:table-cell>
          <table:table-cell table:style-name="ce2" office:value-type="float" office:value="901.21171741969" calcext:value-type="float">
            <text:p>901.2117174197</text:p>
          </table:table-cell>
          <table:table-cell table:style-name="ce2" office:value-type="float" office:value="180.73262258617" calcext:value-type="float">
            <text:p>180.7326225862</text:p>
          </table:table-cell>
          <table:table-cell office:value-type="float" office:value="1503380587.2783" calcext:value-type="float">
            <text:p>1503380587.27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064043234339" calcext:value-type="float">
            <text:p>1.5064043234</text:p>
          </table:table-cell>
          <table:table-cell table:style-name="ce5" office:value-type="float" office:value="178.85155085893" calcext:value-type="float">
            <text:p>178.8515508589</text:p>
          </table:table-cell>
          <table:table-cell office:value-type="float" office:value="0.86806750551843" calcext:value-type="float">
            <text:p>0.8680675055</text:p>
          </table:table-cell>
          <table:table-cell office:value-type="float" office:value="874.17845902163" calcext:value-type="float">
            <text:p>874.1784590216</text:p>
          </table:table-cell>
          <table:table-cell office:value-type="float" office:value="0.11145832767997" calcext:value-type="float">
            <text:p>0.1114583277</text:p>
          </table:table-cell>
          <table:table-cell table:number-columns-repeated="2"/>
          <table:table-cell office:value-type="float" office:value="0.11145832767997" calcext:value-type="float">
            <text:p>0.1114583277</text:p>
          </table:table-cell>
          <table:table-cell table:style-name="ce2" office:value-type="float" office:value="178.85155085893" calcext:value-type="float">
            <text:p>178.8515508589</text:p>
          </table:table-cell>
          <table:table-cell table:formula="of:=[.E254]*1000000000" office:value-type="float" office:value="1506404323.4339" calcext:value-type="float">
            <text:p>1506404323.4339</text:p>
          </table:table-cell>
          <table:table-cell office:value-type="float" office:value="874.17845902163" calcext:value-type="float">
            <text:p>874.1784590216</text:p>
          </table:table-cell>
          <table:table-cell table:style-name="ce2" office:value-type="float" office:value="178.85155085893" calcext:value-type="float">
            <text:p>178.8515508589</text:p>
          </table:table-cell>
          <table:table-cell office:value-type="float" office:value="1506404323.4339" calcext:value-type="float">
            <text:p>1506404323.4339</text:p>
          </table:table-cell>
          <table:table-cell table:style-name="ce2" office:value-type="float" office:value="0.86806750551843" calcext:value-type="float">
            <text:p>0.8680675055</text:p>
          </table:table-cell>
          <table:table-cell table:style-name="ce2" office:value-type="float" office:value="178.85155085893" calcext:value-type="float">
            <text:p>178.8515508589</text:p>
          </table:table-cell>
          <table:table-cell office:value-type="float" office:value="1506404323.4339" calcext:value-type="float">
            <text:p>1506404323.43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09545196586" calcext:value-type="float">
            <text:p>1.5095451966</text:p>
          </table:table-cell>
          <table:table-cell table:style-name="ce5" office:value-type="float" office:value="0.51659023131262" calcext:value-type="float">
            <text:p>0.5165902313</text:p>
          </table:table-cell>
          <table:table-cell office:value-type="float" office:value="0.066317194557109" calcext:value-type="float">
            <text:p>0.0663171946</text:p>
          </table:table-cell>
          <table:table-cell office:value-type="float" office:value="10.102533380505" calcext:value-type="float">
            <text:p>10.1025333805</text:p>
          </table:table-cell>
          <table:table-cell office:value-type="float" office:value="0.07050857059168" calcext:value-type="float">
            <text:p>0.0705085706</text:p>
          </table:table-cell>
          <table:table-cell table:number-columns-repeated="2"/>
          <table:table-cell office:value-type="float" office:value="0.07050857059168" calcext:value-type="float">
            <text:p>0.0705085706</text:p>
          </table:table-cell>
          <table:table-cell table:style-name="ce2" office:value-type="float" office:value="0.51659023131262" calcext:value-type="float">
            <text:p>0.5165902313</text:p>
          </table:table-cell>
          <table:table-cell table:formula="of:=[.E255]*1000000000" office:value-type="float" office:value="1509545196.586" calcext:value-type="float">
            <text:p>1509545196.586</text:p>
          </table:table-cell>
          <table:table-cell office:value-type="float" office:value="10.102533380505" calcext:value-type="float">
            <text:p>10.1025333805</text:p>
          </table:table-cell>
          <table:table-cell table:style-name="ce2" office:value-type="float" office:value="0.51659023131262" calcext:value-type="float">
            <text:p>0.5165902313</text:p>
          </table:table-cell>
          <table:table-cell office:value-type="float" office:value="1509545196.586" calcext:value-type="float">
            <text:p>1509545196.586</text:p>
          </table:table-cell>
          <table:table-cell table:style-name="ce2" office:value-type="float" office:value="0.066317194557109" calcext:value-type="float">
            <text:p>0.0663171946</text:p>
          </table:table-cell>
          <table:table-cell table:style-name="ce2" office:value-type="float" office:value="0.51659023131262" calcext:value-type="float">
            <text:p>0.5165902313</text:p>
          </table:table-cell>
          <table:table-cell office:value-type="float" office:value="1509545196.586" calcext:value-type="float">
            <text:p>1509545196.5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509893822924" calcext:value-type="float">
            <text:p>1.5509893823</text:p>
          </table:table-cell>
          <table:table-cell table:style-name="ce5" office:value-type="float" office:value="574.23208811381" calcext:value-type="float">
            <text:p>574.2320881138</text:p>
          </table:table-cell>
          <table:table-cell table:style-name="ce7" office:value-type="float" office:value="45337.7832506402" calcext:value-type="float">
            <text:p>4.53E+04</text:p>
          </table:table-cell>
          <table:table-cell office:value-type="float" office:value="3.3067010382979" calcext:value-type="float">
            <text:p>3.3067010383</text:p>
          </table:table-cell>
          <table:table-cell office:value-type="float" office:value="42.281041988418" calcext:value-type="float">
            <text:p>42.2810419884</text:p>
          </table:table-cell>
          <table:table-cell table:number-columns-repeated="2"/>
          <table:table-cell office:value-type="float" office:value="42.281041988418" calcext:value-type="float">
            <text:p>42.2810419884</text:p>
          </table:table-cell>
          <table:table-cell table:style-name="ce2" office:value-type="float" office:value="574.23208811381" calcext:value-type="float">
            <text:p>574.2320881138</text:p>
          </table:table-cell>
          <table:table-cell table:formula="of:=[.E256]*1000000000" office:value-type="float" office:value="1550989382.2924" calcext:value-type="float">
            <text:p>1550989382.2924</text:p>
          </table:table-cell>
          <table:table-cell office:value-type="float" office:value="3.3067010382979" calcext:value-type="float">
            <text:p>3.3067010383</text:p>
          </table:table-cell>
          <table:table-cell table:style-name="ce2" office:value-type="float" office:value="574.23208811381" calcext:value-type="float">
            <text:p>574.2320881138</text:p>
          </table:table-cell>
          <table:table-cell office:value-type="float" office:value="1550989382.2924" calcext:value-type="float">
            <text:p>1550989382.2924</text:p>
          </table:table-cell>
          <table:table-cell office:value-type="float" office:value="45337.7832506402" calcext:value-type="float">
            <text:p>4.53E+04</text:p>
          </table:table-cell>
          <table:table-cell table:style-name="ce2" office:value-type="float" office:value="574.23208811381" calcext:value-type="float">
            <text:p>574.2320881138</text:p>
          </table:table-cell>
          <table:table-cell office:value-type="float" office:value="1550989382.2924" calcext:value-type="float">
            <text:p>1550989382.29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5851195400388" calcext:value-type="float">
            <text:p>1.58511954</text:p>
          </table:table-cell>
          <table:table-cell table:style-name="ce5" office:value-type="float" office:value="5310.6053317619" calcext:value-type="float">
            <text:p>5310.6053317619</text:p>
          </table:table-cell>
          <table:table-cell table:style-name="ce7" office:value-type="float" office:value="45551.8748725188" calcext:value-type="float">
            <text:p>4.56E+04</text:p>
          </table:table-cell>
          <table:table-cell office:value-type="float" office:value="2665.1629871228" calcext:value-type="float">
            <text:p>2665.1629871228</text:p>
          </table:table-cell>
          <table:table-cell table:style-name="ce7" office:value-type="float" office:value="41548.8704792618" calcext:value-type="float">
            <text:p>4.15E+04</text:p>
          </table:table-cell>
          <table:table-cell table:number-columns-repeated="2"/>
          <table:table-cell table:style-name="ce9" office:value-type="float" office:value="41548.8704792618" calcext:value-type="float">
            <text:p>4.15E+04</text:p>
          </table:table-cell>
          <table:table-cell table:style-name="ce2" office:value-type="float" office:value="5310.6053317619" calcext:value-type="float">
            <text:p>5310.6053317619</text:p>
          </table:table-cell>
          <table:table-cell table:formula="of:=[.E257]*1000000000" office:value-type="float" office:value="1585119540.0388" calcext:value-type="float">
            <text:p>1585119540.0388</text:p>
          </table:table-cell>
          <table:table-cell office:value-type="float" office:value="2665.1629871228" calcext:value-type="float">
            <text:p>2665.1629871228</text:p>
          </table:table-cell>
          <table:table-cell table:style-name="ce2" office:value-type="float" office:value="5310.6053317619" calcext:value-type="float">
            <text:p>5310.6053317619</text:p>
          </table:table-cell>
          <table:table-cell office:value-type="float" office:value="1585119540.0388" calcext:value-type="float">
            <text:p>1585119540.0388</text:p>
          </table:table-cell>
          <table:table-cell office:value-type="float" office:value="45551.8748725188" calcext:value-type="float">
            <text:p>4.56E+04</text:p>
          </table:table-cell>
          <table:table-cell table:style-name="ce2" office:value-type="float" office:value="5310.6053317619" calcext:value-type="float">
            <text:p>5310.6053317619</text:p>
          </table:table-cell>
          <table:table-cell office:value-type="float" office:value="1585119540.0388" calcext:value-type="float">
            <text:p>1585119540.03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183354876599" calcext:value-type="float">
            <text:p>1.6183354877</text:p>
          </table:table-cell>
          <table:table-cell table:style-name="ce5" office:value-type="float" office:value="2705.4339814093" calcext:value-type="float">
            <text:p>2705.4339814093</text:p>
          </table:table-cell>
          <table:table-cell office:value-type="float" office:value="2083.9666727051" calcext:value-type="float">
            <text:p>2083.9666727051</text:p>
          </table:table-cell>
          <table:table-cell office:value-type="float" office:value="671.63209474763" calcext:value-type="float">
            <text:p>671.6320947476</text:p>
          </table:table-cell>
          <table:table-cell office:value-type="float" office:value="2124.9503895875" calcext:value-type="float">
            <text:p>2124.9503895875</text:p>
          </table:table-cell>
          <table:table-cell table:number-columns-repeated="2"/>
          <table:table-cell office:value-type="float" office:value="2124.9503895875" calcext:value-type="float">
            <text:p>2124.9503895875</text:p>
          </table:table-cell>
          <table:table-cell table:style-name="ce2" office:value-type="float" office:value="2705.4339814093" calcext:value-type="float">
            <text:p>2705.4339814093</text:p>
          </table:table-cell>
          <table:table-cell table:formula="of:=[.E258]*1000000000" office:value-type="float" office:value="1618335487.6599" calcext:value-type="float">
            <text:p>1618335487.6599</text:p>
          </table:table-cell>
          <table:table-cell office:value-type="float" office:value="671.63209474763" calcext:value-type="float">
            <text:p>671.6320947476</text:p>
          </table:table-cell>
          <table:table-cell table:style-name="ce2" office:value-type="float" office:value="2705.4339814093" calcext:value-type="float">
            <text:p>2705.4339814093</text:p>
          </table:table-cell>
          <table:table-cell office:value-type="float" office:value="1618335487.6599" calcext:value-type="float">
            <text:p>1618335487.6599</text:p>
          </table:table-cell>
          <table:table-cell table:style-name="ce2" office:value-type="float" office:value="2083.9666727051" calcext:value-type="float">
            <text:p>2083.9666727051</text:p>
          </table:table-cell>
          <table:table-cell table:style-name="ce2" office:value-type="float" office:value="2705.4339814093" calcext:value-type="float">
            <text:p>2705.4339814093</text:p>
          </table:table-cell>
          <table:table-cell office:value-type="float" office:value="1618335487.6599" calcext:value-type="float">
            <text:p>1618335487.65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202100669532" calcext:value-type="float">
            <text:p>1.620210067</text:p>
          </table:table-cell>
          <table:table-cell table:style-name="ce5" office:value-type="float" office:value="3535.060296945" calcext:value-type="float">
            <text:p>3535.060296945</text:p>
          </table:table-cell>
          <table:table-cell office:value-type="float" office:value="120.49639817387" calcext:value-type="float">
            <text:p>120.4963981739</text:p>
          </table:table-cell>
          <table:table-cell table:style-name="ce7" office:value-type="float" office:value="39549.6052255776" calcext:value-type="float">
            <text:p>3.95E+04</text:p>
          </table:table-cell>
          <table:table-cell office:value-type="float" office:value="79.23420712171" calcext:value-type="float">
            <text:p>79.2342071217</text:p>
          </table:table-cell>
          <table:table-cell table:number-columns-repeated="2"/>
          <table:table-cell office:value-type="float" office:value="79.23420712171" calcext:value-type="float">
            <text:p>79.2342071217</text:p>
          </table:table-cell>
          <table:table-cell table:style-name="ce2" office:value-type="float" office:value="3535.060296945" calcext:value-type="float">
            <text:p>3535.060296945</text:p>
          </table:table-cell>
          <table:table-cell table:formula="of:=[.E259]*1000000000" office:value-type="float" office:value="1620210066.9532" calcext:value-type="float">
            <text:p>1620210066.9532</text:p>
          </table:table-cell>
          <table:table-cell table:style-name="ce9" office:value-type="float" office:value="39549.6052255776" calcext:value-type="float">
            <text:p>3.95E+04</text:p>
          </table:table-cell>
          <table:table-cell table:style-name="ce2" office:value-type="float" office:value="3535.060296945" calcext:value-type="float">
            <text:p>3535.060296945</text:p>
          </table:table-cell>
          <table:table-cell office:value-type="float" office:value="1620210066.9532" calcext:value-type="float">
            <text:p>1620210066.9532</text:p>
          </table:table-cell>
          <table:table-cell table:style-name="ce2" office:value-type="float" office:value="120.49639817387" calcext:value-type="float">
            <text:p>120.4963981739</text:p>
          </table:table-cell>
          <table:table-cell table:style-name="ce2" office:value-type="float" office:value="3535.060296945" calcext:value-type="float">
            <text:p>3535.060296945</text:p>
          </table:table-cell>
          <table:table-cell office:value-type="float" office:value="1620210066.9532" calcext:value-type="float">
            <text:p>1620210066.9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38264165668" calcext:value-type="float">
            <text:p>1.6382641657</text:p>
          </table:table-cell>
          <table:table-cell office:value-type="float" office:value="263876.42670921" calcext:value-type="float">
            <text:p>2.64E+05</text:p>
          </table:table-cell>
          <table:table-cell table:style-name="ce7" office:value-type="float" office:value="1004398.89708948" calcext:value-type="float">
            <text:p>1.00E+06</text:p>
          </table:table-cell>
          <table:table-cell office:value-type="float" office:value="3837.591928515" calcext:value-type="float">
            <text:p>3837.591928515</text:p>
          </table:table-cell>
          <table:table-cell table:style-name="ce7" office:value-type="float" office:value="51817.848029065" calcext:value-type="float">
            <text:p>5.18E+04</text:p>
          </table:table-cell>
          <table:table-cell table:number-columns-repeated="2"/>
          <table:table-cell table:style-name="ce9" office:value-type="float" office:value="51817.848029065" calcext:value-type="float">
            <text:p>5.18E+04</text:p>
          </table:table-cell>
          <table:table-cell office:value-type="float" office:value="263876.42670921" calcext:value-type="float">
            <text:p>2.64E+05</text:p>
          </table:table-cell>
          <table:table-cell table:formula="of:=[.E260]*1000000000" office:value-type="float" office:value="1638264165.668" calcext:value-type="float">
            <text:p>1638264165.668</text:p>
          </table:table-cell>
          <table:table-cell office:value-type="float" office:value="3837.591928515" calcext:value-type="float">
            <text:p>3837.591928515</text:p>
          </table:table-cell>
          <table:table-cell office:value-type="float" office:value="263876.42670921" calcext:value-type="float">
            <text:p>2.64E+05</text:p>
          </table:table-cell>
          <table:table-cell office:value-type="float" office:value="1638264165.668" calcext:value-type="float">
            <text:p>1638264165.668</text:p>
          </table:table-cell>
          <table:table-cell office:value-type="float" office:value="1004398.89708948" calcext:value-type="float">
            <text:p>1.00E+06</text:p>
          </table:table-cell>
          <table:table-cell office:value-type="float" office:value="263876.42670921" calcext:value-type="float">
            <text:p>2.64E+05</text:p>
          </table:table-cell>
          <table:table-cell office:value-type="float" office:value="1638264165.668" calcext:value-type="float">
            <text:p>1638264165.6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596136570706" calcext:value-type="float">
            <text:p>1.6596136571</text:p>
          </table:table-cell>
          <table:table-cell office:value-type="float" office:value="17976.3203215375" calcext:value-type="float">
            <text:p>1.80E+04</text:p>
          </table:table-cell>
          <table:table-cell office:value-type="float" office:value="136.3925625979" calcext:value-type="float">
            <text:p>136.3925625979</text:p>
          </table:table-cell>
          <table:table-cell table:style-name="ce7" office:value-type="float" office:value="532983.248680867" calcext:value-type="float">
            <text:p>5.33E+05</text:p>
          </table:table-cell>
          <table:table-cell office:value-type="float" office:value="9.7577555100677" calcext:value-type="float">
            <text:p>9.7577555101</text:p>
          </table:table-cell>
          <table:table-cell table:number-columns-repeated="2"/>
          <table:table-cell office:value-type="float" office:value="9.7577555100677" calcext:value-type="float">
            <text:p>9.7577555101</text:p>
          </table:table-cell>
          <table:table-cell office:value-type="float" office:value="17976.3203215375" calcext:value-type="float">
            <text:p>1.80E+04</text:p>
          </table:table-cell>
          <table:table-cell table:formula="of:=[.E261]*1000000000" office:value-type="float" office:value="1659613657.0706" calcext:value-type="float">
            <text:p>1659613657.0706</text:p>
          </table:table-cell>
          <table:table-cell table:style-name="ce9" office:value-type="float" office:value="532983.248680867" calcext:value-type="float">
            <text:p>5.33E+05</text:p>
          </table:table-cell>
          <table:table-cell office:value-type="float" office:value="17976.3203215375" calcext:value-type="float">
            <text:p>1.80E+04</text:p>
          </table:table-cell>
          <table:table-cell office:value-type="float" office:value="1659613657.0706" calcext:value-type="float">
            <text:p>1659613657.0706</text:p>
          </table:table-cell>
          <table:table-cell table:style-name="ce2" office:value-type="float" office:value="136.3925625979" calcext:value-type="float">
            <text:p>136.3925625979</text:p>
          </table:table-cell>
          <table:table-cell office:value-type="float" office:value="17976.3203215375" calcext:value-type="float">
            <text:p>1.80E+04</text:p>
          </table:table-cell>
          <table:table-cell office:value-type="float" office:value="1659613657.0706" calcext:value-type="float">
            <text:p>1659613657.07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25520479685" calcext:value-type="float">
            <text:p>1.662552048</text:p>
          </table:table-cell>
          <table:table-cell office:value-type="float" office:value="380325.83266556" calcext:value-type="float">
            <text:p>3.80E+05</text:p>
          </table:table-cell>
          <table:table-cell office:value-type="float" office:value="1072.29383592" calcext:value-type="float">
            <text:p>1072.29383592</text:p>
          </table:table-cell>
          <table:table-cell office:value-type="float" office:value="1462.4577095065" calcext:value-type="float">
            <text:p>1462.4577095065</text:p>
          </table:table-cell>
          <table:table-cell office:value-type="float" office:value="1199.1836306763" calcext:value-type="float">
            <text:p>1199.1836306763</text:p>
          </table:table-cell>
          <table:table-cell table:number-columns-repeated="2"/>
          <table:table-cell office:value-type="float" office:value="1199.1836306763" calcext:value-type="float">
            <text:p>1199.1836306763</text:p>
          </table:table-cell>
          <table:table-cell office:value-type="float" office:value="380325.83266556" calcext:value-type="float">
            <text:p>3.80E+05</text:p>
          </table:table-cell>
          <table:table-cell table:formula="of:=[.E262]*1000000000" office:value-type="float" office:value="1662552047.9685" calcext:value-type="float">
            <text:p>1662552047.9685</text:p>
          </table:table-cell>
          <table:table-cell office:value-type="float" office:value="1462.4577095065" calcext:value-type="float">
            <text:p>1462.4577095065</text:p>
          </table:table-cell>
          <table:table-cell office:value-type="float" office:value="380325.83266556" calcext:value-type="float">
            <text:p>3.80E+05</text:p>
          </table:table-cell>
          <table:table-cell office:value-type="float" office:value="1662552047.9685" calcext:value-type="float">
            <text:p>1662552047.9685</text:p>
          </table:table-cell>
          <table:table-cell table:style-name="ce2" office:value-type="float" office:value="1072.29383592" calcext:value-type="float">
            <text:p>1072.29383592</text:p>
          </table:table-cell>
          <table:table-cell office:value-type="float" office:value="380325.83266556" calcext:value-type="float">
            <text:p>3.80E+05</text:p>
          </table:table-cell>
          <table:table-cell office:value-type="float" office:value="1662552047.9685" calcext:value-type="float">
            <text:p>1662552047.968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6626794050905" calcext:value-type="float">
            <text:p>1.66E+00</text:p>
          </table:table-cell>
          <table:table-cell office:value-type="float" office:value="84455.7409217515" calcext:value-type="float">
            <text:p>8.45E+04</text:p>
          </table:table-cell>
          <table:table-cell office:value-type="float" office:value="52.830104585197" calcext:value-type="float">
            <text:p>52.8301045852</text:p>
          </table:table-cell>
          <table:table-cell table:style-name="ce7" office:value-type="float" office:value="90156.9497431314" calcext:value-type="float">
            <text:p>9.02E+04</text:p>
          </table:table-cell>
          <table:table-cell office:value-type="float" office:value="23.787154225894" calcext:value-type="float">
            <text:p>23.7871542259</text:p>
          </table:table-cell>
          <table:table-cell table:number-columns-repeated="2"/>
          <table:table-cell office:value-type="float" office:value="23.787154225894" calcext:value-type="float">
            <text:p>23.7871542259</text:p>
          </table:table-cell>
          <table:table-cell office:value-type="float" office:value="84455.7409217515" calcext:value-type="float">
            <text:p>8.45E+04</text:p>
          </table:table-cell>
          <table:table-cell table:formula="of:=[.E263]*1000000000" office:value-type="float" office:value="1662679405.0905" calcext:value-type="float">
            <text:p>1662679405.0905</text:p>
          </table:table-cell>
          <table:table-cell table:style-name="ce9" office:value-type="float" office:value="90156.9497431314" calcext:value-type="float">
            <text:p>9.02E+04</text:p>
          </table:table-cell>
          <table:table-cell office:value-type="float" office:value="84455.7409217515" calcext:value-type="float">
            <text:p>8.45E+04</text:p>
          </table:table-cell>
          <table:table-cell office:value-type="float" office:value="1662679405.0905" calcext:value-type="float">
            <text:p>1662679405.0905</text:p>
          </table:table-cell>
          <table:table-cell table:style-name="ce2" office:value-type="float" office:value="52.830104585197" calcext:value-type="float">
            <text:p>52.8301045852</text:p>
          </table:table-cell>
          <table:table-cell office:value-type="float" office:value="84455.7409217515" calcext:value-type="float">
            <text:p>8.45E+04</text:p>
          </table:table-cell>
          <table:table-cell office:value-type="float" office:value="1662679405.0905" calcext:value-type="float">
            <text:p>1662679405.09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37197241093" calcext:value-type="float">
            <text:p>1.6637197241</text:p>
          </table:table-cell>
          <table:table-cell office:value-type="float" office:value="198697.382090475" calcext:value-type="float">
            <text:p>1.99E+05</text:p>
          </table:table-cell>
          <table:table-cell office:value-type="float" office:value="1707.8312087282" calcext:value-type="float">
            <text:p>1707.8312087282</text:p>
          </table:table-cell>
          <table:table-cell office:value-type="float" office:value="3236.5056098174" calcext:value-type="float">
            <text:p>3236.5056098174</text:p>
          </table:table-cell>
          <table:table-cell office:value-type="float" office:value="4679.7795680228" calcext:value-type="float">
            <text:p>4679.7795680228</text:p>
          </table:table-cell>
          <table:table-cell table:number-columns-repeated="2"/>
          <table:table-cell office:value-type="float" office:value="4679.7795680228" calcext:value-type="float">
            <text:p>4679.7795680228</text:p>
          </table:table-cell>
          <table:table-cell office:value-type="float" office:value="198697.382090475" calcext:value-type="float">
            <text:p>1.99E+05</text:p>
          </table:table-cell>
          <table:table-cell table:formula="of:=[.E264]*1000000000" office:value-type="float" office:value="1663719724.1093" calcext:value-type="float">
            <text:p>1663719724.1093</text:p>
          </table:table-cell>
          <table:table-cell office:value-type="float" office:value="3236.5056098174" calcext:value-type="float">
            <text:p>3236.5056098174</text:p>
          </table:table-cell>
          <table:table-cell office:value-type="float" office:value="198697.382090475" calcext:value-type="float">
            <text:p>1.99E+05</text:p>
          </table:table-cell>
          <table:table-cell office:value-type="float" office:value="1663719724.1093" calcext:value-type="float">
            <text:p>1663719724.1093</text:p>
          </table:table-cell>
          <table:table-cell table:style-name="ce2" office:value-type="float" office:value="1707.8312087282" calcext:value-type="float">
            <text:p>1707.8312087282</text:p>
          </table:table-cell>
          <table:table-cell office:value-type="float" office:value="198697.382090475" calcext:value-type="float">
            <text:p>1.99E+05</text:p>
          </table:table-cell>
          <table:table-cell office:value-type="float" office:value="1663719724.1093" calcext:value-type="float">
            <text:p>1663719724.10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48124196075" calcext:value-type="float">
            <text:p>1.6648124196</text:p>
          </table:table-cell>
          <table:table-cell table:style-name="ce5" office:value-type="float" office:value="5898.1628341055" calcext:value-type="float">
            <text:p>5898.1628341055</text:p>
          </table:table-cell>
          <table:table-cell office:value-type="float" office:value="136.61836518203" calcext:value-type="float">
            <text:p>136.618365182</text:p>
          </table:table-cell>
          <table:table-cell office:value-type="float" office:value="8722.8806483803" calcext:value-type="float">
            <text:p>8722.8806483803</text:p>
          </table:table-cell>
          <table:table-cell office:value-type="float" office:value="123.21025532983" calcext:value-type="float">
            <text:p>123.2102553298</text:p>
          </table:table-cell>
          <table:table-cell table:number-columns-repeated="2"/>
          <table:table-cell office:value-type="float" office:value="123.21025532983" calcext:value-type="float">
            <text:p>123.2102553298</text:p>
          </table:table-cell>
          <table:table-cell table:style-name="ce2" office:value-type="float" office:value="5898.1628341055" calcext:value-type="float">
            <text:p>5898.1628341055</text:p>
          </table:table-cell>
          <table:table-cell table:formula="of:=[.E265]*1000000000" office:value-type="float" office:value="1664812419.6075" calcext:value-type="float">
            <text:p>1664812419.6075</text:p>
          </table:table-cell>
          <table:table-cell office:value-type="float" office:value="8722.8806483803" calcext:value-type="float">
            <text:p>8722.8806483803</text:p>
          </table:table-cell>
          <table:table-cell table:style-name="ce2" office:value-type="float" office:value="5898.1628341055" calcext:value-type="float">
            <text:p>5898.1628341055</text:p>
          </table:table-cell>
          <table:table-cell office:value-type="float" office:value="1664812419.6075" calcext:value-type="float">
            <text:p>1664812419.6075</text:p>
          </table:table-cell>
          <table:table-cell table:style-name="ce2" office:value-type="float" office:value="136.61836518203" calcext:value-type="float">
            <text:p>136.618365182</text:p>
          </table:table-cell>
          <table:table-cell table:style-name="ce2" office:value-type="float" office:value="5898.1628341055" calcext:value-type="float">
            <text:p>5898.1628341055</text:p>
          </table:table-cell>
          <table:table-cell office:value-type="float" office:value="1664812419.6075" calcext:value-type="float">
            <text:p>1664812419.60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658315769918" calcext:value-type="float">
            <text:p>1.665831577</text:p>
          </table:table-cell>
          <table:table-cell office:value-type="float" office:value="10469.5565692458" calcext:value-type="float">
            <text:p>1.05E+04</text:p>
          </table:table-cell>
          <table:table-cell table:style-name="ce7" office:value-type="float" office:value="14705.5502765043" calcext:value-type="float">
            <text:p>1.47E+04</text:p>
          </table:table-cell>
          <table:table-cell office:value-type="float" office:value="474.628185911" calcext:value-type="float">
            <text:p>474.628185911</text:p>
          </table:table-cell>
          <table:table-cell table:style-name="ce7" office:value-type="float" office:value="36938.6271939603" calcext:value-type="float">
            <text:p>3.69E+04</text:p>
          </table:table-cell>
          <table:table-cell table:number-columns-repeated="2"/>
          <table:table-cell table:style-name="ce9" office:value-type="float" office:value="36938.6271939603" calcext:value-type="float">
            <text:p>3.69E+04</text:p>
          </table:table-cell>
          <table:table-cell office:value-type="float" office:value="10469.5565692458" calcext:value-type="float">
            <text:p>1.05E+04</text:p>
          </table:table-cell>
          <table:table-cell table:formula="of:=[.E266]*1000000000" office:value-type="float" office:value="1665831576.9918" calcext:value-type="float">
            <text:p>1665831576.9918</text:p>
          </table:table-cell>
          <table:table-cell office:value-type="float" office:value="474.628185911" calcext:value-type="float">
            <text:p>474.628185911</text:p>
          </table:table-cell>
          <table:table-cell office:value-type="float" office:value="10469.5565692458" calcext:value-type="float">
            <text:p>1.05E+04</text:p>
          </table:table-cell>
          <table:table-cell office:value-type="float" office:value="1665831576.9918" calcext:value-type="float">
            <text:p>1665831576.9918</text:p>
          </table:table-cell>
          <table:table-cell office:value-type="float" office:value="14705.5502765043" calcext:value-type="float">
            <text:p>1.47E+04</text:p>
          </table:table-cell>
          <table:table-cell office:value-type="float" office:value="10469.5565692458" calcext:value-type="float">
            <text:p>1.05E+04</text:p>
          </table:table-cell>
          <table:table-cell office:value-type="float" office:value="1665831576.9918" calcext:value-type="float">
            <text:p>1665831576.99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6838796050452" calcext:value-type="float">
            <text:p>1.683879605</text:p>
          </table:table-cell>
          <table:table-cell table:style-name="ce5" office:value-type="float" office:value="3087.9261565095" calcext:value-type="float">
            <text:p>3087.9261565095</text:p>
          </table:table-cell>
          <table:table-cell office:value-type="float" office:value="1414.7151219046" calcext:value-type="float">
            <text:p>1414.7151219046</text:p>
          </table:table-cell>
          <table:table-cell office:value-type="float" office:value="155.67737783503" calcext:value-type="float">
            <text:p>155.677377835</text:p>
          </table:table-cell>
          <table:table-cell office:value-type="float" office:value="1875.886785462" calcext:value-type="float">
            <text:p>1875.886785462</text:p>
          </table:table-cell>
          <table:table-cell table:number-columns-repeated="2"/>
          <table:table-cell office:value-type="float" office:value="1875.886785462" calcext:value-type="float">
            <text:p>1875.886785462</text:p>
          </table:table-cell>
          <table:table-cell table:style-name="ce2" office:value-type="float" office:value="3087.9261565095" calcext:value-type="float">
            <text:p>3087.9261565095</text:p>
          </table:table-cell>
          <table:table-cell table:formula="of:=[.E267]*1000000000" office:value-type="float" office:value="1683879605.0452" calcext:value-type="float">
            <text:p>1683879605.0452</text:p>
          </table:table-cell>
          <table:table-cell office:value-type="float" office:value="155.67737783503" calcext:value-type="float">
            <text:p>155.677377835</text:p>
          </table:table-cell>
          <table:table-cell table:style-name="ce2" office:value-type="float" office:value="3087.9261565095" calcext:value-type="float">
            <text:p>3087.9261565095</text:p>
          </table:table-cell>
          <table:table-cell office:value-type="float" office:value="1683879605.0452" calcext:value-type="float">
            <text:p>1683879605.0452</text:p>
          </table:table-cell>
          <table:table-cell table:style-name="ce2" office:value-type="float" office:value="1414.7151219046" calcext:value-type="float">
            <text:p>1414.7151219046</text:p>
          </table:table-cell>
          <table:table-cell table:style-name="ce2" office:value-type="float" office:value="3087.9261565095" calcext:value-type="float">
            <text:p>3087.9261565095</text:p>
          </table:table-cell>
          <table:table-cell office:value-type="float" office:value="1683879605.0452" calcext:value-type="float">
            <text:p>1683879605.045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7423985405344" calcext:value-type="float">
            <text:p>1.74E+00</text:p>
          </table:table-cell>
          <table:table-cell table:style-name="ce5" office:value-type="float" office:value="7716.1956419008" calcext:value-type="float">
            <text:p>7716.1956419008</text:p>
          </table:table-cell>
          <table:table-cell office:value-type="float" office:value="55.317781187078" calcext:value-type="float">
            <text:p>55.3177811871</text:p>
          </table:table-cell>
          <table:table-cell table:style-name="ce7" office:value-type="float" office:value="134281.502375624" calcext:value-type="float">
            <text:p>1.34E+05</text:p>
          </table:table-cell>
          <table:table-cell office:value-type="float" office:value="0.2955361790775" calcext:value-type="float">
            <text:p>0.2955361791</text:p>
          </table:table-cell>
          <table:table-cell table:number-columns-repeated="2"/>
          <table:table-cell office:value-type="float" office:value="0.2955361790775" calcext:value-type="float">
            <text:p>0.2955361791</text:p>
          </table:table-cell>
          <table:table-cell table:style-name="ce2" office:value-type="float" office:value="7716.1956419008" calcext:value-type="float">
            <text:p>7716.1956419008</text:p>
          </table:table-cell>
          <table:table-cell table:formula="of:=[.E268]*1000000000" office:value-type="float" office:value="1742398540.5344" calcext:value-type="float">
            <text:p>1742398540.5344</text:p>
          </table:table-cell>
          <table:table-cell table:style-name="ce9" office:value-type="float" office:value="134281.502375624" calcext:value-type="float">
            <text:p>1.34E+05</text:p>
          </table:table-cell>
          <table:table-cell table:style-name="ce2" office:value-type="float" office:value="7716.1956419008" calcext:value-type="float">
            <text:p>7716.1956419008</text:p>
          </table:table-cell>
          <table:table-cell office:value-type="float" office:value="1742398540.5344" calcext:value-type="float">
            <text:p>1742398540.5344</text:p>
          </table:table-cell>
          <table:table-cell table:style-name="ce2" office:value-type="float" office:value="55.317781187078" calcext:value-type="float">
            <text:p>55.3177811871</text:p>
          </table:table-cell>
          <table:table-cell table:style-name="ce2" office:value-type="float" office:value="7716.1956419008" calcext:value-type="float">
            <text:p>7716.1956419008</text:p>
          </table:table-cell>
          <table:table-cell office:value-type="float" office:value="1742398540.5344" calcext:value-type="float">
            <text:p>1742398540.5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460771612823" calcext:value-type="float">
            <text:p>1.7460771613</text:p>
          </table:table-cell>
          <table:table-cell office:value-type="float" office:value="10126.6043226585" calcext:value-type="float">
            <text:p>1.01E+04</text:p>
          </table:table-cell>
          <table:table-cell table:style-name="ce7" office:value-type="float" office:value="904747.448544606" calcext:value-type="float">
            <text:p>9.05E+05</text:p>
          </table:table-cell>
          <table:table-cell office:value-type="float" office:value="20.580981450314" calcext:value-type="float">
            <text:p>20.5809814503</text:p>
          </table:table-cell>
          <table:table-cell office:value-type="float" office:value="731.21949702576" calcext:value-type="float">
            <text:p>731.2194970258</text:p>
          </table:table-cell>
          <table:table-cell table:number-columns-repeated="2"/>
          <table:table-cell office:value-type="float" office:value="731.21949702576" calcext:value-type="float">
            <text:p>731.2194970258</text:p>
          </table:table-cell>
          <table:table-cell office:value-type="float" office:value="10126.6043226585" calcext:value-type="float">
            <text:p>1.01E+04</text:p>
          </table:table-cell>
          <table:table-cell table:formula="of:=[.E269]*1000000000" office:value-type="float" office:value="1746077161.2823" calcext:value-type="float">
            <text:p>1746077161.2823</text:p>
          </table:table-cell>
          <table:table-cell office:value-type="float" office:value="20.580981450314" calcext:value-type="float">
            <text:p>20.5809814503</text:p>
          </table:table-cell>
          <table:table-cell office:value-type="float" office:value="10126.6043226585" calcext:value-type="float">
            <text:p>1.01E+04</text:p>
          </table:table-cell>
          <table:table-cell office:value-type="float" office:value="1746077161.2823" calcext:value-type="float">
            <text:p>1746077161.2823</text:p>
          </table:table-cell>
          <table:table-cell office:value-type="float" office:value="904747.448544606" calcext:value-type="float">
            <text:p>9.05E+05</text:p>
          </table:table-cell>
          <table:table-cell office:value-type="float" office:value="10126.6043226585" calcext:value-type="float">
            <text:p>1.01E+04</text:p>
          </table:table-cell>
          <table:table-cell office:value-type="float" office:value="1746077161.2823" calcext:value-type="float">
            <text:p>1746077161.28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496834743604" calcext:value-type="float">
            <text:p>1.7496834744</text:p>
          </table:table-cell>
          <table:table-cell office:value-type="float" office:value="35973.3312358134" calcext:value-type="float">
            <text:p>3.60E+04</text:p>
          </table:table-cell>
          <table:table-cell office:value-type="float" office:value="284.93502665226" calcext:value-type="float">
            <text:p>284.9350266523</text:p>
          </table:table-cell>
          <table:table-cell table:style-name="ce7" office:value-type="float" office:value="175764.311886068" calcext:value-type="float">
            <text:p>1.76E+05</text:p>
          </table:table-cell>
          <table:table-cell office:value-type="float" office:value="1.0553355439985" calcext:value-type="float">
            <text:p>1.055335544</text:p>
          </table:table-cell>
          <table:table-cell table:number-columns-repeated="2"/>
          <table:table-cell office:value-type="float" office:value="1.0553355439985" calcext:value-type="float">
            <text:p>1.055335544</text:p>
          </table:table-cell>
          <table:table-cell office:value-type="float" office:value="35973.3312358134" calcext:value-type="float">
            <text:p>3.60E+04</text:p>
          </table:table-cell>
          <table:table-cell table:formula="of:=[.E270]*1000000000" office:value-type="float" office:value="1749683474.3604" calcext:value-type="float">
            <text:p>1749683474.3604</text:p>
          </table:table-cell>
          <table:table-cell table:style-name="ce9" office:value-type="float" office:value="175764.311886068" calcext:value-type="float">
            <text:p>1.76E+05</text:p>
          </table:table-cell>
          <table:table-cell office:value-type="float" office:value="35973.3312358134" calcext:value-type="float">
            <text:p>3.60E+04</text:p>
          </table:table-cell>
          <table:table-cell office:value-type="float" office:value="1749683474.3604" calcext:value-type="float">
            <text:p>1749683474.3604</text:p>
          </table:table-cell>
          <table:table-cell table:style-name="ce2" office:value-type="float" office:value="284.93502665226" calcext:value-type="float">
            <text:p>284.9350266523</text:p>
          </table:table-cell>
          <table:table-cell office:value-type="float" office:value="35973.3312358134" calcext:value-type="float">
            <text:p>3.60E+04</text:p>
          </table:table-cell>
          <table:table-cell office:value-type="float" office:value="1749683474.3604" calcext:value-type="float">
            <text:p>1749683474.36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543818754875" calcext:value-type="float">
            <text:p>1.7543818755</text:p>
          </table:table-cell>
          <table:table-cell table:style-name="ce5" office:value-type="float" office:value="9414.2407726043" calcext:value-type="float">
            <text:p>9414.2407726043</text:p>
          </table:table-cell>
          <table:table-cell office:value-type="float" office:value="53.982804039803" calcext:value-type="float">
            <text:p>53.9828040398</text:p>
          </table:table-cell>
          <table:table-cell table:style-name="ce7" office:value-type="float" office:value="818785.826623904" calcext:value-type="float">
            <text:p>8.19E+05</text:p>
          </table:table-cell>
          <table:table-cell office:value-type="float" office:value="1.865981637038" calcext:value-type="float">
            <text:p>1.865981637</text:p>
          </table:table-cell>
          <table:table-cell table:number-columns-repeated="2"/>
          <table:table-cell office:value-type="float" office:value="1.865981637038" calcext:value-type="float">
            <text:p>1.865981637</text:p>
          </table:table-cell>
          <table:table-cell table:style-name="ce2" office:value-type="float" office:value="9414.2407726043" calcext:value-type="float">
            <text:p>9414.2407726043</text:p>
          </table:table-cell>
          <table:table-cell table:formula="of:=[.E271]*1000000000" office:value-type="float" office:value="1754381875.4875" calcext:value-type="float">
            <text:p>1754381875.4875</text:p>
          </table:table-cell>
          <table:table-cell table:style-name="ce9" office:value-type="float" office:value="818785.826623904" calcext:value-type="float">
            <text:p>8.19E+05</text:p>
          </table:table-cell>
          <table:table-cell table:style-name="ce2" office:value-type="float" office:value="9414.2407726043" calcext:value-type="float">
            <text:p>9414.2407726043</text:p>
          </table:table-cell>
          <table:table-cell office:value-type="float" office:value="1754381875.4875" calcext:value-type="float">
            <text:p>1754381875.4875</text:p>
          </table:table-cell>
          <table:table-cell table:style-name="ce2" office:value-type="float" office:value="53.982804039803" calcext:value-type="float">
            <text:p>53.9828040398</text:p>
          </table:table-cell>
          <table:table-cell table:style-name="ce2" office:value-type="float" office:value="9414.2407726043" calcext:value-type="float">
            <text:p>9414.2407726043</text:p>
          </table:table-cell>
          <table:table-cell office:value-type="float" office:value="1754381875.4875" calcext:value-type="float">
            <text:p>1754381875.48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7892597552587" calcext:value-type="float">
            <text:p>1.7892597553</text:p>
          </table:table-cell>
          <table:table-cell office:value-type="float" office:value="23347.1247860379" calcext:value-type="float">
            <text:p>2.33E+04</text:p>
          </table:table-cell>
          <table:table-cell table:style-name="ce7" office:value-type="float" office:value="295936.242037672" calcext:value-type="float">
            <text:p>2.96E+05</text:p>
          </table:table-cell>
          <table:table-cell office:value-type="float" office:value="1928.9831805206" calcext:value-type="float">
            <text:p>1928.9831805206</text:p>
          </table:table-cell>
          <table:table-cell table:style-name="ce7" office:value-type="float" office:value="92608.9968937476" calcext:value-type="float">
            <text:p>9.26E+04</text:p>
          </table:table-cell>
          <table:table-cell table:number-columns-repeated="2"/>
          <table:table-cell table:style-name="ce9" office:value-type="float" office:value="92608.9968937476" calcext:value-type="float">
            <text:p>9.26E+04</text:p>
          </table:table-cell>
          <table:table-cell office:value-type="float" office:value="23347.1247860379" calcext:value-type="float">
            <text:p>2.33E+04</text:p>
          </table:table-cell>
          <table:table-cell table:formula="of:=[.E272]*1000000000" office:value-type="float" office:value="1789259755.2587" calcext:value-type="float">
            <text:p>1789259755.2587</text:p>
          </table:table-cell>
          <table:table-cell office:value-type="float" office:value="1928.9831805206" calcext:value-type="float">
            <text:p>1928.9831805206</text:p>
          </table:table-cell>
          <table:table-cell office:value-type="float" office:value="23347.1247860379" calcext:value-type="float">
            <text:p>2.33E+04</text:p>
          </table:table-cell>
          <table:table-cell office:value-type="float" office:value="1789259755.2587" calcext:value-type="float">
            <text:p>1789259755.2587</text:p>
          </table:table-cell>
          <table:table-cell office:value-type="float" office:value="295936.242037672" calcext:value-type="float">
            <text:p>2.96E+05</text:p>
          </table:table-cell>
          <table:table-cell office:value-type="float" office:value="23347.1247860379" calcext:value-type="float">
            <text:p>2.33E+04</text:p>
          </table:table-cell>
          <table:table-cell office:value-type="float" office:value="1789259755.2587" calcext:value-type="float">
            <text:p>1789259755.25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324417819743" calcext:value-type="float">
            <text:p>1.832441782</text:p>
          </table:table-cell>
          <table:table-cell office:value-type="float" office:value="103148.302977438" calcext:value-type="float">
            <text:p>1.03E+05</text:p>
          </table:table-cell>
          <table:table-cell table:style-name="ce7" office:value-type="float" office:value="65526.1187429004" calcext:value-type="float">
            <text:p>6.55E+04</text:p>
          </table:table-cell>
          <table:table-cell office:value-type="float" office:value="1187.7806453469" calcext:value-type="float">
            <text:p>1187.7806453469</text:p>
          </table:table-cell>
          <table:table-cell office:value-type="float" office:value="207.15747535295" calcext:value-type="float">
            <text:p>207.157475353</text:p>
          </table:table-cell>
          <table:table-cell table:number-columns-repeated="2"/>
          <table:table-cell office:value-type="float" office:value="207.15747535295" calcext:value-type="float">
            <text:p>207.157475353</text:p>
          </table:table-cell>
          <table:table-cell office:value-type="float" office:value="103148.302977438" calcext:value-type="float">
            <text:p>1.03E+05</text:p>
          </table:table-cell>
          <table:table-cell table:formula="of:=[.E273]*1000000000" office:value-type="float" office:value="1832441781.9743" calcext:value-type="float">
            <text:p>1832441781.9743</text:p>
          </table:table-cell>
          <table:table-cell office:value-type="float" office:value="1187.7806453469" calcext:value-type="float">
            <text:p>1187.7806453469</text:p>
          </table:table-cell>
          <table:table-cell office:value-type="float" office:value="103148.302977438" calcext:value-type="float">
            <text:p>1.03E+05</text:p>
          </table:table-cell>
          <table:table-cell office:value-type="float" office:value="1832441781.9743" calcext:value-type="float">
            <text:p>1832441781.9743</text:p>
          </table:table-cell>
          <table:table-cell office:value-type="float" office:value="65526.1187429004" calcext:value-type="float">
            <text:p>6.55E+04</text:p>
          </table:table-cell>
          <table:table-cell office:value-type="float" office:value="103148.302977438" calcext:value-type="float">
            <text:p>1.03E+05</text:p>
          </table:table-cell>
          <table:table-cell office:value-type="float" office:value="1832441781.9743" calcext:value-type="float">
            <text:p>1832441781.9743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8409335327315" calcext:value-type="float">
            <text:p>1.84E+00</text:p>
          </table:table-cell>
          <table:table-cell office:value-type="float" office:value="14645.1812799017" calcext:value-type="float">
            <text:p>1.46E+04</text:p>
          </table:table-cell>
          <table:table-cell table:style-name="ce7" office:value-type="float" office:value="993443.174419314" calcext:value-type="float">
            <text:p>9.93E+05</text:p>
          </table:table-cell>
          <table:table-cell office:value-type="float" office:value="732.77901392201" calcext:value-type="float">
            <text:p>732.779013922</text:p>
          </table:table-cell>
          <table:table-cell office:value-type="float" office:value="1156.7002376826" calcext:value-type="float">
            <text:p>1156.7002376826</text:p>
          </table:table-cell>
          <table:table-cell table:number-columns-repeated="2"/>
          <table:table-cell office:value-type="float" office:value="1156.7002376826" calcext:value-type="float">
            <text:p>1156.7002376826</text:p>
          </table:table-cell>
          <table:table-cell office:value-type="float" office:value="14645.1812799017" calcext:value-type="float">
            <text:p>1.46E+04</text:p>
          </table:table-cell>
          <table:table-cell table:formula="of:=[.E274]*1000000000" office:value-type="float" office:value="1840933532.7315" calcext:value-type="float">
            <text:p>1840933532.7315</text:p>
          </table:table-cell>
          <table:table-cell office:value-type="float" office:value="732.77901392201" calcext:value-type="float">
            <text:p>732.779013922</text:p>
          </table:table-cell>
          <table:table-cell office:value-type="float" office:value="14645.1812799017" calcext:value-type="float">
            <text:p>1.46E+04</text:p>
          </table:table-cell>
          <table:table-cell office:value-type="float" office:value="1840933532.7315" calcext:value-type="float">
            <text:p>1840933532.7315</text:p>
          </table:table-cell>
          <table:table-cell office:value-type="float" office:value="993443.174419314" calcext:value-type="float">
            <text:p>9.93E+05</text:p>
          </table:table-cell>
          <table:table-cell office:value-type="float" office:value="14645.1812799017" calcext:value-type="float">
            <text:p>1.46E+04</text:p>
          </table:table-cell>
          <table:table-cell office:value-type="float" office:value="1840933532.7315" calcext:value-type="float">
            <text:p>1840933532.73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561872051148" calcext:value-type="float">
            <text:p>1.8561872051</text:p>
          </table:table-cell>
          <table:table-cell office:value-type="float" office:value="16635.728614207" calcext:value-type="float">
            <text:p>1.66E+04</text:p>
          </table:table-cell>
          <table:table-cell office:value-type="float" office:value="203.42489424002" calcext:value-type="float">
            <text:p>203.42489424</text:p>
          </table:table-cell>
          <table:table-cell table:style-name="ce7" office:value-type="float" office:value="535790.918792959" calcext:value-type="float">
            <text:p>5.36E+05</text:p>
          </table:table-cell>
          <table:table-cell office:value-type="float" office:value="3.2669782963152" calcext:value-type="float">
            <text:p>3.2669782963</text:p>
          </table:table-cell>
          <table:table-cell table:number-columns-repeated="2"/>
          <table:table-cell office:value-type="float" office:value="3.2669782963152" calcext:value-type="float">
            <text:p>3.2669782963</text:p>
          </table:table-cell>
          <table:table-cell office:value-type="float" office:value="16635.728614207" calcext:value-type="float">
            <text:p>1.66E+04</text:p>
          </table:table-cell>
          <table:table-cell table:formula="of:=[.E275]*1000000000" office:value-type="float" office:value="1856187205.1148" calcext:value-type="float">
            <text:p>1856187205.1148</text:p>
          </table:table-cell>
          <table:table-cell table:style-name="ce9" office:value-type="float" office:value="535790.918792959" calcext:value-type="float">
            <text:p>5.36E+05</text:p>
          </table:table-cell>
          <table:table-cell office:value-type="float" office:value="16635.728614207" calcext:value-type="float">
            <text:p>1.66E+04</text:p>
          </table:table-cell>
          <table:table-cell office:value-type="float" office:value="1856187205.1148" calcext:value-type="float">
            <text:p>1856187205.1148</text:p>
          </table:table-cell>
          <table:table-cell table:style-name="ce2" office:value-type="float" office:value="203.42489424002" calcext:value-type="float">
            <text:p>203.42489424</text:p>
          </table:table-cell>
          <table:table-cell office:value-type="float" office:value="16635.728614207" calcext:value-type="float">
            <text:p>1.66E+04</text:p>
          </table:table-cell>
          <table:table-cell office:value-type="float" office:value="1856187205.1148" calcext:value-type="float">
            <text:p>1856187205.114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8567220314344" calcext:value-type="float">
            <text:p>1.86E+00</text:p>
          </table:table-cell>
          <table:table-cell office:value-type="float" office:value="121278.23723241" calcext:value-type="float">
            <text:p>1.21E+05</text:p>
          </table:table-cell>
          <table:table-cell table:style-name="ce7" office:value-type="float" office:value="4120687.82185556" calcext:value-type="float">
            <text:p>4.12E+06</text:p>
          </table:table-cell>
          <table:table-cell office:value-type="float" office:value="5272.347782459" calcext:value-type="float">
            <text:p>5272.347782459</text:p>
          </table:table-cell>
          <table:table-cell table:style-name="ce7" office:value-type="float" office:value="19741.7921988127" calcext:value-type="float">
            <text:p>1.97E+04</text:p>
          </table:table-cell>
          <table:table-cell table:number-columns-repeated="2"/>
          <table:table-cell table:style-name="ce9" office:value-type="float" office:value="19741.7921988127" calcext:value-type="float">
            <text:p>1.97E+04</text:p>
          </table:table-cell>
          <table:table-cell office:value-type="float" office:value="121278.23723241" calcext:value-type="float">
            <text:p>1.21E+05</text:p>
          </table:table-cell>
          <table:table-cell table:formula="of:=[.E276]*1000000000" office:value-type="float" office:value="1856722031.4344" calcext:value-type="float">
            <text:p>1856722031.4344</text:p>
          </table:table-cell>
          <table:table-cell office:value-type="float" office:value="5272.347782459" calcext:value-type="float">
            <text:p>5272.347782459</text:p>
          </table:table-cell>
          <table:table-cell office:value-type="float" office:value="121278.23723241" calcext:value-type="float">
            <text:p>1.21E+05</text:p>
          </table:table-cell>
          <table:table-cell office:value-type="float" office:value="1856722031.4344" calcext:value-type="float">
            <text:p>1856722031.4344</text:p>
          </table:table-cell>
          <table:table-cell office:value-type="float" office:value="4120687.82185556" calcext:value-type="float">
            <text:p>4.12E+06</text:p>
          </table:table-cell>
          <table:table-cell office:value-type="float" office:value="121278.23723241" calcext:value-type="float">
            <text:p>1.21E+05</text:p>
          </table:table-cell>
          <table:table-cell office:value-type="float" office:value="1856722031.4344" calcext:value-type="float">
            <text:p>1856722031.4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8950208894169" calcext:value-type="float">
            <text:p>1.8950208894</text:p>
          </table:table-cell>
          <table:table-cell table:style-name="ce5" office:value-type="float" office:value="7819.3880072026" calcext:value-type="float">
            <text:p>7819.3880072026</text:p>
          </table:table-cell>
          <table:table-cell table:style-name="ce7" office:value-type="float" office:value="51031.7515011588" calcext:value-type="float">
            <text:p>5.10E+04</text:p>
          </table:table-cell>
          <table:table-cell office:value-type="float" office:value="1790.0426614896" calcext:value-type="float">
            <text:p>1790.0426614896</text:p>
          </table:table-cell>
          <table:table-cell table:style-name="ce7" office:value-type="float" office:value="20973.5724866554" calcext:value-type="float">
            <text:p>2.10E+04</text:p>
          </table:table-cell>
          <table:table-cell table:number-columns-repeated="2"/>
          <table:table-cell table:style-name="ce9" office:value-type="float" office:value="20973.5724866554" calcext:value-type="float">
            <text:p>2.10E+04</text:p>
          </table:table-cell>
          <table:table-cell table:style-name="ce2" office:value-type="float" office:value="7819.3880072026" calcext:value-type="float">
            <text:p>7819.3880072026</text:p>
          </table:table-cell>
          <table:table-cell table:formula="of:=[.E277]*1000000000" office:value-type="float" office:value="1895020889.4169" calcext:value-type="float">
            <text:p>1895020889.4169</text:p>
          </table:table-cell>
          <table:table-cell office:value-type="float" office:value="1790.0426614896" calcext:value-type="float">
            <text:p>1790.0426614896</text:p>
          </table:table-cell>
          <table:table-cell table:style-name="ce2" office:value-type="float" office:value="7819.3880072026" calcext:value-type="float">
            <text:p>7819.3880072026</text:p>
          </table:table-cell>
          <table:table-cell office:value-type="float" office:value="1895020889.4169" calcext:value-type="float">
            <text:p>1895020889.4169</text:p>
          </table:table-cell>
          <table:table-cell office:value-type="float" office:value="51031.7515011588" calcext:value-type="float">
            <text:p>5.10E+04</text:p>
          </table:table-cell>
          <table:table-cell table:style-name="ce2" office:value-type="float" office:value="7819.3880072026" calcext:value-type="float">
            <text:p>7819.3880072026</text:p>
          </table:table-cell>
          <table:table-cell office:value-type="float" office:value="1895020889.4169" calcext:value-type="float">
            <text:p>1895020889.416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213951768786" calcext:value-type="float">
            <text:p>1.92E+00</text:p>
          </table:table-cell>
          <table:table-cell office:value-type="float" office:value="71458.0334571585" calcext:value-type="float">
            <text:p>7.15E+04</text:p>
          </table:table-cell>
          <table:table-cell office:value-type="float" office:value="75.086672053047" calcext:value-type="float">
            <text:p>75.086672053</text:p>
          </table:table-cell>
          <table:table-cell table:style-name="ce7" office:value-type="float" office:value="2650958.70753164" calcext:value-type="float">
            <text:p>2.65E+06</text:p>
          </table:table-cell>
          <table:table-cell office:value-type="float" office:value="0.14716711248741" calcext:value-type="float">
            <text:p>0.1471671125</text:p>
          </table:table-cell>
          <table:table-cell table:number-columns-repeated="2"/>
          <table:table-cell office:value-type="float" office:value="0.14716711248741" calcext:value-type="float">
            <text:p>0.1471671125</text:p>
          </table:table-cell>
          <table:table-cell office:value-type="float" office:value="71458.0334571585" calcext:value-type="float">
            <text:p>7.15E+04</text:p>
          </table:table-cell>
          <table:table-cell table:formula="of:=[.E278]*1000000000" office:value-type="float" office:value="1921395176.8786" calcext:value-type="float">
            <text:p>1921395176.8786</text:p>
          </table:table-cell>
          <table:table-cell table:style-name="ce9" office:value-type="float" office:value="2650958.70753164" calcext:value-type="float">
            <text:p>2.65E+06</text:p>
          </table:table-cell>
          <table:table-cell office:value-type="float" office:value="71458.0334571585" calcext:value-type="float">
            <text:p>7.15E+04</text:p>
          </table:table-cell>
          <table:table-cell office:value-type="float" office:value="1921395176.8786" calcext:value-type="float">
            <text:p>1921395176.8786</text:p>
          </table:table-cell>
          <table:table-cell table:style-name="ce2" office:value-type="float" office:value="75.086672053047" calcext:value-type="float">
            <text:p>75.086672053</text:p>
          </table:table-cell>
          <table:table-cell office:value-type="float" office:value="71458.0334571585" calcext:value-type="float">
            <text:p>7.15E+04</text:p>
          </table:table-cell>
          <table:table-cell office:value-type="float" office:value="1921395176.8786" calcext:value-type="float">
            <text:p>1921395176.878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475921588376" calcext:value-type="float">
            <text:p>1.95E+00</text:p>
          </table:table-cell>
          <table:table-cell table:style-name="ce5" office:value-type="float" office:value="5106.4128253104" calcext:value-type="float">
            <text:p>5106.4128253104</text:p>
          </table:table-cell>
          <table:table-cell office:value-type="float" office:value="24.969663527414" calcext:value-type="float">
            <text:p>24.9696635274</text:p>
          </table:table-cell>
          <table:table-cell table:style-name="ce7" office:value-type="float" office:value="187458.553569304" calcext:value-type="float">
            <text:p>1.87E+05</text:p>
          </table:table-cell>
          <table:table-cell office:value-type="float" office:value="0.048007970772182" calcext:value-type="float">
            <text:p>0.0480079708</text:p>
          </table:table-cell>
          <table:table-cell table:number-columns-repeated="2"/>
          <table:table-cell office:value-type="float" office:value="0.048007970772182" calcext:value-type="float">
            <text:p>0.0480079708</text:p>
          </table:table-cell>
          <table:table-cell table:style-name="ce2" office:value-type="float" office:value="5106.4128253104" calcext:value-type="float">
            <text:p>5106.4128253104</text:p>
          </table:table-cell>
          <table:table-cell table:formula="of:=[.E279]*1000000000" office:value-type="float" office:value="1947592158.8376" calcext:value-type="float">
            <text:p>1947592158.8376</text:p>
          </table:table-cell>
          <table:table-cell table:style-name="ce9" office:value-type="float" office:value="187458.553569304" calcext:value-type="float">
            <text:p>1.87E+05</text:p>
          </table:table-cell>
          <table:table-cell table:style-name="ce2" office:value-type="float" office:value="5106.4128253104" calcext:value-type="float">
            <text:p>5106.4128253104</text:p>
          </table:table-cell>
          <table:table-cell office:value-type="float" office:value="1947592158.8376" calcext:value-type="float">
            <text:p>1947592158.8376</text:p>
          </table:table-cell>
          <table:table-cell table:style-name="ce2" office:value-type="float" office:value="24.969663527414" calcext:value-type="float">
            <text:p>24.9696635274</text:p>
          </table:table-cell>
          <table:table-cell table:style-name="ce2" office:value-type="float" office:value="5106.4128253104" calcext:value-type="float">
            <text:p>5106.4128253104</text:p>
          </table:table-cell>
          <table:table-cell office:value-type="float" office:value="1947592158.8376" calcext:value-type="float">
            <text:p>1947592158.83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534840945165" calcext:value-type="float">
            <text:p>1.9534840945</text:p>
          </table:table-cell>
          <table:table-cell table:style-name="ce5" office:value-type="float" office:value="8358.327421942" calcext:value-type="float">
            <text:p>8358.327421942</text:p>
          </table:table-cell>
          <table:table-cell table:style-name="ce7" office:value-type="float" office:value="78489.5342942883" calcext:value-type="float">
            <text:p>7.85E+04</text:p>
          </table:table-cell>
          <table:table-cell office:value-type="float" office:value="819.80102171983" calcext:value-type="float">
            <text:p>819.8010217198</text:p>
          </table:table-cell>
          <table:table-cell table:style-name="ce7" office:value-type="float" office:value="32599.0085783203" calcext:value-type="float">
            <text:p>3.26E+04</text:p>
          </table:table-cell>
          <table:table-cell table:number-columns-repeated="2"/>
          <table:table-cell table:style-name="ce9" office:value-type="float" office:value="32599.0085783203" calcext:value-type="float">
            <text:p>3.26E+04</text:p>
          </table:table-cell>
          <table:table-cell table:style-name="ce2" office:value-type="float" office:value="8358.327421942" calcext:value-type="float">
            <text:p>8358.327421942</text:p>
          </table:table-cell>
          <table:table-cell table:formula="of:=[.E280]*1000000000" office:value-type="float" office:value="1953484094.5165" calcext:value-type="float">
            <text:p>1953484094.5165</text:p>
          </table:table-cell>
          <table:table-cell office:value-type="float" office:value="819.80102171983" calcext:value-type="float">
            <text:p>819.8010217198</text:p>
          </table:table-cell>
          <table:table-cell table:style-name="ce2" office:value-type="float" office:value="8358.327421942" calcext:value-type="float">
            <text:p>8358.327421942</text:p>
          </table:table-cell>
          <table:table-cell office:value-type="float" office:value="1953484094.5165" calcext:value-type="float">
            <text:p>1953484094.5165</text:p>
          </table:table-cell>
          <table:table-cell office:value-type="float" office:value="78489.5342942883" calcext:value-type="float">
            <text:p>7.85E+04</text:p>
          </table:table-cell>
          <table:table-cell table:style-name="ce2" office:value-type="float" office:value="8358.327421942" calcext:value-type="float">
            <text:p>8358.327421942</text:p>
          </table:table-cell>
          <table:table-cell office:value-type="float" office:value="1953484094.5165" calcext:value-type="float">
            <text:p>1953484094.51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619186727712" calcext:value-type="float">
            <text:p>1.9619186728</text:p>
          </table:table-cell>
          <table:table-cell office:value-type="float" office:value="57917.4870917511" calcext:value-type="float">
            <text:p>5.79E+04</text:p>
          </table:table-cell>
          <table:table-cell office:value-type="float" office:value="454.71511252169" calcext:value-type="float">
            <text:p>454.7151125217</text:p>
          </table:table-cell>
          <table:table-cell table:style-name="ce7" office:value-type="float" office:value="269328.089954229" calcext:value-type="float">
            <text:p>2.69E+05</text:p>
          </table:table-cell>
          <table:table-cell office:value-type="float" office:value="1.6436971405339" calcext:value-type="float">
            <text:p>1.6436971405</text:p>
          </table:table-cell>
          <table:table-cell table:number-columns-repeated="2"/>
          <table:table-cell office:value-type="float" office:value="1.6436971405339" calcext:value-type="float">
            <text:p>1.6436971405</text:p>
          </table:table-cell>
          <table:table-cell office:value-type="float" office:value="57917.4870917511" calcext:value-type="float">
            <text:p>5.79E+04</text:p>
          </table:table-cell>
          <table:table-cell table:formula="of:=[.E281]*1000000000" office:value-type="float" office:value="1961918672.7712" calcext:value-type="float">
            <text:p>1961918672.7712</text:p>
          </table:table-cell>
          <table:table-cell table:style-name="ce9" office:value-type="float" office:value="269328.089954229" calcext:value-type="float">
            <text:p>2.69E+05</text:p>
          </table:table-cell>
          <table:table-cell office:value-type="float" office:value="57917.4870917511" calcext:value-type="float">
            <text:p>5.79E+04</text:p>
          </table:table-cell>
          <table:table-cell office:value-type="float" office:value="1961918672.7712" calcext:value-type="float">
            <text:p>1961918672.7712</text:p>
          </table:table-cell>
          <table:table-cell table:style-name="ce2" office:value-type="float" office:value="454.71511252169" calcext:value-type="float">
            <text:p>454.7151125217</text:p>
          </table:table-cell>
          <table:table-cell office:value-type="float" office:value="57917.4870917511" calcext:value-type="float">
            <text:p>5.79E+04</text:p>
          </table:table-cell>
          <table:table-cell office:value-type="float" office:value="1961918672.7712" calcext:value-type="float">
            <text:p>1961918672.77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753057976864" calcext:value-type="float">
            <text:p>1.9753057977</text:p>
          </table:table-cell>
          <table:table-cell table:style-name="ce5" office:value-type="float" office:value="3216.6004315014" calcext:value-type="float">
            <text:p>3216.6004315014</text:p>
          </table:table-cell>
          <table:table-cell office:value-type="float" office:value="470.03718509884" calcext:value-type="float">
            <text:p>470.0371850988</text:p>
          </table:table-cell>
          <table:table-cell office:value-type="float" office:value="28.792762851449" calcext:value-type="float">
            <text:p>28.7927628514</text:p>
          </table:table-cell>
          <table:table-cell office:value-type="float" office:value="23.215874056729" calcext:value-type="float">
            <text:p>23.2158740567</text:p>
          </table:table-cell>
          <table:table-cell table:number-columns-repeated="2"/>
          <table:table-cell office:value-type="float" office:value="23.215874056729" calcext:value-type="float">
            <text:p>23.2158740567</text:p>
          </table:table-cell>
          <table:table-cell table:style-name="ce2" office:value-type="float" office:value="3216.6004315014" calcext:value-type="float">
            <text:p>3216.6004315014</text:p>
          </table:table-cell>
          <table:table-cell table:formula="of:=[.E282]*1000000000" office:value-type="float" office:value="1975305797.6864" calcext:value-type="float">
            <text:p>1975305797.6864</text:p>
          </table:table-cell>
          <table:table-cell office:value-type="float" office:value="28.792762851449" calcext:value-type="float">
            <text:p>28.7927628514</text:p>
          </table:table-cell>
          <table:table-cell table:style-name="ce2" office:value-type="float" office:value="3216.6004315014" calcext:value-type="float">
            <text:p>3216.6004315014</text:p>
          </table:table-cell>
          <table:table-cell office:value-type="float" office:value="1975305797.6864" calcext:value-type="float">
            <text:p>1975305797.6864</text:p>
          </table:table-cell>
          <table:table-cell table:style-name="ce2" office:value-type="float" office:value="470.03718509884" calcext:value-type="float">
            <text:p>470.0371850988</text:p>
          </table:table-cell>
          <table:table-cell table:style-name="ce2" office:value-type="float" office:value="3216.6004315014" calcext:value-type="float">
            <text:p>3216.6004315014</text:p>
          </table:table-cell>
          <table:table-cell office:value-type="float" office:value="1975305797.6864" calcext:value-type="float">
            <text:p>1975305797.686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759228483341" calcext:value-type="float">
            <text:p>1.98E+00</text:p>
          </table:table-cell>
          <table:table-cell table:style-name="ce5" office:value-type="float" office:value="4.457136246422" calcext:value-type="float">
            <text:p>4.4571362464</text:p>
          </table:table-cell>
          <table:table-cell office:value-type="float" office:value="0.021319852608083" calcext:value-type="float">
            <text:p>0.0213198526</text:p>
          </table:table-cell>
          <table:table-cell office:value-type="float" office:value="304.59593307816" calcext:value-type="float">
            <text:p>304.5959330782</text:p>
          </table:table-cell>
          <table:table-cell table:style-name="ce7" office:value-type="float" office:value="0.000066016152976496" calcext:value-type="float">
            <text:p>6.60E-05</text:p>
          </table:table-cell>
          <table:table-cell table:number-columns-repeated="2"/>
          <table:table-cell table:style-name="ce9" office:value-type="float" office:value="0.000066016152976496" calcext:value-type="float">
            <text:p>6.60E-05</text:p>
          </table:table-cell>
          <table:table-cell table:style-name="ce2" office:value-type="float" office:value="4.457136246422" calcext:value-type="float">
            <text:p>4.4571362464</text:p>
          </table:table-cell>
          <table:table-cell table:formula="of:=[.E283]*1000000000" office:value-type="float" office:value="1975922848.3341" calcext:value-type="float">
            <text:p>1975922848.3341</text:p>
          </table:table-cell>
          <table:table-cell office:value-type="float" office:value="304.59593307816" calcext:value-type="float">
            <text:p>304.5959330782</text:p>
          </table:table-cell>
          <table:table-cell table:style-name="ce2" office:value-type="float" office:value="4.457136246422" calcext:value-type="float">
            <text:p>4.4571362464</text:p>
          </table:table-cell>
          <table:table-cell office:value-type="float" office:value="1975922848.3341" calcext:value-type="float">
            <text:p>1975922848.3341</text:p>
          </table:table-cell>
          <table:table-cell table:style-name="ce2" office:value-type="float" office:value="0.021319852608083" calcext:value-type="float">
            <text:p>0.0213198526</text:p>
          </table:table-cell>
          <table:table-cell table:style-name="ce2" office:value-type="float" office:value="4.457136246422" calcext:value-type="float">
            <text:p>4.4571362464</text:p>
          </table:table-cell>
          <table:table-cell office:value-type="float" office:value="1975922848.3341" calcext:value-type="float">
            <text:p>1975922848.33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9771867795515" calcext:value-type="float">
            <text:p>1.9771867796</text:p>
          </table:table-cell>
          <table:table-cell table:style-name="ce5" office:value-type="float" office:value="1559.4755482975" calcext:value-type="float">
            <text:p>1559.4755482975</text:p>
          </table:table-cell>
          <table:table-cell office:value-type="float" office:value="341.4301799591" calcext:value-type="float">
            <text:p>341.4301799591</text:p>
          </table:table-cell>
          <table:table-cell office:value-type="float" office:value="9.9308990755206" calcext:value-type="float">
            <text:p>9.9308990755</text:p>
          </table:table-cell>
          <table:table-cell office:value-type="float" office:value="228.55427270859" calcext:value-type="float">
            <text:p>228.5542727086</text:p>
          </table:table-cell>
          <table:table-cell table:number-columns-repeated="2"/>
          <table:table-cell office:value-type="float" office:value="228.55427270859" calcext:value-type="float">
            <text:p>228.5542727086</text:p>
          </table:table-cell>
          <table:table-cell table:style-name="ce2" office:value-type="float" office:value="1559.4755482975" calcext:value-type="float">
            <text:p>1559.4755482975</text:p>
          </table:table-cell>
          <table:table-cell table:formula="of:=[.E284]*1000000000" office:value-type="float" office:value="1977186779.5515" calcext:value-type="float">
            <text:p>1977186779.5515</text:p>
          </table:table-cell>
          <table:table-cell office:value-type="float" office:value="9.9308990755206" calcext:value-type="float">
            <text:p>9.9308990755</text:p>
          </table:table-cell>
          <table:table-cell table:style-name="ce2" office:value-type="float" office:value="1559.4755482975" calcext:value-type="float">
            <text:p>1559.4755482975</text:p>
          </table:table-cell>
          <table:table-cell office:value-type="float" office:value="1977186779.5515" calcext:value-type="float">
            <text:p>1977186779.5515</text:p>
          </table:table-cell>
          <table:table-cell table:style-name="ce2" office:value-type="float" office:value="341.4301799591" calcext:value-type="float">
            <text:p>341.4301799591</text:p>
          </table:table-cell>
          <table:table-cell table:style-name="ce2" office:value-type="float" office:value="1559.4755482975" calcext:value-type="float">
            <text:p>1559.4755482975</text:p>
          </table:table-cell>
          <table:table-cell office:value-type="float" office:value="1977186779.5515" calcext:value-type="float">
            <text:p>1977186779.551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float" office:value="1.9793829924556" calcext:value-type="float">
            <text:p>1.98E+00</text:p>
          </table:table-cell>
          <table:table-cell table:style-name="ce5" office:value-type="float" office:value="5253.197803952" calcext:value-type="float">
            <text:p>5253.197803952</text:p>
          </table:table-cell>
          <table:table-cell office:value-type="float" office:value="11.536554960407" calcext:value-type="float">
            <text:p>11.5365549604</text:p>
          </table:table-cell>
          <table:table-cell table:style-name="ce7" office:value-type="float" office:value="110169.766661618" calcext:value-type="float">
            <text:p>1.10E+05</text:p>
          </table:table-cell>
          <table:table-cell office:value-type="float" office:value="0.14884056853963" calcext:value-type="float">
            <text:p>0.1488405685</text:p>
          </table:table-cell>
          <table:table-cell table:number-columns-repeated="2"/>
          <table:table-cell office:value-type="float" office:value="0.14884056853963" calcext:value-type="float">
            <text:p>0.1488405685</text:p>
          </table:table-cell>
          <table:table-cell table:style-name="ce2" office:value-type="float" office:value="5253.197803952" calcext:value-type="float">
            <text:p>5253.197803952</text:p>
          </table:table-cell>
          <table:table-cell table:formula="of:=[.E285]*1000000000" office:value-type="float" office:value="1979382992.4556" calcext:value-type="float">
            <text:p>1979382992.4556</text:p>
          </table:table-cell>
          <table:table-cell table:style-name="ce9" office:value-type="float" office:value="110169.766661618" calcext:value-type="float">
            <text:p>1.10E+05</text:p>
          </table:table-cell>
          <table:table-cell table:style-name="ce2" office:value-type="float" office:value="5253.197803952" calcext:value-type="float">
            <text:p>5253.197803952</text:p>
          </table:table-cell>
          <table:table-cell office:value-type="float" office:value="1979382992.4556" calcext:value-type="float">
            <text:p>1979382992.4556</text:p>
          </table:table-cell>
          <table:table-cell table:style-name="ce2" office:value-type="float" office:value="11.536554960407" calcext:value-type="float">
            <text:p>11.5365549604</text:p>
          </table:table-cell>
          <table:table-cell table:style-name="ce2" office:value-type="float" office:value="5253.197803952" calcext:value-type="float">
            <text:p>5253.197803952</text:p>
          </table:table-cell>
          <table:table-cell office:value-type="float" office:value="1979382992.4556" calcext:value-type="float">
            <text:p>1979382992.455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0" number:min-integer-digits="1" number:min-exponent-digits="2"/>
    </number:number-style>
    <number:number-style style:name="N127">
      <number:scientific-number number:decimal-places="6" number:min-integer-digits="1" number:min-exponent-digits="2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21:01:35.470745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o Biancacci</meta:initial-creator>
    <meta:creation-date>2015-07-13T14:14:41.871362501</meta:creation-date>
    <dc:date>2015-10-07T21:16:11.369354946</dc:date>
    <meta:editing-duration>P2DT47M38S</meta:editing-duration>
    <meta:editing-cycles>7</meta:editing-cycles>
    <meta:generator>LibreOffice/4.3.7.2$Linux_X86_64 LibreOffice_project/430m0$Build-2</meta:generator>
    <dc:creator>Nicolo Biancacci</dc:creator>
    <meta:document-statistic meta:table-count="1" meta:cell-count="4142" meta:object-count="0"/>
  </office:meta>
</office:document-meta>
</file>